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4311in"/>
    </style:style>
    <style:style style:name="co4" style:family="table-column">
      <style:table-column-properties fo:break-before="auto" style:column-width="0.6173in"/>
    </style:style>
    <style:style style:name="co5" style:family="table-column">
      <style:table-column-properties fo:break-before="auto" style:column-width="4.3484in"/>
    </style:style>
    <style:style style:name="co6" style:family="table-column">
      <style:table-column-properties fo:break-before="auto" style:column-width="4.3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=1" style:apply-style-name="Good" style:base-cell-address="Sheet1.D3"/>
      <style:map style:condition="cell-content()&gt;1" style:apply-style-name="Bad" style:base-cell-address="Sheet1.D3"/>
    </style:style>
    <style:style style:name="ce2" style:family="table-cell" style:parent-style-name="Default">
      <style:map style:condition="cell-content()&lt;=1" style:apply-style-name="Good" style:base-cell-address="Sheet1.F3"/>
      <style:map style:condition="cell-content()&gt;1" style:apply-style-name="Bad" style:base-cell-address="Sheet1.F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2"/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Master 6.23.0</text:p>
          </table:table-cell>
          <table:table-cell table:style-name="Default"/>
          <table:table-cell office:value-type="string" calcext:value-type="string">
            <text:p>pr2377</text:p>
          </table:table-cell>
          <table:table-cell table:style-name="Default"/>
        </table:table-row>
        <table:table-row table:style-name="ro1">
          <table:table-cell table:formula="of:=[$'01_baseline_6.22.0-data'.A3]" office:value-type="string" office:string-value="AbstractClassWithoutAbstractMethod" calcext:value-type="string">
            <text:p>AbstractClassWithoutAbstractMethod</text:p>
          </table:table-cell>
          <table:table-cell table:formula="of:=[$'01_baseline_6.22.0-data'.B3]" office:value-type="float" office:value="0.5541" calcext:value-type="float">
            <text:p>0.5541</text:p>
          </table:table-cell>
          <table:table-cell table:formula="of:=[$'02_master_6.23.0-data'.B3]" office:value-type="float" office:value="0.5446" calcext:value-type="float">
            <text:p>0.5446</text:p>
          </table:table-cell>
          <table:table-cell table:formula="of:=[.C3]/[.B3]" office:value-type="float" office:value="0.982855080310413" calcext:value-type="float">
            <text:p>0.982855080310413</text:p>
          </table:table-cell>
          <table:table-cell table:formula="of:=[$'03_pr2377_6.23.0-data'.B3]" office:value-type="float" office:value="0.021" calcext:value-type="float">
            <text:p>0.021</text:p>
          </table:table-cell>
          <table:table-cell table:formula="of:=[.E3]/[.B3]" office:value-type="float" office:value="0.0378992961559285" calcext:value-type="float">
            <text:p>0.037899296155929</text:p>
          </table:table-cell>
        </table:table-row>
        <table:table-row table:style-name="ro1">
          <table:table-cell table:formula="of:=[$'01_baseline_6.22.0-data'.A4]" office:value-type="string" office:string-value="AbstractClassWithoutAnyMethod" calcext:value-type="string">
            <text:p>AbstractClassWithoutAnyMethod</text:p>
          </table:table-cell>
          <table:table-cell table:formula="of:=[$'01_baseline_6.22.0-data'.B4]" office:value-type="float" office:value="0.8997" calcext:value-type="float">
            <text:p>0.8997</text:p>
          </table:table-cell>
          <table:table-cell table:formula="of:=[$'02_master_6.23.0-data'.B4]" office:value-type="float" office:value="0.0632" calcext:value-type="float">
            <text:p>0.0632</text:p>
          </table:table-cell>
          <table:table-cell table:formula="of:=[.C4]/[.B4]" office:value-type="float" office:value="0.0702456374347005" calcext:value-type="float">
            <text:p>0.070245637434701</text:p>
          </table:table-cell>
          <table:table-cell table:formula="of:=[$'03_pr2377_6.23.0-data'.B4]" office:value-type="float" office:value="0.0449" calcext:value-type="float">
            <text:p>0.0449</text:p>
          </table:table-cell>
          <table:table-cell table:formula="of:=[.E4]/[.B4]" office:value-type="float" office:value="0.0499055240635768" calcext:value-type="float">
            <text:p>0.049905524063577</text:p>
          </table:table-cell>
        </table:table-row>
        <table:table-row table:style-name="ro1">
          <table:table-cell table:formula="of:=[$'01_baseline_6.22.0-data'.A5]" office:value-type="string" office:string-value="AddEmptyString" calcext:value-type="string">
            <text:p>AddEmptyString</text:p>
          </table:table-cell>
          <table:table-cell table:formula="of:=[$'01_baseline_6.22.0-data'.B5]" office:value-type="float" office:value="0.0482" calcext:value-type="float">
            <text:p>0.0482</text:p>
          </table:table-cell>
          <table:table-cell table:formula="of:=[$'02_master_6.23.0-data'.B5]" office:value-type="float" office:value="0.0505" calcext:value-type="float">
            <text:p>0.0505</text:p>
          </table:table-cell>
          <table:table-cell table:formula="of:=[.C5]/[.B5]" office:value-type="float" office:value="1.04771784232365" calcext:value-type="float">
            <text:p>1.04771784232365</text:p>
          </table:table-cell>
          <table:table-cell table:formula="of:=[$'03_pr2377_6.23.0-data'.B5]" office:value-type="float" office:value="0.0338" calcext:value-type="float">
            <text:p>0.0338</text:p>
          </table:table-cell>
          <table:table-cell table:formula="of:=[.E5]/[.B5]" office:value-type="float" office:value="0.701244813278008" calcext:value-type="float">
            <text:p>0.701244813278008</text:p>
          </table:table-cell>
        </table:table-row>
        <table:table-row table:style-name="ro1">
          <table:table-cell table:formula="of:=[$'01_baseline_6.22.0-data'.A6]" office:value-type="string" office:string-value="AppendCharacterWithChar" calcext:value-type="string">
            <text:p>AppendCharacterWithChar</text:p>
          </table:table-cell>
          <table:table-cell table:formula="of:=[$'01_baseline_6.22.0-data'.B6]" office:value-type="float" office:value="0.3621" calcext:value-type="float">
            <text:p>0.3621</text:p>
          </table:table-cell>
          <table:table-cell table:formula="of:=[$'02_master_6.23.0-data'.B6]" office:value-type="float" office:value="0.3739" calcext:value-type="float">
            <text:p>0.3739</text:p>
          </table:table-cell>
          <table:table-cell table:formula="of:=[.C6]/[.B6]" office:value-type="float" office:value="1.03258768296051" calcext:value-type="float">
            <text:p>1.03258768296051</text:p>
          </table:table-cell>
          <table:table-cell table:formula="of:=[$'03_pr2377_6.23.0-data'.B6]" office:value-type="float" office:value="0.3913" calcext:value-type="float">
            <text:p>0.3913</text:p>
          </table:table-cell>
          <table:table-cell table:formula="of:=[.E6]/[.B6]" office:value-type="float" office:value="1.08064070698702" calcext:value-type="float">
            <text:p>1.08064070698702</text:p>
          </table:table-cell>
        </table:table-row>
        <table:table-row table:style-name="ro1">
          <table:table-cell table:formula="of:=[$'01_baseline_6.22.0-data'.A7]" office:value-type="string" office:string-value="ArrayIsStoredDirectly" calcext:value-type="string">
            <text:p>ArrayIsStoredDirectly</text:p>
          </table:table-cell>
          <table:table-cell table:formula="of:=[$'01_baseline_6.22.0-data'.B7]" office:value-type="float" office:value="0.5188" calcext:value-type="float">
            <text:p>0.5188</text:p>
          </table:table-cell>
          <table:table-cell table:formula="of:=[$'02_master_6.23.0-data'.B7]" office:value-type="float" office:value="0.5236" calcext:value-type="float">
            <text:p>0.5236</text:p>
          </table:table-cell>
          <table:table-cell table:formula="of:=[.C7]/[.B7]" office:value-type="float" office:value="1.00925212027756" calcext:value-type="float">
            <text:p>1.00925212027756</text:p>
          </table:table-cell>
          <table:table-cell table:formula="of:=[$'03_pr2377_6.23.0-data'.B7]" office:value-type="float" office:value="0.5713" calcext:value-type="float">
            <text:p>0.5713</text:p>
          </table:table-cell>
          <table:table-cell table:formula="of:=[.E7]/[.B7]" office:value-type="float" office:value="1.10119506553585" calcext:value-type="float">
            <text:p>1.10119506553585</text:p>
          </table:table-cell>
        </table:table-row>
        <table:table-row table:style-name="ro1">
          <table:table-cell table:formula="of:=[$'01_baseline_6.22.0-data'.A8]" office:value-type="string" office:string-value="AssignmentInOperand" calcext:value-type="string">
            <text:p>AssignmentInOperand</text:p>
          </table:table-cell>
          <table:table-cell table:formula="of:=[$'01_baseline_6.22.0-data'.B8]" office:value-type="float" office:value="0.4401" calcext:value-type="float">
            <text:p>0.4401</text:p>
          </table:table-cell>
          <table:table-cell table:formula="of:=[$'02_master_6.23.0-data'.B8]" office:value-type="float" office:value="0.4608" calcext:value-type="float">
            <text:p>0.4608</text:p>
          </table:table-cell>
          <table:table-cell table:formula="of:=[.C8]/[.B8]" office:value-type="float" office:value="1.04703476482618" calcext:value-type="float">
            <text:p>1.04703476482618</text:p>
          </table:table-cell>
          <table:table-cell table:formula="of:=[$'03_pr2377_6.23.0-data'.B8]" office:value-type="float" office:value="0.422" calcext:value-type="float">
            <text:p>0.422</text:p>
          </table:table-cell>
          <table:table-cell table:formula="of:=[.E8]/[.B8]" office:value-type="float" office:value="0.958872983412861" calcext:value-type="float">
            <text:p>0.958872983412861</text:p>
          </table:table-cell>
        </table:table-row>
        <table:table-row table:style-name="ro1">
          <table:table-cell table:formula="of:=[$'01_baseline_6.22.0-data'.A9]" office:value-type="string" office:string-value="AssignmentToNonFinalStatic" calcext:value-type="string">
            <text:p>AssignmentToNonFinalStatic</text:p>
          </table:table-cell>
          <table:table-cell table:formula="of:=[$'01_baseline_6.22.0-data'.B9]" office:value-type="float" office:value="0.3644" calcext:value-type="float">
            <text:p>0.3644</text:p>
          </table:table-cell>
          <table:table-cell table:formula="of:=[$'02_master_6.23.0-data'.B9]" office:value-type="float" office:value="0.3769" calcext:value-type="float">
            <text:p>0.3769</text:p>
          </table:table-cell>
          <table:table-cell table:formula="of:=[.C9]/[.B9]" office:value-type="float" office:value="1.03430296377607" calcext:value-type="float">
            <text:p>1.03430296377607</text:p>
          </table:table-cell>
          <table:table-cell table:formula="of:=[$'03_pr2377_6.23.0-data'.B9]" office:value-type="float" office:value="0.3763" calcext:value-type="float">
            <text:p>0.3763</text:p>
          </table:table-cell>
          <table:table-cell table:formula="of:=[.E9]/[.B9]" office:value-type="float" office:value="1.03265642151482" calcext:value-type="float">
            <text:p>1.03265642151482</text:p>
          </table:table-cell>
        </table:table-row>
        <table:table-row table:style-name="ro1">
          <table:table-cell table:formula="of:=[$'01_baseline_6.22.0-data'.A10]" office:value-type="string" office:string-value="AtLeastOneConstructor" calcext:value-type="string">
            <text:p>AtLeastOneConstructor</text:p>
          </table:table-cell>
          <table:table-cell table:formula="of:=[$'01_baseline_6.22.0-data'.B10]" office:value-type="float" office:value="0.8765" calcext:value-type="float">
            <text:p>0.8765</text:p>
          </table:table-cell>
          <table:table-cell table:formula="of:=[$'02_master_6.23.0-data'.B10]" office:value-type="float" office:value="0.7772" calcext:value-type="float">
            <text:p>0.7772</text:p>
          </table:table-cell>
          <table:table-cell table:formula="of:=[.C10]/[.B10]" office:value-type="float" office:value="0.886708499714775" calcext:value-type="float">
            <text:p>0.886708499714775</text:p>
          </table:table-cell>
          <table:table-cell table:formula="of:=[$'03_pr2377_6.23.0-data'.B10]" office:value-type="float" office:value="0.7808" calcext:value-type="float">
            <text:p>0.7808</text:p>
          </table:table-cell>
          <table:table-cell table:formula="of:=[.E10]/[.B10]" office:value-type="float" office:value="0.890815744438106" calcext:value-type="float">
            <text:p>0.890815744438106</text:p>
          </table:table-cell>
        </table:table-row>
        <table:table-row table:style-name="ro1">
          <table:table-cell table:formula="of:=[$'01_baseline_6.22.0-data'.A11]" office:value-type="string" office:string-value="AvoidAccessibilityAlteration" calcext:value-type="string">
            <text:p>AvoidAccessibilityAlteration</text:p>
          </table:table-cell>
          <table:table-cell table:formula="of:=[$'01_baseline_6.22.0-data'.B11]" office:value-type="float" office:value="3.2007" calcext:value-type="float">
            <text:p>3.2007</text:p>
          </table:table-cell>
          <table:table-cell table:formula="of:=[$'02_master_6.23.0-data'.B11]" office:value-type="float" office:value="3.245" calcext:value-type="float">
            <text:p>3.245</text:p>
          </table:table-cell>
          <table:table-cell table:formula="of:=[.C11]/[.B11]" office:value-type="float" office:value="1.01384072234199" calcext:value-type="float">
            <text:p>1.01384072234199</text:p>
          </table:table-cell>
          <table:table-cell table:formula="of:=[$'03_pr2377_6.23.0-data'.B11]" office:value-type="float" office:value="1.8584" calcext:value-type="float">
            <text:p>1.8584</text:p>
          </table:table-cell>
          <table:table-cell table:formula="of:=[.E11]/[.B11]" office:value-type="float" office:value="0.580622988721217" calcext:value-type="float">
            <text:p>0.580622988721217</text:p>
          </table:table-cell>
        </table:table-row>
        <table:table-row table:style-name="ro1">
          <table:table-cell table:formula="of:=[$'01_baseline_6.22.0-data'.A12]" office:value-type="string" office:string-value="AvoidArrayLoops" calcext:value-type="string">
            <text:p>AvoidArrayLoops</text:p>
          </table:table-cell>
          <table:table-cell table:formula="of:=[$'01_baseline_6.22.0-data'.B12]" office:value-type="float" office:value="0.3419" calcext:value-type="float">
            <text:p>0.3419</text:p>
          </table:table-cell>
          <table:table-cell table:formula="of:=[$'02_master_6.23.0-data'.B12]" office:value-type="float" office:value="0.3775" calcext:value-type="float">
            <text:p>0.3775</text:p>
          </table:table-cell>
          <table:table-cell table:formula="of:=[.C12]/[.B12]" office:value-type="float" office:value="1.10412401286926" calcext:value-type="float">
            <text:p>1.10412401286926</text:p>
          </table:table-cell>
          <table:table-cell table:formula="of:=[$'03_pr2377_6.23.0-data'.B12]" office:value-type="float" office:value="0.3768" calcext:value-type="float">
            <text:p>0.3768</text:p>
          </table:table-cell>
          <table:table-cell table:formula="of:=[.E12]/[.B12]" office:value-type="float" office:value="1.10207663059374" calcext:value-type="float">
            <text:p>1.10207663059374</text:p>
          </table:table-cell>
        </table:table-row>
        <table:table-row table:style-name="ro1">
          <table:table-cell table:formula="of:=[$'01_baseline_6.22.0-data'.A13]" office:value-type="string" office:string-value="AvoidAssertAsIdentifier" calcext:value-type="string">
            <text:p>AvoidAssertAsIdentifier</text:p>
          </table:table-cell>
          <table:table-cell table:formula="of:=[$'01_baseline_6.22.0-data'.B13]" office:value-type="float" office:value="0.3306" calcext:value-type="float">
            <text:p>0.3306</text:p>
          </table:table-cell>
          <table:table-cell table:formula="of:=[$'02_master_6.23.0-data'.B13]" office:value-type="float" office:value="0.2992" calcext:value-type="float">
            <text:p>0.2992</text:p>
          </table:table-cell>
          <table:table-cell table:formula="of:=[.C13]/[.B13]" office:value-type="float" office:value="0.905021173623715" calcext:value-type="float">
            <text:p>0.905021173623715</text:p>
          </table:table-cell>
          <table:table-cell table:formula="of:=[$'03_pr2377_6.23.0-data'.B13]" office:value-type="float" office:value="0.2193" calcext:value-type="float">
            <text:p>0.2193</text:p>
          </table:table-cell>
          <table:table-cell table:formula="of:=[.E13]/[.B13]" office:value-type="float" office:value="0.663339382940109" calcext:value-type="float">
            <text:p>0.663339382940109</text:p>
          </table:table-cell>
        </table:table-row>
        <table:table-row table:style-name="ro1">
          <table:table-cell table:formula="of:=[$'01_baseline_6.22.0-data'.A14]" office:value-type="string" office:string-value="AvoidBranchingStatementAsLastInLoop" calcext:value-type="string">
            <text:p>AvoidBranchingStatementAsLastInLoop</text:p>
          </table:table-cell>
          <table:table-cell table:formula="of:=[$'01_baseline_6.22.0-data'.B14]" office:value-type="float" office:value="0.0181" calcext:value-type="float">
            <text:p>0.0181</text:p>
          </table:table-cell>
          <table:table-cell table:formula="of:=[$'02_master_6.23.0-data'.B14]" office:value-type="float" office:value="0.0193" calcext:value-type="float">
            <text:p>0.0193</text:p>
          </table:table-cell>
          <table:table-cell table:formula="of:=[.C14]/[.B14]" office:value-type="float" office:value="1.06629834254144" calcext:value-type="float">
            <text:p>1.06629834254144</text:p>
          </table:table-cell>
          <table:table-cell table:formula="of:=[$'03_pr2377_6.23.0-data'.B14]" office:value-type="float" office:value="0.0179" calcext:value-type="float">
            <text:p>0.0179</text:p>
          </table:table-cell>
          <table:table-cell table:formula="of:=[.E14]/[.B14]" office:value-type="float" office:value="0.988950276243094" calcext:value-type="float">
            <text:p>0.988950276243094</text:p>
          </table:table-cell>
        </table:table-row>
        <table:table-row table:style-name="ro1">
          <table:table-cell table:formula="of:=[$'01_baseline_6.22.0-data'.A15]" office:value-type="string" office:string-value="AvoidCallingFinalize" calcext:value-type="string">
            <text:p>AvoidCallingFinalize</text:p>
          </table:table-cell>
          <table:table-cell table:formula="of:=[$'01_baseline_6.22.0-data'.B15]" office:value-type="float" office:value="0.4673" calcext:value-type="float">
            <text:p>0.4673</text:p>
          </table:table-cell>
          <table:table-cell table:formula="of:=[$'02_master_6.23.0-data'.B15]" office:value-type="float" office:value="0.5047" calcext:value-type="float">
            <text:p>0.5047</text:p>
          </table:table-cell>
          <table:table-cell table:formula="of:=[.C15]/[.B15]" office:value-type="float" office:value="1.08003423924674" calcext:value-type="float">
            <text:p>1.08003423924674</text:p>
          </table:table-cell>
          <table:table-cell table:formula="of:=[$'03_pr2377_6.23.0-data'.B15]" office:value-type="float" office:value="0.5177" calcext:value-type="float">
            <text:p>0.5177</text:p>
          </table:table-cell>
          <table:table-cell table:formula="of:=[.E15]/[.B15]" office:value-type="float" office:value="1.1078536272202" calcext:value-type="float">
            <text:p>1.1078536272202</text:p>
          </table:table-cell>
        </table:table-row>
        <table:table-row table:style-name="ro1">
          <table:table-cell table:formula="of:=[$'01_baseline_6.22.0-data'.A16]" office:value-type="string" office:string-value="AvoidCatchingGenericException" calcext:value-type="string">
            <text:p>AvoidCatchingGenericException</text:p>
          </table:table-cell>
          <table:table-cell table:formula="of:=[$'01_baseline_6.22.0-data'.B16]" office:value-type="float" office:value="0.0283" calcext:value-type="float">
            <text:p>0.0283</text:p>
          </table:table-cell>
          <table:table-cell table:formula="of:=[$'02_master_6.23.0-data'.B16]" office:value-type="float" office:value="0.0291" calcext:value-type="float">
            <text:p>0.0291</text:p>
          </table:table-cell>
          <table:table-cell table:formula="of:=[.C16]/[.B16]" office:value-type="float" office:value="1.02826855123675" calcext:value-type="float">
            <text:p>1.02826855123675</text:p>
          </table:table-cell>
          <table:table-cell table:formula="of:=[$'03_pr2377_6.23.0-data'.B16]" office:value-type="float" office:value="0.0199" calcext:value-type="float">
            <text:p>0.0199</text:p>
          </table:table-cell>
          <table:table-cell table:formula="of:=[.E16]/[.B16]" office:value-type="float" office:value="0.703180212014134" calcext:value-type="float">
            <text:p>0.703180212014134</text:p>
          </table:table-cell>
        </table:table-row>
        <table:table-row table:style-name="ro1">
          <table:table-cell table:formula="of:=[$'01_baseline_6.22.0-data'.A17]" office:value-type="string" office:string-value="AvoidCatchingNPE" calcext:value-type="string">
            <text:p>AvoidCatchingNPE</text:p>
          </table:table-cell>
          <table:table-cell table:formula="of:=[$'01_baseline_6.22.0-data'.B17]" office:value-type="float" office:value="0.0145" calcext:value-type="float">
            <text:p>0.0145</text:p>
          </table:table-cell>
          <table:table-cell table:formula="of:=[$'02_master_6.23.0-data'.B17]" office:value-type="float" office:value="0.0149" calcext:value-type="float">
            <text:p>0.0149</text:p>
          </table:table-cell>
          <table:table-cell table:formula="of:=[.C17]/[.B17]" office:value-type="float" office:value="1.02758620689655" calcext:value-type="float">
            <text:p>1.02758620689655</text:p>
          </table:table-cell>
          <table:table-cell table:formula="of:=[$'03_pr2377_6.23.0-data'.B17]" office:value-type="float" office:value="0.0137" calcext:value-type="float">
            <text:p>0.0137</text:p>
          </table:table-cell>
          <table:table-cell table:formula="of:=[.E17]/[.B17]" office:value-type="float" office:value="0.944827586206896" calcext:value-type="float">
            <text:p>0.944827586206896</text:p>
          </table:table-cell>
        </table:table-row>
        <table:table-row table:style-name="ro1">
          <table:table-cell table:formula="of:=[$'01_baseline_6.22.0-data'.A18]" office:value-type="string" office:string-value="AvoidCatchingThrowable" calcext:value-type="string">
            <text:p>AvoidCatchingThrowable</text:p>
          </table:table-cell>
          <table:table-cell table:formula="of:=[$'01_baseline_6.22.0-data'.B18]" office:value-type="float" office:value="0.378" calcext:value-type="float">
            <text:p>0.378</text:p>
          </table:table-cell>
          <table:table-cell table:formula="of:=[$'02_master_6.23.0-data'.B18]" office:value-type="float" office:value="0.3605" calcext:value-type="float">
            <text:p>0.3605</text:p>
          </table:table-cell>
          <table:table-cell table:formula="of:=[.C18]/[.B18]" office:value-type="float" office:value="0.953703703703704" calcext:value-type="float">
            <text:p>0.953703703703704</text:p>
          </table:table-cell>
          <table:table-cell table:formula="of:=[$'03_pr2377_6.23.0-data'.B18]" office:value-type="float" office:value="0.4198" calcext:value-type="float">
            <text:p>0.4198</text:p>
          </table:table-cell>
          <table:table-cell table:formula="of:=[.E18]/[.B18]" office:value-type="float" office:value="1.11058201058201" calcext:value-type="float">
            <text:p>1.11058201058201</text:p>
          </table:table-cell>
        </table:table-row>
        <table:table-row table:style-name="ro1">
          <table:table-cell table:formula="of:=[$'01_baseline_6.22.0-data'.A19]" office:value-type="string" office:string-value="AvoidDecimalLiteralsInBigDecimalConstructor" calcext:value-type="string">
            <text:p>AvoidDecimalLiteralsInBigDecimalConstructor</text:p>
          </table:table-cell>
          <table:table-cell table:formula="of:=[$'01_baseline_6.22.0-data'.B19]" office:value-type="float" office:value="0.0929" calcext:value-type="float">
            <text:p>0.0929</text:p>
          </table:table-cell>
          <table:table-cell table:formula="of:=[$'02_master_6.23.0-data'.B19]" office:value-type="float" office:value="0.0928" calcext:value-type="float">
            <text:p>0.0928</text:p>
          </table:table-cell>
          <table:table-cell table:formula="of:=[.C19]/[.B19]" office:value-type="float" office:value="0.998923573735199" calcext:value-type="float">
            <text:p>0.998923573735199</text:p>
          </table:table-cell>
          <table:table-cell table:formula="of:=[$'03_pr2377_6.23.0-data'.B19]" office:value-type="float" office:value="0.1329" calcext:value-type="float">
            <text:p>0.1329</text:p>
          </table:table-cell>
          <table:table-cell table:formula="of:=[.E19]/[.B19]" office:value-type="float" office:value="1.43057050592034" calcext:value-type="float">
            <text:p>1.43057050592034</text:p>
          </table:table-cell>
        </table:table-row>
        <table:table-row table:style-name="ro1">
          <table:table-cell table:formula="of:=[$'01_baseline_6.22.0-data'.A20]" office:value-type="string" office:string-value="AvoidDeeplyNestedIfStmts" calcext:value-type="string">
            <text:p>AvoidDeeplyNestedIfStmts</text:p>
          </table:table-cell>
          <table:table-cell table:formula="of:=[$'01_baseline_6.22.0-data'.B20]" office:value-type="float" office:value="0.3807" calcext:value-type="float">
            <text:p>0.3807</text:p>
          </table:table-cell>
          <table:table-cell table:formula="of:=[$'02_master_6.23.0-data'.B20]" office:value-type="float" office:value="0.4106" calcext:value-type="float">
            <text:p>0.4106</text:p>
          </table:table-cell>
          <table:table-cell table:formula="of:=[.C20]/[.B20]" office:value-type="float" office:value="1.07853953244024" calcext:value-type="float">
            <text:p>1.07853953244024</text:p>
          </table:table-cell>
          <table:table-cell table:formula="of:=[$'03_pr2377_6.23.0-data'.B20]" office:value-type="float" office:value="0.4322" calcext:value-type="float">
            <text:p>0.4322</text:p>
          </table:table-cell>
          <table:table-cell table:formula="of:=[.E20]/[.B20]" office:value-type="float" office:value="1.13527712109272" calcext:value-type="float">
            <text:p>1.13527712109272</text:p>
          </table:table-cell>
        </table:table-row>
        <table:table-row table:style-name="ro1">
          <table:table-cell table:formula="of:=[$'01_baseline_6.22.0-data'.A21]" office:value-type="string" office:string-value="AvoidDollarSigns" calcext:value-type="string">
            <text:p>AvoidDollarSigns</text:p>
          </table:table-cell>
          <table:table-cell table:formula="of:=[$'01_baseline_6.22.0-data'.B21]" office:value-type="float" office:value="0.4264" calcext:value-type="float">
            <text:p>0.4264</text:p>
          </table:table-cell>
          <table:table-cell table:formula="of:=[$'02_master_6.23.0-data'.B21]" office:value-type="float" office:value="0.3807" calcext:value-type="float">
            <text:p>0.3807</text:p>
          </table:table-cell>
          <table:table-cell table:formula="of:=[.C21]/[.B21]" office:value-type="float" office:value="0.892823639774859" calcext:value-type="float">
            <text:p>0.892823639774859</text:p>
          </table:table-cell>
          <table:table-cell table:formula="of:=[$'03_pr2377_6.23.0-data'.B21]" office:value-type="float" office:value="0.3865" calcext:value-type="float">
            <text:p>0.3865</text:p>
          </table:table-cell>
          <table:table-cell table:formula="of:=[.E21]/[.B21]" office:value-type="float" office:value="0.906425891181989" calcext:value-type="float">
            <text:p>0.906425891181989</text:p>
          </table:table-cell>
        </table:table-row>
        <table:table-row table:style-name="ro1">
          <table:table-cell table:formula="of:=[$'01_baseline_6.22.0-data'.A22]" office:value-type="string" office:string-value="AvoidDuplicateLiterals" calcext:value-type="string">
            <text:p>AvoidDuplicateLiterals</text:p>
          </table:table-cell>
          <table:table-cell table:formula="of:=[$'01_baseline_6.22.0-data'.B22]" office:value-type="float" office:value="0.5079" calcext:value-type="float">
            <text:p>0.5079</text:p>
          </table:table-cell>
          <table:table-cell table:formula="of:=[$'02_master_6.23.0-data'.B22]" office:value-type="float" office:value="0.5797" calcext:value-type="float">
            <text:p>0.5797</text:p>
          </table:table-cell>
          <table:table-cell table:formula="of:=[.C22]/[.B22]" office:value-type="float" office:value="1.14136641071077" calcext:value-type="float">
            <text:p>1.14136641071077</text:p>
          </table:table-cell>
          <table:table-cell table:formula="of:=[$'03_pr2377_6.23.0-data'.B22]" office:value-type="float" office:value="0.602" calcext:value-type="float">
            <text:p>0.602</text:p>
          </table:table-cell>
          <table:table-cell table:formula="of:=[.E22]/[.B22]" office:value-type="float" office:value="1.1852726914747" calcext:value-type="float">
            <text:p>1.1852726914747</text:p>
          </table:table-cell>
        </table:table-row>
        <table:table-row table:style-name="ro1">
          <table:table-cell table:formula="of:=[$'01_baseline_6.22.0-data'.A23]" office:value-type="string" office:string-value="AvoidEnumAsIdentifier" calcext:value-type="string">
            <text:p>AvoidEnumAsIdentifier</text:p>
          </table:table-cell>
          <table:table-cell table:formula="of:=[$'01_baseline_6.22.0-data'.B23]" office:value-type="float" office:value="0.3027" calcext:value-type="float">
            <text:p>0.3027</text:p>
          </table:table-cell>
          <table:table-cell table:formula="of:=[$'02_master_6.23.0-data'.B23]" office:value-type="float" office:value="0.2876" calcext:value-type="float">
            <text:p>0.2876</text:p>
          </table:table-cell>
          <table:table-cell table:formula="of:=[.C23]/[.B23]" office:value-type="float" office:value="0.950115626032375" calcext:value-type="float">
            <text:p>0.950115626032375</text:p>
          </table:table-cell>
          <table:table-cell table:formula="of:=[$'03_pr2377_6.23.0-data'.B23]" office:value-type="float" office:value="0.1922" calcext:value-type="float">
            <text:p>0.1922</text:p>
          </table:table-cell>
          <table:table-cell table:formula="of:=[.E23]/[.B23]" office:value-type="float" office:value="0.634952097786587" calcext:value-type="float">
            <text:p>0.634952097786587</text:p>
          </table:table-cell>
        </table:table-row>
        <table:table-row table:style-name="ro1">
          <table:table-cell table:formula="of:=[$'01_baseline_6.22.0-data'.A24]" office:value-type="string" office:string-value="AvoidFieldNameMatchingMethodName" calcext:value-type="string">
            <text:p>AvoidFieldNameMatchingMethodName</text:p>
          </table:table-cell>
          <table:table-cell table:formula="of:=[$'01_baseline_6.22.0-data'.B24]" office:value-type="float" office:value="0.4009" calcext:value-type="float">
            <text:p>0.4009</text:p>
          </table:table-cell>
          <table:table-cell table:formula="of:=[$'02_master_6.23.0-data'.B24]" office:value-type="float" office:value="0.4744" calcext:value-type="float">
            <text:p>0.4744</text:p>
          </table:table-cell>
          <table:table-cell table:formula="of:=[.C24]/[.B24]" office:value-type="float" office:value="1.18333749064605" calcext:value-type="float">
            <text:p>1.18333749064605</text:p>
          </table:table-cell>
          <table:table-cell table:formula="of:=[$'03_pr2377_6.23.0-data'.B24]" office:value-type="float" office:value="0.4214" calcext:value-type="float">
            <text:p>0.4214</text:p>
          </table:table-cell>
          <table:table-cell table:formula="of:=[.E24]/[.B24]" office:value-type="float" office:value="1.05113494637067" calcext:value-type="float">
            <text:p>1.05113494637067</text:p>
          </table:table-cell>
        </table:table-row>
        <table:table-row table:style-name="ro1">
          <table:table-cell table:formula="of:=[$'01_baseline_6.22.0-data'.A25]" office:value-type="string" office:string-value="AvoidFieldNameMatchingTypeName" calcext:value-type="string">
            <text:p>AvoidFieldNameMatchingTypeName</text:p>
          </table:table-cell>
          <table:table-cell table:formula="of:=[$'01_baseline_6.22.0-data'.B25]" office:value-type="float" office:value="0.3728" calcext:value-type="float">
            <text:p>0.3728</text:p>
          </table:table-cell>
          <table:table-cell table:formula="of:=[$'02_master_6.23.0-data'.B25]" office:value-type="float" office:value="0.3524" calcext:value-type="float">
            <text:p>0.3524</text:p>
          </table:table-cell>
          <table:table-cell table:formula="of:=[.C25]/[.B25]" office:value-type="float" office:value="0.945278969957082" calcext:value-type="float">
            <text:p>0.945278969957082</text:p>
          </table:table-cell>
          <table:table-cell table:formula="of:=[$'03_pr2377_6.23.0-data'.B25]" office:value-type="float" office:value="0.3616" calcext:value-type="float">
            <text:p>0.3616</text:p>
          </table:table-cell>
          <table:table-cell table:formula="of:=[.E25]/[.B25]" office:value-type="float" office:value="0.969957081545064" calcext:value-type="float">
            <text:p>0.969957081545064</text:p>
          </table:table-cell>
        </table:table-row>
        <table:table-row table:style-name="ro1">
          <table:table-cell table:formula="of:=[$'01_baseline_6.22.0-data'.A26]" office:value-type="string" office:string-value="AvoidFileStream" calcext:value-type="string">
            <text:p>AvoidFileStream</text:p>
          </table:table-cell>
          <table:table-cell table:formula="of:=[$'01_baseline_6.22.0-data'.B26]" office:value-type="float" office:value="0.4893" calcext:value-type="float">
            <text:p>0.4893</text:p>
          </table:table-cell>
          <table:table-cell table:formula="of:=[$'02_master_6.23.0-data'.B26]" office:value-type="float" office:value="0.6172" calcext:value-type="float">
            <text:p>0.6172</text:p>
          </table:table-cell>
          <table:table-cell table:formula="of:=[.C26]/[.B26]" office:value-type="float" office:value="1.26139382791743" calcext:value-type="float">
            <text:p>1.26139382791743</text:p>
          </table:table-cell>
          <table:table-cell table:formula="of:=[$'03_pr2377_6.23.0-data'.B26]" office:value-type="float" office:value="1.1482" calcext:value-type="float">
            <text:p>1.1482</text:p>
          </table:table-cell>
          <table:table-cell table:formula="of:=[.E26]/[.B26]" office:value-type="float" office:value="2.34661761700388" calcext:value-type="float">
            <text:p>2.34661761700388</text:p>
          </table:table-cell>
        </table:table-row>
        <table:table-row table:style-name="ro1">
          <table:table-cell table:formula="of:=[$'01_baseline_6.22.0-data'.A27]" office:value-type="string" office:string-value="AvoidInstanceofChecksInCatchClause" calcext:value-type="string">
            <text:p>AvoidInstanceofChecksInCatchClause</text:p>
          </table:table-cell>
          <table:table-cell table:formula="of:=[$'01_baseline_6.22.0-data'.B27]" office:value-type="float" office:value="0.0373" calcext:value-type="float">
            <text:p>0.0373</text:p>
          </table:table-cell>
          <table:table-cell table:formula="of:=[$'02_master_6.23.0-data'.B27]" office:value-type="float" office:value="0.0417" calcext:value-type="float">
            <text:p>0.0417</text:p>
          </table:table-cell>
          <table:table-cell table:formula="of:=[.C27]/[.B27]" office:value-type="float" office:value="1.11796246648794" calcext:value-type="float">
            <text:p>1.11796246648794</text:p>
          </table:table-cell>
          <table:table-cell table:formula="of:=[$'03_pr2377_6.23.0-data'.B27]" office:value-type="float" office:value="0.0205" calcext:value-type="float">
            <text:p>0.0205</text:p>
          </table:table-cell>
          <table:table-cell table:formula="of:=[.E27]/[.B27]" office:value-type="float" office:value="0.549597855227882" calcext:value-type="float">
            <text:p>0.549597855227882</text:p>
          </table:table-cell>
        </table:table-row>
        <table:table-row table:style-name="ro1">
          <table:table-cell table:formula="of:=[$'01_baseline_6.22.0-data'.A28]" office:value-type="string" office:string-value="AvoidInstantiatingObjectsInLoops" calcext:value-type="string">
            <text:p>AvoidInstantiatingObjectsInLoops</text:p>
          </table:table-cell>
          <table:table-cell table:formula="of:=[$'01_baseline_6.22.0-data'.B28]" office:value-type="float" office:value="0.3359" calcext:value-type="float">
            <text:p>0.3359</text:p>
          </table:table-cell>
          <table:table-cell table:formula="of:=[$'02_master_6.23.0-data'.B28]" office:value-type="float" office:value="0.3476" calcext:value-type="float">
            <text:p>0.3476</text:p>
          </table:table-cell>
          <table:table-cell table:formula="of:=[.C28]/[.B28]" office:value-type="float" office:value="1.03483179517714" calcext:value-type="float">
            <text:p>1.03483179517714</text:p>
          </table:table-cell>
          <table:table-cell table:formula="of:=[$'03_pr2377_6.23.0-data'.B28]" office:value-type="float" office:value="0.3822" calcext:value-type="float">
            <text:p>0.3822</text:p>
          </table:table-cell>
          <table:table-cell table:formula="of:=[.E28]/[.B28]" office:value-type="float" office:value="1.13783864245311" calcext:value-type="float">
            <text:p>1.13783864245311</text:p>
          </table:table-cell>
        </table:table-row>
        <table:table-row table:style-name="ro1">
          <table:table-cell table:formula="of:=[$'01_baseline_6.22.0-data'.A29]" office:value-type="string" office:string-value="AvoidLiteralsInIfCondition" calcext:value-type="string">
            <text:p>AvoidLiteralsInIfCondition</text:p>
          </table:table-cell>
          <table:table-cell table:formula="of:=[$'01_baseline_6.22.0-data'.B29]" office:value-type="float" office:value="1.3368" calcext:value-type="float">
            <text:p>1.3368</text:p>
          </table:table-cell>
          <table:table-cell table:formula="of:=[$'02_master_6.23.0-data'.B29]" office:value-type="float" office:value="0.2042" calcext:value-type="float">
            <text:p>0.2042</text:p>
          </table:table-cell>
          <table:table-cell table:formula="of:=[.C29]/[.B29]" office:value-type="float" office:value="0.152752842609216" calcext:value-type="float">
            <text:p>0.152752842609216</text:p>
          </table:table-cell>
          <table:table-cell table:formula="of:=[$'03_pr2377_6.23.0-data'.B29]" office:value-type="float" office:value="0.1918" calcext:value-type="float">
            <text:p>0.1918</text:p>
          </table:table-cell>
          <table:table-cell table:formula="of:=[.E29]/[.B29]" office:value-type="float" office:value="0.143476959904249" calcext:value-type="float">
            <text:p>0.143476959904249</text:p>
          </table:table-cell>
        </table:table-row>
        <table:table-row table:style-name="ro1">
          <table:table-cell table:formula="of:=[$'01_baseline_6.22.0-data'.A30]" office:value-type="string" office:string-value="AvoidLosingExceptionInformation" calcext:value-type="string">
            <text:p>AvoidLosingExceptionInformation</text:p>
          </table:table-cell>
          <table:table-cell table:formula="of:=[$'01_baseline_6.22.0-data'.B30]" office:value-type="float" office:value="0.0494" calcext:value-type="float">
            <text:p>0.0494</text:p>
          </table:table-cell>
          <table:table-cell table:formula="of:=[$'02_master_6.23.0-data'.B30]" office:value-type="float" office:value="0.0525" calcext:value-type="float">
            <text:p>0.0525</text:p>
          </table:table-cell>
          <table:table-cell table:formula="of:=[.C30]/[.B30]" office:value-type="float" office:value="1.06275303643725" calcext:value-type="float">
            <text:p>1.06275303643725</text:p>
          </table:table-cell>
          <table:table-cell table:formula="of:=[$'03_pr2377_6.23.0-data'.B30]" office:value-type="float" office:value="0.0305" calcext:value-type="float">
            <text:p>0.0305</text:p>
          </table:table-cell>
          <table:table-cell table:formula="of:=[.E30]/[.B30]" office:value-type="float" office:value="0.617408906882591" calcext:value-type="float">
            <text:p>0.617408906882591</text:p>
          </table:table-cell>
        </table:table-row>
        <table:table-row table:style-name="ro1">
          <table:table-cell table:formula="of:=[$'01_baseline_6.22.0-data'.A31]" office:value-type="string" office:string-value="AvoidMessageDigestField" calcext:value-type="string">
            <text:p>AvoidMessageDigestField</text:p>
          </table:table-cell>
          <table:table-cell table:formula="of:=[$'01_baseline_6.22.0-data'.B31]" office:value-type="float" office:value="2.9138" calcext:value-type="float">
            <text:p>2.9138</text:p>
          </table:table-cell>
          <table:table-cell table:formula="of:=[$'02_master_6.23.0-data'.B31]" office:value-type="float" office:value="1.2052" calcext:value-type="float">
            <text:p>1.2052</text:p>
          </table:table-cell>
          <table:table-cell table:formula="of:=[.C31]/[.B31]" office:value-type="float" office:value="0.413617955933832" calcext:value-type="float">
            <text:p>0.413617955933832</text:p>
          </table:table-cell>
          <table:table-cell table:formula="of:=[$'03_pr2377_6.23.0-data'.B31]" office:value-type="float" office:value="1.3824" calcext:value-type="float">
            <text:p>1.3824</text:p>
          </table:table-cell>
          <table:table-cell table:formula="of:=[.E31]/[.B31]" office:value-type="float" office:value="0.474432013178667" calcext:value-type="float">
            <text:p>0.474432013178667</text:p>
          </table:table-cell>
        </table:table-row>
        <table:table-row table:style-name="ro1">
          <table:table-cell table:formula="of:=[$'01_baseline_6.22.0-data'.A32]" office:value-type="string" office:string-value="AvoidMultipleUnaryOperators" calcext:value-type="string">
            <text:p>AvoidMultipleUnaryOperators</text:p>
          </table:table-cell>
          <table:table-cell table:formula="of:=[$'01_baseline_6.22.0-data'.B32]" office:value-type="float" office:value="0.0082" calcext:value-type="float">
            <text:p>0.0082</text:p>
          </table:table-cell>
          <table:table-cell table:formula="of:=[$'02_master_6.23.0-data'.B32]" office:value-type="float" office:value="0.0085" calcext:value-type="float">
            <text:p>0.0085</text:p>
          </table:table-cell>
          <table:table-cell table:formula="of:=[.C32]/[.B32]" office:value-type="float" office:value="1.03658536585366" calcext:value-type="float">
            <text:p>1.03658536585366</text:p>
          </table:table-cell>
          <table:table-cell table:formula="of:=[$'03_pr2377_6.23.0-data'.B32]" office:value-type="float" office:value="0.0089" calcext:value-type="float">
            <text:p>0.0089</text:p>
          </table:table-cell>
          <table:table-cell table:formula="of:=[.E32]/[.B32]" office:value-type="float" office:value="1.08536585365854" calcext:value-type="float">
            <text:p>1.08536585365854</text:p>
          </table:table-cell>
        </table:table-row>
        <table:table-row table:style-name="ro1">
          <table:table-cell table:formula="of:=[$'01_baseline_6.22.0-data'.A33]" office:value-type="string" office:string-value="AvoidPrintStackTrace" calcext:value-type="string">
            <text:p>AvoidPrintStackTrace</text:p>
          </table:table-cell>
          <table:table-cell table:formula="of:=[$'01_baseline_6.22.0-data'.B33]" office:value-type="float" office:value="1.1389" calcext:value-type="float">
            <text:p>1.1389</text:p>
          </table:table-cell>
          <table:table-cell table:formula="of:=[$'02_master_6.23.0-data'.B33]" office:value-type="float" office:value="1.0513" calcext:value-type="float">
            <text:p>1.0513</text:p>
          </table:table-cell>
          <table:table-cell table:formula="of:=[.C33]/[.B33]" office:value-type="float" office:value="0.923083677232417" calcext:value-type="float">
            <text:p>0.923083677232417</text:p>
          </table:table-cell>
          <table:table-cell table:formula="of:=[$'03_pr2377_6.23.0-data'.B33]" office:value-type="float" office:value="1.5254" calcext:value-type="float">
            <text:p>1.5254</text:p>
          </table:table-cell>
          <table:table-cell table:formula="of:=[.E33]/[.B33]" office:value-type="float" office:value="1.33936254280446" calcext:value-type="float">
            <text:p>1.33936254280446</text:p>
          </table:table-cell>
        </table:table-row>
        <table:table-row table:style-name="ro1">
          <table:table-cell table:formula="of:=[$'01_baseline_6.22.0-data'.A34]" office:value-type="string" office:string-value="AvoidProtectedFieldInFinalClass" calcext:value-type="string">
            <text:p>AvoidProtectedFieldInFinalClass</text:p>
          </table:table-cell>
          <table:table-cell table:formula="of:=[$'01_baseline_6.22.0-data'.B34]" office:value-type="float" office:value="0.056" calcext:value-type="float">
            <text:p>0.056</text:p>
          </table:table-cell>
          <table:table-cell table:formula="of:=[$'02_master_6.23.0-data'.B34]" office:value-type="float" office:value="0.0616" calcext:value-type="float">
            <text:p>0.0616</text:p>
          </table:table-cell>
          <table:table-cell table:formula="of:=[.C34]/[.B34]" office:value-type="float" office:value="1.1" calcext:value-type="float">
            <text:p>1.1</text:p>
          </table:table-cell>
          <table:table-cell table:formula="of:=[$'03_pr2377_6.23.0-data'.B34]" office:value-type="float" office:value="0.0463" calcext:value-type="float">
            <text:p>0.0463</text:p>
          </table:table-cell>
          <table:table-cell table:formula="of:=[.E34]/[.B34]" office:value-type="float" office:value="0.826785714285714" calcext:value-type="float">
            <text:p>0.826785714285714</text:p>
          </table:table-cell>
        </table:table-row>
        <table:table-row table:style-name="ro1">
          <table:table-cell table:formula="of:=[$'01_baseline_6.22.0-data'.A35]" office:value-type="string" office:string-value="AvoidProtectedMethodInFinalClassNotExtending" calcext:value-type="string">
            <text:p>AvoidProtectedMethodInFinalClassNotExtending</text:p>
          </table:table-cell>
          <table:table-cell table:formula="of:=[$'01_baseline_6.22.0-data'.B35]" office:value-type="float" office:value="0.0445" calcext:value-type="float">
            <text:p>0.0445</text:p>
          </table:table-cell>
          <table:table-cell table:formula="of:=[$'02_master_6.23.0-data'.B35]" office:value-type="float" office:value="0.0452" calcext:value-type="float">
            <text:p>0.0452</text:p>
          </table:table-cell>
          <table:table-cell table:formula="of:=[.C35]/[.B35]" office:value-type="float" office:value="1.01573033707865" calcext:value-type="float">
            <text:p>1.01573033707865</text:p>
          </table:table-cell>
          <table:table-cell table:formula="of:=[$'03_pr2377_6.23.0-data'.B35]" office:value-type="float" office:value="0.0273" calcext:value-type="float">
            <text:p>0.0273</text:p>
          </table:table-cell>
          <table:table-cell table:formula="of:=[.E35]/[.B35]" office:value-type="float" office:value="0.613483146067416" calcext:value-type="float">
            <text:p>0.613483146067416</text:p>
          </table:table-cell>
        </table:table-row>
        <table:table-row table:style-name="ro1">
          <table:table-cell table:formula="of:=[$'01_baseline_6.22.0-data'.A36]" office:value-type="string" office:string-value="AvoidReassigningLoopVariables" calcext:value-type="string">
            <text:p>AvoidReassigningLoopVariables</text:p>
          </table:table-cell>
          <table:table-cell table:formula="of:=[$'01_baseline_6.22.0-data'.B36]" office:value-type="float" office:value="0.1493" calcext:value-type="float">
            <text:p>0.1493</text:p>
          </table:table-cell>
          <table:table-cell table:formula="of:=[$'02_master_6.23.0-data'.B36]" office:value-type="float" office:value="0.1325" calcext:value-type="float">
            <text:p>0.1325</text:p>
          </table:table-cell>
          <table:table-cell table:formula="of:=[.C36]/[.B36]" office:value-type="float" office:value="0.887474882786336" calcext:value-type="float">
            <text:p>0.887474882786336</text:p>
          </table:table-cell>
          <table:table-cell table:formula="of:=[$'03_pr2377_6.23.0-data'.B36]" office:value-type="float" office:value="0.1959" calcext:value-type="float">
            <text:p>0.1959</text:p>
          </table:table-cell>
          <table:table-cell table:formula="of:=[.E36]/[.B36]" office:value-type="float" office:value="1.31212324179504" calcext:value-type="float">
            <text:p>1.31212324179504</text:p>
          </table:table-cell>
        </table:table-row>
        <table:table-row table:style-name="ro1">
          <table:table-cell table:formula="of:=[$'01_baseline_6.22.0-data'.A37]" office:value-type="string" office:string-value="AvoidReassigningParameters" calcext:value-type="string">
            <text:p>AvoidReassigningParameters</text:p>
          </table:table-cell>
          <table:table-cell table:formula="of:=[$'01_baseline_6.22.0-data'.B37]" office:value-type="float" office:value="0.5441" calcext:value-type="float">
            <text:p>0.5441</text:p>
          </table:table-cell>
          <table:table-cell table:formula="of:=[$'02_master_6.23.0-data'.B37]" office:value-type="float" office:value="0.5231" calcext:value-type="float">
            <text:p>0.5231</text:p>
          </table:table-cell>
          <table:table-cell table:formula="of:=[.C37]/[.B37]" office:value-type="float" office:value="0.961404153648226" calcext:value-type="float">
            <text:p>0.961404153648226</text:p>
          </table:table-cell>
          <table:table-cell table:formula="of:=[$'03_pr2377_6.23.0-data'.B37]" office:value-type="float" office:value="0.548" calcext:value-type="float">
            <text:p>0.548</text:p>
          </table:table-cell>
          <table:table-cell table:formula="of:=[.E37]/[.B37]" office:value-type="float" office:value="1.00716780003676" calcext:value-type="float">
            <text:p>1.00716780003676</text:p>
          </table:table-cell>
        </table:table-row>
        <table:table-row table:style-name="ro1">
          <table:table-cell table:formula="of:=[$'01_baseline_6.22.0-data'.A38]" office:value-type="string" office:string-value="AvoidRethrowingException" calcext:value-type="string">
            <text:p>AvoidRethrowingException</text:p>
          </table:table-cell>
          <table:table-cell table:formula="of:=[$'01_baseline_6.22.0-data'.B38]" office:value-type="float" office:value="0.0201" calcext:value-type="float">
            <text:p>0.0201</text:p>
          </table:table-cell>
          <table:table-cell table:formula="of:=[$'02_master_6.23.0-data'.B38]" office:value-type="float" office:value="0.0213" calcext:value-type="float">
            <text:p>0.0213</text:p>
          </table:table-cell>
          <table:table-cell table:formula="of:=[.C38]/[.B38]" office:value-type="float" office:value="1.05970149253731" calcext:value-type="float">
            <text:p>1.05970149253731</text:p>
          </table:table-cell>
          <table:table-cell table:formula="of:=[$'03_pr2377_6.23.0-data'.B38]" office:value-type="float" office:value="0.0149" calcext:value-type="float">
            <text:p>0.0149</text:p>
          </table:table-cell>
          <table:table-cell table:formula="of:=[.E38]/[.B38]" office:value-type="float" office:value="0.741293532338308" calcext:value-type="float">
            <text:p>0.741293532338308</text:p>
          </table:table-cell>
        </table:table-row>
        <table:table-row table:style-name="ro1">
          <table:table-cell table:formula="of:=[$'01_baseline_6.22.0-data'.A39]" office:value-type="string" office:string-value="AvoidStringBufferField" calcext:value-type="string">
            <text:p>AvoidStringBufferField</text:p>
          </table:table-cell>
          <table:table-cell table:formula="of:=[$'01_baseline_6.22.0-data'.B39]" office:value-type="float" office:value="0.0734" calcext:value-type="float">
            <text:p>0.0734</text:p>
          </table:table-cell>
          <table:table-cell table:formula="of:=[$'02_master_6.23.0-data'.B39]" office:value-type="float" office:value="0.1002" calcext:value-type="float">
            <text:p>0.1002</text:p>
          </table:table-cell>
          <table:table-cell table:formula="of:=[.C39]/[.B39]" office:value-type="float" office:value="1.36512261580381" calcext:value-type="float">
            <text:p>1.36512261580381</text:p>
          </table:table-cell>
          <table:table-cell table:formula="of:=[$'03_pr2377_6.23.0-data'.B39]" office:value-type="float" office:value="0.079" calcext:value-type="float">
            <text:p>0.079</text:p>
          </table:table-cell>
          <table:table-cell table:formula="of:=[.E39]/[.B39]" office:value-type="float" office:value="1.07629427792916" calcext:value-type="float">
            <text:p>1.07629427792916</text:p>
          </table:table-cell>
        </table:table-row>
        <table:table-row table:style-name="ro1">
          <table:table-cell table:formula="of:=[$'01_baseline_6.22.0-data'.A40]" office:value-type="string" office:string-value="AvoidSynchronizedAtMethodLevel" calcext:value-type="string">
            <text:p>AvoidSynchronizedAtMethodLevel</text:p>
          </table:table-cell>
          <table:table-cell table:formula="of:=[$'01_baseline_6.22.0-data'.B40]" office:value-type="float" office:value="0.1683" calcext:value-type="float">
            <text:p>0.1683</text:p>
          </table:table-cell>
          <table:table-cell table:formula="of:=[$'02_master_6.23.0-data'.B40]" office:value-type="float" office:value="0.2165" calcext:value-type="float">
            <text:p>0.2165</text:p>
          </table:table-cell>
          <table:table-cell table:formula="of:=[.C40]/[.B40]" office:value-type="float" office:value="1.28639334521687" calcext:value-type="float">
            <text:p>1.28639334521687</text:p>
          </table:table-cell>
          <table:table-cell table:formula="of:=[$'03_pr2377_6.23.0-data'.B40]" office:value-type="float" office:value="0.1041" calcext:value-type="float">
            <text:p>0.1041</text:p>
          </table:table-cell>
          <table:table-cell table:formula="of:=[.E40]/[.B40]" office:value-type="float" office:value="0.618538324420677" calcext:value-type="float">
            <text:p>0.618538324420677</text:p>
          </table:table-cell>
        </table:table-row>
        <table:table-row table:style-name="ro1">
          <table:table-cell table:formula="of:=[$'01_baseline_6.22.0-data'.A41]" office:value-type="string" office:string-value="AvoidThreadGroup" calcext:value-type="string">
            <text:p>AvoidThreadGroup</text:p>
          </table:table-cell>
          <table:table-cell table:formula="of:=[$'01_baseline_6.22.0-data'.B41]" office:value-type="float" office:value="0.613" calcext:value-type="float">
            <text:p>0.613</text:p>
          </table:table-cell>
          <table:table-cell table:formula="of:=[$'02_master_6.23.0-data'.B41]" office:value-type="float" office:value="0.7326" calcext:value-type="float">
            <text:p>0.7326</text:p>
          </table:table-cell>
          <table:table-cell table:formula="of:=[.C41]/[.B41]" office:value-type="float" office:value="1.19510603588907" calcext:value-type="float">
            <text:p>1.19510603588907</text:p>
          </table:table-cell>
          <table:table-cell table:formula="of:=[$'03_pr2377_6.23.0-data'.B41]" office:value-type="float" office:value="0.8462" calcext:value-type="float">
            <text:p>0.8462</text:p>
          </table:table-cell>
          <table:table-cell table:formula="of:=[.E41]/[.B41]" office:value-type="float" office:value="1.38042414355628" calcext:value-type="float">
            <text:p>1.38042414355628</text:p>
          </table:table-cell>
        </table:table-row>
        <table:table-row table:style-name="ro1">
          <table:table-cell table:formula="of:=[$'01_baseline_6.22.0-data'.A42]" office:value-type="string" office:string-value="AvoidThrowingNewInstanceOfSameException" calcext:value-type="string">
            <text:p>AvoidThrowingNewInstanceOfSameException</text:p>
          </table:table-cell>
          <table:table-cell table:formula="of:=[$'01_baseline_6.22.0-data'.B42]" office:value-type="float" office:value="0.018" calcext:value-type="float">
            <text:p>0.018</text:p>
          </table:table-cell>
          <table:table-cell table:formula="of:=[$'02_master_6.23.0-data'.B42]" office:value-type="float" office:value="0.0186" calcext:value-type="float">
            <text:p>0.0186</text:p>
          </table:table-cell>
          <table:table-cell table:formula="of:=[.C42]/[.B42]" office:value-type="float" office:value="1.03333333333333" calcext:value-type="float">
            <text:p>1.03333333333333</text:p>
          </table:table-cell>
          <table:table-cell table:formula="of:=[$'03_pr2377_6.23.0-data'.B42]" office:value-type="float" office:value="0.0171" calcext:value-type="float">
            <text:p>0.0171</text:p>
          </table:table-cell>
          <table:table-cell table:formula="of:=[.E42]/[.B42]" office:value-type="float" office:value="0.95" calcext:value-type="float">
            <text:p>0.95</text:p>
          </table:table-cell>
        </table:table-row>
        <table:table-row table:style-name="ro1">
          <table:table-cell table:formula="of:=[$'01_baseline_6.22.0-data'.A43]" office:value-type="string" office:string-value="AvoidThrowingNullPointerException" calcext:value-type="string">
            <text:p>AvoidThrowingNullPointerException</text:p>
          </table:table-cell>
          <table:table-cell table:formula="of:=[$'01_baseline_6.22.0-data'.B43]" office:value-type="float" office:value="0.0905" calcext:value-type="float">
            <text:p>0.0905</text:p>
          </table:table-cell>
          <table:table-cell table:formula="of:=[$'02_master_6.23.0-data'.B43]" office:value-type="float" office:value="0.0912" calcext:value-type="float">
            <text:p>0.0912</text:p>
          </table:table-cell>
          <table:table-cell table:formula="of:=[.C43]/[.B43]" office:value-type="float" office:value="1.00773480662983" calcext:value-type="float">
            <text:p>1.00773480662983</text:p>
          </table:table-cell>
          <table:table-cell table:formula="of:=[$'03_pr2377_6.23.0-data'.B43]" office:value-type="float" office:value="0.1349" calcext:value-type="float">
            <text:p>0.1349</text:p>
          </table:table-cell>
          <table:table-cell table:formula="of:=[.E43]/[.B43]" office:value-type="float" office:value="1.49060773480663" calcext:value-type="float">
            <text:p>1.49060773480663</text:p>
          </table:table-cell>
        </table:table-row>
        <table:table-row table:style-name="ro1">
          <table:table-cell table:formula="of:=[$'01_baseline_6.22.0-data'.A44]" office:value-type="string" office:string-value="AvoidThrowingRawExceptionTypes" calcext:value-type="string">
            <text:p>AvoidThrowingRawExceptionTypes</text:p>
          </table:table-cell>
          <table:table-cell table:formula="of:=[$'01_baseline_6.22.0-data'.B44]" office:value-type="float" office:value="0.0594" calcext:value-type="float">
            <text:p>0.0594</text:p>
          </table:table-cell>
          <table:table-cell table:formula="of:=[$'02_master_6.23.0-data'.B44]" office:value-type="float" office:value="0.0825" calcext:value-type="float">
            <text:p>0.0825</text:p>
          </table:table-cell>
          <table:table-cell table:formula="of:=[.C44]/[.B44]" office:value-type="float" office:value="1.38888888888889" calcext:value-type="float">
            <text:p>1.38888888888889</text:p>
          </table:table-cell>
          <table:table-cell table:formula="of:=[$'03_pr2377_6.23.0-data'.B44]" office:value-type="float" office:value="0.0695" calcext:value-type="float">
            <text:p>0.0695</text:p>
          </table:table-cell>
          <table:table-cell table:formula="of:=[.E44]/[.B44]" office:value-type="float" office:value="1.17003367003367" calcext:value-type="float">
            <text:p>1.17003367003367</text:p>
          </table:table-cell>
        </table:table-row>
        <table:table-row table:style-name="ro1">
          <table:table-cell table:formula="of:=[$'01_baseline_6.22.0-data'.A45]" office:value-type="string" office:string-value="AvoidUncheckedExceptionsInSignatures" calcext:value-type="string">
            <text:p>AvoidUncheckedExceptionsInSignatures</text:p>
          </table:table-cell>
          <table:table-cell table:formula="of:=[$'01_baseline_6.22.0-data'.B45]" office:value-type="float" office:value="0.0981" calcext:value-type="float">
            <text:p>0.0981</text:p>
          </table:table-cell>
          <table:table-cell table:formula="of:=[$'02_master_6.23.0-data'.B45]" office:value-type="float" office:value="0.1251" calcext:value-type="float">
            <text:p>0.1251</text:p>
          </table:table-cell>
          <table:table-cell table:formula="of:=[.C45]/[.B45]" office:value-type="float" office:value="1.27522935779817" calcext:value-type="float">
            <text:p>1.27522935779817</text:p>
          </table:table-cell>
          <table:table-cell table:formula="of:=[$'03_pr2377_6.23.0-data'.B45]" office:value-type="float" office:value="0.1538" calcext:value-type="float">
            <text:p>0.1538</text:p>
          </table:table-cell>
          <table:table-cell table:formula="of:=[.E45]/[.B45]" office:value-type="float" office:value="1.5677879714577" calcext:value-type="float">
            <text:p>1.5677879714577</text:p>
          </table:table-cell>
        </table:table-row>
        <table:table-row table:style-name="ro1">
          <table:table-cell table:formula="of:=[$'01_baseline_6.22.0-data'.A46]" office:value-type="string" office:string-value="AvoidUsingHardCodedIP" calcext:value-type="string">
            <text:p>AvoidUsingHardCodedIP</text:p>
          </table:table-cell>
          <table:table-cell table:formula="of:=[$'01_baseline_6.22.0-data'.B46]" office:value-type="float" office:value="0.0663" calcext:value-type="float">
            <text:p>0.0663</text:p>
          </table:table-cell>
          <table:table-cell table:formula="of:=[$'02_master_6.23.0-data'.B46]" office:value-type="float" office:value="0.0652" calcext:value-type="float">
            <text:p>0.0652</text:p>
          </table:table-cell>
          <table:table-cell table:formula="of:=[.C46]/[.B46]" office:value-type="float" office:value="0.983408748114631" calcext:value-type="float">
            <text:p>0.983408748114631</text:p>
          </table:table-cell>
          <table:table-cell table:formula="of:=[$'03_pr2377_6.23.0-data'.B46]" office:value-type="float" office:value="0.0679" calcext:value-type="float">
            <text:p>0.0679</text:p>
          </table:table-cell>
          <table:table-cell table:formula="of:=[.E46]/[.B46]" office:value-type="float" office:value="1.02413273001508" calcext:value-type="float">
            <text:p>1.02413273001508</text:p>
          </table:table-cell>
        </table:table-row>
        <table:table-row table:style-name="ro1">
          <table:table-cell table:formula="of:=[$'01_baseline_6.22.0-data'.A47]" office:value-type="string" office:string-value="AvoidUsingNativeCode" calcext:value-type="string">
            <text:p>AvoidUsingNativeCode</text:p>
          </table:table-cell>
          <table:table-cell table:formula="of:=[$'01_baseline_6.22.0-data'.B47]" office:value-type="float" office:value="0.7929" calcext:value-type="float">
            <text:p>0.7929</text:p>
          </table:table-cell>
          <table:table-cell table:formula="of:=[$'02_master_6.23.0-data'.B47]" office:value-type="float" office:value="0.7188" calcext:value-type="float">
            <text:p>0.7188</text:p>
          </table:table-cell>
          <table:table-cell table:formula="of:=[.C47]/[.B47]" office:value-type="float" office:value="0.906545592130155" calcext:value-type="float">
            <text:p>0.906545592130155</text:p>
          </table:table-cell>
          <table:table-cell table:formula="of:=[$'03_pr2377_6.23.0-data'.B47]" office:value-type="float" office:value="0.9909" calcext:value-type="float">
            <text:p>0.9909</text:p>
          </table:table-cell>
          <table:table-cell table:formula="of:=[.E47]/[.B47]" office:value-type="float" office:value="1.24971623155505" calcext:value-type="float">
            <text:p>1.24971623155505</text:p>
          </table:table-cell>
        </table:table-row>
        <table:table-row table:style-name="ro1">
          <table:table-cell table:formula="of:=[$'01_baseline_6.22.0-data'.A48]" office:value-type="string" office:string-value="AvoidUsingOctalValues" calcext:value-type="string">
            <text:p>AvoidUsingOctalValues</text:p>
          </table:table-cell>
          <table:table-cell table:formula="of:=[$'01_baseline_6.22.0-data'.B48]" office:value-type="float" office:value="0.4337" calcext:value-type="float">
            <text:p>0.4337</text:p>
          </table:table-cell>
          <table:table-cell table:formula="of:=[$'02_master_6.23.0-data'.B48]" office:value-type="float" office:value="0.3895" calcext:value-type="float">
            <text:p>0.3895</text:p>
          </table:table-cell>
          <table:table-cell table:formula="of:=[.C48]/[.B48]" office:value-type="float" office:value="0.898086234724464" calcext:value-type="float">
            <text:p>0.898086234724464</text:p>
          </table:table-cell>
          <table:table-cell table:formula="of:=[$'03_pr2377_6.23.0-data'.B48]" office:value-type="float" office:value="0.3906" calcext:value-type="float">
            <text:p>0.3906</text:p>
          </table:table-cell>
          <table:table-cell table:formula="of:=[.E48]/[.B48]" office:value-type="float" office:value="0.900622550149873" calcext:value-type="float">
            <text:p>0.900622550149873</text:p>
          </table:table-cell>
        </table:table-row>
        <table:table-row table:style-name="ro1">
          <table:table-cell table:formula="of:=[$'01_baseline_6.22.0-data'.A49]" office:value-type="string" office:string-value="AvoidUsingShortType" calcext:value-type="string">
            <text:p>AvoidUsingShortType</text:p>
          </table:table-cell>
          <table:table-cell table:formula="of:=[$'01_baseline_6.22.0-data'.B49]" office:value-type="float" office:value="0.4422" calcext:value-type="float">
            <text:p>0.4422</text:p>
          </table:table-cell>
          <table:table-cell table:formula="of:=[$'02_master_6.23.0-data'.B49]" office:value-type="float" office:value="0.4169" calcext:value-type="float">
            <text:p>0.4169</text:p>
          </table:table-cell>
          <table:table-cell table:formula="of:=[.C49]/[.B49]" office:value-type="float" office:value="0.942786069651741" calcext:value-type="float">
            <text:p>0.942786069651741</text:p>
          </table:table-cell>
          <table:table-cell table:formula="of:=[$'03_pr2377_6.23.0-data'.B49]" office:value-type="float" office:value="0.4113" calcext:value-type="float">
            <text:p>0.4113</text:p>
          </table:table-cell>
          <table:table-cell table:formula="of:=[.E49]/[.B49]" office:value-type="float" office:value="0.930122116689281" calcext:value-type="float">
            <text:p>0.930122116689281</text:p>
          </table:table-cell>
        </table:table-row>
        <table:table-row table:style-name="ro1">
          <table:table-cell table:formula="of:=[$'01_baseline_6.22.0-data'.A50]" office:value-type="string" office:string-value="AvoidUsingVolatile" calcext:value-type="string">
            <text:p>AvoidUsingVolatile</text:p>
          </table:table-cell>
          <table:table-cell table:formula="of:=[$'01_baseline_6.22.0-data'.B50]" office:value-type="float" office:value="0.0588" calcext:value-type="float">
            <text:p>0.0588</text:p>
          </table:table-cell>
          <table:table-cell table:formula="of:=[$'02_master_6.23.0-data'.B50]" office:value-type="float" office:value="0.0605" calcext:value-type="float">
            <text:p>0.0605</text:p>
          </table:table-cell>
          <table:table-cell table:formula="of:=[.C50]/[.B50]" office:value-type="float" office:value="1.02891156462585" calcext:value-type="float">
            <text:p>1.02891156462585</text:p>
          </table:table-cell>
          <table:table-cell table:formula="of:=[$'03_pr2377_6.23.0-data'.B50]" office:value-type="float" office:value="0.0419" calcext:value-type="float">
            <text:p>0.0419</text:p>
          </table:table-cell>
          <table:table-cell table:formula="of:=[.E50]/[.B50]" office:value-type="float" office:value="0.712585034013605" calcext:value-type="float">
            <text:p>0.712585034013605</text:p>
          </table:table-cell>
        </table:table-row>
        <table:table-row table:style-name="ro1">
          <table:table-cell table:formula="of:=[$'01_baseline_6.22.0-data'.A51]" office:value-type="string" office:string-value="BadComparison" calcext:value-type="string">
            <text:p>BadComparison</text:p>
          </table:table-cell>
          <table:table-cell table:formula="of:=[$'01_baseline_6.22.0-data'.B51]" office:value-type="float" office:value="0.0501" calcext:value-type="float">
            <text:p>0.0501</text:p>
          </table:table-cell>
          <table:table-cell table:formula="of:=[$'02_master_6.23.0-data'.B51]" office:value-type="float" office:value="0.0567" calcext:value-type="float">
            <text:p>0.0567</text:p>
          </table:table-cell>
          <table:table-cell table:formula="of:=[.C51]/[.B51]" office:value-type="float" office:value="1.13173652694611" calcext:value-type="float">
            <text:p>1.13173652694611</text:p>
          </table:table-cell>
          <table:table-cell table:formula="of:=[$'03_pr2377_6.23.0-data'.B51]" office:value-type="float" office:value="0.0577" calcext:value-type="float">
            <text:p>0.0577</text:p>
          </table:table-cell>
          <table:table-cell table:formula="of:=[.E51]/[.B51]" office:value-type="float" office:value="1.15169660678643" calcext:value-type="float">
            <text:p>1.15169660678643</text:p>
          </table:table-cell>
        </table:table-row>
        <table:table-row table:style-name="ro1">
          <table:table-cell table:formula="of:=[$'01_baseline_6.22.0-data'.A52]" office:value-type="string" office:string-value="BeanMembersShouldSerialize" calcext:value-type="string">
            <text:p>BeanMembersShouldSerialize</text:p>
          </table:table-cell>
          <table:table-cell table:formula="of:=[$'01_baseline_6.22.0-data'.B52]" office:value-type="float" office:value="1.7664" calcext:value-type="float">
            <text:p>1.7664</text:p>
          </table:table-cell>
          <table:table-cell table:formula="of:=[$'02_master_6.23.0-data'.B52]" office:value-type="float" office:value="0.5468" calcext:value-type="float">
            <text:p>0.5468</text:p>
          </table:table-cell>
          <table:table-cell table:formula="of:=[.C52]/[.B52]" office:value-type="float" office:value="0.30955615942029" calcext:value-type="float">
            <text:p>0.30955615942029</text:p>
          </table:table-cell>
          <table:table-cell table:formula="of:=[$'03_pr2377_6.23.0-data'.B52]" office:value-type="float" office:value="0.5852" calcext:value-type="float">
            <text:p>0.5852</text:p>
          </table:table-cell>
          <table:table-cell table:formula="of:=[.E52]/[.B52]" office:value-type="float" office:value="0.331295289855072" calcext:value-type="float">
            <text:p>0.331295289855072</text:p>
          </table:table-cell>
        </table:table-row>
        <table:table-row table:style-name="ro1">
          <table:table-cell table:formula="of:=[$'01_baseline_6.22.0-data'.A53]" office:value-type="string" office:string-value="BigIntegerInstantiation" calcext:value-type="string">
            <text:p>BigIntegerInstantiation</text:p>
          </table:table-cell>
          <table:table-cell table:formula="of:=[$'01_baseline_6.22.0-data'.B53]" office:value-type="float" office:value="0.3691" calcext:value-type="float">
            <text:p>0.3691</text:p>
          </table:table-cell>
          <table:table-cell table:formula="of:=[$'02_master_6.23.0-data'.B53]" office:value-type="float" office:value="0.3836" calcext:value-type="float">
            <text:p>0.3836</text:p>
          </table:table-cell>
          <table:table-cell table:formula="of:=[.C53]/[.B53]" office:value-type="float" office:value="1.03928474668112" calcext:value-type="float">
            <text:p>1.03928474668112</text:p>
          </table:table-cell>
          <table:table-cell table:formula="of:=[$'03_pr2377_6.23.0-data'.B53]" office:value-type="float" office:value="0.3867" calcext:value-type="float">
            <text:p>0.3867</text:p>
          </table:table-cell>
          <table:table-cell table:formula="of:=[.E53]/[.B53]" office:value-type="float" office:value="1.04768355459225" calcext:value-type="float">
            <text:p>1.04768355459225</text:p>
          </table:table-cell>
        </table:table-row>
        <table:table-row table:style-name="ro1">
          <table:table-cell table:formula="of:=[$'01_baseline_6.22.0-data'.A54]" office:value-type="string" office:string-value="BooleanGetMethodName" calcext:value-type="string">
            <text:p>BooleanGetMethodName</text:p>
          </table:table-cell>
          <table:table-cell table:formula="of:=[$'01_baseline_6.22.0-data'.B54]" office:value-type="float" office:value="0.2439" calcext:value-type="float">
            <text:p>0.2439</text:p>
          </table:table-cell>
          <table:table-cell table:formula="of:=[$'02_master_6.23.0-data'.B54]" office:value-type="float" office:value="0.2505" calcext:value-type="float">
            <text:p>0.2505</text:p>
          </table:table-cell>
          <table:table-cell table:formula="of:=[.C54]/[.B54]" office:value-type="float" office:value="1.02706027060271" calcext:value-type="float">
            <text:p>1.02706027060271</text:p>
          </table:table-cell>
          <table:table-cell table:formula="of:=[$'03_pr2377_6.23.0-data'.B54]" office:value-type="float" office:value="0.168" calcext:value-type="float">
            <text:p>0.168</text:p>
          </table:table-cell>
          <table:table-cell table:formula="of:=[.E54]/[.B54]" office:value-type="float" office:value="0.688806888068881" calcext:value-type="float">
            <text:p>0.688806888068881</text:p>
          </table:table-cell>
        </table:table-row>
        <table:table-row table:style-name="ro1">
          <table:table-cell table:formula="of:=[$'01_baseline_6.22.0-data'.A55]" office:value-type="string" office:string-value="BooleanInstantiation" calcext:value-type="string">
            <text:p>BooleanInstantiation</text:p>
          </table:table-cell>
          <table:table-cell table:formula="of:=[$'01_baseline_6.22.0-data'.B55]" office:value-type="float" office:value="0.407" calcext:value-type="float">
            <text:p>0.407</text:p>
          </table:table-cell>
          <table:table-cell table:formula="of:=[$'02_master_6.23.0-data'.B55]" office:value-type="float" office:value="0.4049" calcext:value-type="float">
            <text:p>0.4049</text:p>
          </table:table-cell>
          <table:table-cell table:formula="of:=[.C55]/[.B55]" office:value-type="float" office:value="0.994840294840295" calcext:value-type="float">
            <text:p>0.994840294840295</text:p>
          </table:table-cell>
          <table:table-cell table:formula="of:=[$'03_pr2377_6.23.0-data'.B55]" office:value-type="float" office:value="0.4065" calcext:value-type="float">
            <text:p>0.4065</text:p>
          </table:table-cell>
          <table:table-cell table:formula="of:=[.E55]/[.B55]" office:value-type="float" office:value="0.998771498771499" calcext:value-type="float">
            <text:p>0.998771498771499</text:p>
          </table:table-cell>
        </table:table-row>
        <table:table-row table:style-name="ro1">
          <table:table-cell table:formula="of:=[$'01_baseline_6.22.0-data'.A56]" office:value-type="string" office:string-value="BrokenNullCheck" calcext:value-type="string">
            <text:p>BrokenNullCheck</text:p>
          </table:table-cell>
          <table:table-cell table:formula="of:=[$'01_baseline_6.22.0-data'.B56]" office:value-type="float" office:value="0.4316" calcext:value-type="float">
            <text:p>0.4316</text:p>
          </table:table-cell>
          <table:table-cell table:formula="of:=[$'02_master_6.23.0-data'.B56]" office:value-type="float" office:value="0.3893" calcext:value-type="float">
            <text:p>0.3893</text:p>
          </table:table-cell>
          <table:table-cell table:formula="of:=[.C56]/[.B56]" office:value-type="float" office:value="0.901992585727525" calcext:value-type="float">
            <text:p>0.901992585727525</text:p>
          </table:table-cell>
          <table:table-cell table:formula="of:=[$'03_pr2377_6.23.0-data'.B56]" office:value-type="float" office:value="0.3897" calcext:value-type="float">
            <text:p>0.3897</text:p>
          </table:table-cell>
          <table:table-cell table:formula="of:=[.E56]/[.B56]" office:value-type="float" office:value="0.90291936978684" calcext:value-type="float">
            <text:p>0.90291936978684</text:p>
          </table:table-cell>
        </table:table-row>
        <table:table-row table:style-name="ro1">
          <table:table-cell table:formula="of:=[$'01_baseline_6.22.0-data'.A57]" office:value-type="string" office:string-value="ByteInstantiation" calcext:value-type="string">
            <text:p>ByteInstantiation</text:p>
          </table:table-cell>
          <table:table-cell table:formula="of:=[$'01_baseline_6.22.0-data'.B57]" office:value-type="float" office:value="0.079" calcext:value-type="float">
            <text:p>0.079</text:p>
          </table:table-cell>
          <table:table-cell table:formula="of:=[$'02_master_6.23.0-data'.B57]" office:value-type="float" office:value="0.0878" calcext:value-type="float">
            <text:p>0.0878</text:p>
          </table:table-cell>
          <table:table-cell table:formula="of:=[.C57]/[.B57]" office:value-type="float" office:value="1.11139240506329" calcext:value-type="float">
            <text:p>1.11139240506329</text:p>
          </table:table-cell>
          <table:table-cell table:formula="of:=[$'03_pr2377_6.23.0-data'.B57]" office:value-type="float" office:value="0.1181" calcext:value-type="float">
            <text:p>0.1181</text:p>
          </table:table-cell>
          <table:table-cell table:formula="of:=[.E57]/[.B57]" office:value-type="float" office:value="1.49493670886076" calcext:value-type="float">
            <text:p>1.49493670886076</text:p>
          </table:table-cell>
        </table:table-row>
        <table:table-row table:style-name="ro1">
          <table:table-cell table:formula="of:=[$'01_baseline_6.22.0-data'.A58]" office:value-type="string" office:string-value="CallSuperFirst" calcext:value-type="string">
            <text:p>CallSuperFirst</text:p>
          </table:table-cell>
          <table:table-cell table:formula="of:=[$'01_baseline_6.22.0-data'.B58]" office:value-type="float" office:value="1.1655" calcext:value-type="float">
            <text:p>1.1655</text:p>
          </table:table-cell>
          <table:table-cell table:formula="of:=[$'02_master_6.23.0-data'.B58]" office:value-type="float" office:value="1.2752" calcext:value-type="float">
            <text:p>1.2752</text:p>
          </table:table-cell>
          <table:table-cell table:formula="of:=[.C58]/[.B58]" office:value-type="float" office:value="1.09412269412269" calcext:value-type="float">
            <text:p>1.09412269412269</text:p>
          </table:table-cell>
          <table:table-cell table:formula="of:=[$'03_pr2377_6.23.0-data'.B58]" office:value-type="float" office:value="0.1873" calcext:value-type="float">
            <text:p>0.1873</text:p>
          </table:table-cell>
          <table:table-cell table:formula="of:=[.E58]/[.B58]" office:value-type="float" office:value="0.160703560703561" calcext:value-type="float">
            <text:p>0.160703560703561</text:p>
          </table:table-cell>
        </table:table-row>
        <table:table-row table:style-name="ro1">
          <table:table-cell table:formula="of:=[$'01_baseline_6.22.0-data'.A59]" office:value-type="string" office:string-value="CallSuperInConstructor" calcext:value-type="string">
            <text:p>CallSuperInConstructor</text:p>
          </table:table-cell>
          <table:table-cell table:formula="of:=[$'01_baseline_6.22.0-data'.B59]" office:value-type="float" office:value="0.0915" calcext:value-type="float">
            <text:p>0.0915</text:p>
          </table:table-cell>
          <table:table-cell table:formula="of:=[$'02_master_6.23.0-data'.B59]" office:value-type="float" office:value="0.0873" calcext:value-type="float">
            <text:p>0.0873</text:p>
          </table:table-cell>
          <table:table-cell table:formula="of:=[.C59]/[.B59]" office:value-type="float" office:value="0.954098360655738" calcext:value-type="float">
            <text:p>0.954098360655738</text:p>
          </table:table-cell>
          <table:table-cell table:formula="of:=[$'03_pr2377_6.23.0-data'.B59]" office:value-type="float" office:value="0.0426" calcext:value-type="float">
            <text:p>0.0426</text:p>
          </table:table-cell>
          <table:table-cell table:formula="of:=[.E59]/[.B59]" office:value-type="float" office:value="0.465573770491803" calcext:value-type="float">
            <text:p>0.465573770491803</text:p>
          </table:table-cell>
        </table:table-row>
        <table:table-row table:style-name="ro1">
          <table:table-cell table:formula="of:=[$'01_baseline_6.22.0-data'.A60]" office:value-type="string" office:string-value="CallSuperLast" calcext:value-type="string">
            <text:p>CallSuperLast</text:p>
          </table:table-cell>
          <table:table-cell table:formula="of:=[$'01_baseline_6.22.0-data'.B60]" office:value-type="float" office:value="0.8732" calcext:value-type="float">
            <text:p>0.8732</text:p>
          </table:table-cell>
          <table:table-cell table:formula="of:=[$'02_master_6.23.0-data'.B60]" office:value-type="float" office:value="0.9251" calcext:value-type="float">
            <text:p>0.9251</text:p>
          </table:table-cell>
          <table:table-cell table:formula="of:=[.C60]/[.B60]" office:value-type="float" office:value="1.05943655519927" calcext:value-type="float">
            <text:p>1.05943655519927</text:p>
          </table:table-cell>
          <table:table-cell table:formula="of:=[$'03_pr2377_6.23.0-data'.B60]" office:value-type="float" office:value="0.1576" calcext:value-type="float">
            <text:p>0.1576</text:p>
          </table:table-cell>
          <table:table-cell table:formula="of:=[.E60]/[.B60]" office:value-type="float" office:value="0.180485570316079" calcext:value-type="float">
            <text:p>0.180485570316079</text:p>
          </table:table-cell>
        </table:table-row>
        <table:table-row table:style-name="ro1">
          <table:table-cell table:formula="of:=[$'01_baseline_6.22.0-data'.A61]" office:value-type="string" office:string-value="CheckResultSet" calcext:value-type="string">
            <text:p>CheckResultSet</text:p>
          </table:table-cell>
          <table:table-cell table:formula="of:=[$'01_baseline_6.22.0-data'.B61]" office:value-type="float" office:value="0.4732" calcext:value-type="float">
            <text:p>0.4732</text:p>
          </table:table-cell>
          <table:table-cell table:formula="of:=[$'02_master_6.23.0-data'.B61]" office:value-type="float" office:value="0.4443" calcext:value-type="float">
            <text:p>0.4443</text:p>
          </table:table-cell>
          <table:table-cell table:formula="of:=[.C61]/[.B61]" office:value-type="float" office:value="0.938926458157227" calcext:value-type="float">
            <text:p>0.938926458157227</text:p>
          </table:table-cell>
          <table:table-cell table:formula="of:=[$'03_pr2377_6.23.0-data'.B61]" office:value-type="float" office:value="0.4573" calcext:value-type="float">
            <text:p>0.4573</text:p>
          </table:table-cell>
          <table:table-cell table:formula="of:=[.E61]/[.B61]" office:value-type="float" office:value="0.966398985629755" calcext:value-type="float">
            <text:p>0.966398985629755</text:p>
          </table:table-cell>
        </table:table-row>
        <table:table-row table:style-name="ro1">
          <table:table-cell table:formula="of:=[$'01_baseline_6.22.0-data'.A62]" office:value-type="string" office:string-value="CheckSkipResult" calcext:value-type="string">
            <text:p>CheckSkipResult</text:p>
          </table:table-cell>
          <table:table-cell table:formula="of:=[$'01_baseline_6.22.0-data'.B62]" office:value-type="float" office:value="0.3998" calcext:value-type="float">
            <text:p>0.3998</text:p>
          </table:table-cell>
          <table:table-cell table:formula="of:=[$'02_master_6.23.0-data'.B62]" office:value-type="float" office:value="0.3989" calcext:value-type="float">
            <text:p>0.3989</text:p>
          </table:table-cell>
          <table:table-cell table:formula="of:=[.C62]/[.B62]" office:value-type="float" office:value="0.997748874437219" calcext:value-type="float">
            <text:p>0.997748874437219</text:p>
          </table:table-cell>
          <table:table-cell table:formula="of:=[$'03_pr2377_6.23.0-data'.B62]" office:value-type="float" office:value="0.3981" calcext:value-type="float">
            <text:p>0.3981</text:p>
          </table:table-cell>
          <table:table-cell table:formula="of:=[.E62]/[.B62]" office:value-type="float" office:value="0.995747873936968" calcext:value-type="float">
            <text:p>0.995747873936968</text:p>
          </table:table-cell>
        </table:table-row>
        <table:table-row table:style-name="ro1">
          <table:table-cell table:formula="of:=[$'01_baseline_6.22.0-data'.A63]" office:value-type="string" office:string-value="ClassCastExceptionWithToArray" calcext:value-type="string">
            <text:p>ClassCastExceptionWithToArray</text:p>
          </table:table-cell>
          <table:table-cell table:formula="of:=[$'01_baseline_6.22.0-data'.B63]" office:value-type="float" office:value="0.0448" calcext:value-type="float">
            <text:p>0.0448</text:p>
          </table:table-cell>
          <table:table-cell table:formula="of:=[$'02_master_6.23.0-data'.B63]" office:value-type="float" office:value="0.0466" calcext:value-type="float">
            <text:p>0.0466</text:p>
          </table:table-cell>
          <table:table-cell table:formula="of:=[.C63]/[.B63]" office:value-type="float" office:value="1.04017857142857" calcext:value-type="float">
            <text:p>1.04017857142857</text:p>
          </table:table-cell>
          <table:table-cell table:formula="of:=[$'03_pr2377_6.23.0-data'.B63]" office:value-type="float" office:value="0.0382" calcext:value-type="float">
            <text:p>0.0382</text:p>
          </table:table-cell>
          <table:table-cell table:formula="of:=[.E63]/[.B63]" office:value-type="float" office:value="0.852678571428572" calcext:value-type="float">
            <text:p>0.852678571428572</text:p>
          </table:table-cell>
        </table:table-row>
        <table:table-row table:style-name="ro1">
          <table:table-cell table:formula="of:=[$'01_baseline_6.22.0-data'.A64]" office:value-type="string" office:string-value="ClassNamingConventions" calcext:value-type="string">
            <text:p>ClassNamingConventions</text:p>
          </table:table-cell>
          <table:table-cell table:formula="of:=[$'01_baseline_6.22.0-data'.B64]" office:value-type="float" office:value="0.0676" calcext:value-type="float">
            <text:p>0.0676</text:p>
          </table:table-cell>
          <table:table-cell table:formula="of:=[$'02_master_6.23.0-data'.B64]" office:value-type="float" office:value="0.0665" calcext:value-type="float">
            <text:p>0.0665</text:p>
          </table:table-cell>
          <table:table-cell table:formula="of:=[.C64]/[.B64]" office:value-type="float" office:value="0.983727810650887" calcext:value-type="float">
            <text:p>0.983727810650887</text:p>
          </table:table-cell>
          <table:table-cell table:formula="of:=[$'03_pr2377_6.23.0-data'.B64]" office:value-type="float" office:value="0.0672" calcext:value-type="float">
            <text:p>0.0672</text:p>
          </table:table-cell>
          <table:table-cell table:formula="of:=[.E64]/[.B64]" office:value-type="float" office:value="0.994082840236687" calcext:value-type="float">
            <text:p>0.994082840236687</text:p>
          </table:table-cell>
        </table:table-row>
        <table:table-row table:style-name="ro1">
          <table:table-cell table:formula="of:=[$'01_baseline_6.22.0-data'.A65]" office:value-type="string" office:string-value="ClassWithOnlyPrivateConstructorsShouldBeFinal" calcext:value-type="string">
            <text:p>ClassWithOnlyPrivateConstructorsShouldBeFinal</text:p>
          </table:table-cell>
          <table:table-cell table:formula="of:=[$'01_baseline_6.22.0-data'.B65]" office:value-type="float" office:value="0.1562" calcext:value-type="float">
            <text:p>0.1562</text:p>
          </table:table-cell>
          <table:table-cell table:formula="of:=[$'02_master_6.23.0-data'.B65]" office:value-type="float" office:value="0.1537" calcext:value-type="float">
            <text:p>0.1537</text:p>
          </table:table-cell>
          <table:table-cell table:formula="of:=[.C65]/[.B65]" office:value-type="float" office:value="0.983994878361075" calcext:value-type="float">
            <text:p>0.983994878361075</text:p>
          </table:table-cell>
          <table:table-cell table:formula="of:=[$'03_pr2377_6.23.0-data'.B65]" office:value-type="float" office:value="0.07" calcext:value-type="float">
            <text:p>0.07</text:p>
          </table:table-cell>
          <table:table-cell table:formula="of:=[.E65]/[.B65]" office:value-type="float" office:value="0.448143405889885" calcext:value-type="float">
            <text:p>0.448143405889885</text:p>
          </table:table-cell>
        </table:table-row>
        <table:table-row table:style-name="ro1">
          <table:table-cell table:formula="of:=[$'01_baseline_6.22.0-data'.A66]" office:value-type="string" office:string-value="CloneMethodMustBePublic" calcext:value-type="string">
            <text:p>CloneMethodMustBePublic</text:p>
          </table:table-cell>
          <table:table-cell table:formula="of:=[$'01_baseline_6.22.0-data'.B66]" office:value-type="float" office:value="0.1971" calcext:value-type="float">
            <text:p>0.1971</text:p>
          </table:table-cell>
          <table:table-cell table:formula="of:=[$'02_master_6.23.0-data'.B66]" office:value-type="float" office:value="0.2091" calcext:value-type="float">
            <text:p>0.2091</text:p>
          </table:table-cell>
          <table:table-cell table:formula="of:=[.C66]/[.B66]" office:value-type="float" office:value="1.06088280060883" calcext:value-type="float">
            <text:p>1.06088280060883</text:p>
          </table:table-cell>
          <table:table-cell table:formula="of:=[$'03_pr2377_6.23.0-data'.B66]" office:value-type="float" office:value="0.1798" calcext:value-type="float">
            <text:p>0.1798</text:p>
          </table:table-cell>
          <table:table-cell table:formula="of:=[.E66]/[.B66]" office:value-type="float" office:value="0.91222729578894" calcext:value-type="float">
            <text:p>0.91222729578894</text:p>
          </table:table-cell>
        </table:table-row>
        <table:table-row table:style-name="ro1">
          <table:table-cell table:formula="of:=[$'01_baseline_6.22.0-data'.A67]" office:value-type="string" office:string-value="CloneMethodMustImplementCloneable" calcext:value-type="string">
            <text:p>CloneMethodMustImplementCloneable</text:p>
          </table:table-cell>
          <table:table-cell table:formula="of:=[$'01_baseline_6.22.0-data'.B67]" office:value-type="float" office:value="0.0743" calcext:value-type="float">
            <text:p>0.0743</text:p>
          </table:table-cell>
          <table:table-cell table:formula="of:=[$'02_master_6.23.0-data'.B67]" office:value-type="float" office:value="0.0745" calcext:value-type="float">
            <text:p>0.0745</text:p>
          </table:table-cell>
          <table:table-cell table:formula="of:=[.C67]/[.B67]" office:value-type="float" office:value="1.00269179004038" calcext:value-type="float">
            <text:p>1.00269179004038</text:p>
          </table:table-cell>
          <table:table-cell table:formula="of:=[$'03_pr2377_6.23.0-data'.B67]" office:value-type="float" office:value="0.0757" calcext:value-type="float">
            <text:p>0.0757</text:p>
          </table:table-cell>
          <table:table-cell table:formula="of:=[.E67]/[.B67]" office:value-type="float" office:value="1.01884253028264" calcext:value-type="float">
            <text:p>1.01884253028264</text:p>
          </table:table-cell>
        </table:table-row>
        <table:table-row table:style-name="ro1">
          <table:table-cell table:formula="of:=[$'01_baseline_6.22.0-data'.A68]" office:value-type="string" office:string-value="CloneMethodReturnTypeMustMatchClassName" calcext:value-type="string">
            <text:p>CloneMethodReturnTypeMustMatchClassName</text:p>
          </table:table-cell>
          <table:table-cell table:formula="of:=[$'01_baseline_6.22.0-data'.B68]" office:value-type="float" office:value="0.1676" calcext:value-type="float">
            <text:p>0.1676</text:p>
          </table:table-cell>
          <table:table-cell table:formula="of:=[$'02_master_6.23.0-data'.B68]" office:value-type="float" office:value="0.1746" calcext:value-type="float">
            <text:p>0.1746</text:p>
          </table:table-cell>
          <table:table-cell table:formula="of:=[.C68]/[.B68]" office:value-type="float" office:value="1.0417661097852" calcext:value-type="float">
            <text:p>1.0417661097852</text:p>
          </table:table-cell>
          <table:table-cell table:formula="of:=[$'03_pr2377_6.23.0-data'.B68]" office:value-type="float" office:value="0.0847" calcext:value-type="float">
            <text:p>0.0847</text:p>
          </table:table-cell>
          <table:table-cell table:formula="of:=[.E68]/[.B68]" office:value-type="float" office:value="0.505369928400955" calcext:value-type="float">
            <text:p>0.505369928400955</text:p>
          </table:table-cell>
        </table:table-row>
        <table:table-row table:style-name="ro1">
          <table:table-cell table:formula="of:=[$'01_baseline_6.22.0-data'.A69]" office:value-type="string" office:string-value="CloneThrowsCloneNotSupportedException" calcext:value-type="string">
            <text:p>CloneThrowsCloneNotSupportedException</text:p>
          </table:table-cell>
          <table:table-cell table:formula="of:=[$'01_baseline_6.22.0-data'.B69]" office:value-type="float" office:value="0.1679" calcext:value-type="float">
            <text:p>0.1679</text:p>
          </table:table-cell>
          <table:table-cell table:formula="of:=[$'02_master_6.23.0-data'.B69]" office:value-type="float" office:value="0.2326" calcext:value-type="float">
            <text:p>0.2326</text:p>
          </table:table-cell>
          <table:table-cell table:formula="of:=[.C69]/[.B69]" office:value-type="float" office:value="1.38534842167957" calcext:value-type="float">
            <text:p>1.38534842167957</text:p>
          </table:table-cell>
          <table:table-cell table:formula="of:=[$'03_pr2377_6.23.0-data'.B69]" office:value-type="float" office:value="0.1976" calcext:value-type="float">
            <text:p>0.1976</text:p>
          </table:table-cell>
          <table:table-cell table:formula="of:=[.E69]/[.B69]" office:value-type="float" office:value="1.17689100655152" calcext:value-type="float">
            <text:p>1.17689100655152</text:p>
          </table:table-cell>
        </table:table-row>
        <table:table-row table:style-name="ro1">
          <table:table-cell table:formula="of:=[$'01_baseline_6.22.0-data'.A70]" office:value-type="string" office:string-value="CloseResource" calcext:value-type="string">
            <text:p>CloseResource</text:p>
          </table:table-cell>
          <table:table-cell table:formula="of:=[$'01_baseline_6.22.0-data'.B70]" office:value-type="float" office:value="0.9412" calcext:value-type="float">
            <text:p>0.9412</text:p>
          </table:table-cell>
          <table:table-cell table:formula="of:=[$'02_master_6.23.0-data'.B70]" office:value-type="float" office:value="1.1057" calcext:value-type="float">
            <text:p>1.1057</text:p>
          </table:table-cell>
          <table:table-cell table:formula="of:=[.C70]/[.B70]" office:value-type="float" office:value="1.17477688057799" calcext:value-type="float">
            <text:p>1.17477688057799</text:p>
          </table:table-cell>
          <table:table-cell table:formula="of:=[$'03_pr2377_6.23.0-data'.B70]" office:value-type="float" office:value="1.088" calcext:value-type="float">
            <text:p>1.088</text:p>
          </table:table-cell>
          <table:table-cell table:formula="of:=[.E70]/[.B70]" office:value-type="float" office:value="1.15597110072248" calcext:value-type="float">
            <text:p>1.15597110072248</text:p>
          </table:table-cell>
        </table:table-row>
        <table:table-row table:style-name="ro1">
          <table:table-cell table:formula="of:=[$'01_baseline_6.22.0-data'.A71]" office:value-type="string" office:string-value="CollapsibleIfStatements" calcext:value-type="string">
            <text:p>CollapsibleIfStatements</text:p>
          </table:table-cell>
          <table:table-cell table:formula="of:=[$'01_baseline_6.22.0-data'.B71]" office:value-type="float" office:value="0.1652" calcext:value-type="float">
            <text:p>0.1652</text:p>
          </table:table-cell>
          <table:table-cell table:formula="of:=[$'02_master_6.23.0-data'.B71]" office:value-type="float" office:value="0.1351" calcext:value-type="float">
            <text:p>0.1351</text:p>
          </table:table-cell>
          <table:table-cell table:formula="of:=[.C71]/[.B71]" office:value-type="float" office:value="0.817796610169491" calcext:value-type="float">
            <text:p>0.817796610169491</text:p>
          </table:table-cell>
          <table:table-cell table:formula="of:=[$'03_pr2377_6.23.0-data'.B71]" office:value-type="float" office:value="0.091" calcext:value-type="float">
            <text:p>0.091</text:p>
          </table:table-cell>
          <table:table-cell table:formula="of:=[.E71]/[.B71]" office:value-type="float" office:value="0.550847457627119" calcext:value-type="float">
            <text:p>0.550847457627119</text:p>
          </table:table-cell>
        </table:table-row>
        <table:table-row table:style-name="ro1">
          <table:table-cell table:formula="of:=[$'01_baseline_6.22.0-data'.A72]" office:value-type="string" office:string-value="CommentContent" calcext:value-type="string">
            <text:p>CommentContent</text:p>
          </table:table-cell>
          <table:table-cell table:formula="of:=[$'01_baseline_6.22.0-data'.B72]" office:value-type="float" office:value="2.0394" calcext:value-type="float">
            <text:p>2.0394</text:p>
          </table:table-cell>
          <table:table-cell table:formula="of:=[$'02_master_6.23.0-data'.B72]" office:value-type="float" office:value="2.1396" calcext:value-type="float">
            <text:p>2.1396</text:p>
          </table:table-cell>
          <table:table-cell table:formula="of:=[.C72]/[.B72]" office:value-type="float" office:value="1.04913209767579" calcext:value-type="float">
            <text:p>1.04913209767579</text:p>
          </table:table-cell>
          <table:table-cell table:formula="of:=[$'03_pr2377_6.23.0-data'.B72]" office:value-type="float" office:value="2.11" calcext:value-type="float">
            <text:p>2.11</text:p>
          </table:table-cell>
          <table:table-cell table:formula="of:=[.E72]/[.B72]" office:value-type="float" office:value="1.03461802490929" calcext:value-type="float">
            <text:p>1.03461802490929</text:p>
          </table:table-cell>
        </table:table-row>
        <table:table-row table:style-name="ro1">
          <table:table-cell table:formula="of:=[$'01_baseline_6.22.0-data'.A73]" office:value-type="string" office:string-value="CommentDefaultAccessModifier" calcext:value-type="string">
            <text:p>CommentDefaultAccessModifier</text:p>
          </table:table-cell>
          <table:table-cell table:formula="of:=[$'01_baseline_6.22.0-data'.B73]" office:value-type="float" office:value="0.6123" calcext:value-type="float">
            <text:p>0.6123</text:p>
          </table:table-cell>
          <table:table-cell table:formula="of:=[$'02_master_6.23.0-data'.B73]" office:value-type="float" office:value="0.5467" calcext:value-type="float">
            <text:p>0.5467</text:p>
          </table:table-cell>
          <table:table-cell table:formula="of:=[.C73]/[.B73]" office:value-type="float" office:value="0.892862975665523" calcext:value-type="float">
            <text:p>0.892862975665523</text:p>
          </table:table-cell>
          <table:table-cell table:formula="of:=[$'03_pr2377_6.23.0-data'.B73]" office:value-type="float" office:value="0.5758" calcext:value-type="float">
            <text:p>0.5758</text:p>
          </table:table-cell>
          <table:table-cell table:formula="of:=[.E73]/[.B73]" office:value-type="float" office:value="0.940388698350482" calcext:value-type="float">
            <text:p>0.940388698350482</text:p>
          </table:table-cell>
        </table:table-row>
        <table:table-row table:style-name="ro1">
          <table:table-cell table:formula="of:=[$'01_baseline_6.22.0-data'.A74]" office:value-type="string" office:string-value="CommentRequired" calcext:value-type="string">
            <text:p>CommentRequired</text:p>
          </table:table-cell>
          <table:table-cell table:formula="of:=[$'01_baseline_6.22.0-data'.B74]" office:value-type="float" office:value="3.1792" calcext:value-type="float">
            <text:p>3.1792</text:p>
          </table:table-cell>
          <table:table-cell table:formula="of:=[$'02_master_6.23.0-data'.B74]" office:value-type="float" office:value="3.2872" calcext:value-type="float">
            <text:p>3.2872</text:p>
          </table:table-cell>
          <table:table-cell table:formula="of:=[.C74]/[.B74]" office:value-type="float" office:value="1.03397081026673" calcext:value-type="float">
            <text:p>1.03397081026673</text:p>
          </table:table-cell>
          <table:table-cell table:formula="of:=[$'03_pr2377_6.23.0-data'.B74]" office:value-type="float" office:value="3.3543" calcext:value-type="float">
            <text:p>3.3543</text:p>
          </table:table-cell>
          <table:table-cell table:formula="of:=[.E74]/[.B74]" office:value-type="float" office:value="1.05507674886764" calcext:value-type="float">
            <text:p>1.05507674886764</text:p>
          </table:table-cell>
        </table:table-row>
        <table:table-row table:style-name="ro1">
          <table:table-cell table:formula="of:=[$'01_baseline_6.22.0-data'.A75]" office:value-type="string" office:string-value="CommentSize" calcext:value-type="string">
            <text:p>CommentSize</text:p>
          </table:table-cell>
          <table:table-cell table:formula="of:=[$'01_baseline_6.22.0-data'.B75]" office:value-type="float" office:value="0.6519" calcext:value-type="float">
            <text:p>0.6519</text:p>
          </table:table-cell>
          <table:table-cell table:formula="of:=[$'02_master_6.23.0-data'.B75]" office:value-type="float" office:value="0.7" calcext:value-type="float">
            <text:p>0.7</text:p>
          </table:table-cell>
          <table:table-cell table:formula="of:=[.C75]/[.B75]" office:value-type="float" office:value="1.07378432274889" calcext:value-type="float">
            <text:p>1.07378432274889</text:p>
          </table:table-cell>
          <table:table-cell table:formula="of:=[$'03_pr2377_6.23.0-data'.B75]" office:value-type="float" office:value="0.8209" calcext:value-type="float">
            <text:p>0.8209</text:p>
          </table:table-cell>
          <table:table-cell table:formula="of:=[.E75]/[.B75]" office:value-type="float" office:value="1.25924221506366" calcext:value-type="float">
            <text:p>1.25924221506366</text:p>
          </table:table-cell>
        </table:table-row>
        <table:table-row table:style-name="ro1">
          <table:table-cell table:formula="of:=[$'01_baseline_6.22.0-data'.A76]" office:value-type="string" office:string-value="CompareObjectsWithEquals" calcext:value-type="string">
            <text:p>CompareObjectsWithEquals</text:p>
          </table:table-cell>
          <table:table-cell table:formula="of:=[$'01_baseline_6.22.0-data'.B76]" office:value-type="float" office:value="0.3939" calcext:value-type="float">
            <text:p>0.3939</text:p>
          </table:table-cell>
          <table:table-cell table:formula="of:=[$'02_master_6.23.0-data'.B76]" office:value-type="float" office:value="0.3686" calcext:value-type="float">
            <text:p>0.3686</text:p>
          </table:table-cell>
          <table:table-cell table:formula="of:=[.C76]/[.B76]" office:value-type="float" office:value="0.935770500126936" calcext:value-type="float">
            <text:p>0.935770500126936</text:p>
          </table:table-cell>
          <table:table-cell table:formula="of:=[$'03_pr2377_6.23.0-data'.B76]" office:value-type="float" office:value="0.3741" calcext:value-type="float">
            <text:p>0.3741</text:p>
          </table:table-cell>
          <table:table-cell table:formula="of:=[.E76]/[.B76]" office:value-type="float" office:value="0.94973343488195" calcext:value-type="float">
            <text:p>0.94973343488195</text:p>
          </table:table-cell>
        </table:table-row>
        <table:table-row table:style-name="ro1">
          <table:table-cell table:formula="of:=[$'01_baseline_6.22.0-data'.A77]" office:value-type="string" office:string-value="ConfusingTernary" calcext:value-type="string">
            <text:p>ConfusingTernary</text:p>
          </table:table-cell>
          <table:table-cell table:formula="of:=[$'01_baseline_6.22.0-data'.B77]" office:value-type="float" office:value="0.431" calcext:value-type="float">
            <text:p>0.431</text:p>
          </table:table-cell>
          <table:table-cell table:formula="of:=[$'02_master_6.23.0-data'.B77]" office:value-type="float" office:value="0.3884" calcext:value-type="float">
            <text:p>0.3884</text:p>
          </table:table-cell>
          <table:table-cell table:formula="of:=[.C77]/[.B77]" office:value-type="float" office:value="0.901160092807425" calcext:value-type="float">
            <text:p>0.901160092807425</text:p>
          </table:table-cell>
          <table:table-cell table:formula="of:=[$'03_pr2377_6.23.0-data'.B77]" office:value-type="float" office:value="0.3964" calcext:value-type="float">
            <text:p>0.3964</text:p>
          </table:table-cell>
          <table:table-cell table:formula="of:=[.E77]/[.B77]" office:value-type="float" office:value="0.919721577726218" calcext:value-type="float">
            <text:p>0.919721577726218</text:p>
          </table:table-cell>
        </table:table-row>
        <table:table-row table:style-name="ro1">
          <table:table-cell table:formula="of:=[$'01_baseline_6.22.0-data'.A78]" office:value-type="string" office:string-value="ConsecutiveAppendsShouldReuse" calcext:value-type="string">
            <text:p>ConsecutiveAppendsShouldReuse</text:p>
          </table:table-cell>
          <table:table-cell table:formula="of:=[$'01_baseline_6.22.0-data'.B78]" office:value-type="float" office:value="0.4856" calcext:value-type="float">
            <text:p>0.4856</text:p>
          </table:table-cell>
          <table:table-cell table:formula="of:=[$'02_master_6.23.0-data'.B78]" office:value-type="float" office:value="0.4976" calcext:value-type="float">
            <text:p>0.4976</text:p>
          </table:table-cell>
          <table:table-cell table:formula="of:=[.C78]/[.B78]" office:value-type="float" office:value="1.02471169686985" calcext:value-type="float">
            <text:p>1.02471169686985</text:p>
          </table:table-cell>
          <table:table-cell table:formula="of:=[$'03_pr2377_6.23.0-data'.B78]" office:value-type="float" office:value="0.5528" calcext:value-type="float">
            <text:p>0.5528</text:p>
          </table:table-cell>
          <table:table-cell table:formula="of:=[.E78]/[.B78]" office:value-type="float" office:value="1.13838550247117" calcext:value-type="float">
            <text:p>1.13838550247117</text:p>
          </table:table-cell>
        </table:table-row>
        <table:table-row table:style-name="ro1">
          <table:table-cell table:formula="of:=[$'01_baseline_6.22.0-data'.A79]" office:value-type="string" office:string-value="ConsecutiveLiteralAppends" calcext:value-type="string">
            <text:p>ConsecutiveLiteralAppends</text:p>
          </table:table-cell>
          <table:table-cell table:formula="of:=[$'01_baseline_6.22.0-data'.B79]" office:value-type="float" office:value="0.4233" calcext:value-type="float">
            <text:p>0.4233</text:p>
          </table:table-cell>
          <table:table-cell table:formula="of:=[$'02_master_6.23.0-data'.B79]" office:value-type="float" office:value="0.4034" calcext:value-type="float">
            <text:p>0.4034</text:p>
          </table:table-cell>
          <table:table-cell table:formula="of:=[.C79]/[.B79]" office:value-type="float" office:value="0.952988424285377" calcext:value-type="float">
            <text:p>0.952988424285377</text:p>
          </table:table-cell>
          <table:table-cell table:formula="of:=[$'03_pr2377_6.23.0-data'.B79]" office:value-type="float" office:value="0.4111" calcext:value-type="float">
            <text:p>0.4111</text:p>
          </table:table-cell>
          <table:table-cell table:formula="of:=[.E79]/[.B79]" office:value-type="float" office:value="0.971178832978975" calcext:value-type="float">
            <text:p>0.971178832978975</text:p>
          </table:table-cell>
        </table:table-row>
        <table:table-row table:style-name="ro1">
          <table:table-cell table:formula="of:=[$'01_baseline_6.22.0-data'.A80]" office:value-type="string" office:string-value="ConstantsInInterface" calcext:value-type="string">
            <text:p>ConstantsInInterface</text:p>
          </table:table-cell>
          <table:table-cell table:formula="of:=[$'01_baseline_6.22.0-data'.B80]" office:value-type="float" office:value="0.0922" calcext:value-type="float">
            <text:p>0.0922</text:p>
          </table:table-cell>
          <table:table-cell table:formula="of:=[$'02_master_6.23.0-data'.B80]" office:value-type="float" office:value="0.0948" calcext:value-type="float">
            <text:p>0.0948</text:p>
          </table:table-cell>
          <table:table-cell table:formula="of:=[.C80]/[.B80]" office:value-type="float" office:value="1.02819956616052" calcext:value-type="float">
            <text:p>1.02819956616052</text:p>
          </table:table-cell>
          <table:table-cell table:formula="of:=[$'03_pr2377_6.23.0-data'.B80]" office:value-type="float" office:value="0.1716" calcext:value-type="float">
            <text:p>0.1716</text:p>
          </table:table-cell>
          <table:table-cell table:formula="of:=[.E80]/[.B80]" office:value-type="float" office:value="1.86117136659436" calcext:value-type="float">
            <text:p>1.86117136659436</text:p>
          </table:table-cell>
        </table:table-row>
        <table:table-row table:style-name="ro1">
          <table:table-cell table:formula="of:=[$'01_baseline_6.22.0-data'.A81]" office:value-type="string" office:string-value="ConstructorCallsOverridableMethod" calcext:value-type="string">
            <text:p>ConstructorCallsOverridableMethod</text:p>
          </table:table-cell>
          <table:table-cell table:formula="of:=[$'01_baseline_6.22.0-data'.B81]" office:value-type="float" office:value="0.9136" calcext:value-type="float">
            <text:p>0.9136</text:p>
          </table:table-cell>
          <table:table-cell table:formula="of:=[$'02_master_6.23.0-data'.B81]" office:value-type="float" office:value="0.9254" calcext:value-type="float">
            <text:p>0.9254</text:p>
          </table:table-cell>
          <table:table-cell table:formula="of:=[.C81]/[.B81]" office:value-type="float" office:value="1.01291593695271" calcext:value-type="float">
            <text:p>1.01291593695271</text:p>
          </table:table-cell>
          <table:table-cell table:formula="of:=[$'03_pr2377_6.23.0-data'.B81]" office:value-type="float" office:value="0.9883" calcext:value-type="float">
            <text:p>0.9883</text:p>
          </table:table-cell>
          <table:table-cell table:formula="of:=[.E81]/[.B81]" office:value-type="float" office:value="1.08176444833625" calcext:value-type="float">
            <text:p>1.08176444833625</text:p>
          </table:table-cell>
        </table:table-row>
        <table:table-row table:style-name="ro1">
          <table:table-cell table:formula="of:=[$'01_baseline_6.22.0-data'.A82]" office:value-type="string" office:string-value="ControlStatementBraces" calcext:value-type="string">
            <text:p>ControlStatementBraces</text:p>
          </table:table-cell>
          <table:table-cell table:formula="of:=[$'01_baseline_6.22.0-data'.B82]" office:value-type="float" office:value="5.5069" calcext:value-type="float">
            <text:p>5.5069</text:p>
          </table:table-cell>
          <table:table-cell table:formula="of:=[$'02_master_6.23.0-data'.B82]" office:value-type="float" office:value="1.0524" calcext:value-type="float">
            <text:p>1.0524</text:p>
          </table:table-cell>
          <table:table-cell table:formula="of:=[.C82]/[.B82]" office:value-type="float" office:value="0.191105703753473" calcext:value-type="float">
            <text:p>0.191105703753473</text:p>
          </table:table-cell>
          <table:table-cell table:formula="of:=[$'03_pr2377_6.23.0-data'.B82]" office:value-type="float" office:value="0.9993" calcext:value-type="float">
            <text:p>0.9993</text:p>
          </table:table-cell>
          <table:table-cell table:formula="of:=[.E82]/[.B82]" office:value-type="float" office:value="0.181463255188945" calcext:value-type="float">
            <text:p>0.181463255188945</text:p>
          </table:table-cell>
        </table:table-row>
        <table:table-row table:style-name="ro1">
          <table:table-cell table:formula="of:=[$'01_baseline_6.22.0-data'.A83]" office:value-type="string" office:string-value="CouplingBetweenObjects" calcext:value-type="string">
            <text:p>CouplingBetweenObjects</text:p>
          </table:table-cell>
          <table:table-cell table:formula="of:=[$'01_baseline_6.22.0-data'.B83]" office:value-type="float" office:value="0.5445" calcext:value-type="float">
            <text:p>0.5445</text:p>
          </table:table-cell>
          <table:table-cell table:formula="of:=[$'02_master_6.23.0-data'.B83]" office:value-type="float" office:value="0.5788" calcext:value-type="float">
            <text:p>0.5788</text:p>
          </table:table-cell>
          <table:table-cell table:formula="of:=[.C83]/[.B83]" office:value-type="float" office:value="1.06299357208448" calcext:value-type="float">
            <text:p>1.06299357208448</text:p>
          </table:table-cell>
          <table:table-cell table:formula="of:=[$'03_pr2377_6.23.0-data'.B83]" office:value-type="float" office:value="0.5801" calcext:value-type="float">
            <text:p>0.5801</text:p>
          </table:table-cell>
          <table:table-cell table:formula="of:=[.E83]/[.B83]" office:value-type="float" office:value="1.0653810835629" calcext:value-type="float">
            <text:p>1.0653810835629</text:p>
          </table:table-cell>
        </table:table-row>
        <table:table-row table:style-name="ro1">
          <table:table-cell table:formula="of:=[$'01_baseline_6.22.0-data'.A84]" office:value-type="string" office:string-value="CyclomaticComplexity" calcext:value-type="string">
            <text:p>CyclomaticComplexity</text:p>
          </table:table-cell>
          <table:table-cell table:formula="of:=[$'01_baseline_6.22.0-data'.B84]" office:value-type="float" office:value="0.6179" calcext:value-type="float">
            <text:p>0.6179</text:p>
          </table:table-cell>
          <table:table-cell table:formula="of:=[$'02_master_6.23.0-data'.B84]" office:value-type="float" office:value="0.628" calcext:value-type="float">
            <text:p>0.628</text:p>
          </table:table-cell>
          <table:table-cell table:formula="of:=[.C84]/[.B84]" office:value-type="float" office:value="1.01634568700437" calcext:value-type="float">
            <text:p>1.01634568700437</text:p>
          </table:table-cell>
          <table:table-cell table:formula="of:=[$'03_pr2377_6.23.0-data'.B84]" office:value-type="float" office:value="0.6292" calcext:value-type="float">
            <text:p>0.6292</text:p>
          </table:table-cell>
          <table:table-cell table:formula="of:=[.E84]/[.B84]" office:value-type="float" office:value="1.01828774882667" calcext:value-type="float">
            <text:p>1.01828774882667</text:p>
          </table:table-cell>
        </table:table-row>
        <table:table-row table:style-name="ro1">
          <table:table-cell table:formula="of:=[$'01_baseline_6.22.0-data'.A85]" office:value-type="string" office:string-value="DataClass" calcext:value-type="string">
            <text:p>DataClass</text:p>
          </table:table-cell>
          <table:table-cell table:formula="of:=[$'01_baseline_6.22.0-data'.B85]" office:value-type="float" office:value="0.8329" calcext:value-type="float">
            <text:p>0.8329</text:p>
          </table:table-cell>
          <table:table-cell table:formula="of:=[$'02_master_6.23.0-data'.B85]" office:value-type="float" office:value="0.8328" calcext:value-type="float">
            <text:p>0.8328</text:p>
          </table:table-cell>
          <table:table-cell table:formula="of:=[.C85]/[.B85]" office:value-type="float" office:value="0.999879937567535" calcext:value-type="float">
            <text:p>0.999879937567535</text:p>
          </table:table-cell>
          <table:table-cell table:formula="of:=[$'03_pr2377_6.23.0-data'.B85]" office:value-type="float" office:value="0.8544" calcext:value-type="float">
            <text:p>0.8544</text:p>
          </table:table-cell>
          <table:table-cell table:formula="of:=[.E85]/[.B85]" office:value-type="float" office:value="1.02581342297995" calcext:value-type="float">
            <text:p>1.02581342297995</text:p>
          </table:table-cell>
        </table:table-row>
        <table:table-row table:style-name="ro1">
          <table:table-cell table:formula="of:=[$'01_baseline_6.22.0-data'.A86]" office:value-type="string" office:string-value="DataflowAnomalyAnalysis" calcext:value-type="string">
            <text:p>DataflowAnomalyAnalysis</text:p>
          </table:table-cell>
          <table:table-cell table:formula="of:=[$'01_baseline_6.22.0-data'.B86]" office:value-type="float" office:value="2.0445" calcext:value-type="float">
            <text:p>2.0445</text:p>
          </table:table-cell>
          <table:table-cell table:formula="of:=[$'02_master_6.23.0-data'.B86]" office:value-type="float" office:value="1.9615" calcext:value-type="float">
            <text:p>1.9615</text:p>
          </table:table-cell>
          <table:table-cell table:formula="of:=[.C86]/[.B86]" office:value-type="float" office:value="0.959403277084862" calcext:value-type="float">
            <text:p>0.959403277084862</text:p>
          </table:table-cell>
          <table:table-cell table:formula="of:=[$'03_pr2377_6.23.0-data'.B86]" office:value-type="float" office:value="2.0361" calcext:value-type="float">
            <text:p>2.0361</text:p>
          </table:table-cell>
          <table:table-cell table:formula="of:=[.E86]/[.B86]" office:value-type="float" office:value="0.995891415994131" calcext:value-type="float">
            <text:p>0.995891415994131</text:p>
          </table:table-cell>
        </table:table-row>
        <table:table-row table:style-name="ro1">
          <table:table-cell table:formula="of:=[$'01_baseline_6.22.0-data'.A87]" office:value-type="string" office:string-value="DefaultLabelNotLastInSwitchStmt" calcext:value-type="string">
            <text:p>DefaultLabelNotLastInSwitchStmt</text:p>
          </table:table-cell>
          <table:table-cell table:formula="of:=[$'01_baseline_6.22.0-data'.B87]" office:value-type="float" office:value="0.0058" calcext:value-type="float">
            <text:p>0.0058</text:p>
          </table:table-cell>
          <table:table-cell table:formula="of:=[$'02_master_6.23.0-data'.B87]" office:value-type="float" office:value="0.0069" calcext:value-type="float">
            <text:p>0.0069</text:p>
          </table:table-cell>
          <table:table-cell table:formula="of:=[.C87]/[.B87]" office:value-type="float" office:value="1.18965517241379" calcext:value-type="float">
            <text:p>1.18965517241379</text:p>
          </table:table-cell>
          <table:table-cell table:formula="of:=[$'03_pr2377_6.23.0-data'.B87]" office:value-type="float" office:value="0.0055" calcext:value-type="float">
            <text:p>0.0055</text:p>
          </table:table-cell>
          <table:table-cell table:formula="of:=[.E87]/[.B87]" office:value-type="float" office:value="0.948275862068966" calcext:value-type="float">
            <text:p>0.948275862068966</text:p>
          </table:table-cell>
        </table:table-row>
        <table:table-row table:style-name="ro1">
          <table:table-cell table:formula="of:=[$'01_baseline_6.22.0-data'.A88]" office:value-type="string" office:string-value="DefaultPackage" calcext:value-type="string">
            <text:p>DefaultPackage</text:p>
          </table:table-cell>
          <table:table-cell table:formula="of:=[$'01_baseline_6.22.0-data'.B88]" office:value-type="float" office:value="0.471" calcext:value-type="float">
            <text:p>0.471</text:p>
          </table:table-cell>
          <table:table-cell table:formula="of:=[$'02_master_6.23.0-data'.B88]" office:value-type="float" office:value="0.49" calcext:value-type="float">
            <text:p>0.49</text:p>
          </table:table-cell>
          <table:table-cell table:formula="of:=[.C88]/[.B88]" office:value-type="float" office:value="1.04033970276009" calcext:value-type="float">
            <text:p>1.04033970276009</text:p>
          </table:table-cell>
          <table:table-cell table:formula="of:=[$'03_pr2377_6.23.0-data'.B88]" office:value-type="float" office:value="0.2395" calcext:value-type="float">
            <text:p>0.2395</text:p>
          </table:table-cell>
          <table:table-cell table:formula="of:=[.E88]/[.B88]" office:value-type="float" office:value="0.508492569002123" calcext:value-type="float">
            <text:p>0.508492569002123</text:p>
          </table:table-cell>
        </table:table-row>
        <table:table-row table:style-name="ro1">
          <table:table-cell table:formula="of:=[$'01_baseline_6.22.0-data'.A89]" office:value-type="string" office:string-value="DetachedTestCase" calcext:value-type="string">
            <text:p>DetachedTestCase</text:p>
          </table:table-cell>
          <table:table-cell table:formula="of:=[$'01_baseline_6.22.0-data'.B89]" office:value-type="float" office:value="2.7936" calcext:value-type="float">
            <text:p>2.7936</text:p>
          </table:table-cell>
          <table:table-cell table:formula="of:=[$'02_master_6.23.0-data'.B89]" office:value-type="float" office:value="0.4972" calcext:value-type="float">
            <text:p>0.4972</text:p>
          </table:table-cell>
          <table:table-cell table:formula="of:=[.C89]/[.B89]" office:value-type="float" office:value="0.177978235967927" calcext:value-type="float">
            <text:p>0.177978235967927</text:p>
          </table:table-cell>
          <table:table-cell table:formula="of:=[$'03_pr2377_6.23.0-data'.B89]" office:value-type="float" office:value="0.3356" calcext:value-type="float">
            <text:p>0.3356</text:p>
          </table:table-cell>
          <table:table-cell table:formula="of:=[.E89]/[.B89]" office:value-type="float" office:value="0.120131729667812" calcext:value-type="float">
            <text:p>0.120131729667812</text:p>
          </table:table-cell>
        </table:table-row>
        <table:table-row table:style-name="ro1">
          <table:table-cell table:formula="of:=[$'01_baseline_6.22.0-data'.A90]" office:value-type="string" office:string-value="DoNotCallGarbageCollectionExplicitly" calcext:value-type="string">
            <text:p>DoNotCallGarbageCollectionExplicitly</text:p>
          </table:table-cell>
          <table:table-cell table:formula="of:=[$'01_baseline_6.22.0-data'.B90]" office:value-type="float" office:value="1.3085" calcext:value-type="float">
            <text:p>1.3085</text:p>
          </table:table-cell>
          <table:table-cell table:formula="of:=[$'02_master_6.23.0-data'.B90]" office:value-type="float" office:value="1.3568" calcext:value-type="float">
            <text:p>1.3568</text:p>
          </table:table-cell>
          <table:table-cell table:formula="of:=[.C90]/[.B90]" office:value-type="float" office:value="1.03691249522354" calcext:value-type="float">
            <text:p>1.03691249522354</text:p>
          </table:table-cell>
          <table:table-cell table:formula="of:=[$'03_pr2377_6.23.0-data'.B90]" office:value-type="float" office:value="1.039" calcext:value-type="float">
            <text:p>1.039</text:p>
          </table:table-cell>
          <table:table-cell table:formula="of:=[.E90]/[.B90]" office:value-type="float" office:value="0.794038975926634" calcext:value-type="float">
            <text:p>0.794038975926634</text:p>
          </table:table-cell>
        </table:table-row>
        <table:table-row table:style-name="ro1">
          <table:table-cell table:formula="of:=[$'01_baseline_6.22.0-data'.A91]" office:value-type="string" office:string-value="DoNotCallSystemExit" calcext:value-type="string">
            <text:p>DoNotCallSystemExit</text:p>
          </table:table-cell>
          <table:table-cell table:formula="of:=[$'01_baseline_6.22.0-data'.B91]" office:value-type="float" office:value="1.1867" calcext:value-type="float">
            <text:p>1.1867</text:p>
          </table:table-cell>
          <table:table-cell table:formula="of:=[$'02_master_6.23.0-data'.B91]" office:value-type="float" office:value="1.2271" calcext:value-type="float">
            <text:p>1.2271</text:p>
          </table:table-cell>
          <table:table-cell table:formula="of:=[.C91]/[.B91]" office:value-type="float" office:value="1.03404398752844" calcext:value-type="float">
            <text:p>1.03404398752844</text:p>
          </table:table-cell>
          <table:table-cell table:formula="of:=[$'03_pr2377_6.23.0-data'.B91]" office:value-type="float" office:value="0.9859" calcext:value-type="float">
            <text:p>0.9859</text:p>
          </table:table-cell>
          <table:table-cell table:formula="of:=[.E91]/[.B91]" office:value-type="float" office:value="0.830791269908148" calcext:value-type="float">
            <text:p>0.830791269908148</text:p>
          </table:table-cell>
        </table:table-row>
        <table:table-row table:style-name="ro1">
          <table:table-cell table:formula="of:=[$'01_baseline_6.22.0-data'.A92]" office:value-type="string" office:string-value="DoNotExtendJavaLangError" calcext:value-type="string">
            <text:p>DoNotExtendJavaLangError</text:p>
          </table:table-cell>
          <table:table-cell table:formula="of:=[$'01_baseline_6.22.0-data'.B92]" office:value-type="float" office:value="0.0213" calcext:value-type="float">
            <text:p>0.0213</text:p>
          </table:table-cell>
          <table:table-cell table:formula="of:=[$'02_master_6.23.0-data'.B92]" office:value-type="float" office:value="0.021" calcext:value-type="float">
            <text:p>0.021</text:p>
          </table:table-cell>
          <table:table-cell table:formula="of:=[.C92]/[.B92]" office:value-type="float" office:value="0.985915492957747" calcext:value-type="float">
            <text:p>0.985915492957747</text:p>
          </table:table-cell>
          <table:table-cell table:formula="of:=[$'03_pr2377_6.23.0-data'.B92]" office:value-type="float" office:value="0.03" calcext:value-type="float">
            <text:p>0.03</text:p>
          </table:table-cell>
          <table:table-cell table:formula="of:=[.E92]/[.B92]" office:value-type="float" office:value="1.40845070422535" calcext:value-type="float">
            <text:p>1.40845070422535</text:p>
          </table:table-cell>
        </table:table-row>
        <table:table-row table:style-name="ro1">
          <table:table-cell table:formula="of:=[$'01_baseline_6.22.0-data'.A93]" office:value-type="string" office:string-value="DoNotExtendJavaLangThrowable" calcext:value-type="string">
            <text:p>DoNotExtendJavaLangThrowable</text:p>
          </table:table-cell>
          <table:table-cell table:formula="of:=[$'01_baseline_6.22.0-data'.B93]" office:value-type="float" office:value="0.0304" calcext:value-type="float">
            <text:p>0.0304</text:p>
          </table:table-cell>
          <table:table-cell table:formula="of:=[$'02_master_6.23.0-data'.B93]" office:value-type="float" office:value="0.0316" calcext:value-type="float">
            <text:p>0.0316</text:p>
          </table:table-cell>
          <table:table-cell table:formula="of:=[.C93]/[.B93]" office:value-type="float" office:value="1.03947368421053" calcext:value-type="float">
            <text:p>1.03947368421053</text:p>
          </table:table-cell>
          <table:table-cell table:formula="of:=[$'03_pr2377_6.23.0-data'.B93]" office:value-type="float" office:value="0.0286" calcext:value-type="float">
            <text:p>0.0286</text:p>
          </table:table-cell>
          <table:table-cell table:formula="of:=[.E93]/[.B93]" office:value-type="float" office:value="0.94078947368421" calcext:value-type="float">
            <text:p>0.94078947368421</text:p>
          </table:table-cell>
        </table:table-row>
        <table:table-row table:style-name="ro1">
          <table:table-cell table:formula="of:=[$'01_baseline_6.22.0-data'.A94]" office:value-type="string" office:string-value="DoNotHardCodeSDCard" calcext:value-type="string">
            <text:p>DoNotHardCodeSDCard</text:p>
          </table:table-cell>
          <table:table-cell table:formula="of:=[$'01_baseline_6.22.0-data'.B94]" office:value-type="float" office:value="0.3662" calcext:value-type="float">
            <text:p>0.3662</text:p>
          </table:table-cell>
          <table:table-cell table:formula="of:=[$'02_master_6.23.0-data'.B94]" office:value-type="float" office:value="0.3606" calcext:value-type="float">
            <text:p>0.3606</text:p>
          </table:table-cell>
          <table:table-cell table:formula="of:=[.C94]/[.B94]" office:value-type="float" office:value="0.984707809939924" calcext:value-type="float">
            <text:p>0.984707809939924</text:p>
          </table:table-cell>
          <table:table-cell table:formula="of:=[$'03_pr2377_6.23.0-data'.B94]" office:value-type="float" office:value="0.3238" calcext:value-type="float">
            <text:p>0.3238</text:p>
          </table:table-cell>
          <table:table-cell table:formula="of:=[.E94]/[.B94]" office:value-type="float" office:value="0.884216275259421" calcext:value-type="float">
            <text:p>0.884216275259421</text:p>
          </table:table-cell>
        </table:table-row>
        <table:table-row table:style-name="ro1">
          <table:table-cell table:formula="of:=[$'01_baseline_6.22.0-data'.A95]" office:value-type="string" office:string-value="DoNotThrowExceptionInFinally" calcext:value-type="string">
            <text:p>DoNotThrowExceptionInFinally</text:p>
          </table:table-cell>
          <table:table-cell table:formula="of:=[$'01_baseline_6.22.0-data'.B95]" office:value-type="float" office:value="0.0062" calcext:value-type="float">
            <text:p>0.0062</text:p>
          </table:table-cell>
          <table:table-cell table:formula="of:=[$'02_master_6.23.0-data'.B95]" office:value-type="float" office:value="0.0063" calcext:value-type="float">
            <text:p>0.0063</text:p>
          </table:table-cell>
          <table:table-cell table:formula="of:=[.C95]/[.B95]" office:value-type="float" office:value="1.01612903225806" calcext:value-type="float">
            <text:p>1.01612903225806</text:p>
          </table:table-cell>
          <table:table-cell table:formula="of:=[$'03_pr2377_6.23.0-data'.B95]" office:value-type="float" office:value="0.0051" calcext:value-type="float">
            <text:p>0.0051</text:p>
          </table:table-cell>
          <table:table-cell table:formula="of:=[.E95]/[.B95]" office:value-type="float" office:value="0.82258064516129" calcext:value-type="float">
            <text:p>0.82258064516129</text:p>
          </table:table-cell>
        </table:table-row>
        <table:table-row table:style-name="ro1">
          <table:table-cell table:formula="of:=[$'01_baseline_6.22.0-data'.A96]" office:value-type="string" office:string-value="DoNotUseThreads" calcext:value-type="string">
            <text:p>DoNotUseThreads</text:p>
          </table:table-cell>
          <table:table-cell table:formula="of:=[$'01_baseline_6.22.0-data'.B96]" office:value-type="float" office:value="0.7275" calcext:value-type="float">
            <text:p>0.7275</text:p>
          </table:table-cell>
          <table:table-cell table:formula="of:=[$'02_master_6.23.0-data'.B96]" office:value-type="float" office:value="1.0831" calcext:value-type="float">
            <text:p>1.0831</text:p>
          </table:table-cell>
          <table:table-cell table:formula="of:=[.C96]/[.B96]" office:value-type="float" office:value="1.48879725085911" calcext:value-type="float">
            <text:p>1.48879725085911</text:p>
          </table:table-cell>
          <table:table-cell table:formula="of:=[$'03_pr2377_6.23.0-data'.B96]" office:value-type="float" office:value="1.4714" calcext:value-type="float">
            <text:p>1.4714</text:p>
          </table:table-cell>
          <table:table-cell table:formula="of:=[.E96]/[.B96]" office:value-type="float" office:value="2.02254295532646" calcext:value-type="float">
            <text:p>2.02254295532646</text:p>
          </table:table-cell>
        </table:table-row>
        <table:table-row table:style-name="ro1">
          <table:table-cell table:formula="of:=[$'01_baseline_6.22.0-data'.A97]" office:value-type="string" office:string-value="DontCallThreadRun" calcext:value-type="string">
            <text:p>DontCallThreadRun</text:p>
          </table:table-cell>
          <table:table-cell table:formula="of:=[$'01_baseline_6.22.0-data'.B97]" office:value-type="float" office:value="0.5241" calcext:value-type="float">
            <text:p>0.5241</text:p>
          </table:table-cell>
          <table:table-cell table:formula="of:=[$'02_master_6.23.0-data'.B97]" office:value-type="float" office:value="0.2887" calcext:value-type="float">
            <text:p>0.2887</text:p>
          </table:table-cell>
          <table:table-cell table:formula="of:=[.C97]/[.B97]" office:value-type="float" office:value="0.550849074604083" calcext:value-type="float">
            <text:p>0.550849074604083</text:p>
          </table:table-cell>
          <table:table-cell table:formula="of:=[$'03_pr2377_6.23.0-data'.B97]" office:value-type="float" office:value="0.2835" calcext:value-type="float">
            <text:p>0.2835</text:p>
          </table:table-cell>
          <table:table-cell table:formula="of:=[.E97]/[.B97]" office:value-type="float" office:value="0.540927303949628" calcext:value-type="float">
            <text:p>0.540927303949628</text:p>
          </table:table-cell>
        </table:table-row>
        <table:table-row table:style-name="ro1">
          <table:table-cell table:formula="of:=[$'01_baseline_6.22.0-data'.A98]" office:value-type="string" office:string-value="DontImportJavaLang" calcext:value-type="string">
            <text:p>DontImportJavaLang</text:p>
          </table:table-cell>
          <table:table-cell table:formula="of:=[$'01_baseline_6.22.0-data'.B98]" office:value-type="float" office:value="0.4854" calcext:value-type="float">
            <text:p>0.4854</text:p>
          </table:table-cell>
          <table:table-cell table:formula="of:=[$'02_master_6.23.0-data'.B98]" office:value-type="float" office:value="0.351" calcext:value-type="float">
            <text:p>0.351</text:p>
          </table:table-cell>
          <table:table-cell table:formula="of:=[.C98]/[.B98]" office:value-type="float" office:value="0.723114956736712" calcext:value-type="float">
            <text:p>0.723114956736712</text:p>
          </table:table-cell>
          <table:table-cell table:formula="of:=[$'03_pr2377_6.23.0-data'.B98]" office:value-type="float" office:value="0.3581" calcext:value-type="float">
            <text:p>0.3581</text:p>
          </table:table-cell>
          <table:table-cell table:formula="of:=[.E98]/[.B98]" office:value-type="float" office:value="0.737742068397198" calcext:value-type="float">
            <text:p>0.737742068397198</text:p>
          </table:table-cell>
        </table:table-row>
        <table:table-row table:style-name="ro1">
          <table:table-cell table:formula="of:=[$'01_baseline_6.22.0-data'.A99]" office:value-type="string" office:string-value="DontImportSun" calcext:value-type="string">
            <text:p>DontImportSun</text:p>
          </table:table-cell>
          <table:table-cell table:formula="of:=[$'01_baseline_6.22.0-data'.B99]" office:value-type="float" office:value="0.4115" calcext:value-type="float">
            <text:p>0.4115</text:p>
          </table:table-cell>
          <table:table-cell table:formula="of:=[$'02_master_6.23.0-data'.B99]" office:value-type="float" office:value="0.3771" calcext:value-type="float">
            <text:p>0.3771</text:p>
          </table:table-cell>
          <table:table-cell table:formula="of:=[.C99]/[.B99]" office:value-type="float" office:value="0.91640340218712" calcext:value-type="float">
            <text:p>0.91640340218712</text:p>
          </table:table-cell>
          <table:table-cell table:formula="of:=[$'03_pr2377_6.23.0-data'.B99]" office:value-type="float" office:value="0.3859" calcext:value-type="float">
            <text:p>0.3859</text:p>
          </table:table-cell>
          <table:table-cell table:formula="of:=[.E99]/[.B99]" office:value-type="float" office:value="0.93778857837181" calcext:value-type="float">
            <text:p>0.93778857837181</text:p>
          </table:table-cell>
        </table:table-row>
        <table:table-row table:style-name="ro1">
          <table:table-cell table:formula="of:=[$'01_baseline_6.22.0-data'.A100]" office:value-type="string" office:string-value="DontUseFloatTypeForLoopIndices" calcext:value-type="string">
            <text:p>DontUseFloatTypeForLoopIndices</text:p>
          </table:table-cell>
          <table:table-cell table:formula="of:=[$'01_baseline_6.22.0-data'.B100]" office:value-type="float" office:value="0.009" calcext:value-type="float">
            <text:p>0.009</text:p>
          </table:table-cell>
          <table:table-cell table:formula="of:=[$'02_master_6.23.0-data'.B100]" office:value-type="float" office:value="0.0106" calcext:value-type="float">
            <text:p>0.0106</text:p>
          </table:table-cell>
          <table:table-cell table:formula="of:=[.C100]/[.B100]" office:value-type="float" office:value="1.17777777777778" calcext:value-type="float">
            <text:p>1.17777777777778</text:p>
          </table:table-cell>
          <table:table-cell table:formula="of:=[$'03_pr2377_6.23.0-data'.B100]" office:value-type="float" office:value="0.0138" calcext:value-type="float">
            <text:p>0.0138</text:p>
          </table:table-cell>
          <table:table-cell table:formula="of:=[.E100]/[.B100]" office:value-type="float" office:value="1.53333333333333" calcext:value-type="float">
            <text:p>1.53333333333333</text:p>
          </table:table-cell>
        </table:table-row>
        <table:table-row table:style-name="ro1">
          <table:table-cell table:formula="of:=[$'01_baseline_6.22.0-data'.A101]" office:value-type="string" office:string-value="DoubleBraceInitialization" calcext:value-type="string">
            <text:p>DoubleBraceInitialization</text:p>
          </table:table-cell>
          <table:table-cell table:formula="of:=[$'01_baseline_6.22.0-data'.B101]" office:value-type="float" office:value="1.166" calcext:value-type="float">
            <text:p>1.166</text:p>
          </table:table-cell>
          <table:table-cell table:formula="of:=[$'02_master_6.23.0-data'.B101]" office:value-type="float" office:value="0.2403" calcext:value-type="float">
            <text:p>0.2403</text:p>
          </table:table-cell>
          <table:table-cell table:formula="of:=[.C101]/[.B101]" office:value-type="float" office:value="0.206089193825043" calcext:value-type="float">
            <text:p>0.206089193825043</text:p>
          </table:table-cell>
          <table:table-cell table:formula="of:=[$'03_pr2377_6.23.0-data'.B101]" office:value-type="float" office:value="0.0829" calcext:value-type="float">
            <text:p>0.0829</text:p>
          </table:table-cell>
          <table:table-cell table:formula="of:=[.E101]/[.B101]" office:value-type="float" office:value="0.0710977701543739" calcext:value-type="float">
            <text:p>0.071097770154374</text:p>
          </table:table-cell>
        </table:table-row>
        <table:table-row table:style-name="ro1">
          <table:table-cell table:formula="of:=[$'01_baseline_6.22.0-data'.A102]" office:value-type="string" office:string-value="DoubleCheckedLocking" calcext:value-type="string">
            <text:p>DoubleCheckedLocking</text:p>
          </table:table-cell>
          <table:table-cell table:formula="of:=[$'01_baseline_6.22.0-data'.B102]" office:value-type="float" office:value="0.5043" calcext:value-type="float">
            <text:p>0.5043</text:p>
          </table:table-cell>
          <table:table-cell table:formula="of:=[$'02_master_6.23.0-data'.B102]" office:value-type="float" office:value="0.5462" calcext:value-type="float">
            <text:p>0.5462</text:p>
          </table:table-cell>
          <table:table-cell table:formula="of:=[.C102]/[.B102]" office:value-type="float" office:value="1.08308546500099" calcext:value-type="float">
            <text:p>1.08308546500099</text:p>
          </table:table-cell>
          <table:table-cell table:formula="of:=[$'03_pr2377_6.23.0-data'.B102]" office:value-type="float" office:value="0.6364" calcext:value-type="float">
            <text:p>0.6364</text:p>
          </table:table-cell>
          <table:table-cell table:formula="of:=[.E102]/[.B102]" office:value-type="float" office:value="1.26194725361888" calcext:value-type="float">
            <text:p>1.26194725361888</text:p>
          </table:table-cell>
        </table:table-row>
        <table:table-row table:style-name="ro1">
          <table:table-cell table:formula="of:=[$'01_baseline_6.22.0-data'.A103]" office:value-type="string" office:string-value="DuplicateImports" calcext:value-type="string">
            <text:p>DuplicateImports</text:p>
          </table:table-cell>
          <table:table-cell table:formula="of:=[$'01_baseline_6.22.0-data'.B103]" office:value-type="float" office:value="0.3924" calcext:value-type="float">
            <text:p>0.3924</text:p>
          </table:table-cell>
          <table:table-cell table:formula="of:=[$'02_master_6.23.0-data'.B103]" office:value-type="float" office:value="0.3712" calcext:value-type="float">
            <text:p>0.3712</text:p>
          </table:table-cell>
          <table:table-cell table:formula="of:=[.C103]/[.B103]" office:value-type="float" office:value="0.945973496432212" calcext:value-type="float">
            <text:p>0.945973496432212</text:p>
          </table:table-cell>
          <table:table-cell table:formula="of:=[$'03_pr2377_6.23.0-data'.B103]" office:value-type="float" office:value="0.3801" calcext:value-type="float">
            <text:p>0.3801</text:p>
          </table:table-cell>
          <table:table-cell table:formula="of:=[.E103]/[.B103]" office:value-type="float" office:value="0.968654434250765" calcext:value-type="float">
            <text:p>0.968654434250765</text:p>
          </table:table-cell>
        </table:table-row>
        <table:table-row table:style-name="ro1">
          <table:table-cell table:formula="of:=[$'01_baseline_6.22.0-data'.A104]" office:value-type="string" office:string-value="EmptyCatchBlock" calcext:value-type="string">
            <text:p>EmptyCatchBlock</text:p>
          </table:table-cell>
          <table:table-cell table:formula="of:=[$'01_baseline_6.22.0-data'.B104]" office:value-type="float" office:value="0.0241" calcext:value-type="float">
            <text:p>0.0241</text:p>
          </table:table-cell>
          <table:table-cell table:formula="of:=[$'02_master_6.23.0-data'.B104]" office:value-type="float" office:value="0.0257" calcext:value-type="float">
            <text:p>0.0257</text:p>
          </table:table-cell>
          <table:table-cell table:formula="of:=[.C104]/[.B104]" office:value-type="float" office:value="1.06639004149378" calcext:value-type="float">
            <text:p>1.06639004149378</text:p>
          </table:table-cell>
          <table:table-cell table:formula="of:=[$'03_pr2377_6.23.0-data'.B104]" office:value-type="float" office:value="0.0531" calcext:value-type="float">
            <text:p>0.0531</text:p>
          </table:table-cell>
          <table:table-cell table:formula="of:=[.E104]/[.B104]" office:value-type="float" office:value="2.20331950207469" calcext:value-type="float">
            <text:p>2.20331950207469</text:p>
          </table:table-cell>
        </table:table-row>
        <table:table-row table:style-name="ro1">
          <table:table-cell table:formula="of:=[$'01_baseline_6.22.0-data'.A105]" office:value-type="string" office:string-value="EmptyFinalizer" calcext:value-type="string">
            <text:p>EmptyFinalizer</text:p>
          </table:table-cell>
          <table:table-cell table:formula="of:=[$'01_baseline_6.22.0-data'.B105]" office:value-type="float" office:value="0.1888" calcext:value-type="float">
            <text:p>0.1888</text:p>
          </table:table-cell>
          <table:table-cell table:formula="of:=[$'02_master_6.23.0-data'.B105]" office:value-type="float" office:value="0.1812" calcext:value-type="float">
            <text:p>0.1812</text:p>
          </table:table-cell>
          <table:table-cell table:formula="of:=[.C105]/[.B105]" office:value-type="float" office:value="0.959745762711864" calcext:value-type="float">
            <text:p>0.959745762711864</text:p>
          </table:table-cell>
          <table:table-cell table:formula="of:=[$'03_pr2377_6.23.0-data'.B105]" office:value-type="float" office:value="0.1208" calcext:value-type="float">
            <text:p>0.1208</text:p>
          </table:table-cell>
          <table:table-cell table:formula="of:=[.E105]/[.B105]" office:value-type="float" office:value="0.639830508474576" calcext:value-type="float">
            <text:p>0.639830508474576</text:p>
          </table:table-cell>
        </table:table-row>
        <table:table-row table:style-name="ro1">
          <table:table-cell table:formula="of:=[$'01_baseline_6.22.0-data'.A106]" office:value-type="string" office:string-value="EmptyFinallyBlock" calcext:value-type="string">
            <text:p>EmptyFinallyBlock</text:p>
          </table:table-cell>
          <table:table-cell table:formula="of:=[$'01_baseline_6.22.0-data'.B106]" office:value-type="float" office:value="0.004" calcext:value-type="float">
            <text:p>0.004</text:p>
          </table:table-cell>
          <table:table-cell table:formula="of:=[$'02_master_6.23.0-data'.B106]" office:value-type="float" office:value="0.0043" calcext:value-type="float">
            <text:p>0.0043</text:p>
          </table:table-cell>
          <table:table-cell table:formula="of:=[.C106]/[.B106]" office:value-type="float" office:value="1.075" calcext:value-type="float">
            <text:p>1.075</text:p>
          </table:table-cell>
          <table:table-cell table:formula="of:=[$'03_pr2377_6.23.0-data'.B106]" office:value-type="float" office:value="0.0031" calcext:value-type="float">
            <text:p>0.0031</text:p>
          </table:table-cell>
          <table:table-cell table:formula="of:=[.E106]/[.B106]" office:value-type="float" office:value="0.775" calcext:value-type="float">
            <text:p>0.775</text:p>
          </table:table-cell>
        </table:table-row>
        <table:table-row table:style-name="ro1">
          <table:table-cell table:formula="of:=[$'01_baseline_6.22.0-data'.A107]" office:value-type="string" office:string-value="EmptyIfStmt" calcext:value-type="string">
            <text:p>EmptyIfStmt</text:p>
          </table:table-cell>
          <table:table-cell table:formula="of:=[$'01_baseline_6.22.0-data'.B107]" office:value-type="float" office:value="0.0489" calcext:value-type="float">
            <text:p>0.0489</text:p>
          </table:table-cell>
          <table:table-cell table:formula="of:=[$'02_master_6.23.0-data'.B107]" office:value-type="float" office:value="0.0519" calcext:value-type="float">
            <text:p>0.0519</text:p>
          </table:table-cell>
          <table:table-cell table:formula="of:=[.C107]/[.B107]" office:value-type="float" office:value="1.06134969325153" calcext:value-type="float">
            <text:p>1.06134969325153</text:p>
          </table:table-cell>
          <table:table-cell table:formula="of:=[$'03_pr2377_6.23.0-data'.B107]" office:value-type="float" office:value="0.0449" calcext:value-type="float">
            <text:p>0.0449</text:p>
          </table:table-cell>
          <table:table-cell table:formula="of:=[.E107]/[.B107]" office:value-type="float" office:value="0.918200408997955" calcext:value-type="float">
            <text:p>0.918200408997955</text:p>
          </table:table-cell>
        </table:table-row>
        <table:table-row table:style-name="ro1">
          <table:table-cell table:formula="of:=[$'01_baseline_6.22.0-data'.A108]" office:value-type="string" office:string-value="EmptyInitializer" calcext:value-type="string">
            <text:p>EmptyInitializer</text:p>
          </table:table-cell>
          <table:table-cell table:formula="of:=[$'01_baseline_6.22.0-data'.B108]" office:value-type="float" office:value="0.0031" calcext:value-type="float">
            <text:p>0.0031</text:p>
          </table:table-cell>
          <table:table-cell table:formula="of:=[$'02_master_6.23.0-data'.B108]" office:value-type="float" office:value="0.0032" calcext:value-type="float">
            <text:p>0.0032</text:p>
          </table:table-cell>
          <table:table-cell table:formula="of:=[.C108]/[.B108]" office:value-type="float" office:value="1.03225806451613" calcext:value-type="float">
            <text:p>1.03225806451613</text:p>
          </table:table-cell>
          <table:table-cell table:formula="of:=[$'03_pr2377_6.23.0-data'.B108]" office:value-type="float" office:value="0.0031" calcext:value-type="float">
            <text:p>0.0031</text:p>
          </table:table-cell>
          <table:table-cell table:formula="of:=[.E108]/[.B108]" office:value-type="float" office:value="1" calcext:value-type="float">
            <text:p>1</text:p>
          </table:table-cell>
        </table:table-row>
        <table:table-row table:style-name="ro1">
          <table:table-cell table:formula="of:=[$'01_baseline_6.22.0-data'.A109]" office:value-type="string" office:string-value="EmptyMethodInAbstractClassShouldBeAbstract" calcext:value-type="string">
            <text:p>EmptyMethodInAbstractClassShouldBeAbstract</text:p>
          </table:table-cell>
          <table:table-cell table:formula="of:=[$'01_baseline_6.22.0-data'.B109]" office:value-type="float" office:value="0.1649" calcext:value-type="float">
            <text:p>0.1649</text:p>
          </table:table-cell>
          <table:table-cell table:formula="of:=[$'02_master_6.23.0-data'.B109]" office:value-type="float" office:value="0.2018" calcext:value-type="float">
            <text:p>0.2018</text:p>
          </table:table-cell>
          <table:table-cell table:formula="of:=[.C109]/[.B109]" office:value-type="float" office:value="1.22377198302001" calcext:value-type="float">
            <text:p>1.22377198302001</text:p>
          </table:table-cell>
          <table:table-cell table:formula="of:=[$'03_pr2377_6.23.0-data'.B109]" office:value-type="float" office:value="0.0742" calcext:value-type="float">
            <text:p>0.0742</text:p>
          </table:table-cell>
          <table:table-cell table:formula="of:=[.E109]/[.B109]" office:value-type="float" office:value="0.449969678593087" calcext:value-type="float">
            <text:p>0.449969678593087</text:p>
          </table:table-cell>
        </table:table-row>
        <table:table-row table:style-name="ro1">
          <table:table-cell table:formula="of:=[$'01_baseline_6.22.0-data'.A110]" office:value-type="string" office:string-value="EmptyStatementBlock" calcext:value-type="string">
            <text:p>EmptyStatementBlock</text:p>
          </table:table-cell>
          <table:table-cell table:formula="of:=[$'01_baseline_6.22.0-data'.B110]" office:value-type="float" office:value="0.2329" calcext:value-type="float">
            <text:p>0.2329</text:p>
          </table:table-cell>
          <table:table-cell table:formula="of:=[$'02_master_6.23.0-data'.B110]" office:value-type="float" office:value="0.1933" calcext:value-type="float">
            <text:p>0.1933</text:p>
          </table:table-cell>
          <table:table-cell table:formula="of:=[.C110]/[.B110]" office:value-type="float" office:value="0.829969944182052" calcext:value-type="float">
            <text:p>0.829969944182052</text:p>
          </table:table-cell>
          <table:table-cell table:formula="of:=[$'03_pr2377_6.23.0-data'.B110]" office:value-type="float" office:value="0.3435" calcext:value-type="float">
            <text:p>0.3435</text:p>
          </table:table-cell>
          <table:table-cell table:formula="of:=[.E110]/[.B110]" office:value-type="float" office:value="1.47488192357235" calcext:value-type="float">
            <text:p>1.47488192357235</text:p>
          </table:table-cell>
        </table:table-row>
        <table:table-row table:style-name="ro1">
          <table:table-cell table:formula="of:=[$'01_baseline_6.22.0-data'.A111]" office:value-type="string" office:string-value="EmptyStatementNotInLoop" calcext:value-type="string">
            <text:p>EmptyStatementNotInLoop</text:p>
          </table:table-cell>
          <table:table-cell table:formula="of:=[$'01_baseline_6.22.0-data'.B111]" office:value-type="float" office:value="0.0032" calcext:value-type="float">
            <text:p>0.0032</text:p>
          </table:table-cell>
          <table:table-cell table:formula="of:=[$'02_master_6.23.0-data'.B111]" office:value-type="float" office:value="0.004" calcext:value-type="float">
            <text:p>0.004</text:p>
          </table:table-cell>
          <table:table-cell table:formula="of:=[.C111]/[.B111]" office:value-type="float" office:value="1.25" calcext:value-type="float">
            <text:p>1.25</text:p>
          </table:table-cell>
          <table:table-cell table:formula="of:=[$'03_pr2377_6.23.0-data'.B111]" office:value-type="float" office:value="0.0026" calcext:value-type="float">
            <text:p>0.0026</text:p>
          </table:table-cell>
          <table:table-cell table:formula="of:=[.E111]/[.B111]" office:value-type="float" office:value="0.8125" calcext:value-type="float">
            <text:p>0.8125</text:p>
          </table:table-cell>
        </table:table-row>
        <table:table-row table:style-name="ro1">
          <table:table-cell table:formula="of:=[$'01_baseline_6.22.0-data'.A112]" office:value-type="string" office:string-value="EmptySwitchStatements" calcext:value-type="string">
            <text:p>EmptySwitchStatements</text:p>
          </table:table-cell>
          <table:table-cell table:formula="of:=[$'01_baseline_6.22.0-data'.B112]" office:value-type="float" office:value="0.0033" calcext:value-type="float">
            <text:p>0.0033</text:p>
          </table:table-cell>
          <table:table-cell table:formula="of:=[$'02_master_6.23.0-data'.B112]" office:value-type="float" office:value="0.0032" calcext:value-type="float">
            <text:p>0.0032</text:p>
          </table:table-cell>
          <table:table-cell table:formula="of:=[.C112]/[.B112]" office:value-type="float" office:value="0.96969696969697" calcext:value-type="float">
            <text:p>0.96969696969697</text:p>
          </table:table-cell>
          <table:table-cell table:formula="of:=[$'03_pr2377_6.23.0-data'.B112]" office:value-type="float" office:value="0.0032" calcext:value-type="float">
            <text:p>0.0032</text:p>
          </table:table-cell>
          <table:table-cell table:formula="of:=[.E112]/[.B112]" office:value-type="float" office:value="0.96969696969697" calcext:value-type="float">
            <text:p>0.96969696969697</text:p>
          </table:table-cell>
        </table:table-row>
        <table:table-row table:style-name="ro1">
          <table:table-cell table:formula="of:=[$'01_baseline_6.22.0-data'.A113]" office:value-type="string" office:string-value="EmptySynchronizedBlock" calcext:value-type="string">
            <text:p>EmptySynchronizedBlock</text:p>
          </table:table-cell>
          <table:table-cell table:formula="of:=[$'01_baseline_6.22.0-data'.B113]" office:value-type="float" office:value="0.0031" calcext:value-type="float">
            <text:p>0.0031</text:p>
          </table:table-cell>
          <table:table-cell table:formula="of:=[$'02_master_6.23.0-data'.B113]" office:value-type="float" office:value="0.0048" calcext:value-type="float">
            <text:p>0.0048</text:p>
          </table:table-cell>
          <table:table-cell table:formula="of:=[.C113]/[.B113]" office:value-type="float" office:value="1.54838709677419" calcext:value-type="float">
            <text:p>1.54838709677419</text:p>
          </table:table-cell>
          <table:table-cell table:formula="of:=[$'03_pr2377_6.23.0-data'.B113]" office:value-type="float" office:value="0.0041" calcext:value-type="float">
            <text:p>0.0041</text:p>
          </table:table-cell>
          <table:table-cell table:formula="of:=[.E113]/[.B113]" office:value-type="float" office:value="1.32258064516129" calcext:value-type="float">
            <text:p>1.32258064516129</text:p>
          </table:table-cell>
        </table:table-row>
        <table:table-row table:style-name="ro1">
          <table:table-cell table:formula="of:=[$'01_baseline_6.22.0-data'.A114]" office:value-type="string" office:string-value="EmptyTryBlock" calcext:value-type="string">
            <text:p>EmptyTryBlock</text:p>
          </table:table-cell>
          <table:table-cell table:formula="of:=[$'01_baseline_6.22.0-data'.B114]" office:value-type="float" office:value="0.0511" calcext:value-type="float">
            <text:p>0.0511</text:p>
          </table:table-cell>
          <table:table-cell table:formula="of:=[$'02_master_6.23.0-data'.B114]" office:value-type="float" office:value="0.0111" calcext:value-type="float">
            <text:p>0.0111</text:p>
          </table:table-cell>
          <table:table-cell table:formula="of:=[.C114]/[.B114]" office:value-type="float" office:value="0.217221135029354" calcext:value-type="float">
            <text:p>0.217221135029354</text:p>
          </table:table-cell>
          <table:table-cell table:formula="of:=[$'03_pr2377_6.23.0-data'.B114]" office:value-type="float" office:value="0.0107" calcext:value-type="float">
            <text:p>0.0107</text:p>
          </table:table-cell>
          <table:table-cell table:formula="of:=[.E114]/[.B114]" office:value-type="float" office:value="0.209393346379648" calcext:value-type="float">
            <text:p>0.209393346379648</text:p>
          </table:table-cell>
        </table:table-row>
        <table:table-row table:style-name="ro1">
          <table:table-cell table:formula="of:=[$'01_baseline_6.22.0-data'.A115]" office:value-type="string" office:string-value="EmptyWhileStmt" calcext:value-type="string">
            <text:p>EmptyWhileStmt</text:p>
          </table:table-cell>
          <table:table-cell table:formula="of:=[$'01_baseline_6.22.0-data'.B115]" office:value-type="float" office:value="0.0035" calcext:value-type="float">
            <text:p>0.0035</text:p>
          </table:table-cell>
          <table:table-cell table:formula="of:=[$'02_master_6.23.0-data'.B115]" office:value-type="float" office:value="0.0037" calcext:value-type="float">
            <text:p>0.0037</text:p>
          </table:table-cell>
          <table:table-cell table:formula="of:=[.C115]/[.B115]" office:value-type="float" office:value="1.05714285714286" calcext:value-type="float">
            <text:p>1.05714285714286</text:p>
          </table:table-cell>
          <table:table-cell table:formula="of:=[$'03_pr2377_6.23.0-data'.B115]" office:value-type="float" office:value="0.003" calcext:value-type="float">
            <text:p>0.003</text:p>
          </table:table-cell>
          <table:table-cell table:formula="of:=[.E115]/[.B115]" office:value-type="float" office:value="0.857142857142857" calcext:value-type="float">
            <text:p>0.857142857142857</text:p>
          </table:table-cell>
        </table:table-row>
        <table:table-row table:style-name="ro1">
          <table:table-cell table:formula="of:=[$'01_baseline_6.22.0-data'.A116]" office:value-type="string" office:string-value="EqualsNull" calcext:value-type="string">
            <text:p>EqualsNull</text:p>
          </table:table-cell>
          <table:table-cell table:formula="of:=[$'01_baseline_6.22.0-data'.B116]" office:value-type="float" office:value="1.7298" calcext:value-type="float">
            <text:p>1.7298</text:p>
          </table:table-cell>
          <table:table-cell table:formula="of:=[$'02_master_6.23.0-data'.B116]" office:value-type="float" office:value="1.7382" calcext:value-type="float">
            <text:p>1.7382</text:p>
          </table:table-cell>
          <table:table-cell table:formula="of:=[.C116]/[.B116]" office:value-type="float" office:value="1.00485605272286" calcext:value-type="float">
            <text:p>1.00485605272286</text:p>
          </table:table-cell>
          <table:table-cell table:formula="of:=[$'03_pr2377_6.23.0-data'.B116]" office:value-type="float" office:value="1.7592" calcext:value-type="float">
            <text:p>1.7592</text:p>
          </table:table-cell>
          <table:table-cell table:formula="of:=[.E116]/[.B116]" office:value-type="float" office:value="1.01699618453" calcext:value-type="float">
            <text:p>1.01699618453</text:p>
          </table:table-cell>
        </table:table-row>
        <table:table-row table:style-name="ro1">
          <table:table-cell table:formula="of:=[$'01_baseline_6.22.0-data'.A117]" office:value-type="string" office:string-value="ExceptionAsFlowControl" calcext:value-type="string">
            <text:p>ExceptionAsFlowControl</text:p>
          </table:table-cell>
          <table:table-cell table:formula="of:=[$'01_baseline_6.22.0-data'.B117]" office:value-type="float" office:value="0.3619" calcext:value-type="float">
            <text:p>0.3619</text:p>
          </table:table-cell>
          <table:table-cell table:formula="of:=[$'02_master_6.23.0-data'.B117]" office:value-type="float" office:value="0.4018" calcext:value-type="float">
            <text:p>0.4018</text:p>
          </table:table-cell>
          <table:table-cell table:formula="of:=[.C117]/[.B117]" office:value-type="float" office:value="1.11025145067698" calcext:value-type="float">
            <text:p>1.11025145067698</text:p>
          </table:table-cell>
          <table:table-cell table:formula="of:=[$'03_pr2377_6.23.0-data'.B117]" office:value-type="float" office:value="0.3733" calcext:value-type="float">
            <text:p>0.3733</text:p>
          </table:table-cell>
          <table:table-cell table:formula="of:=[.E117]/[.B117]" office:value-type="float" office:value="1.03150041447914" calcext:value-type="float">
            <text:p>1.03150041447914</text:p>
          </table:table-cell>
        </table:table-row>
        <table:table-row table:style-name="ro1">
          <table:table-cell table:formula="of:=[$'01_baseline_6.22.0-data'.A118]" office:value-type="string" office:string-value="ExcessiveClassLength" calcext:value-type="string">
            <text:p>ExcessiveClassLength</text:p>
          </table:table-cell>
          <table:table-cell table:formula="of:=[$'01_baseline_6.22.0-data'.B118]" office:value-type="float" office:value="0.5963" calcext:value-type="float">
            <text:p>0.5963</text:p>
          </table:table-cell>
          <table:table-cell table:formula="of:=[$'02_master_6.23.0-data'.B118]" office:value-type="float" office:value="0.6084" calcext:value-type="float">
            <text:p>0.6084</text:p>
          </table:table-cell>
          <table:table-cell table:formula="of:=[.C118]/[.B118]" office:value-type="float" office:value="1.02029179942982" calcext:value-type="float">
            <text:p>1.02029179942982</text:p>
          </table:table-cell>
          <table:table-cell table:formula="of:=[$'03_pr2377_6.23.0-data'.B118]" office:value-type="float" office:value="0.6013" calcext:value-type="float">
            <text:p>0.6013</text:p>
          </table:table-cell>
          <table:table-cell table:formula="of:=[.E118]/[.B118]" office:value-type="float" office:value="1.0083850410867" calcext:value-type="float">
            <text:p>1.0083850410867</text:p>
          </table:table-cell>
        </table:table-row>
        <table:table-row table:style-name="ro1">
          <table:table-cell table:formula="of:=[$'01_baseline_6.22.0-data'.A119]" office:value-type="string" office:string-value="ExcessiveImports" calcext:value-type="string">
            <text:p>ExcessiveImports</text:p>
          </table:table-cell>
          <table:table-cell table:formula="of:=[$'01_baseline_6.22.0-data'.B119]" office:value-type="float" office:value="0.4252" calcext:value-type="float">
            <text:p>0.4252</text:p>
          </table:table-cell>
          <table:table-cell table:formula="of:=[$'02_master_6.23.0-data'.B119]" office:value-type="float" office:value="0.444" calcext:value-type="float">
            <text:p>0.444</text:p>
          </table:table-cell>
          <table:table-cell table:formula="of:=[.C119]/[.B119]" office:value-type="float" office:value="1.04421448730009" calcext:value-type="float">
            <text:p>1.04421448730009</text:p>
          </table:table-cell>
          <table:table-cell table:formula="of:=[$'03_pr2377_6.23.0-data'.B119]" office:value-type="float" office:value="0.4436" calcext:value-type="float">
            <text:p>0.4436</text:p>
          </table:table-cell>
          <table:table-cell table:formula="of:=[.E119]/[.B119]" office:value-type="float" office:value="1.04327375352775" calcext:value-type="float">
            <text:p>1.04327375352775</text:p>
          </table:table-cell>
        </table:table-row>
        <table:table-row table:style-name="ro1">
          <table:table-cell table:formula="of:=[$'01_baseline_6.22.0-data'.A120]" office:value-type="string" office:string-value="ExcessiveMethodLength" calcext:value-type="string">
            <text:p>ExcessiveMethodLength</text:p>
          </table:table-cell>
          <table:table-cell table:formula="of:=[$'01_baseline_6.22.0-data'.B120]" office:value-type="float" office:value="0.5401" calcext:value-type="float">
            <text:p>0.5401</text:p>
          </table:table-cell>
          <table:table-cell table:formula="of:=[$'02_master_6.23.0-data'.B120]" office:value-type="float" office:value="0.5519" calcext:value-type="float">
            <text:p>0.5519</text:p>
          </table:table-cell>
          <table:table-cell table:formula="of:=[.C120]/[.B120]" office:value-type="float" office:value="1.02184780596186" calcext:value-type="float">
            <text:p>1.02184780596186</text:p>
          </table:table-cell>
          <table:table-cell table:formula="of:=[$'03_pr2377_6.23.0-data'.B120]" office:value-type="float" office:value="0.5533" calcext:value-type="float">
            <text:p>0.5533</text:p>
          </table:table-cell>
          <table:table-cell table:formula="of:=[.E120]/[.B120]" office:value-type="float" office:value="1.0244399185336" calcext:value-type="float">
            <text:p>1.0244399185336</text:p>
          </table:table-cell>
        </table:table-row>
        <table:table-row table:style-name="ro1">
          <table:table-cell table:formula="of:=[$'01_baseline_6.22.0-data'.A121]" office:value-type="string" office:string-value="ExcessiveParameterList" calcext:value-type="string">
            <text:p>ExcessiveParameterList</text:p>
          </table:table-cell>
          <table:table-cell table:formula="of:=[$'01_baseline_6.22.0-data'.B121]" office:value-type="float" office:value="0.3852" calcext:value-type="float">
            <text:p>0.3852</text:p>
          </table:table-cell>
          <table:table-cell table:formula="of:=[$'02_master_6.23.0-data'.B121]" office:value-type="float" office:value="0.4021" calcext:value-type="float">
            <text:p>0.4021</text:p>
          </table:table-cell>
          <table:table-cell table:formula="of:=[.C121]/[.B121]" office:value-type="float" office:value="1.0438733125649" calcext:value-type="float">
            <text:p>1.0438733125649</text:p>
          </table:table-cell>
          <table:table-cell table:formula="of:=[$'03_pr2377_6.23.0-data'.B121]" office:value-type="float" office:value="0.4057" calcext:value-type="float">
            <text:p>0.4057</text:p>
          </table:table-cell>
          <table:table-cell table:formula="of:=[.E121]/[.B121]" office:value-type="float" office:value="1.05321910695742" calcext:value-type="float">
            <text:p>1.05321910695742</text:p>
          </table:table-cell>
        </table:table-row>
        <table:table-row table:style-name="ro1">
          <table:table-cell table:formula="of:=[$'01_baseline_6.22.0-data'.A122]" office:value-type="string" office:string-value="ExcessivePublicCount" calcext:value-type="string">
            <text:p>ExcessivePublicCount</text:p>
          </table:table-cell>
          <table:table-cell table:formula="of:=[$'01_baseline_6.22.0-data'.B122]" office:value-type="float" office:value="0.3542" calcext:value-type="float">
            <text:p>0.3542</text:p>
          </table:table-cell>
          <table:table-cell table:formula="of:=[$'02_master_6.23.0-data'.B122]" office:value-type="float" office:value="0.371" calcext:value-type="float">
            <text:p>0.371</text:p>
          </table:table-cell>
          <table:table-cell table:formula="of:=[.C122]/[.B122]" office:value-type="float" office:value="1.04743083003953" calcext:value-type="float">
            <text:p>1.04743083003953</text:p>
          </table:table-cell>
          <table:table-cell table:formula="of:=[$'03_pr2377_6.23.0-data'.B122]" office:value-type="float" office:value="0.3704" calcext:value-type="float">
            <text:p>0.3704</text:p>
          </table:table-cell>
          <table:table-cell table:formula="of:=[.E122]/[.B122]" office:value-type="float" office:value="1.04573687182383" calcext:value-type="float">
            <text:p>1.04573687182383</text:p>
          </table:table-cell>
        </table:table-row>
        <table:table-row table:style-name="ro1">
          <table:table-cell table:formula="of:=[$'01_baseline_6.22.0-data'.A123]" office:value-type="string" office:string-value="ExtendsObject" calcext:value-type="string">
            <text:p>ExtendsObject</text:p>
          </table:table-cell>
          <table:table-cell table:formula="of:=[$'01_baseline_6.22.0-data'.B123]" office:value-type="float" office:value="0.0191" calcext:value-type="float">
            <text:p>0.0191</text:p>
          </table:table-cell>
          <table:table-cell table:formula="of:=[$'02_master_6.23.0-data'.B123]" office:value-type="float" office:value="0.0195" calcext:value-type="float">
            <text:p>0.0195</text:p>
          </table:table-cell>
          <table:table-cell table:formula="of:=[.C123]/[.B123]" office:value-type="float" office:value="1.02094240837696" calcext:value-type="float">
            <text:p>1.02094240837696</text:p>
          </table:table-cell>
          <table:table-cell table:formula="of:=[$'03_pr2377_6.23.0-data'.B123]" office:value-type="float" office:value="0.0206" calcext:value-type="float">
            <text:p>0.0206</text:p>
          </table:table-cell>
          <table:table-cell table:formula="of:=[.E123]/[.B123]" office:value-type="float" office:value="1.07853403141361" calcext:value-type="float">
            <text:p>1.07853403141361</text:p>
          </table:table-cell>
        </table:table-row>
        <table:table-row table:style-name="ro1">
          <table:table-cell table:formula="of:=[$'01_baseline_6.22.0-data'.A124]" office:value-type="string" office:string-value="FieldDeclarationsShouldBeAtStartOfClass" calcext:value-type="string">
            <text:p>FieldDeclarationsShouldBeAtStartOfClass</text:p>
          </table:table-cell>
          <table:table-cell table:formula="of:=[$'01_baseline_6.22.0-data'.B124]" office:value-type="float" office:value="0.3808" calcext:value-type="float">
            <text:p>0.3808</text:p>
          </table:table-cell>
          <table:table-cell table:formula="of:=[$'02_master_6.23.0-data'.B124]" office:value-type="float" office:value="0.3916" calcext:value-type="float">
            <text:p>0.3916</text:p>
          </table:table-cell>
          <table:table-cell table:formula="of:=[.C124]/[.B124]" office:value-type="float" office:value="1.02836134453782" calcext:value-type="float">
            <text:p>1.02836134453782</text:p>
          </table:table-cell>
          <table:table-cell table:formula="of:=[$'03_pr2377_6.23.0-data'.B124]" office:value-type="float" office:value="0.4579" calcext:value-type="float">
            <text:p>0.4579</text:p>
          </table:table-cell>
          <table:table-cell table:formula="of:=[.E124]/[.B124]" office:value-type="float" office:value="1.20246848739496" calcext:value-type="float">
            <text:p>1.20246848739496</text:p>
          </table:table-cell>
        </table:table-row>
        <table:table-row table:style-name="ro1">
          <table:table-cell table:formula="of:=[$'01_baseline_6.22.0-data'.A125]" office:value-type="string" office:string-value="FieldNamingConventions" calcext:value-type="string">
            <text:p>FieldNamingConventions</text:p>
          </table:table-cell>
          <table:table-cell table:formula="of:=[$'01_baseline_6.22.0-data'.B125]" office:value-type="float" office:value="0.052" calcext:value-type="float">
            <text:p>0.052</text:p>
          </table:table-cell>
          <table:table-cell table:formula="of:=[$'02_master_6.23.0-data'.B125]" office:value-type="float" office:value="0.0532" calcext:value-type="float">
            <text:p>0.0532</text:p>
          </table:table-cell>
          <table:table-cell table:formula="of:=[.C125]/[.B125]" office:value-type="float" office:value="1.02307692307692" calcext:value-type="float">
            <text:p>1.02307692307692</text:p>
          </table:table-cell>
          <table:table-cell table:formula="of:=[$'03_pr2377_6.23.0-data'.B125]" office:value-type="float" office:value="0.0539" calcext:value-type="float">
            <text:p>0.0539</text:p>
          </table:table-cell>
          <table:table-cell table:formula="of:=[.E125]/[.B125]" office:value-type="float" office:value="1.03653846153846" calcext:value-type="float">
            <text:p>1.03653846153846</text:p>
          </table:table-cell>
        </table:table-row>
        <table:table-row table:style-name="ro1">
          <table:table-cell table:formula="of:=[$'01_baseline_6.22.0-data'.A126]" office:value-type="string" office:string-value="FinalFieldCouldBeStatic" calcext:value-type="string">
            <text:p>FinalFieldCouldBeStatic</text:p>
          </table:table-cell>
          <table:table-cell table:formula="of:=[$'01_baseline_6.22.0-data'.B126]" office:value-type="float" office:value="0.0917" calcext:value-type="float">
            <text:p>0.0917</text:p>
          </table:table-cell>
          <table:table-cell table:formula="of:=[$'02_master_6.23.0-data'.B126]" office:value-type="float" office:value="0.0949" calcext:value-type="float">
            <text:p>0.0949</text:p>
          </table:table-cell>
          <table:table-cell table:formula="of:=[.C126]/[.B126]" office:value-type="float" office:value="1.03489640130862" calcext:value-type="float">
            <text:p>1.03489640130862</text:p>
          </table:table-cell>
          <table:table-cell table:formula="of:=[$'03_pr2377_6.23.0-data'.B126]" office:value-type="float" office:value="0.0583" calcext:value-type="float">
            <text:p>0.0583</text:p>
          </table:table-cell>
          <table:table-cell table:formula="of:=[.E126]/[.B126]" office:value-type="float" office:value="0.63576881134133" calcext:value-type="float">
            <text:p>0.63576881134133</text:p>
          </table:table-cell>
        </table:table-row>
        <table:table-row table:style-name="ro1">
          <table:table-cell table:formula="of:=[$'01_baseline_6.22.0-data'.A127]" office:value-type="string" office:string-value="FinalizeDoesNotCallSuperFinalize" calcext:value-type="string">
            <text:p>FinalizeDoesNotCallSuperFinalize</text:p>
          </table:table-cell>
          <table:table-cell table:formula="of:=[$'01_baseline_6.22.0-data'.B127]" office:value-type="float" office:value="0.206" calcext:value-type="float">
            <text:p>0.206</text:p>
          </table:table-cell>
          <table:table-cell table:formula="of:=[$'02_master_6.23.0-data'.B127]" office:value-type="float" office:value="0.1819" calcext:value-type="float">
            <text:p>0.1819</text:p>
          </table:table-cell>
          <table:table-cell table:formula="of:=[.C127]/[.B127]" office:value-type="float" office:value="0.883009708737864" calcext:value-type="float">
            <text:p>0.883009708737864</text:p>
          </table:table-cell>
          <table:table-cell table:formula="of:=[$'03_pr2377_6.23.0-data'.B127]" office:value-type="float" office:value="0.125" calcext:value-type="float">
            <text:p>0.125</text:p>
          </table:table-cell>
          <table:table-cell table:formula="of:=[.E127]/[.B127]" office:value-type="float" office:value="0.606796116504854" calcext:value-type="float">
            <text:p>0.606796116504854</text:p>
          </table:table-cell>
        </table:table-row>
        <table:table-row table:style-name="ro1">
          <table:table-cell table:formula="of:=[$'01_baseline_6.22.0-data'.A128]" office:value-type="string" office:string-value="FinalizeOnlyCallsSuperFinalize" calcext:value-type="string">
            <text:p>FinalizeOnlyCallsSuperFinalize</text:p>
          </table:table-cell>
          <table:table-cell table:formula="of:=[$'01_baseline_6.22.0-data'.B128]" office:value-type="float" office:value="0.1693" calcext:value-type="float">
            <text:p>0.1693</text:p>
          </table:table-cell>
          <table:table-cell table:formula="of:=[$'02_master_6.23.0-data'.B128]" office:value-type="float" office:value="0.1745" calcext:value-type="float">
            <text:p>0.1745</text:p>
          </table:table-cell>
          <table:table-cell table:formula="of:=[.C128]/[.B128]" office:value-type="float" office:value="1.03071470761961" calcext:value-type="float">
            <text:p>1.03071470761961</text:p>
          </table:table-cell>
          <table:table-cell table:formula="of:=[$'03_pr2377_6.23.0-data'.B128]" office:value-type="float" office:value="0.1129" calcext:value-type="float">
            <text:p>0.1129</text:p>
          </table:table-cell>
          <table:table-cell table:formula="of:=[.E128]/[.B128]" office:value-type="float" office:value="0.666863555818074" calcext:value-type="float">
            <text:p>0.666863555818074</text:p>
          </table:table-cell>
        </table:table-row>
        <table:table-row table:style-name="ro1">
          <table:table-cell table:formula="of:=[$'01_baseline_6.22.0-data'.A129]" office:value-type="string" office:string-value="FinalizeOverloaded" calcext:value-type="string">
            <text:p>FinalizeOverloaded</text:p>
          </table:table-cell>
          <table:table-cell table:formula="of:=[$'01_baseline_6.22.0-data'.B129]" office:value-type="float" office:value="0.1664" calcext:value-type="float">
            <text:p>0.1664</text:p>
          </table:table-cell>
          <table:table-cell table:formula="of:=[$'02_master_6.23.0-data'.B129]" office:value-type="float" office:value="0.1703" calcext:value-type="float">
            <text:p>0.1703</text:p>
          </table:table-cell>
          <table:table-cell table:formula="of:=[.C129]/[.B129]" office:value-type="float" office:value="1.0234375" calcext:value-type="float">
            <text:p>1.0234375</text:p>
          </table:table-cell>
          <table:table-cell table:formula="of:=[$'03_pr2377_6.23.0-data'.B129]" office:value-type="float" office:value="0.1336" calcext:value-type="float">
            <text:p>0.1336</text:p>
          </table:table-cell>
          <table:table-cell table:formula="of:=[.E129]/[.B129]" office:value-type="float" office:value="0.802884615384615" calcext:value-type="float">
            <text:p>0.802884615384615</text:p>
          </table:table-cell>
        </table:table-row>
        <table:table-row table:style-name="ro1">
          <table:table-cell table:formula="of:=[$'01_baseline_6.22.0-data'.A130]" office:value-type="string" office:string-value="FinalizeShouldBeProtected" calcext:value-type="string">
            <text:p>FinalizeShouldBeProtected</text:p>
          </table:table-cell>
          <table:table-cell table:formula="of:=[$'01_baseline_6.22.0-data'.B130]" office:value-type="float" office:value="0.3327" calcext:value-type="float">
            <text:p>0.3327</text:p>
          </table:table-cell>
          <table:table-cell table:formula="of:=[$'02_master_6.23.0-data'.B130]" office:value-type="float" office:value="0.3124" calcext:value-type="float">
            <text:p>0.3124</text:p>
          </table:table-cell>
          <table:table-cell table:formula="of:=[.C130]/[.B130]" office:value-type="float" office:value="0.938984069732492" calcext:value-type="float">
            <text:p>0.938984069732492</text:p>
          </table:table-cell>
          <table:table-cell table:formula="of:=[$'03_pr2377_6.23.0-data'.B130]" office:value-type="float" office:value="0.1027" calcext:value-type="float">
            <text:p>0.1027</text:p>
          </table:table-cell>
          <table:table-cell table:formula="of:=[.E130]/[.B130]" office:value-type="float" office:value="0.308686504358281" calcext:value-type="float">
            <text:p>0.308686504358281</text:p>
          </table:table-cell>
        </table:table-row>
        <table:table-row table:style-name="ro1">
          <table:table-cell table:formula="of:=[$'01_baseline_6.22.0-data'.A131]" office:value-type="string" office:string-value="ForLoopCanBeForeach" calcext:value-type="string">
            <text:p>ForLoopCanBeForeach</text:p>
          </table:table-cell>
          <table:table-cell table:formula="of:=[$'01_baseline_6.22.0-data'.B131]" office:value-type="float" office:value="0.1459" calcext:value-type="float">
            <text:p>0.1459</text:p>
          </table:table-cell>
          <table:table-cell table:formula="of:=[$'02_master_6.23.0-data'.B131]" office:value-type="float" office:value="0.1486" calcext:value-type="float">
            <text:p>0.1486</text:p>
          </table:table-cell>
          <table:table-cell table:formula="of:=[.C131]/[.B131]" office:value-type="float" office:value="1.01850582590816" calcext:value-type="float">
            <text:p>1.01850582590816</text:p>
          </table:table-cell>
          <table:table-cell table:formula="of:=[$'03_pr2377_6.23.0-data'.B131]" office:value-type="float" office:value="0.2681" calcext:value-type="float">
            <text:p>0.2681</text:p>
          </table:table-cell>
          <table:table-cell table:formula="of:=[.E131]/[.B131]" office:value-type="float" office:value="1.83755997258396" calcext:value-type="float">
            <text:p>1.83755997258396</text:p>
          </table:table-cell>
        </table:table-row>
        <table:table-row table:style-name="ro1">
          <table:table-cell table:formula="of:=[$'01_baseline_6.22.0-data'.A132]" office:value-type="string" office:string-value="ForLoopShouldBeWhileLoop" calcext:value-type="string">
            <text:p>ForLoopShouldBeWhileLoop</text:p>
          </table:table-cell>
          <table:table-cell table:formula="of:=[$'01_baseline_6.22.0-data'.B132]" office:value-type="float" office:value="0.0097" calcext:value-type="float">
            <text:p>0.0097</text:p>
          </table:table-cell>
          <table:table-cell table:formula="of:=[$'02_master_6.23.0-data'.B132]" office:value-type="float" office:value="0.0096" calcext:value-type="float">
            <text:p>0.0096</text:p>
          </table:table-cell>
          <table:table-cell table:formula="of:=[.C132]/[.B132]" office:value-type="float" office:value="0.989690721649485" calcext:value-type="float">
            <text:p>0.989690721649485</text:p>
          </table:table-cell>
          <table:table-cell table:formula="of:=[$'03_pr2377_6.23.0-data'.B132]" office:value-type="float" office:value="0.011" calcext:value-type="float">
            <text:p>0.011</text:p>
          </table:table-cell>
          <table:table-cell table:formula="of:=[.E132]/[.B132]" office:value-type="float" office:value="1.1340206185567" calcext:value-type="float">
            <text:p>1.1340206185567</text:p>
          </table:table-cell>
        </table:table-row>
        <table:table-row table:style-name="ro1">
          <table:table-cell table:formula="of:=[$'01_baseline_6.22.0-data'.A133]" office:value-type="string" office:string-value="ForLoopVariableCount" calcext:value-type="string">
            <text:p>ForLoopVariableCount</text:p>
          </table:table-cell>
          <table:table-cell table:formula="of:=[$'01_baseline_6.22.0-data'.B133]" office:value-type="float" office:value="0.0069" calcext:value-type="float">
            <text:p>0.0069</text:p>
          </table:table-cell>
          <table:table-cell table:formula="of:=[$'02_master_6.23.0-data'.B133]" office:value-type="float" office:value="0.0065" calcext:value-type="float">
            <text:p>0.0065</text:p>
          </table:table-cell>
          <table:table-cell table:formula="of:=[.C133]/[.B133]" office:value-type="float" office:value="0.942028985507246" calcext:value-type="float">
            <text:p>0.942028985507246</text:p>
          </table:table-cell>
          <table:table-cell table:formula="of:=[$'03_pr2377_6.23.0-data'.B133]" office:value-type="float" office:value="0.0135" calcext:value-type="float">
            <text:p>0.0135</text:p>
          </table:table-cell>
          <table:table-cell table:formula="of:=[.E133]/[.B133]" office:value-type="float" office:value="1.95652173913043" calcext:value-type="float">
            <text:p>1.95652173913043</text:p>
          </table:table-cell>
        </table:table-row>
        <table:table-row table:style-name="ro1">
          <table:table-cell table:formula="of:=[$'01_baseline_6.22.0-data'.A134]" office:value-type="string" office:string-value="FormalParameterNamingConventions" calcext:value-type="string">
            <text:p>FormalParameterNamingConventions</text:p>
          </table:table-cell>
          <table:table-cell table:formula="of:=[$'01_baseline_6.22.0-data'.B134]" office:value-type="float" office:value="0.0584" calcext:value-type="float">
            <text:p>0.0584</text:p>
          </table:table-cell>
          <table:table-cell table:formula="of:=[$'02_master_6.23.0-data'.B134]" office:value-type="float" office:value="0.0602" calcext:value-type="float">
            <text:p>0.0602</text:p>
          </table:table-cell>
          <table:table-cell table:formula="of:=[.C134]/[.B134]" office:value-type="float" office:value="1.03082191780822" calcext:value-type="float">
            <text:p>1.03082191780822</text:p>
          </table:table-cell>
          <table:table-cell table:formula="of:=[$'03_pr2377_6.23.0-data'.B134]" office:value-type="float" office:value="0.0612" calcext:value-type="float">
            <text:p>0.0612</text:p>
          </table:table-cell>
          <table:table-cell table:formula="of:=[.E134]/[.B134]" office:value-type="float" office:value="1.04794520547945" calcext:value-type="float">
            <text:p>1.04794520547945</text:p>
          </table:table-cell>
        </table:table-row>
        <table:table-row table:style-name="ro1">
          <table:table-cell table:formula="of:=[$'01_baseline_6.22.0-data'.A135]" office:value-type="string" office:string-value="GenericsNaming" calcext:value-type="string">
            <text:p>GenericsNaming</text:p>
          </table:table-cell>
          <table:table-cell table:formula="of:=[$'01_baseline_6.22.0-data'.B135]" office:value-type="float" office:value="0.0198" calcext:value-type="float">
            <text:p>0.0198</text:p>
          </table:table-cell>
          <table:table-cell table:formula="of:=[$'02_master_6.23.0-data'.B135]" office:value-type="float" office:value="0.0199" calcext:value-type="float">
            <text:p>0.0199</text:p>
          </table:table-cell>
          <table:table-cell table:formula="of:=[.C135]/[.B135]" office:value-type="float" office:value="1.00505050505051" calcext:value-type="float">
            <text:p>1.00505050505051</text:p>
          </table:table-cell>
          <table:table-cell table:formula="of:=[$'03_pr2377_6.23.0-data'.B135]" office:value-type="float" office:value="0.0239" calcext:value-type="float">
            <text:p>0.0239</text:p>
          </table:table-cell>
          <table:table-cell table:formula="of:=[.E135]/[.B135]" office:value-type="float" office:value="1.20707070707071" calcext:value-type="float">
            <text:p>1.20707070707071</text:p>
          </table:table-cell>
        </table:table-row>
        <table:table-row table:style-name="ro1">
          <table:table-cell table:formula="of:=[$'01_baseline_6.22.0-data'.A136]" office:value-type="string" office:string-value="GodClass" calcext:value-type="string">
            <text:p>GodClass</text:p>
          </table:table-cell>
          <table:table-cell table:formula="of:=[$'01_baseline_6.22.0-data'.B136]" office:value-type="float" office:value="1.8213" calcext:value-type="float">
            <text:p>1.8213</text:p>
          </table:table-cell>
          <table:table-cell table:formula="of:=[$'02_master_6.23.0-data'.B136]" office:value-type="float" office:value="1.8551" calcext:value-type="float">
            <text:p>1.8551</text:p>
          </table:table-cell>
          <table:table-cell table:formula="of:=[.C136]/[.B136]" office:value-type="float" office:value="1.01855817273376" calcext:value-type="float">
            <text:p>1.01855817273376</text:p>
          </table:table-cell>
          <table:table-cell table:formula="of:=[$'03_pr2377_6.23.0-data'.B136]" office:value-type="float" office:value="1.8673" calcext:value-type="float">
            <text:p>1.8673</text:p>
          </table:table-cell>
          <table:table-cell table:formula="of:=[.E136]/[.B136]" office:value-type="float" office:value="1.02525668478559" calcext:value-type="float">
            <text:p>1.02525668478559</text:p>
          </table:table-cell>
        </table:table-row>
        <table:table-row table:style-name="ro1">
          <table:table-cell table:formula="of:=[$'01_baseline_6.22.0-data'.A137]" office:value-type="string" office:string-value="GuardLogStatement" calcext:value-type="string">
            <text:p>GuardLogStatement</text:p>
          </table:table-cell>
          <table:table-cell table:formula="of:=[$'01_baseline_6.22.0-data'.B137]" office:value-type="float" office:value="0.4228" calcext:value-type="float">
            <text:p>0.4228</text:p>
          </table:table-cell>
          <table:table-cell table:formula="of:=[$'02_master_6.23.0-data'.B137]" office:value-type="float" office:value="0.4022" calcext:value-type="float">
            <text:p>0.4022</text:p>
          </table:table-cell>
          <table:table-cell table:formula="of:=[.C137]/[.B137]" office:value-type="float" office:value="0.95127719962157" calcext:value-type="float">
            <text:p>0.95127719962157</text:p>
          </table:table-cell>
          <table:table-cell table:formula="of:=[$'03_pr2377_6.23.0-data'.B137]" office:value-type="float" office:value="0.4048" calcext:value-type="float">
            <text:p>0.4048</text:p>
          </table:table-cell>
          <table:table-cell table:formula="of:=[.E137]/[.B137]" office:value-type="float" office:value="0.957426679280984" calcext:value-type="float">
            <text:p>0.957426679280984</text:p>
          </table:table-cell>
        </table:table-row>
        <table:table-row table:style-name="ro1">
          <table:table-cell table:formula="of:=[$'01_baseline_6.22.0-data'.A138]" office:value-type="string" office:string-value="HardCodedCryptoKey" calcext:value-type="string">
            <text:p>HardCodedCryptoKey</text:p>
          </table:table-cell>
          <table:table-cell table:formula="of:=[$'01_baseline_6.22.0-data'.B138]" office:value-type="float" office:value="0.0155" calcext:value-type="float">
            <text:p>0.0155</text:p>
          </table:table-cell>
          <table:table-cell table:formula="of:=[$'02_master_6.23.0-data'.B138]" office:value-type="float" office:value="0.0163" calcext:value-type="float">
            <text:p>0.0163</text:p>
          </table:table-cell>
          <table:table-cell table:formula="of:=[.C138]/[.B138]" office:value-type="float" office:value="1.05161290322581" calcext:value-type="float">
            <text:p>1.05161290322581</text:p>
          </table:table-cell>
          <table:table-cell table:formula="of:=[$'03_pr2377_6.23.0-data'.B138]" office:value-type="float" office:value="0.0166" calcext:value-type="float">
            <text:p>0.0166</text:p>
          </table:table-cell>
          <table:table-cell table:formula="of:=[.E138]/[.B138]" office:value-type="float" office:value="1.07096774193548" calcext:value-type="float">
            <text:p>1.07096774193548</text:p>
          </table:table-cell>
        </table:table-row>
        <table:table-row table:style-name="ro1">
          <table:table-cell table:formula="of:=[$'01_baseline_6.22.0-data'.A139]" office:value-type="string" office:string-value="IdempotentOperations" calcext:value-type="string">
            <text:p>IdempotentOperations</text:p>
          </table:table-cell>
          <table:table-cell table:formula="of:=[$'01_baseline_6.22.0-data'.B139]" office:value-type="float" office:value="0.3965" calcext:value-type="float">
            <text:p>0.3965</text:p>
          </table:table-cell>
          <table:table-cell table:formula="of:=[$'02_master_6.23.0-data'.B139]" office:value-type="float" office:value="0.3692" calcext:value-type="float">
            <text:p>0.3692</text:p>
          </table:table-cell>
          <table:table-cell table:formula="of:=[.C139]/[.B139]" office:value-type="float" office:value="0.931147540983607" calcext:value-type="float">
            <text:p>0.931147540983607</text:p>
          </table:table-cell>
          <table:table-cell table:formula="of:=[$'03_pr2377_6.23.0-data'.B139]" office:value-type="float" office:value="0.4062" calcext:value-type="float">
            <text:p>0.4062</text:p>
          </table:table-cell>
          <table:table-cell table:formula="of:=[.E139]/[.B139]" office:value-type="float" office:value="1.02446406052963" calcext:value-type="float">
            <text:p>1.02446406052963</text:p>
          </table:table-cell>
        </table:table-row>
        <table:table-row table:style-name="ro1">
          <table:table-cell table:formula="of:=[$'01_baseline_6.22.0-data'.A140]" office:value-type="string" office:string-value="IdenticalCatchBranches" calcext:value-type="string">
            <text:p>IdenticalCatchBranches</text:p>
          </table:table-cell>
          <table:table-cell table:formula="of:=[$'01_baseline_6.22.0-data'.B140]" office:value-type="float" office:value="0.3792" calcext:value-type="float">
            <text:p>0.3792</text:p>
          </table:table-cell>
          <table:table-cell table:formula="of:=[$'02_master_6.23.0-data'.B140]" office:value-type="float" office:value="0.3955" calcext:value-type="float">
            <text:p>0.3955</text:p>
          </table:table-cell>
          <table:table-cell table:formula="of:=[.C140]/[.B140]" office:value-type="float" office:value="1.04298523206751" calcext:value-type="float">
            <text:p>1.04298523206751</text:p>
          </table:table-cell>
          <table:table-cell table:formula="of:=[$'03_pr2377_6.23.0-data'.B140]" office:value-type="float" office:value="0.4002" calcext:value-type="float">
            <text:p>0.4002</text:p>
          </table:table-cell>
          <table:table-cell table:formula="of:=[.E140]/[.B140]" office:value-type="float" office:value="1.05537974683544" calcext:value-type="float">
            <text:p>1.05537974683544</text:p>
          </table:table-cell>
        </table:table-row>
        <table:table-row table:style-name="ro1">
          <table:table-cell table:formula="of:=[$'01_baseline_6.22.0-data'.A141]" office:value-type="string" office:string-value="ImmutableField" calcext:value-type="string">
            <text:p>ImmutableField</text:p>
          </table:table-cell>
          <table:table-cell table:formula="of:=[$'01_baseline_6.22.0-data'.B141]" office:value-type="float" office:value="2.2231" calcext:value-type="float">
            <text:p>2.2231</text:p>
          </table:table-cell>
          <table:table-cell table:formula="of:=[$'02_master_6.23.0-data'.B141]" office:value-type="float" office:value="0.966" calcext:value-type="float">
            <text:p>0.966</text:p>
          </table:table-cell>
          <table:table-cell table:formula="of:=[.C141]/[.B141]" office:value-type="float" office:value="0.434528361297288" calcext:value-type="float">
            <text:p>0.434528361297288</text:p>
          </table:table-cell>
          <table:table-cell table:formula="of:=[$'03_pr2377_6.23.0-data'.B141]" office:value-type="float" office:value="0.948" calcext:value-type="float">
            <text:p>0.948</text:p>
          </table:table-cell>
          <table:table-cell table:formula="of:=[.E141]/[.B141]" office:value-type="float" office:value="0.426431559533984" calcext:value-type="float">
            <text:p>0.426431559533984</text:p>
          </table:table-cell>
        </table:table-row>
        <table:table-row table:style-name="ro1">
          <table:table-cell table:formula="of:=[$'01_baseline_6.22.0-data'.A142]" office:value-type="string" office:string-value="ImportFromSamePackage" calcext:value-type="string">
            <text:p>ImportFromSamePackage</text:p>
          </table:table-cell>
          <table:table-cell table:formula="of:=[$'01_baseline_6.22.0-data'.B142]" office:value-type="float" office:value="0.3881" calcext:value-type="float">
            <text:p>0.3881</text:p>
          </table:table-cell>
          <table:table-cell table:formula="of:=[$'02_master_6.23.0-data'.B142]" office:value-type="float" office:value="0.3579" calcext:value-type="float">
            <text:p>0.3579</text:p>
          </table:table-cell>
          <table:table-cell table:formula="of:=[.C142]/[.B142]" office:value-type="float" office:value="0.922185003864983" calcext:value-type="float">
            <text:p>0.922185003864983</text:p>
          </table:table-cell>
          <table:table-cell table:formula="of:=[$'03_pr2377_6.23.0-data'.B142]" office:value-type="float" office:value="0.3687" calcext:value-type="float">
            <text:p>0.3687</text:p>
          </table:table-cell>
          <table:table-cell table:formula="of:=[.E142]/[.B142]" office:value-type="float" office:value="0.950012883277506" calcext:value-type="float">
            <text:p>0.950012883277506</text:p>
          </table:table-cell>
        </table:table-row>
        <table:table-row table:style-name="ro1">
          <table:table-cell table:formula="of:=[$'01_baseline_6.22.0-data'.A143]" office:value-type="string" office:string-value="InefficientEmptyStringCheck" calcext:value-type="string">
            <text:p>InefficientEmptyStringCheck</text:p>
          </table:table-cell>
          <table:table-cell table:formula="of:=[$'01_baseline_6.22.0-data'.B143]" office:value-type="float" office:value="0.2489" calcext:value-type="float">
            <text:p>0.2489</text:p>
          </table:table-cell>
          <table:table-cell table:formula="of:=[$'02_master_6.23.0-data'.B143]" office:value-type="float" office:value="0.2552" calcext:value-type="float">
            <text:p>0.2552</text:p>
          </table:table-cell>
          <table:table-cell table:formula="of:=[.C143]/[.B143]" office:value-type="float" office:value="1.02531137002812" calcext:value-type="float">
            <text:p>1.02531137002812</text:p>
          </table:table-cell>
          <table:table-cell table:formula="of:=[$'03_pr2377_6.23.0-data'.B143]" office:value-type="float" office:value="0.2567" calcext:value-type="float">
            <text:p>0.2567</text:p>
          </table:table-cell>
          <table:table-cell table:formula="of:=[.E143]/[.B143]" office:value-type="float" office:value="1.03133788670149" calcext:value-type="float">
            <text:p>1.03133788670149</text:p>
          </table:table-cell>
        </table:table-row>
        <table:table-row table:style-name="ro1">
          <table:table-cell table:formula="of:=[$'01_baseline_6.22.0-data'.A144]" office:value-type="string" office:string-value="InefficientStringBuffering" calcext:value-type="string">
            <text:p>InefficientStringBuffering</text:p>
          </table:table-cell>
          <table:table-cell table:formula="of:=[$'01_baseline_6.22.0-data'.B144]" office:value-type="float" office:value="0.3715" calcext:value-type="float">
            <text:p>0.3715</text:p>
          </table:table-cell>
          <table:table-cell table:formula="of:=[$'02_master_6.23.0-data'.B144]" office:value-type="float" office:value="0.4271" calcext:value-type="float">
            <text:p>0.4271</text:p>
          </table:table-cell>
          <table:table-cell table:formula="of:=[.C144]/[.B144]" office:value-type="float" office:value="1.14966352624495" calcext:value-type="float">
            <text:p>1.14966352624495</text:p>
          </table:table-cell>
          <table:table-cell table:formula="of:=[$'03_pr2377_6.23.0-data'.B144]" office:value-type="float" office:value="0.3846" calcext:value-type="float">
            <text:p>0.3846</text:p>
          </table:table-cell>
          <table:table-cell table:formula="of:=[.E144]/[.B144]" office:value-type="float" office:value="1.03526244952894" calcext:value-type="float">
            <text:p>1.03526244952894</text:p>
          </table:table-cell>
        </table:table-row>
        <table:table-row table:style-name="ro1">
          <table:table-cell table:formula="of:=[$'01_baseline_6.22.0-data'.A145]" office:value-type="string" office:string-value="InsecureCryptoIv" calcext:value-type="string">
            <text:p>InsecureCryptoIv</text:p>
          </table:table-cell>
          <table:table-cell table:formula="of:=[$'01_baseline_6.22.0-data'.B145]" office:value-type="float" office:value="0.0129" calcext:value-type="float">
            <text:p>0.0129</text:p>
          </table:table-cell>
          <table:table-cell table:formula="of:=[$'02_master_6.23.0-data'.B145]" office:value-type="float" office:value="0.0124" calcext:value-type="float">
            <text:p>0.0124</text:p>
          </table:table-cell>
          <table:table-cell table:formula="of:=[.C145]/[.B145]" office:value-type="float" office:value="0.96124031007752" calcext:value-type="float">
            <text:p>0.96124031007752</text:p>
          </table:table-cell>
          <table:table-cell table:formula="of:=[$'03_pr2377_6.23.0-data'.B145]" office:value-type="float" office:value="0.0132" calcext:value-type="float">
            <text:p>0.0132</text:p>
          </table:table-cell>
          <table:table-cell table:formula="of:=[.E145]/[.B145]" office:value-type="float" office:value="1.02325581395349" calcext:value-type="float">
            <text:p>1.02325581395349</text:p>
          </table:table-cell>
        </table:table-row>
        <table:table-row table:style-name="ro1">
          <table:table-cell table:formula="of:=[$'01_baseline_6.22.0-data'.A146]" office:value-type="string" office:string-value="InstantiationToGetClass" calcext:value-type="string">
            <text:p>InstantiationToGetClass</text:p>
          </table:table-cell>
          <table:table-cell table:formula="of:=[$'01_baseline_6.22.0-data'.B146]" office:value-type="float" office:value="0.5977" calcext:value-type="float">
            <text:p>0.5977</text:p>
          </table:table-cell>
          <table:table-cell table:formula="of:=[$'02_master_6.23.0-data'.B146]" office:value-type="float" office:value="0.6062" calcext:value-type="float">
            <text:p>0.6062</text:p>
          </table:table-cell>
          <table:table-cell table:formula="of:=[.C146]/[.B146]" office:value-type="float" office:value="1.01422118119458" calcext:value-type="float">
            <text:p>1.01422118119458</text:p>
          </table:table-cell>
          <table:table-cell table:formula="of:=[$'03_pr2377_6.23.0-data'.B146]" office:value-type="float" office:value="0.6431" calcext:value-type="float">
            <text:p>0.6431</text:p>
          </table:table-cell>
          <table:table-cell table:formula="of:=[.E146]/[.B146]" office:value-type="float" office:value="1.07595783838046" calcext:value-type="float">
            <text:p>1.07595783838046</text:p>
          </table:table-cell>
        </table:table-row>
        <table:table-row table:style-name="ro1">
          <table:table-cell table:formula="of:=[$'01_baseline_6.22.0-data'.A147]" office:value-type="string" office:string-value="InsufficientStringBufferDeclaration" calcext:value-type="string">
            <text:p>InsufficientStringBufferDeclaration</text:p>
          </table:table-cell>
          <table:table-cell table:formula="of:=[$'01_baseline_6.22.0-data'.B147]" office:value-type="float" office:value="0.468" calcext:value-type="float">
            <text:p>0.468</text:p>
          </table:table-cell>
          <table:table-cell table:formula="of:=[$'02_master_6.23.0-data'.B147]" office:value-type="float" office:value="0.4657" calcext:value-type="float">
            <text:p>0.4657</text:p>
          </table:table-cell>
          <table:table-cell table:formula="of:=[.C147]/[.B147]" office:value-type="float" office:value="0.99508547008547" calcext:value-type="float">
            <text:p>0.99508547008547</text:p>
          </table:table-cell>
          <table:table-cell table:formula="of:=[$'03_pr2377_6.23.0-data'.B147]" office:value-type="float" office:value="0.4709" calcext:value-type="float">
            <text:p>0.4709</text:p>
          </table:table-cell>
          <table:table-cell table:formula="of:=[.E147]/[.B147]" office:value-type="float" office:value="1.00619658119658" calcext:value-type="float">
            <text:p>1.00619658119658</text:p>
          </table:table-cell>
        </table:table-row>
        <table:table-row table:style-name="ro1">
          <table:table-cell table:formula="of:=[$'01_baseline_6.22.0-data'.A148]" office:value-type="string" office:string-value="IntegerInstantiation" calcext:value-type="string">
            <text:p>IntegerInstantiation</text:p>
          </table:table-cell>
          <table:table-cell table:formula="of:=[$'01_baseline_6.22.0-data'.B148]" office:value-type="float" office:value="0.0756" calcext:value-type="float">
            <text:p>0.0756</text:p>
          </table:table-cell>
          <table:table-cell table:formula="of:=[$'02_master_6.23.0-data'.B148]" office:value-type="float" office:value="0.088" calcext:value-type="float">
            <text:p>0.088</text:p>
          </table:table-cell>
          <table:table-cell table:formula="of:=[.C148]/[.B148]" office:value-type="float" office:value="1.16402116402116" calcext:value-type="float">
            <text:p>1.16402116402116</text:p>
          </table:table-cell>
          <table:table-cell table:formula="of:=[$'03_pr2377_6.23.0-data'.B148]" office:value-type="float" office:value="0.1099" calcext:value-type="float">
            <text:p>0.1099</text:p>
          </table:table-cell>
          <table:table-cell table:formula="of:=[.E148]/[.B148]" office:value-type="float" office:value="1.4537037037037" calcext:value-type="float">
            <text:p>1.4537037037037</text:p>
          </table:table-cell>
        </table:table-row>
        <table:table-row table:style-name="ro1">
          <table:table-cell table:formula="of:=[$'01_baseline_6.22.0-data'.A149]" office:value-type="string" office:string-value="InvalidLogMessageFormat" calcext:value-type="string">
            <text:p>InvalidLogMessageFormat</text:p>
          </table:table-cell>
          <table:table-cell table:formula="of:=[$'01_baseline_6.22.0-data'.B149]" office:value-type="float" office:value="0.1629" calcext:value-type="float">
            <text:p>0.1629</text:p>
          </table:table-cell>
          <table:table-cell table:formula="of:=[$'02_master_6.23.0-data'.B149]" office:value-type="float" office:value="0.1693" calcext:value-type="float">
            <text:p>0.1693</text:p>
          </table:table-cell>
          <table:table-cell table:formula="of:=[.C149]/[.B149]" office:value-type="float" office:value="1.03928790669122" calcext:value-type="float">
            <text:p>1.03928790669122</text:p>
          </table:table-cell>
          <table:table-cell table:formula="of:=[$'03_pr2377_6.23.0-data'.B149]" office:value-type="float" office:value="0.1685" calcext:value-type="float">
            <text:p>0.1685</text:p>
          </table:table-cell>
          <table:table-cell table:formula="of:=[.E149]/[.B149]" office:value-type="float" office:value="1.03437691835482" calcext:value-type="float">
            <text:p>1.03437691835482</text:p>
          </table:table-cell>
        </table:table-row>
        <table:table-row table:style-name="ro1">
          <table:table-cell table:formula="of:=[$'01_baseline_6.22.0-data'.A150]" office:value-type="string" office:string-value="JUnit4SuitesShouldUseSuiteAnnotation" calcext:value-type="string">
            <text:p>JUnit4SuitesShouldUseSuiteAnnotation</text:p>
          </table:table-cell>
          <table:table-cell table:formula="of:=[$'01_baseline_6.22.0-data'.B150]" office:value-type="float" office:value="0.2505" calcext:value-type="float">
            <text:p>0.2505</text:p>
          </table:table-cell>
          <table:table-cell table:formula="of:=[$'02_master_6.23.0-data'.B150]" office:value-type="float" office:value="0.2558" calcext:value-type="float">
            <text:p>0.2558</text:p>
          </table:table-cell>
          <table:table-cell table:formula="of:=[.C150]/[.B150]" office:value-type="float" office:value="1.02115768463074" calcext:value-type="float">
            <text:p>1.02115768463074</text:p>
          </table:table-cell>
          <table:table-cell table:formula="of:=[$'03_pr2377_6.23.0-data'.B150]" office:value-type="float" office:value="0.53" calcext:value-type="float">
            <text:p>0.53</text:p>
          </table:table-cell>
          <table:table-cell table:formula="of:=[.E150]/[.B150]" office:value-type="float" office:value="2.11576846307385" calcext:value-type="float">
            <text:p>2.11576846307385</text:p>
          </table:table-cell>
        </table:table-row>
        <table:table-row table:style-name="ro1">
          <table:table-cell table:formula="of:=[$'01_baseline_6.22.0-data'.A151]" office:value-type="string" office:string-value="JUnit4TestShouldUseAfterAnnotation" calcext:value-type="string">
            <text:p>JUnit4TestShouldUseAfterAnnotation</text:p>
          </table:table-cell>
          <table:table-cell table:formula="of:=[$'01_baseline_6.22.0-data'.B151]" office:value-type="float" office:value="0.213" calcext:value-type="float">
            <text:p>0.213</text:p>
          </table:table-cell>
          <table:table-cell table:formula="of:=[$'02_master_6.23.0-data'.B151]" office:value-type="float" office:value="0.2205" calcext:value-type="float">
            <text:p>0.2205</text:p>
          </table:table-cell>
          <table:table-cell table:formula="of:=[.C151]/[.B151]" office:value-type="float" office:value="1.03521126760563" calcext:value-type="float">
            <text:p>1.03521126760563</text:p>
          </table:table-cell>
          <table:table-cell table:formula="of:=[$'03_pr2377_6.23.0-data'.B151]" office:value-type="float" office:value="0.2513" calcext:value-type="float">
            <text:p>0.2513</text:p>
          </table:table-cell>
          <table:table-cell table:formula="of:=[.E151]/[.B151]" office:value-type="float" office:value="1.17981220657277" calcext:value-type="float">
            <text:p>1.17981220657277</text:p>
          </table:table-cell>
        </table:table-row>
        <table:table-row table:style-name="ro1">
          <table:table-cell table:formula="of:=[$'01_baseline_6.22.0-data'.A152]" office:value-type="string" office:string-value="JUnit4TestShouldUseBeforeAnnotation" calcext:value-type="string">
            <text:p>JUnit4TestShouldUseBeforeAnnotation</text:p>
          </table:table-cell>
          <table:table-cell table:formula="of:=[$'01_baseline_6.22.0-data'.B152]" office:value-type="float" office:value="0.2185" calcext:value-type="float">
            <text:p>0.2185</text:p>
          </table:table-cell>
          <table:table-cell table:formula="of:=[$'02_master_6.23.0-data'.B152]" office:value-type="float" office:value="0.2166" calcext:value-type="float">
            <text:p>0.2166</text:p>
          </table:table-cell>
          <table:table-cell table:formula="of:=[.C152]/[.B152]" office:value-type="float" office:value="0.991304347826087" calcext:value-type="float">
            <text:p>0.991304347826087</text:p>
          </table:table-cell>
          <table:table-cell table:formula="of:=[$'03_pr2377_6.23.0-data'.B152]" office:value-type="float" office:value="0.222" calcext:value-type="float">
            <text:p>0.222</text:p>
          </table:table-cell>
          <table:table-cell table:formula="of:=[.E152]/[.B152]" office:value-type="float" office:value="1.01601830663616" calcext:value-type="float">
            <text:p>1.01601830663616</text:p>
          </table:table-cell>
        </table:table-row>
        <table:table-row table:style-name="ro1">
          <table:table-cell table:formula="of:=[$'01_baseline_6.22.0-data'.A153]" office:value-type="string" office:string-value="JUnit4TestShouldUseTestAnnotation" calcext:value-type="string">
            <text:p>JUnit4TestShouldUseTestAnnotation</text:p>
          </table:table-cell>
          <table:table-cell table:formula="of:=[$'01_baseline_6.22.0-data'.B153]" office:value-type="float" office:value="1.4972" calcext:value-type="float">
            <text:p>1.4972</text:p>
          </table:table-cell>
          <table:table-cell table:formula="of:=[$'02_master_6.23.0-data'.B153]" office:value-type="float" office:value="0.363" calcext:value-type="float">
            <text:p>0.363</text:p>
          </table:table-cell>
          <table:table-cell table:formula="of:=[.C153]/[.B153]" office:value-type="float" office:value="0.242452578145872" calcext:value-type="float">
            <text:p>0.242452578145872</text:p>
          </table:table-cell>
          <table:table-cell table:formula="of:=[$'03_pr2377_6.23.0-data'.B153]" office:value-type="float" office:value="0.1969" calcext:value-type="float">
            <text:p>0.1969</text:p>
          </table:table-cell>
          <table:table-cell table:formula="of:=[.E153]/[.B153]" office:value-type="float" office:value="0.131512156024579" calcext:value-type="float">
            <text:p>0.131512156024579</text:p>
          </table:table-cell>
        </table:table-row>
        <table:table-row table:style-name="ro1">
          <table:table-cell table:formula="of:=[$'01_baseline_6.22.0-data'.A154]" office:value-type="string" office:string-value="JUnitAssertionsShouldIncludeMessage" calcext:value-type="string">
            <text:p>JUnitAssertionsShouldIncludeMessage</text:p>
          </table:table-cell>
          <table:table-cell table:formula="of:=[$'01_baseline_6.22.0-data'.B154]" office:value-type="float" office:value="4.5401" calcext:value-type="float">
            <text:p>4.5401</text:p>
          </table:table-cell>
          <table:table-cell table:formula="of:=[$'02_master_6.23.0-data'.B154]" office:value-type="float" office:value="1.4445" calcext:value-type="float">
            <text:p>1.4445</text:p>
          </table:table-cell>
          <table:table-cell table:formula="of:=[.C154]/[.B154]" office:value-type="float" office:value="0.3181647981322" calcext:value-type="float">
            <text:p>0.3181647981322</text:p>
          </table:table-cell>
          <table:table-cell table:formula="of:=[$'03_pr2377_6.23.0-data'.B154]" office:value-type="float" office:value="1.5749" calcext:value-type="float">
            <text:p>1.5749</text:p>
          </table:table-cell>
          <table:table-cell table:formula="of:=[.E154]/[.B154]" office:value-type="float" office:value="0.34688663245303" calcext:value-type="float">
            <text:p>0.34688663245303</text:p>
          </table:table-cell>
        </table:table-row>
        <table:table-row table:style-name="ro1">
          <table:table-cell table:formula="of:=[$'01_baseline_6.22.0-data'.A155]" office:value-type="string" office:string-value="JUnitSpelling" calcext:value-type="string">
            <text:p>JUnitSpelling</text:p>
          </table:table-cell>
          <table:table-cell table:formula="of:=[$'01_baseline_6.22.0-data'.B155]" office:value-type="float" office:value="2.7221" calcext:value-type="float">
            <text:p>2.7221</text:p>
          </table:table-cell>
          <table:table-cell table:formula="of:=[$'02_master_6.23.0-data'.B155]" office:value-type="float" office:value="1.5502" calcext:value-type="float">
            <text:p>1.5502</text:p>
          </table:table-cell>
          <table:table-cell table:formula="of:=[.C155]/[.B155]" office:value-type="float" office:value="0.569486793284596" calcext:value-type="float">
            <text:p>0.569486793284596</text:p>
          </table:table-cell>
          <table:table-cell table:formula="of:=[$'03_pr2377_6.23.0-data'.B155]" office:value-type="float" office:value="1.2246" calcext:value-type="float">
            <text:p>1.2246</text:p>
          </table:table-cell>
          <table:table-cell table:formula="of:=[.E155]/[.B155]" office:value-type="float" office:value="0.449873259615738" calcext:value-type="float">
            <text:p>0.449873259615738</text:p>
          </table:table-cell>
        </table:table-row>
        <table:table-row table:style-name="ro1">
          <table:table-cell table:formula="of:=[$'01_baseline_6.22.0-data'.A156]" office:value-type="string" office:string-value="JUnitStaticSuite" calcext:value-type="string">
            <text:p>JUnitStaticSuite</text:p>
          </table:table-cell>
          <table:table-cell table:formula="of:=[$'01_baseline_6.22.0-data'.B156]" office:value-type="float" office:value="0.3746" calcext:value-type="float">
            <text:p>0.3746</text:p>
          </table:table-cell>
          <table:table-cell table:formula="of:=[$'02_master_6.23.0-data'.B156]" office:value-type="float" office:value="0.345" calcext:value-type="float">
            <text:p>0.345</text:p>
          </table:table-cell>
          <table:table-cell table:formula="of:=[.C156]/[.B156]" office:value-type="float" office:value="0.92098238120662" calcext:value-type="float">
            <text:p>0.92098238120662</text:p>
          </table:table-cell>
          <table:table-cell table:formula="of:=[$'03_pr2377_6.23.0-data'.B156]" office:value-type="float" office:value="1.1621" calcext:value-type="float">
            <text:p>1.1621</text:p>
          </table:table-cell>
          <table:table-cell table:formula="of:=[.E156]/[.B156]" office:value-type="float" office:value="3.10224239188468" calcext:value-type="float">
            <text:p>3.10224239188468</text:p>
          </table:table-cell>
        </table:table-row>
        <table:table-row table:style-name="ro1">
          <table:table-cell table:formula="of:=[$'01_baseline_6.22.0-data'.A157]" office:value-type="string" office:string-value="JUnitTestContainsTooManyAsserts" calcext:value-type="string">
            <text:p>JUnitTestContainsTooManyAsserts</text:p>
          </table:table-cell>
          <table:table-cell table:formula="of:=[$'01_baseline_6.22.0-data'.B157]" office:value-type="float" office:value="2.8183" calcext:value-type="float">
            <text:p>2.8183</text:p>
          </table:table-cell>
          <table:table-cell table:formula="of:=[$'02_master_6.23.0-data'.B157]" office:value-type="float" office:value="1.8328" calcext:value-type="float">
            <text:p>1.8328</text:p>
          </table:table-cell>
          <table:table-cell table:formula="of:=[.C157]/[.B157]" office:value-type="float" office:value="0.650321115566122" calcext:value-type="float">
            <text:p>0.650321115566122</text:p>
          </table:table-cell>
          <table:table-cell table:formula="of:=[$'03_pr2377_6.23.0-data'.B157]" office:value-type="float" office:value="1.417" calcext:value-type="float">
            <text:p>1.417</text:p>
          </table:table-cell>
          <table:table-cell table:formula="of:=[.E157]/[.B157]" office:value-type="float" office:value="0.502785367065252" calcext:value-type="float">
            <text:p>0.502785367065252</text:p>
          </table:table-cell>
        </table:table-row>
        <table:table-row table:style-name="ro1">
          <table:table-cell table:formula="of:=[$'01_baseline_6.22.0-data'.A158]" office:value-type="string" office:string-value="JUnitTestsShouldIncludeAssert" calcext:value-type="string">
            <text:p>JUnitTestsShouldIncludeAssert</text:p>
          </table:table-cell>
          <table:table-cell table:formula="of:=[$'01_baseline_6.22.0-data'.B158]" office:value-type="float" office:value="5.5981" calcext:value-type="float">
            <text:p>5.5981</text:p>
          </table:table-cell>
          <table:table-cell table:formula="of:=[$'02_master_6.23.0-data'.B158]" office:value-type="float" office:value="2.5577" calcext:value-type="float">
            <text:p>2.5577</text:p>
          </table:table-cell>
          <table:table-cell table:formula="of:=[.C158]/[.B158]" office:value-type="float" office:value="0.456887158142941" calcext:value-type="float">
            <text:p>0.456887158142941</text:p>
          </table:table-cell>
          <table:table-cell table:formula="of:=[$'03_pr2377_6.23.0-data'.B158]" office:value-type="float" office:value="2.6641" calcext:value-type="float">
            <text:p>2.6641</text:p>
          </table:table-cell>
          <table:table-cell table:formula="of:=[.E158]/[.B158]" office:value-type="float" office:value="0.475893606759436" calcext:value-type="float">
            <text:p>0.475893606759436</text:p>
          </table:table-cell>
        </table:table-row>
        <table:table-row table:style-name="ro1">
          <table:table-cell table:formula="of:=[$'01_baseline_6.22.0-data'.A159]" office:value-type="string" office:string-value="JUnitUseExpected" calcext:value-type="string">
            <text:p>JUnitUseExpected</text:p>
          </table:table-cell>
          <table:table-cell table:formula="of:=[$'01_baseline_6.22.0-data'.B159]" office:value-type="float" office:value="4.1002" calcext:value-type="float">
            <text:p>4.1002</text:p>
          </table:table-cell>
          <table:table-cell table:formula="of:=[$'02_master_6.23.0-data'.B159]" office:value-type="float" office:value="1.3889" calcext:value-type="float">
            <text:p>1.3889</text:p>
          </table:table-cell>
          <table:table-cell table:formula="of:=[.C159]/[.B159]" office:value-type="float" office:value="0.338739573679333" calcext:value-type="float">
            <text:p>0.338739573679333</text:p>
          </table:table-cell>
          <table:table-cell table:formula="of:=[$'03_pr2377_6.23.0-data'.B159]" office:value-type="float" office:value="1.4085" calcext:value-type="float">
            <text:p>1.4085</text:p>
          </table:table-cell>
          <table:table-cell table:formula="of:=[.E159]/[.B159]" office:value-type="float" office:value="0.343519828301058" calcext:value-type="float">
            <text:p>0.343519828301058</text:p>
          </table:table-cell>
        </table:table-row>
        <table:table-row table:style-name="ro1">
          <table:table-cell table:formula="of:=[$'01_baseline_6.22.0-data'.A160]" office:value-type="string" office:string-value="JumbledIncrementer" calcext:value-type="string">
            <text:p>JumbledIncrementer</text:p>
          </table:table-cell>
          <table:table-cell table:formula="of:=[$'01_baseline_6.22.0-data'.B160]" office:value-type="float" office:value="0.0153" calcext:value-type="float">
            <text:p>0.0153</text:p>
          </table:table-cell>
          <table:table-cell table:formula="of:=[$'02_master_6.23.0-data'.B160]" office:value-type="float" office:value="0.0167" calcext:value-type="float">
            <text:p>0.0167</text:p>
          </table:table-cell>
          <table:table-cell table:formula="of:=[.C160]/[.B160]" office:value-type="float" office:value="1.09150326797386" calcext:value-type="float">
            <text:p>1.09150326797386</text:p>
          </table:table-cell>
          <table:table-cell table:formula="of:=[$'03_pr2377_6.23.0-data'.B160]" office:value-type="float" office:value="0.0149" calcext:value-type="float">
            <text:p>0.0149</text:p>
          </table:table-cell>
          <table:table-cell table:formula="of:=[.E160]/[.B160]" office:value-type="float" office:value="0.973856209150327" calcext:value-type="float">
            <text:p>0.973856209150327</text:p>
          </table:table-cell>
        </table:table-row>
        <table:table-row table:style-name="ro1">
          <table:table-cell table:formula="of:=[$'01_baseline_6.22.0-data'.A161]" office:value-type="string" office:string-value="LawOfDemeter" calcext:value-type="string">
            <text:p>LawOfDemeter</text:p>
          </table:table-cell>
          <table:table-cell table:formula="of:=[$'01_baseline_6.22.0-data'.B161]" office:value-type="float" office:value="3.1858" calcext:value-type="float">
            <text:p>3.1858</text:p>
          </table:table-cell>
          <table:table-cell table:formula="of:=[$'02_master_6.23.0-data'.B161]" office:value-type="float" office:value="3.447" calcext:value-type="float">
            <text:p>3.447</text:p>
          </table:table-cell>
          <table:table-cell table:formula="of:=[.C161]/[.B161]" office:value-type="float" office:value="1.08198882541277" calcext:value-type="float">
            <text:p>1.08198882541277</text:p>
          </table:table-cell>
          <table:table-cell table:formula="of:=[$'03_pr2377_6.23.0-data'.B161]" office:value-type="float" office:value="3.5165" calcext:value-type="float">
            <text:p>3.5165</text:p>
          </table:table-cell>
          <table:table-cell table:formula="of:=[.E161]/[.B161]" office:value-type="float" office:value="1.10380438194488" calcext:value-type="float">
            <text:p>1.10380438194488</text:p>
          </table:table-cell>
        </table:table-row>
        <table:table-row table:style-name="ro1">
          <table:table-cell table:formula="of:=[$'01_baseline_6.22.0-data'.A162]" office:value-type="string" office:string-value="LinguisticNaming" calcext:value-type="string">
            <text:p>LinguisticNaming</text:p>
          </table:table-cell>
          <table:table-cell table:formula="of:=[$'01_baseline_6.22.0-data'.B162]" office:value-type="float" office:value="0.244" calcext:value-type="float">
            <text:p>0.244</text:p>
          </table:table-cell>
          <table:table-cell table:formula="of:=[$'02_master_6.23.0-data'.B162]" office:value-type="float" office:value="0.23" calcext:value-type="float">
            <text:p>0.23</text:p>
          </table:table-cell>
          <table:table-cell table:formula="of:=[.C162]/[.B162]" office:value-type="float" office:value="0.942622950819672" calcext:value-type="float">
            <text:p>0.942622950819672</text:p>
          </table:table-cell>
          <table:table-cell table:formula="of:=[$'03_pr2377_6.23.0-data'.B162]" office:value-type="float" office:value="0.2808" calcext:value-type="float">
            <text:p>0.2808</text:p>
          </table:table-cell>
          <table:table-cell table:formula="of:=[.E162]/[.B162]" office:value-type="float" office:value="1.15081967213115" calcext:value-type="float">
            <text:p>1.15081967213115</text:p>
          </table:table-cell>
        </table:table-row>
        <table:table-row table:style-name="ro1">
          <table:table-cell table:formula="of:=[$'01_baseline_6.22.0-data'.A163]" office:value-type="string" office:string-value="LocalHomeNamingConvention" calcext:value-type="string">
            <text:p>LocalHomeNamingConvention</text:p>
          </table:table-cell>
          <table:table-cell table:formula="of:=[$'01_baseline_6.22.0-data'.B163]" office:value-type="float" office:value="0.0284" calcext:value-type="float">
            <text:p>0.0284</text:p>
          </table:table-cell>
          <table:table-cell table:formula="of:=[$'02_master_6.23.0-data'.B163]" office:value-type="float" office:value="0.0297" calcext:value-type="float">
            <text:p>0.0297</text:p>
          </table:table-cell>
          <table:table-cell table:formula="of:=[.C163]/[.B163]" office:value-type="float" office:value="1.04577464788732" calcext:value-type="float">
            <text:p>1.04577464788732</text:p>
          </table:table-cell>
          <table:table-cell table:formula="of:=[$'03_pr2377_6.23.0-data'.B163]" office:value-type="float" office:value="0.0296" calcext:value-type="float">
            <text:p>0.0296</text:p>
          </table:table-cell>
          <table:table-cell table:formula="of:=[.E163]/[.B163]" office:value-type="float" office:value="1.04225352112676" calcext:value-type="float">
            <text:p>1.04225352112676</text:p>
          </table:table-cell>
        </table:table-row>
        <table:table-row table:style-name="ro1">
          <table:table-cell table:formula="of:=[$'01_baseline_6.22.0-data'.A164]" office:value-type="string" office:string-value="LocalInterfaceSessionNamingConvention" calcext:value-type="string">
            <text:p>LocalInterfaceSessionNamingConvention</text:p>
          </table:table-cell>
          <table:table-cell table:formula="of:=[$'01_baseline_6.22.0-data'.B164]" office:value-type="float" office:value="0.02" calcext:value-type="float">
            <text:p>0.02</text:p>
          </table:table-cell>
          <table:table-cell table:formula="of:=[$'02_master_6.23.0-data'.B164]" office:value-type="float" office:value="0.0235" calcext:value-type="float">
            <text:p>0.0235</text:p>
          </table:table-cell>
          <table:table-cell table:formula="of:=[.C164]/[.B164]" office:value-type="float" office:value="1.175" calcext:value-type="float">
            <text:p>1.175</text:p>
          </table:table-cell>
          <table:table-cell table:formula="of:=[$'03_pr2377_6.23.0-data'.B164]" office:value-type="float" office:value="0.0254" calcext:value-type="float">
            <text:p>0.0254</text:p>
          </table:table-cell>
          <table:table-cell table:formula="of:=[.E164]/[.B164]" office:value-type="float" office:value="1.27" calcext:value-type="float">
            <text:p>1.27</text:p>
          </table:table-cell>
        </table:table-row>
        <table:table-row table:style-name="ro1">
          <table:table-cell table:formula="of:=[$'01_baseline_6.22.0-data'.A165]" office:value-type="string" office:string-value="LocalVariableCouldBeFinal" calcext:value-type="string">
            <text:p>LocalVariableCouldBeFinal</text:p>
          </table:table-cell>
          <table:table-cell table:formula="of:=[$'01_baseline_6.22.0-data'.B165]" office:value-type="float" office:value="0.6213" calcext:value-type="float">
            <text:p>0.6213</text:p>
          </table:table-cell>
          <table:table-cell table:formula="of:=[$'02_master_6.23.0-data'.B165]" office:value-type="float" office:value="0.6227" calcext:value-type="float">
            <text:p>0.6227</text:p>
          </table:table-cell>
          <table:table-cell table:formula="of:=[.C165]/[.B165]" office:value-type="float" office:value="1.00225333977145" calcext:value-type="float">
            <text:p>1.00225333977145</text:p>
          </table:table-cell>
          <table:table-cell table:formula="of:=[$'03_pr2377_6.23.0-data'.B165]" office:value-type="float" office:value="0.6414" calcext:value-type="float">
            <text:p>0.6414</text:p>
          </table:table-cell>
          <table:table-cell table:formula="of:=[.E165]/[.B165]" office:value-type="float" office:value="1.03235152100435" calcext:value-type="float">
            <text:p>1.03235152100435</text:p>
          </table:table-cell>
        </table:table-row>
        <table:table-row table:style-name="ro1">
          <table:table-cell table:formula="of:=[$'01_baseline_6.22.0-data'.A166]" office:value-type="string" office:string-value="LocalVariableNamingConventions" calcext:value-type="string">
            <text:p>LocalVariableNamingConventions</text:p>
          </table:table-cell>
          <table:table-cell table:formula="of:=[$'01_baseline_6.22.0-data'.B166]" office:value-type="float" office:value="0.0509" calcext:value-type="float">
            <text:p>0.0509</text:p>
          </table:table-cell>
          <table:table-cell table:formula="of:=[$'02_master_6.23.0-data'.B166]" office:value-type="float" office:value="0.0514" calcext:value-type="float">
            <text:p>0.0514</text:p>
          </table:table-cell>
          <table:table-cell table:formula="of:=[.C166]/[.B166]" office:value-type="float" office:value="1.0098231827112" calcext:value-type="float">
            <text:p>1.0098231827112</text:p>
          </table:table-cell>
          <table:table-cell table:formula="of:=[$'03_pr2377_6.23.0-data'.B166]" office:value-type="float" office:value="0.0525" calcext:value-type="float">
            <text:p>0.0525</text:p>
          </table:table-cell>
          <table:table-cell table:formula="of:=[.E166]/[.B166]" office:value-type="float" office:value="1.03143418467584" calcext:value-type="float">
            <text:p>1.03143418467584</text:p>
          </table:table-cell>
        </table:table-row>
        <table:table-row table:style-name="ro1">
          <table:table-cell table:formula="of:=[$'01_baseline_6.22.0-data'.A167]" office:value-type="string" office:string-value="LogicInversion" calcext:value-type="string">
            <text:p>LogicInversion</text:p>
          </table:table-cell>
          <table:table-cell table:formula="of:=[$'01_baseline_6.22.0-data'.B167]" office:value-type="float" office:value="0.0147" calcext:value-type="float">
            <text:p>0.0147</text:p>
          </table:table-cell>
          <table:table-cell table:formula="of:=[$'02_master_6.23.0-data'.B167]" office:value-type="float" office:value="0.0156" calcext:value-type="float">
            <text:p>0.0156</text:p>
          </table:table-cell>
          <table:table-cell table:formula="of:=[.C167]/[.B167]" office:value-type="float" office:value="1.06122448979592" calcext:value-type="float">
            <text:p>1.06122448979592</text:p>
          </table:table-cell>
          <table:table-cell table:formula="of:=[$'03_pr2377_6.23.0-data'.B167]" office:value-type="float" office:value="0.0183" calcext:value-type="float">
            <text:p>0.0183</text:p>
          </table:table-cell>
          <table:table-cell table:formula="of:=[.E167]/[.B167]" office:value-type="float" office:value="1.24489795918367" calcext:value-type="float">
            <text:p>1.24489795918367</text:p>
          </table:table-cell>
        </table:table-row>
        <table:table-row table:style-name="ro1">
          <table:table-cell table:formula="of:=[$'01_baseline_6.22.0-data'.A168]" office:value-type="string" office:string-value="LongInstantiation" calcext:value-type="string">
            <text:p>LongInstantiation</text:p>
          </table:table-cell>
          <table:table-cell table:formula="of:=[$'01_baseline_6.22.0-data'.B168]" office:value-type="float" office:value="0.0723" calcext:value-type="float">
            <text:p>0.0723</text:p>
          </table:table-cell>
          <table:table-cell table:formula="of:=[$'02_master_6.23.0-data'.B168]" office:value-type="float" office:value="0.0827" calcext:value-type="float">
            <text:p>0.0827</text:p>
          </table:table-cell>
          <table:table-cell table:formula="of:=[.C168]/[.B168]" office:value-type="float" office:value="1.14384508990318" calcext:value-type="float">
            <text:p>1.14384508990318</text:p>
          </table:table-cell>
          <table:table-cell table:formula="of:=[$'03_pr2377_6.23.0-data'.B168]" office:value-type="float" office:value="0.1054" calcext:value-type="float">
            <text:p>0.1054</text:p>
          </table:table-cell>
          <table:table-cell table:formula="of:=[.E168]/[.B168]" office:value-type="float" office:value="1.45781466113416" calcext:value-type="float">
            <text:p>1.45781466113416</text:p>
          </table:table-cell>
        </table:table-row>
        <table:table-row table:style-name="ro1">
          <table:table-cell table:formula="of:=[$'01_baseline_6.22.0-data'.A169]" office:value-type="string" office:string-value="LongVariable" calcext:value-type="string">
            <text:p>LongVariable</text:p>
          </table:table-cell>
          <table:table-cell table:formula="of:=[$'01_baseline_6.22.0-data'.B169]" office:value-type="float" office:value="0.3815" calcext:value-type="float">
            <text:p>0.3815</text:p>
          </table:table-cell>
          <table:table-cell table:formula="of:=[$'02_master_6.23.0-data'.B169]" office:value-type="float" office:value="0.4273" calcext:value-type="float">
            <text:p>0.4273</text:p>
          </table:table-cell>
          <table:table-cell table:formula="of:=[.C169]/[.B169]" office:value-type="float" office:value="1.12005242463958" calcext:value-type="float">
            <text:p>1.12005242463958</text:p>
          </table:table-cell>
          <table:table-cell table:formula="of:=[$'03_pr2377_6.23.0-data'.B169]" office:value-type="float" office:value="0.674" calcext:value-type="float">
            <text:p>0.674</text:p>
          </table:table-cell>
          <table:table-cell table:formula="of:=[.E169]/[.B169]" office:value-type="float" office:value="1.76671035386632" calcext:value-type="float">
            <text:p>1.76671035386632</text:p>
          </table:table-cell>
        </table:table-row>
        <table:table-row table:style-name="ro1">
          <table:table-cell table:formula="of:=[$'01_baseline_6.22.0-data'.A170]" office:value-type="string" office:string-value="LooseCoupling" calcext:value-type="string">
            <text:p>LooseCoupling</text:p>
          </table:table-cell>
          <table:table-cell table:formula="of:=[$'01_baseline_6.22.0-data'.B170]" office:value-type="float" office:value="0.554" calcext:value-type="float">
            <text:p>0.554</text:p>
          </table:table-cell>
          <table:table-cell table:formula="of:=[$'02_master_6.23.0-data'.B170]" office:value-type="float" office:value="0.4839" calcext:value-type="float">
            <text:p>0.4839</text:p>
          </table:table-cell>
          <table:table-cell table:formula="of:=[.C170]/[.B170]" office:value-type="float" office:value="0.873465703971119" calcext:value-type="float">
            <text:p>0.873465703971119</text:p>
          </table:table-cell>
          <table:table-cell table:formula="of:=[$'03_pr2377_6.23.0-data'.B170]" office:value-type="float" office:value="0.4969" calcext:value-type="float">
            <text:p>0.4969</text:p>
          </table:table-cell>
          <table:table-cell table:formula="of:=[.E170]/[.B170]" office:value-type="float" office:value="0.896931407942238" calcext:value-type="float">
            <text:p>0.896931407942238</text:p>
          </table:table-cell>
        </table:table-row>
        <table:table-row table:style-name="ro1">
          <table:table-cell table:formula="of:=[$'01_baseline_6.22.0-data'.A171]" office:value-type="string" office:string-value="MDBAndSessionBeanNamingConvention" calcext:value-type="string">
            <text:p>MDBAndSessionBeanNamingConvention</text:p>
          </table:table-cell>
          <table:table-cell table:formula="of:=[$'01_baseline_6.22.0-data'.B171]" office:value-type="float" office:value="0.0293" calcext:value-type="float">
            <text:p>0.0293</text:p>
          </table:table-cell>
          <table:table-cell table:formula="of:=[$'02_master_6.23.0-data'.B171]" office:value-type="float" office:value="0.0303" calcext:value-type="float">
            <text:p>0.0303</text:p>
          </table:table-cell>
          <table:table-cell table:formula="of:=[.C171]/[.B171]" office:value-type="float" office:value="1.03412969283276" calcext:value-type="float">
            <text:p>1.03412969283276</text:p>
          </table:table-cell>
          <table:table-cell table:formula="of:=[$'03_pr2377_6.23.0-data'.B171]" office:value-type="float" office:value="0.0272" calcext:value-type="float">
            <text:p>0.0272</text:p>
          </table:table-cell>
          <table:table-cell table:formula="of:=[.E171]/[.B171]" office:value-type="float" office:value="0.928327645051195" calcext:value-type="float">
            <text:p>0.928327645051195</text:p>
          </table:table-cell>
        </table:table-row>
        <table:table-row table:style-name="ro1">
          <table:table-cell table:formula="of:=[$'01_baseline_6.22.0-data'.A172]" office:value-type="string" office:string-value="MethodArgumentCouldBeFinal" calcext:value-type="string">
            <text:p>MethodArgumentCouldBeFinal</text:p>
          </table:table-cell>
          <table:table-cell table:formula="of:=[$'01_baseline_6.22.0-data'.B172]" office:value-type="float" office:value="0.6043" calcext:value-type="float">
            <text:p>0.6043</text:p>
          </table:table-cell>
          <table:table-cell table:formula="of:=[$'02_master_6.23.0-data'.B172]" office:value-type="float" office:value="0.6769" calcext:value-type="float">
            <text:p>0.6769</text:p>
          </table:table-cell>
          <table:table-cell table:formula="of:=[.C172]/[.B172]" office:value-type="float" office:value="1.12013900380606" calcext:value-type="float">
            <text:p>1.12013900380606</text:p>
          </table:table-cell>
          <table:table-cell table:formula="of:=[$'03_pr2377_6.23.0-data'.B172]" office:value-type="float" office:value="0.661" calcext:value-type="float">
            <text:p>0.661</text:p>
          </table:table-cell>
          <table:table-cell table:formula="of:=[.E172]/[.B172]" office:value-type="float" office:value="1.0938275690882" calcext:value-type="float">
            <text:p>1.0938275690882</text:p>
          </table:table-cell>
        </table:table-row>
        <table:table-row table:style-name="ro1">
          <table:table-cell table:formula="of:=[$'01_baseline_6.22.0-data'.A173]" office:value-type="string" office:string-value="MethodNamingConventions" calcext:value-type="string">
            <text:p>MethodNamingConventions</text:p>
          </table:table-cell>
          <table:table-cell table:formula="of:=[$'01_baseline_6.22.0-data'.B173]" office:value-type="float" office:value="0.5799" calcext:value-type="float">
            <text:p>0.5799</text:p>
          </table:table-cell>
          <table:table-cell table:formula="of:=[$'02_master_6.23.0-data'.B173]" office:value-type="float" office:value="0.4833" calcext:value-type="float">
            <text:p>0.4833</text:p>
          </table:table-cell>
          <table:table-cell table:formula="of:=[.C173]/[.B173]" office:value-type="float" office:value="0.833419555095706" calcext:value-type="float">
            <text:p>0.833419555095706</text:p>
          </table:table-cell>
          <table:table-cell table:formula="of:=[$'03_pr2377_6.23.0-data'.B173]" office:value-type="float" office:value="0.4859" calcext:value-type="float">
            <text:p>0.4859</text:p>
          </table:table-cell>
          <table:table-cell table:formula="of:=[.E173]/[.B173]" office:value-type="float" office:value="0.837903086739093" calcext:value-type="float">
            <text:p>0.837903086739093</text:p>
          </table:table-cell>
        </table:table-row>
        <table:table-row table:style-name="ro1">
          <table:table-cell table:formula="of:=[$'01_baseline_6.22.0-data'.A174]" office:value-type="string" office:string-value="MethodReturnsInternalArray" calcext:value-type="string">
            <text:p>MethodReturnsInternalArray</text:p>
          </table:table-cell>
          <table:table-cell table:formula="of:=[$'01_baseline_6.22.0-data'.B174]" office:value-type="float" office:value="0.1753" calcext:value-type="float">
            <text:p>0.1753</text:p>
          </table:table-cell>
          <table:table-cell table:formula="of:=[$'02_master_6.23.0-data'.B174]" office:value-type="float" office:value="0.1689" calcext:value-type="float">
            <text:p>0.1689</text:p>
          </table:table-cell>
          <table:table-cell table:formula="of:=[.C174]/[.B174]" office:value-type="float" office:value="0.963491158014832" calcext:value-type="float">
            <text:p>0.963491158014832</text:p>
          </table:table-cell>
          <table:table-cell table:formula="of:=[$'03_pr2377_6.23.0-data'.B174]" office:value-type="float" office:value="0.182" calcext:value-type="float">
            <text:p>0.182</text:p>
          </table:table-cell>
          <table:table-cell table:formula="of:=[.E174]/[.B174]" office:value-type="float" office:value="1.03822019395322" calcext:value-type="float">
            <text:p>1.03822019395322</text:p>
          </table:table-cell>
        </table:table-row>
        <table:table-row table:style-name="ro1">
          <table:table-cell table:formula="of:=[$'01_baseline_6.22.0-data'.A175]" office:value-type="string" office:string-value="MethodWithSameNameAsEnclosingClass" calcext:value-type="string">
            <text:p>MethodWithSameNameAsEnclosingClass</text:p>
          </table:table-cell>
          <table:table-cell table:formula="of:=[$'01_baseline_6.22.0-data'.B175]" office:value-type="float" office:value="0.6867" calcext:value-type="float">
            <text:p>0.6867</text:p>
          </table:table-cell>
          <table:table-cell table:formula="of:=[$'02_master_6.23.0-data'.B175]" office:value-type="float" office:value="0.6351" calcext:value-type="float">
            <text:p>0.6351</text:p>
          </table:table-cell>
          <table:table-cell table:formula="of:=[.C175]/[.B175]" office:value-type="float" office:value="0.924858016601136" calcext:value-type="float">
            <text:p>0.924858016601136</text:p>
          </table:table-cell>
          <table:table-cell table:formula="of:=[$'03_pr2377_6.23.0-data'.B175]" office:value-type="float" office:value="0.6337" calcext:value-type="float">
            <text:p>0.6337</text:p>
          </table:table-cell>
          <table:table-cell table:formula="of:=[.E175]/[.B175]" office:value-type="float" office:value="0.922819280617446" calcext:value-type="float">
            <text:p>0.922819280617446</text:p>
          </table:table-cell>
        </table:table-row>
        <table:table-row table:style-name="ro1">
          <table:table-cell table:formula="of:=[$'01_baseline_6.22.0-data'.A176]" office:value-type="string" office:string-value="MisplacedNullCheck" calcext:value-type="string">
            <text:p>MisplacedNullCheck</text:p>
          </table:table-cell>
          <table:table-cell table:formula="of:=[$'01_baseline_6.22.0-data'.B176]" office:value-type="float" office:value="2.2329" calcext:value-type="float">
            <text:p>2.2329</text:p>
          </table:table-cell>
          <table:table-cell table:formula="of:=[$'02_master_6.23.0-data'.B176]" office:value-type="float" office:value="0.0379" calcext:value-type="float">
            <text:p>0.0379</text:p>
          </table:table-cell>
          <table:table-cell table:formula="of:=[.C176]/[.B176]" office:value-type="float" office:value="0.0169734426082673" calcext:value-type="float">
            <text:p>0.016973442608267</text:p>
          </table:table-cell>
          <table:table-cell table:formula="of:=[$'03_pr2377_6.23.0-data'.B176]" office:value-type="float" office:value="0.0212" calcext:value-type="float">
            <text:p>0.0212</text:p>
          </table:table-cell>
          <table:table-cell table:formula="of:=[.E176]/[.B176]" office:value-type="float" office:value="0.00949437950647141" calcext:value-type="float">
            <text:p>0.009494379506471</text:p>
          </table:table-cell>
        </table:table-row>
        <table:table-row table:style-name="ro1">
          <table:table-cell table:formula="of:=[$'01_baseline_6.22.0-data'.A177]" office:value-type="string" office:string-value="MissingBreakInSwitch" calcext:value-type="string">
            <text:p>MissingBreakInSwitch</text:p>
          </table:table-cell>
          <table:table-cell table:formula="of:=[$'01_baseline_6.22.0-data'.B177]" office:value-type="float" office:value="0.044" calcext:value-type="float">
            <text:p>0.044</text:p>
          </table:table-cell>
          <table:table-cell table:formula="of:=[$'02_master_6.23.0-data'.B177]" office:value-type="float" office:value="0.0485" calcext:value-type="float">
            <text:p>0.0485</text:p>
          </table:table-cell>
          <table:table-cell table:formula="of:=[.C177]/[.B177]" office:value-type="float" office:value="1.10227272727273" calcext:value-type="float">
            <text:p>1.10227272727273</text:p>
          </table:table-cell>
          <table:table-cell table:formula="of:=[$'03_pr2377_6.23.0-data'.B177]" office:value-type="float" office:value="0.0177" calcext:value-type="float">
            <text:p>0.0177</text:p>
          </table:table-cell>
          <table:table-cell table:formula="of:=[.E177]/[.B177]" office:value-type="float" office:value="0.402272727272727" calcext:value-type="float">
            <text:p>0.402272727272727</text:p>
          </table:table-cell>
        </table:table-row>
        <table:table-row table:style-name="ro1">
          <table:table-cell table:formula="of:=[$'01_baseline_6.22.0-data'.A178]" office:value-type="string" office:string-value="MissingOverride" calcext:value-type="string">
            <text:p>MissingOverride</text:p>
          </table:table-cell>
          <table:table-cell table:formula="of:=[$'01_baseline_6.22.0-data'.B178]" office:value-type="float" office:value="0.458" calcext:value-type="float">
            <text:p>0.458</text:p>
          </table:table-cell>
          <table:table-cell table:formula="of:=[$'02_master_6.23.0-data'.B178]" office:value-type="float" office:value="0.3781" calcext:value-type="float">
            <text:p>0.3781</text:p>
          </table:table-cell>
          <table:table-cell table:formula="of:=[.C178]/[.B178]" office:value-type="float" office:value="0.825545851528384" calcext:value-type="float">
            <text:p>0.825545851528384</text:p>
          </table:table-cell>
          <table:table-cell table:formula="of:=[$'03_pr2377_6.23.0-data'.B178]" office:value-type="float" office:value="0.4684" calcext:value-type="float">
            <text:p>0.4684</text:p>
          </table:table-cell>
          <table:table-cell table:formula="of:=[.E178]/[.B178]" office:value-type="float" office:value="1.02270742358079" calcext:value-type="float">
            <text:p>1.02270742358079</text:p>
          </table:table-cell>
        </table:table-row>
        <table:table-row table:style-name="ro1">
          <table:table-cell table:formula="of:=[$'01_baseline_6.22.0-data'.A179]" office:value-type="string" office:string-value="MissingSerialVersionUID" calcext:value-type="string">
            <text:p>MissingSerialVersionUID</text:p>
          </table:table-cell>
          <table:table-cell table:formula="of:=[$'01_baseline_6.22.0-data'.B179]" office:value-type="float" office:value="0.1776" calcext:value-type="float">
            <text:p>0.1776</text:p>
          </table:table-cell>
          <table:table-cell table:formula="of:=[$'02_master_6.23.0-data'.B179]" office:value-type="float" office:value="0.185" calcext:value-type="float">
            <text:p>0.185</text:p>
          </table:table-cell>
          <table:table-cell table:formula="of:=[.C179]/[.B179]" office:value-type="float" office:value="1.04166666666667" calcext:value-type="float">
            <text:p>1.04166666666667</text:p>
          </table:table-cell>
          <table:table-cell table:formula="of:=[$'03_pr2377_6.23.0-data'.B179]" office:value-type="float" office:value="0.053" calcext:value-type="float">
            <text:p>0.053</text:p>
          </table:table-cell>
          <table:table-cell table:formula="of:=[.E179]/[.B179]" office:value-type="float" office:value="0.298423423423423" calcext:value-type="float">
            <text:p>0.298423423423423</text:p>
          </table:table-cell>
        </table:table-row>
        <table:table-row table:style-name="ro1">
          <table:table-cell table:formula="of:=[$'01_baseline_6.22.0-data'.A180]" office:value-type="string" office:string-value="MissingStaticMethodInNonInstantiatableClass" calcext:value-type="string">
            <text:p>MissingStaticMethodInNonInstantiatableClass</text:p>
          </table:table-cell>
          <table:table-cell table:formula="of:=[$'01_baseline_6.22.0-data'.B180]" office:value-type="float" office:value="1.2302" calcext:value-type="float">
            <text:p>1.2302</text:p>
          </table:table-cell>
          <table:table-cell table:formula="of:=[$'02_master_6.23.0-data'.B180]" office:value-type="float" office:value="1.3998" calcext:value-type="float">
            <text:p>1.3998</text:p>
          </table:table-cell>
          <table:table-cell table:formula="of:=[.C180]/[.B180]" office:value-type="float" office:value="1.13786376198992" calcext:value-type="float">
            <text:p>1.13786376198992</text:p>
          </table:table-cell>
          <table:table-cell table:formula="of:=[$'03_pr2377_6.23.0-data'.B180]" office:value-type="float" office:value="0.93" calcext:value-type="float">
            <text:p>0.93</text:p>
          </table:table-cell>
          <table:table-cell table:formula="of:=[.E180]/[.B180]" office:value-type="float" office:value="0.7559746382702" calcext:value-type="float">
            <text:p>0.7559746382702</text:p>
          </table:table-cell>
        </table:table-row>
        <table:table-row table:style-name="ro1">
          <table:table-cell table:formula="of:=[$'01_baseline_6.22.0-data'.A181]" office:value-type="string" office:string-value="MoreThanOneLogger" calcext:value-type="string">
            <text:p>MoreThanOneLogger</text:p>
          </table:table-cell>
          <table:table-cell table:formula="of:=[$'01_baseline_6.22.0-data'.B181]" office:value-type="float" office:value="8.5607" calcext:value-type="float">
            <text:p>8.5607</text:p>
          </table:table-cell>
          <table:table-cell table:formula="of:=[$'02_master_6.23.0-data'.B181]" office:value-type="float" office:value="0.704" calcext:value-type="float">
            <text:p>0.704</text:p>
          </table:table-cell>
          <table:table-cell table:formula="of:=[.C181]/[.B181]" office:value-type="float" office:value="0.0822362657259336" calcext:value-type="float">
            <text:p>0.082236265725934</text:p>
          </table:table-cell>
          <table:table-cell table:formula="of:=[$'03_pr2377_6.23.0-data'.B181]" office:value-type="float" office:value="0.6529" calcext:value-type="float">
            <text:p>0.6529</text:p>
          </table:table-cell>
          <table:table-cell table:formula="of:=[.E181]/[.B181]" office:value-type="float" office:value="0.0762671276881563" calcext:value-type="float">
            <text:p>0.076267127688156</text:p>
          </table:table-cell>
        </table:table-row>
        <table:table-row table:style-name="ro1">
          <table:table-cell table:formula="of:=[$'01_baseline_6.22.0-data'.A182]" office:value-type="string" office:string-value="NPathComplexity" calcext:value-type="string">
            <text:p>NPathComplexity</text:p>
          </table:table-cell>
          <table:table-cell table:formula="of:=[$'01_baseline_6.22.0-data'.B182]" office:value-type="float" office:value="0.5353" calcext:value-type="float">
            <text:p>0.5353</text:p>
          </table:table-cell>
          <table:table-cell table:formula="of:=[$'02_master_6.23.0-data'.B182]" office:value-type="float" office:value="0.5467" calcext:value-type="float">
            <text:p>0.5467</text:p>
          </table:table-cell>
          <table:table-cell table:formula="of:=[.C182]/[.B182]" office:value-type="float" office:value="1.02129646926957" calcext:value-type="float">
            <text:p>1.02129646926957</text:p>
          </table:table-cell>
          <table:table-cell table:formula="of:=[$'03_pr2377_6.23.0-data'.B182]" office:value-type="float" office:value="0.5546" calcext:value-type="float">
            <text:p>0.5546</text:p>
          </table:table-cell>
          <table:table-cell table:formula="of:=[.E182]/[.B182]" office:value-type="float" office:value="1.03605454885111" calcext:value-type="float">
            <text:p>1.03605454885111</text:p>
          </table:table-cell>
        </table:table-row>
        <table:table-row table:style-name="ro1">
          <table:table-cell table:formula="of:=[$'01_baseline_6.22.0-data'.A183]" office:value-type="string" office:string-value="NcssCount" calcext:value-type="string">
            <text:p>NcssCount</text:p>
          </table:table-cell>
          <table:table-cell table:formula="of:=[$'01_baseline_6.22.0-data'.B183]" office:value-type="float" office:value="0.5898" calcext:value-type="float">
            <text:p>0.5898</text:p>
          </table:table-cell>
          <table:table-cell table:formula="of:=[$'02_master_6.23.0-data'.B183]" office:value-type="float" office:value="0.5936" calcext:value-type="float">
            <text:p>0.5936</text:p>
          </table:table-cell>
          <table:table-cell table:formula="of:=[.C183]/[.B183]" office:value-type="float" office:value="1.00644286198711" calcext:value-type="float">
            <text:p>1.00644286198711</text:p>
          </table:table-cell>
          <table:table-cell table:formula="of:=[$'03_pr2377_6.23.0-data'.B183]" office:value-type="float" office:value="0.6314" calcext:value-type="float">
            <text:p>0.6314</text:p>
          </table:table-cell>
          <table:table-cell table:formula="of:=[.E183]/[.B183]" office:value-type="float" office:value="1.07053238385894" calcext:value-type="float">
            <text:p>1.07053238385894</text:p>
          </table:table-cell>
        </table:table-row>
        <table:table-row table:style-name="ro1">
          <table:table-cell table:formula="of:=[$'01_baseline_6.22.0-data'.A184]" office:value-type="string" office:string-value="NoPackage" calcext:value-type="string">
            <text:p>NoPackage</text:p>
          </table:table-cell>
          <table:table-cell table:formula="of:=[$'01_baseline_6.22.0-data'.B184]" office:value-type="float" office:value="0.0458" calcext:value-type="float">
            <text:p>0.0458</text:p>
          </table:table-cell>
          <table:table-cell table:formula="of:=[$'02_master_6.23.0-data'.B184]" office:value-type="float" office:value="0.0486" calcext:value-type="float">
            <text:p>0.0486</text:p>
          </table:table-cell>
          <table:table-cell table:formula="of:=[.C184]/[.B184]" office:value-type="float" office:value="1.06113537117904" calcext:value-type="float">
            <text:p>1.06113537117904</text:p>
          </table:table-cell>
          <table:table-cell table:formula="of:=[$'03_pr2377_6.23.0-data'.B184]" office:value-type="float" office:value="0.0224" calcext:value-type="float">
            <text:p>0.0224</text:p>
          </table:table-cell>
          <table:table-cell table:formula="of:=[.E184]/[.B184]" office:value-type="float" office:value="0.489082969432314" calcext:value-type="float">
            <text:p>0.489082969432314</text:p>
          </table:table-cell>
        </table:table-row>
        <table:table-row table:style-name="ro1">
          <table:table-cell table:formula="of:=[$'01_baseline_6.22.0-data'.A185]" office:value-type="string" office:string-value="NonCaseLabelInSwitchStatement" calcext:value-type="string">
            <text:p>NonCaseLabelInSwitchStatement</text:p>
          </table:table-cell>
          <table:table-cell table:formula="of:=[$'01_baseline_6.22.0-data'.B185]" office:value-type="float" office:value="0.0102" calcext:value-type="float">
            <text:p>0.0102</text:p>
          </table:table-cell>
          <table:table-cell table:formula="of:=[$'02_master_6.23.0-data'.B185]" office:value-type="float" office:value="0.0311" calcext:value-type="float">
            <text:p>0.0311</text:p>
          </table:table-cell>
          <table:table-cell table:formula="of:=[.C185]/[.B185]" office:value-type="float" office:value="3.04901960784314" calcext:value-type="float">
            <text:p>3.04901960784314</text:p>
          </table:table-cell>
          <table:table-cell table:formula="of:=[$'03_pr2377_6.23.0-data'.B185]" office:value-type="float" office:value="0.0052" calcext:value-type="float">
            <text:p>0.0052</text:p>
          </table:table-cell>
          <table:table-cell table:formula="of:=[.E185]/[.B185]" office:value-type="float" office:value="0.509803921568628" calcext:value-type="float">
            <text:p>0.509803921568628</text:p>
          </table:table-cell>
        </table:table-row>
        <table:table-row table:style-name="ro1">
          <table:table-cell table:formula="of:=[$'01_baseline_6.22.0-data'.A186]" office:value-type="string" office:string-value="NonStaticInitializer" calcext:value-type="string">
            <text:p>NonStaticInitializer</text:p>
          </table:table-cell>
          <table:table-cell table:formula="of:=[$'01_baseline_6.22.0-data'.B186]" office:value-type="float" office:value="1.2012" calcext:value-type="float">
            <text:p>1.2012</text:p>
          </table:table-cell>
          <table:table-cell table:formula="of:=[$'02_master_6.23.0-data'.B186]" office:value-type="float" office:value="0.0077" calcext:value-type="float">
            <text:p>0.0077</text:p>
          </table:table-cell>
          <table:table-cell table:formula="of:=[.C186]/[.B186]" office:value-type="float" office:value="0.00641025641025641" calcext:value-type="float">
            <text:p>0.006410256410256</text:p>
          </table:table-cell>
          <table:table-cell table:formula="of:=[$'03_pr2377_6.23.0-data'.B186]" office:value-type="float" office:value="0.0069" calcext:value-type="float">
            <text:p>0.0069</text:p>
          </table:table-cell>
          <table:table-cell table:formula="of:=[.E186]/[.B186]" office:value-type="float" office:value="0.00574425574425575" calcext:value-type="float">
            <text:p>0.005744255744256</text:p>
          </table:table-cell>
        </table:table-row>
        <table:table-row table:style-name="ro1">
          <table:table-cell table:formula="of:=[$'01_baseline_6.22.0-data'.A187]" office:value-type="string" office:string-value="NonThreadSafeSingleton" calcext:value-type="string">
            <text:p>NonThreadSafeSingleton</text:p>
          </table:table-cell>
          <table:table-cell table:formula="of:=[$'01_baseline_6.22.0-data'.B187]" office:value-type="float" office:value="0.4287" calcext:value-type="float">
            <text:p>0.4287</text:p>
          </table:table-cell>
          <table:table-cell table:formula="of:=[$'02_master_6.23.0-data'.B187]" office:value-type="float" office:value="0.4052" calcext:value-type="float">
            <text:p>0.4052</text:p>
          </table:table-cell>
          <table:table-cell table:formula="of:=[.C187]/[.B187]" office:value-type="float" office:value="0.945183111733147" calcext:value-type="float">
            <text:p>0.945183111733147</text:p>
          </table:table-cell>
          <table:table-cell table:formula="of:=[$'03_pr2377_6.23.0-data'.B187]" office:value-type="float" office:value="0.4101" calcext:value-type="float">
            <text:p>0.4101</text:p>
          </table:table-cell>
          <table:table-cell table:formula="of:=[.E187]/[.B187]" office:value-type="float" office:value="0.956613016095171" calcext:value-type="float">
            <text:p>0.956613016095171</text:p>
          </table:table-cell>
        </table:table-row>
        <table:table-row table:style-name="ro1">
          <table:table-cell table:formula="of:=[$'01_baseline_6.22.0-data'.A188]" office:value-type="string" office:string-value="NullAssignment" calcext:value-type="string">
            <text:p>NullAssignment</text:p>
          </table:table-cell>
          <table:table-cell table:formula="of:=[$'01_baseline_6.22.0-data'.B188]" office:value-type="float" office:value="0.0223" calcext:value-type="float">
            <text:p>0.0223</text:p>
          </table:table-cell>
          <table:table-cell table:formula="of:=[$'02_master_6.23.0-data'.B188]" office:value-type="float" office:value="0.023" calcext:value-type="float">
            <text:p>0.023</text:p>
          </table:table-cell>
          <table:table-cell table:formula="of:=[.C188]/[.B188]" office:value-type="float" office:value="1.03139013452915" calcext:value-type="float">
            <text:p>1.03139013452915</text:p>
          </table:table-cell>
          <table:table-cell table:formula="of:=[$'03_pr2377_6.23.0-data'.B188]" office:value-type="float" office:value="0.0224" calcext:value-type="float">
            <text:p>0.0224</text:p>
          </table:table-cell>
          <table:table-cell table:formula="of:=[.E188]/[.B188]" office:value-type="float" office:value="1.00448430493274" calcext:value-type="float">
            <text:p>1.00448430493274</text:p>
          </table:table-cell>
        </table:table-row>
        <table:table-row table:style-name="ro1">
          <table:table-cell table:formula="of:=[$'01_baseline_6.22.0-data'.A189]" office:value-type="string" office:string-value="OneDeclarationPerLine" calcext:value-type="string">
            <text:p>OneDeclarationPerLine</text:p>
          </table:table-cell>
          <table:table-cell table:formula="of:=[$'01_baseline_6.22.0-data'.B189]" office:value-type="float" office:value="2.4291" calcext:value-type="float">
            <text:p>2.4291</text:p>
          </table:table-cell>
          <table:table-cell table:formula="of:=[$'02_master_6.23.0-data'.B189]" office:value-type="float" office:value="0.3109" calcext:value-type="float">
            <text:p>0.3109</text:p>
          </table:table-cell>
          <table:table-cell table:formula="of:=[.C189]/[.B189]" office:value-type="float" office:value="0.127989790457371" calcext:value-type="float">
            <text:p>0.127989790457371</text:p>
          </table:table-cell>
          <table:table-cell table:formula="of:=[$'03_pr2377_6.23.0-data'.B189]" office:value-type="float" office:value="0.2823" calcext:value-type="float">
            <text:p>0.2823</text:p>
          </table:table-cell>
          <table:table-cell table:formula="of:=[.E189]/[.B189]" office:value-type="float" office:value="0.11621588242559" calcext:value-type="float">
            <text:p>0.11621588242559</text:p>
          </table:table-cell>
        </table:table-row>
        <table:table-row table:style-name="ro1">
          <table:table-cell table:formula="of:=[$'01_baseline_6.22.0-data'.A190]" office:value-type="string" office:string-value="OnlyOneReturn" calcext:value-type="string">
            <text:p>OnlyOneReturn</text:p>
          </table:table-cell>
          <table:table-cell table:formula="of:=[$'01_baseline_6.22.0-data'.B190]" office:value-type="float" office:value="0.3977" calcext:value-type="float">
            <text:p>0.3977</text:p>
          </table:table-cell>
          <table:table-cell table:formula="of:=[$'02_master_6.23.0-data'.B190]" office:value-type="float" office:value="0.3387" calcext:value-type="float">
            <text:p>0.3387</text:p>
          </table:table-cell>
          <table:table-cell table:formula="of:=[.C190]/[.B190]" office:value-type="float" office:value="0.851646970077948" calcext:value-type="float">
            <text:p>0.851646970077948</text:p>
          </table:table-cell>
          <table:table-cell table:formula="of:=[$'03_pr2377_6.23.0-data'.B190]" office:value-type="float" office:value="0.3449" calcext:value-type="float">
            <text:p>0.3449</text:p>
          </table:table-cell>
          <table:table-cell table:formula="of:=[.E190]/[.B190]" office:value-type="float" office:value="0.867236610510435" calcext:value-type="float">
            <text:p>0.867236610510435</text:p>
          </table:table-cell>
        </table:table-row>
        <table:table-row table:style-name="ro1">
          <table:table-cell table:formula="of:=[$'01_baseline_6.22.0-data'.A191]" office:value-type="string" office:string-value="OptimizableToArrayCall" calcext:value-type="string">
            <text:p>OptimizableToArrayCall</text:p>
          </table:table-cell>
          <table:table-cell table:formula="of:=[$'01_baseline_6.22.0-data'.B191]" office:value-type="float" office:value="1.0256" calcext:value-type="float">
            <text:p>1.0256</text:p>
          </table:table-cell>
          <table:table-cell table:formula="of:=[$'02_master_6.23.0-data'.B191]" office:value-type="float" office:value="1.0199" calcext:value-type="float">
            <text:p>1.0199</text:p>
          </table:table-cell>
          <table:table-cell table:formula="of:=[.C191]/[.B191]" office:value-type="float" office:value="0.994442277691108" calcext:value-type="float">
            <text:p>0.994442277691108</text:p>
          </table:table-cell>
          <table:table-cell table:formula="of:=[$'03_pr2377_6.23.0-data'.B191]" office:value-type="float" office:value="1.4996" calcext:value-type="float">
            <text:p>1.4996</text:p>
          </table:table-cell>
          <table:table-cell table:formula="of:=[.E191]/[.B191]" office:value-type="float" office:value="1.46216848673947" calcext:value-type="float">
            <text:p>1.46216848673947</text:p>
          </table:table-cell>
        </table:table-row>
        <table:table-row table:style-name="ro1">
          <table:table-cell table:formula="of:=[$'01_baseline_6.22.0-data'.A192]" office:value-type="string" office:string-value="OverrideBothEqualsAndHashcode" calcext:value-type="string">
            <text:p>OverrideBothEqualsAndHashcode</text:p>
          </table:table-cell>
          <table:table-cell table:formula="of:=[$'01_baseline_6.22.0-data'.B192]" office:value-type="float" office:value="0.4949" calcext:value-type="float">
            <text:p>0.4949</text:p>
          </table:table-cell>
          <table:table-cell table:formula="of:=[$'02_master_6.23.0-data'.B192]" office:value-type="float" office:value="0.3924" calcext:value-type="float">
            <text:p>0.3924</text:p>
          </table:table-cell>
          <table:table-cell table:formula="of:=[.C192]/[.B192]" office:value-type="float" office:value="0.792887452010507" calcext:value-type="float">
            <text:p>0.792887452010507</text:p>
          </table:table-cell>
          <table:table-cell table:formula="of:=[$'03_pr2377_6.23.0-data'.B192]" office:value-type="float" office:value="0.4008" calcext:value-type="float">
            <text:p>0.4008</text:p>
          </table:table-cell>
          <table:table-cell table:formula="of:=[.E192]/[.B192]" office:value-type="float" office:value="0.809860577894524" calcext:value-type="float">
            <text:p>0.809860577894524</text:p>
          </table:table-cell>
        </table:table-row>
        <table:table-row table:style-name="ro1">
          <table:table-cell table:formula="of:=[$'01_baseline_6.22.0-data'.A193]" office:value-type="string" office:string-value="PackageCase" calcext:value-type="string">
            <text:p>PackageCase</text:p>
          </table:table-cell>
          <table:table-cell table:formula="of:=[$'01_baseline_6.22.0-data'.B193]" office:value-type="float" office:value="0.045" calcext:value-type="float">
            <text:p>0.045</text:p>
          </table:table-cell>
          <table:table-cell table:formula="of:=[$'02_master_6.23.0-data'.B193]" office:value-type="float" office:value="0.0533" calcext:value-type="float">
            <text:p>0.0533</text:p>
          </table:table-cell>
          <table:table-cell table:formula="of:=[.C193]/[.B193]" office:value-type="float" office:value="1.18444444444444" calcext:value-type="float">
            <text:p>1.18444444444444</text:p>
          </table:table-cell>
          <table:table-cell table:formula="of:=[$'03_pr2377_6.23.0-data'.B193]" office:value-type="float" office:value="0.0497" calcext:value-type="float">
            <text:p>0.0497</text:p>
          </table:table-cell>
          <table:table-cell table:formula="of:=[.E193]/[.B193]" office:value-type="float" office:value="1.10444444444444" calcext:value-type="float">
            <text:p>1.10444444444444</text:p>
          </table:table-cell>
        </table:table-row>
        <table:table-row table:style-name="ro1">
          <table:table-cell table:formula="of:=[$'01_baseline_6.22.0-data'.A194]" office:value-type="string" office:string-value="PositionLiteralsFirstInCaseInsensitiveComparisons" calcext:value-type="string">
            <text:p>PositionLiteralsFirstInCaseInsensitiveComparisons</text:p>
          </table:table-cell>
          <table:table-cell table:formula="of:=[$'01_baseline_6.22.0-data'.B194]" office:value-type="float" office:value="1.1522" calcext:value-type="float">
            <text:p>1.1522</text:p>
          </table:table-cell>
          <table:table-cell table:formula="of:=[$'02_master_6.23.0-data'.B194]" office:value-type="float" office:value="1.2685" calcext:value-type="float">
            <text:p>1.2685</text:p>
          </table:table-cell>
          <table:table-cell table:formula="of:=[.C194]/[.B194]" office:value-type="float" office:value="1.10093733726784" calcext:value-type="float">
            <text:p>1.10093733726784</text:p>
          </table:table-cell>
          <table:table-cell table:formula="of:=[$'03_pr2377_6.23.0-data'.B194]" office:value-type="float" office:value="0.1626" calcext:value-type="float">
            <text:p>0.1626</text:p>
          </table:table-cell>
          <table:table-cell table:formula="of:=[.E194]/[.B194]" office:value-type="float" office:value="0.141121333101892" calcext:value-type="float">
            <text:p>0.141121333101892</text:p>
          </table:table-cell>
        </table:table-row>
        <table:table-row table:style-name="ro1">
          <table:table-cell table:formula="of:=[$'01_baseline_6.22.0-data'.A195]" office:value-type="string" office:string-value="PositionLiteralsFirstInComparisons" calcext:value-type="string">
            <text:p>PositionLiteralsFirstInComparisons</text:p>
          </table:table-cell>
          <table:table-cell table:formula="of:=[$'01_baseline_6.22.0-data'.B195]" office:value-type="float" office:value="1.104" calcext:value-type="float">
            <text:p>1.104</text:p>
          </table:table-cell>
          <table:table-cell table:formula="of:=[$'02_master_6.23.0-data'.B195]" office:value-type="float" office:value="1.1615" calcext:value-type="float">
            <text:p>1.1615</text:p>
          </table:table-cell>
          <table:table-cell table:formula="of:=[.C195]/[.B195]" office:value-type="float" office:value="1.05208333333333" calcext:value-type="float">
            <text:p>1.05208333333333</text:p>
          </table:table-cell>
          <table:table-cell table:formula="of:=[$'03_pr2377_6.23.0-data'.B195]" office:value-type="float" office:value="0.1194" calcext:value-type="float">
            <text:p>0.1194</text:p>
          </table:table-cell>
          <table:table-cell table:formula="of:=[.E195]/[.B195]" office:value-type="float" office:value="0.108152173913043" calcext:value-type="float">
            <text:p>0.108152173913043</text:p>
          </table:table-cell>
        </table:table-row>
        <table:table-row table:style-name="ro1">
          <table:table-cell table:formula="of:=[$'01_baseline_6.22.0-data'.A196]" office:value-type="string" office:string-value="PrematureDeclaration" calcext:value-type="string">
            <text:p>PrematureDeclaration</text:p>
          </table:table-cell>
          <table:table-cell table:formula="of:=[$'01_baseline_6.22.0-data'.B196]" office:value-type="float" office:value="0.6055" calcext:value-type="float">
            <text:p>0.6055</text:p>
          </table:table-cell>
          <table:table-cell table:formula="of:=[$'02_master_6.23.0-data'.B196]" office:value-type="float" office:value="0.6327" calcext:value-type="float">
            <text:p>0.6327</text:p>
          </table:table-cell>
          <table:table-cell table:formula="of:=[.C196]/[.B196]" office:value-type="float" office:value="1.044921552436" calcext:value-type="float">
            <text:p>1.044921552436</text:p>
          </table:table-cell>
          <table:table-cell table:formula="of:=[$'03_pr2377_6.23.0-data'.B196]" office:value-type="float" office:value="0.6351" calcext:value-type="float">
            <text:p>0.6351</text:p>
          </table:table-cell>
          <table:table-cell table:formula="of:=[.E196]/[.B196]" office:value-type="float" office:value="1.04888521882742" calcext:value-type="float">
            <text:p>1.04888521882742</text:p>
          </table:table-cell>
        </table:table-row>
        <table:table-row table:style-name="ro1">
          <table:table-cell table:formula="of:=[$'01_baseline_6.22.0-data'.A197]" office:value-type="string" office:string-value="PreserveStackTrace" calcext:value-type="string">
            <text:p>PreserveStackTrace</text:p>
          </table:table-cell>
          <table:table-cell table:formula="of:=[$'01_baseline_6.22.0-data'.B197]" office:value-type="float" office:value="0.4148" calcext:value-type="float">
            <text:p>0.4148</text:p>
          </table:table-cell>
          <table:table-cell table:formula="of:=[$'02_master_6.23.0-data'.B197]" office:value-type="float" office:value="0.3708" calcext:value-type="float">
            <text:p>0.3708</text:p>
          </table:table-cell>
          <table:table-cell table:formula="of:=[.C197]/[.B197]" office:value-type="float" office:value="0.893924783027965" calcext:value-type="float">
            <text:p>0.893924783027965</text:p>
          </table:table-cell>
          <table:table-cell table:formula="of:=[$'03_pr2377_6.23.0-data'.B197]" office:value-type="float" office:value="0.3799" calcext:value-type="float">
            <text:p>0.3799</text:p>
          </table:table-cell>
          <table:table-cell table:formula="of:=[.E197]/[.B197]" office:value-type="float" office:value="0.915863066538091" calcext:value-type="float">
            <text:p>0.915863066538091</text:p>
          </table:table-cell>
        </table:table-row>
        <table:table-row table:style-name="ro1">
          <table:table-cell table:formula="of:=[$'01_baseline_6.22.0-data'.A198]" office:value-type="string" office:string-value="ProperCloneImplementation" calcext:value-type="string">
            <text:p>ProperCloneImplementation</text:p>
          </table:table-cell>
          <table:table-cell table:formula="of:=[$'01_baseline_6.22.0-data'.B198]" office:value-type="float" office:value="0.2239" calcext:value-type="float">
            <text:p>0.2239</text:p>
          </table:table-cell>
          <table:table-cell table:formula="of:=[$'02_master_6.23.0-data'.B198]" office:value-type="float" office:value="0.206" calcext:value-type="float">
            <text:p>0.206</text:p>
          </table:table-cell>
          <table:table-cell table:formula="of:=[.C198]/[.B198]" office:value-type="float" office:value="0.920053595355069" calcext:value-type="float">
            <text:p>0.920053595355069</text:p>
          </table:table-cell>
          <table:table-cell table:formula="of:=[$'03_pr2377_6.23.0-data'.B198]" office:value-type="float" office:value="0.0187" calcext:value-type="float">
            <text:p>0.0187</text:p>
          </table:table-cell>
          <table:table-cell table:formula="of:=[.E198]/[.B198]" office:value-type="float" office:value="0.0835194283162126" calcext:value-type="float">
            <text:p>0.083519428316213</text:p>
          </table:table-cell>
        </table:table-row>
        <table:table-row table:style-name="ro1">
          <table:table-cell table:formula="of:=[$'01_baseline_6.22.0-data'.A199]" office:value-type="string" office:string-value="ProperLogger" calcext:value-type="string">
            <text:p>ProperLogger</text:p>
          </table:table-cell>
          <table:table-cell table:formula="of:=[$'01_baseline_6.22.0-data'.B199]" office:value-type="float" office:value="8.5269" calcext:value-type="float">
            <text:p>8.5269</text:p>
          </table:table-cell>
          <table:table-cell table:formula="of:=[$'02_master_6.23.0-data'.B199]" office:value-type="float" office:value="6.9836" calcext:value-type="float">
            <text:p>6.9836</text:p>
          </table:table-cell>
          <table:table-cell table:formula="of:=[.C199]/[.B199]" office:value-type="float" office:value="0.819008080310547" calcext:value-type="float">
            <text:p>0.819008080310547</text:p>
          </table:table-cell>
          <table:table-cell table:formula="of:=[$'03_pr2377_6.23.0-data'.B199]" office:value-type="float" office:value="3.799" calcext:value-type="float">
            <text:p>3.799</text:p>
          </table:table-cell>
          <table:table-cell table:formula="of:=[.E199]/[.B199]" office:value-type="float" office:value="0.445531201257198" calcext:value-type="float">
            <text:p>0.445531201257198</text:p>
          </table:table-cell>
        </table:table-row>
        <table:table-row table:style-name="ro1">
          <table:table-cell table:formula="of:=[$'01_baseline_6.22.0-data'.A200]" office:value-type="string" office:string-value="RedundantFieldInitializer" calcext:value-type="string">
            <text:p>RedundantFieldInitializer</text:p>
          </table:table-cell>
          <table:table-cell table:formula="of:=[$'01_baseline_6.22.0-data'.B200]" office:value-type="float" office:value="0.0271" calcext:value-type="float">
            <text:p>0.0271</text:p>
          </table:table-cell>
          <table:table-cell table:formula="of:=[$'02_master_6.23.0-data'.B200]" office:value-type="float" office:value="0.0293" calcext:value-type="float">
            <text:p>0.0293</text:p>
          </table:table-cell>
          <table:table-cell table:formula="of:=[.C200]/[.B200]" office:value-type="float" office:value="1.08118081180812" calcext:value-type="float">
            <text:p>1.08118081180812</text:p>
          </table:table-cell>
          <table:table-cell table:formula="of:=[$'03_pr2377_6.23.0-data'.B200]" office:value-type="float" office:value="0.0303" calcext:value-type="float">
            <text:p>0.0303</text:p>
          </table:table-cell>
          <table:table-cell table:formula="of:=[.E200]/[.B200]" office:value-type="float" office:value="1.11808118081181" calcext:value-type="float">
            <text:p>1.11808118081181</text:p>
          </table:table-cell>
        </table:table-row>
        <table:table-row table:style-name="ro1">
          <table:table-cell table:formula="of:=[$'01_baseline_6.22.0-data'.A201]" office:value-type="string" office:string-value="RemoteInterfaceNamingConvention" calcext:value-type="string">
            <text:p>RemoteInterfaceNamingConvention</text:p>
          </table:table-cell>
          <table:table-cell table:formula="of:=[$'01_baseline_6.22.0-data'.B201]" office:value-type="float" office:value="0.0231" calcext:value-type="float">
            <text:p>0.0231</text:p>
          </table:table-cell>
          <table:table-cell table:formula="of:=[$'02_master_6.23.0-data'.B201]" office:value-type="float" office:value="0.0425" calcext:value-type="float">
            <text:p>0.0425</text:p>
          </table:table-cell>
          <table:table-cell table:formula="of:=[.C201]/[.B201]" office:value-type="float" office:value="1.83982683982684" calcext:value-type="float">
            <text:p>1.83982683982684</text:p>
          </table:table-cell>
          <table:table-cell table:formula="of:=[$'03_pr2377_6.23.0-data'.B201]" office:value-type="float" office:value="0.0282" calcext:value-type="float">
            <text:p>0.0282</text:p>
          </table:table-cell>
          <table:table-cell table:formula="of:=[.E201]/[.B201]" office:value-type="float" office:value="1.22077922077922" calcext:value-type="float">
            <text:p>1.22077922077922</text:p>
          </table:table-cell>
        </table:table-row>
        <table:table-row table:style-name="ro1">
          <table:table-cell table:formula="of:=[$'01_baseline_6.22.0-data'.A202]" office:value-type="string" office:string-value="RemoteSessionInterfaceNamingConvention" calcext:value-type="string">
            <text:p>RemoteSessionInterfaceNamingConvention</text:p>
          </table:table-cell>
          <table:table-cell table:formula="of:=[$'01_baseline_6.22.0-data'.B202]" office:value-type="float" office:value="0.0201" calcext:value-type="float">
            <text:p>0.0201</text:p>
          </table:table-cell>
          <table:table-cell table:formula="of:=[$'02_master_6.23.0-data'.B202]" office:value-type="float" office:value="0.0212" calcext:value-type="float">
            <text:p>0.0212</text:p>
          </table:table-cell>
          <table:table-cell table:formula="of:=[.C202]/[.B202]" office:value-type="float" office:value="1.0547263681592" calcext:value-type="float">
            <text:p>1.0547263681592</text:p>
          </table:table-cell>
          <table:table-cell table:formula="of:=[$'03_pr2377_6.23.0-data'.B202]" office:value-type="float" office:value="0.0225" calcext:value-type="float">
            <text:p>0.0225</text:p>
          </table:table-cell>
          <table:table-cell table:formula="of:=[.E202]/[.B202]" office:value-type="float" office:value="1.11940298507463" calcext:value-type="float">
            <text:p>1.11940298507463</text:p>
          </table:table-cell>
        </table:table-row>
        <table:table-row table:style-name="ro1">
          <table:table-cell table:formula="of:=[$'01_baseline_6.22.0-data'.A203]" office:value-type="string" office:string-value="ReplaceEnumerationWithIterator" calcext:value-type="string">
            <text:p>ReplaceEnumerationWithIterator</text:p>
          </table:table-cell>
          <table:table-cell table:formula="of:=[$'01_baseline_6.22.0-data'.B203]" office:value-type="float" office:value="0.0144" calcext:value-type="float">
            <text:p>0.0144</text:p>
          </table:table-cell>
          <table:table-cell table:formula="of:=[$'02_master_6.23.0-data'.B203]" office:value-type="float" office:value="0.0477" calcext:value-type="float">
            <text:p>0.0477</text:p>
          </table:table-cell>
          <table:table-cell table:formula="of:=[.C203]/[.B203]" office:value-type="float" office:value="3.3125" calcext:value-type="float">
            <text:p>3.3125</text:p>
          </table:table-cell>
          <table:table-cell table:formula="of:=[$'03_pr2377_6.23.0-data'.B203]" office:value-type="float" office:value="0.0187" calcext:value-type="float">
            <text:p>0.0187</text:p>
          </table:table-cell>
          <table:table-cell table:formula="of:=[.E203]/[.B203]" office:value-type="float" office:value="1.29861111111111" calcext:value-type="float">
            <text:p>1.29861111111111</text:p>
          </table:table-cell>
        </table:table-row>
        <table:table-row table:style-name="ro1">
          <table:table-cell table:formula="of:=[$'01_baseline_6.22.0-data'.A204]" office:value-type="string" office:string-value="ReplaceHashtableWithMap" calcext:value-type="string">
            <text:p>ReplaceHashtableWithMap</text:p>
          </table:table-cell>
          <table:table-cell table:formula="of:=[$'01_baseline_6.22.0-data'.B204]" office:value-type="float" office:value="0.3912" calcext:value-type="float">
            <text:p>0.3912</text:p>
          </table:table-cell>
          <table:table-cell table:formula="of:=[$'02_master_6.23.0-data'.B204]" office:value-type="float" office:value="0.4137" calcext:value-type="float">
            <text:p>0.4137</text:p>
          </table:table-cell>
          <table:table-cell table:formula="of:=[.C204]/[.B204]" office:value-type="float" office:value="1.05751533742331" calcext:value-type="float">
            <text:p>1.05751533742331</text:p>
          </table:table-cell>
          <table:table-cell table:formula="of:=[$'03_pr2377_6.23.0-data'.B204]" office:value-type="float" office:value="0.5735" calcext:value-type="float">
            <text:p>0.5735</text:p>
          </table:table-cell>
          <table:table-cell table:formula="of:=[.E204]/[.B204]" office:value-type="float" office:value="1.46600204498978" calcext:value-type="float">
            <text:p>1.46600204498978</text:p>
          </table:table-cell>
        </table:table-row>
        <table:table-row table:style-name="ro1">
          <table:table-cell table:formula="of:=[$'01_baseline_6.22.0-data'.A205]" office:value-type="string" office:string-value="ReplaceVectorWithList" calcext:value-type="string">
            <text:p>ReplaceVectorWithList</text:p>
          </table:table-cell>
          <table:table-cell table:formula="of:=[$'01_baseline_6.22.0-data'.B205]" office:value-type="float" office:value="0.3701" calcext:value-type="float">
            <text:p>0.3701</text:p>
          </table:table-cell>
          <table:table-cell table:formula="of:=[$'02_master_6.23.0-data'.B205]" office:value-type="float" office:value="0.4104" calcext:value-type="float">
            <text:p>0.4104</text:p>
          </table:table-cell>
          <table:table-cell table:formula="of:=[.C205]/[.B205]" office:value-type="float" office:value="1.10888948932721" calcext:value-type="float">
            <text:p>1.10888948932721</text:p>
          </table:table-cell>
          <table:table-cell table:formula="of:=[$'03_pr2377_6.23.0-data'.B205]" office:value-type="float" office:value="0.3431" calcext:value-type="float">
            <text:p>0.3431</text:p>
          </table:table-cell>
          <table:table-cell table:formula="of:=[.E205]/[.B205]" office:value-type="float" office:value="0.92704674412321" calcext:value-type="float">
            <text:p>0.92704674412321</text:p>
          </table:table-cell>
        </table:table-row>
        <table:table-row table:style-name="ro1">
          <table:table-cell table:formula="of:=[$'01_baseline_6.22.0-data'.A206]" office:value-type="string" office:string-value="ReturnEmptyArrayRatherThanNull" calcext:value-type="string">
            <text:p>ReturnEmptyArrayRatherThanNull</text:p>
          </table:table-cell>
          <table:table-cell table:formula="of:=[$'01_baseline_6.22.0-data'.B206]" office:value-type="float" office:value="0.1245" calcext:value-type="float">
            <text:p>0.1245</text:p>
          </table:table-cell>
          <table:table-cell table:formula="of:=[$'02_master_6.23.0-data'.B206]" office:value-type="float" office:value="0.1393" calcext:value-type="float">
            <text:p>0.1393</text:p>
          </table:table-cell>
          <table:table-cell table:formula="of:=[.C206]/[.B206]" office:value-type="float" office:value="1.11887550200803" calcext:value-type="float">
            <text:p>1.11887550200803</text:p>
          </table:table-cell>
          <table:table-cell table:formula="of:=[$'03_pr2377_6.23.0-data'.B206]" office:value-type="float" office:value="0.15" calcext:value-type="float">
            <text:p>0.15</text:p>
          </table:table-cell>
          <table:table-cell table:formula="of:=[.E206]/[.B206]" office:value-type="float" office:value="1.20481927710843" calcext:value-type="float">
            <text:p>1.20481927710843</text:p>
          </table:table-cell>
        </table:table-row>
        <table:table-row table:style-name="ro1">
          <table:table-cell table:formula="of:=[$'01_baseline_6.22.0-data'.A207]" office:value-type="string" office:string-value="ReturnFromFinallyBlock" calcext:value-type="string">
            <text:p>ReturnFromFinallyBlock</text:p>
          </table:table-cell>
          <table:table-cell table:formula="of:=[$'01_baseline_6.22.0-data'.B207]" office:value-type="float" office:value="2.2156" calcext:value-type="float">
            <text:p>2.2156</text:p>
          </table:table-cell>
          <table:table-cell table:formula="of:=[$'02_master_6.23.0-data'.B207]" office:value-type="float" office:value="0.3843" calcext:value-type="float">
            <text:p>0.3843</text:p>
          </table:table-cell>
          <table:table-cell table:formula="of:=[.C207]/[.B207]" office:value-type="float" office:value="0.173451886622134" calcext:value-type="float">
            <text:p>0.173451886622134</text:p>
          </table:table-cell>
          <table:table-cell table:formula="of:=[$'03_pr2377_6.23.0-data'.B207]" office:value-type="float" office:value="0.2879" calcext:value-type="float">
            <text:p>0.2879</text:p>
          </table:table-cell>
          <table:table-cell table:formula="of:=[.E207]/[.B207]" office:value-type="float" office:value="0.12994222783896" calcext:value-type="float">
            <text:p>0.12994222783896</text:p>
          </table:table-cell>
        </table:table-row>
        <table:table-row table:style-name="ro1">
          <table:table-cell table:formula="of:=[$'01_baseline_6.22.0-data'.A208]" office:value-type="string" office:string-value="ShortClassName" calcext:value-type="string">
            <text:p>ShortClassName</text:p>
          </table:table-cell>
          <table:table-cell table:formula="of:=[$'01_baseline_6.22.0-data'.B208]" office:value-type="float" office:value="0.0575" calcext:value-type="float">
            <text:p>0.0575</text:p>
          </table:table-cell>
          <table:table-cell table:formula="of:=[$'02_master_6.23.0-data'.B208]" office:value-type="float" office:value="0.0525" calcext:value-type="float">
            <text:p>0.0525</text:p>
          </table:table-cell>
          <table:table-cell table:formula="of:=[.C208]/[.B208]" office:value-type="float" office:value="0.91304347826087" calcext:value-type="float">
            <text:p>0.91304347826087</text:p>
          </table:table-cell>
          <table:table-cell table:formula="of:=[$'03_pr2377_6.23.0-data'.B208]" office:value-type="float" office:value="0.0513" calcext:value-type="float">
            <text:p>0.0513</text:p>
          </table:table-cell>
          <table:table-cell table:formula="of:=[.E208]/[.B208]" office:value-type="float" office:value="0.892173913043478" calcext:value-type="float">
            <text:p>0.892173913043478</text:p>
          </table:table-cell>
        </table:table-row>
        <table:table-row table:style-name="ro1">
          <table:table-cell table:formula="of:=[$'01_baseline_6.22.0-data'.A209]" office:value-type="string" office:string-value="ShortInstantiation" calcext:value-type="string">
            <text:p>ShortInstantiation</text:p>
          </table:table-cell>
          <table:table-cell table:formula="of:=[$'01_baseline_6.22.0-data'.B209]" office:value-type="float" office:value="0.0817" calcext:value-type="float">
            <text:p>0.0817</text:p>
          </table:table-cell>
          <table:table-cell table:formula="of:=[$'02_master_6.23.0-data'.B209]" office:value-type="float" office:value="0.0955" calcext:value-type="float">
            <text:p>0.0955</text:p>
          </table:table-cell>
          <table:table-cell table:formula="of:=[.C209]/[.B209]" office:value-type="float" office:value="1.16891064871481" calcext:value-type="float">
            <text:p>1.16891064871481</text:p>
          </table:table-cell>
          <table:table-cell table:formula="of:=[$'03_pr2377_6.23.0-data'.B209]" office:value-type="float" office:value="0.1209" calcext:value-type="float">
            <text:p>0.1209</text:p>
          </table:table-cell>
          <table:table-cell table:formula="of:=[.E209]/[.B209]" office:value-type="float" office:value="1.47980416156671" calcext:value-type="float">
            <text:p>1.47980416156671</text:p>
          </table:table-cell>
        </table:table-row>
        <table:table-row table:style-name="ro1">
          <table:table-cell table:formula="of:=[$'01_baseline_6.22.0-data'.A210]" office:value-type="string" office:string-value="ShortMethodName" calcext:value-type="string">
            <text:p>ShortMethodName</text:p>
          </table:table-cell>
          <table:table-cell table:formula="of:=[$'01_baseline_6.22.0-data'.B210]" office:value-type="float" office:value="0.2181" calcext:value-type="float">
            <text:p>0.2181</text:p>
          </table:table-cell>
          <table:table-cell table:formula="of:=[$'02_master_6.23.0-data'.B210]" office:value-type="float" office:value="0.2142" calcext:value-type="float">
            <text:p>0.2142</text:p>
          </table:table-cell>
          <table:table-cell table:formula="of:=[.C210]/[.B210]" office:value-type="float" office:value="0.982118294360385" calcext:value-type="float">
            <text:p>0.982118294360385</text:p>
          </table:table-cell>
          <table:table-cell table:formula="of:=[$'03_pr2377_6.23.0-data'.B210]" office:value-type="float" office:value="0.171" calcext:value-type="float">
            <text:p>0.171</text:p>
          </table:table-cell>
          <table:table-cell table:formula="of:=[.E210]/[.B210]" office:value-type="float" office:value="0.78404401650619" calcext:value-type="float">
            <text:p>0.78404401650619</text:p>
          </table:table-cell>
        </table:table-row>
        <table:table-row table:style-name="ro1">
          <table:table-cell table:formula="of:=[$'01_baseline_6.22.0-data'.A211]" office:value-type="string" office:string-value="ShortVariable" calcext:value-type="string">
            <text:p>ShortVariable</text:p>
          </table:table-cell>
          <table:table-cell table:formula="of:=[$'01_baseline_6.22.0-data'.B211]" office:value-type="float" office:value="1.7709" calcext:value-type="float">
            <text:p>1.7709</text:p>
          </table:table-cell>
          <table:table-cell table:formula="of:=[$'02_master_6.23.0-data'.B211]" office:value-type="float" office:value="0.9577" calcext:value-type="float">
            <text:p>0.9577</text:p>
          </table:table-cell>
          <table:table-cell table:formula="of:=[.C211]/[.B211]" office:value-type="float" office:value="0.540798464057824" calcext:value-type="float">
            <text:p>0.540798464057824</text:p>
          </table:table-cell>
          <table:table-cell table:formula="of:=[$'03_pr2377_6.23.0-data'.B211]" office:value-type="float" office:value="0.6249" calcext:value-type="float">
            <text:p>0.6249</text:p>
          </table:table-cell>
          <table:table-cell table:formula="of:=[.E211]/[.B211]" office:value-type="float" office:value="0.352871421311198" calcext:value-type="float">
            <text:p>0.352871421311198</text:p>
          </table:table-cell>
        </table:table-row>
        <table:table-row table:style-name="ro1">
          <table:table-cell table:formula="of:=[$'01_baseline_6.22.0-data'.A212]" office:value-type="string" office:string-value="SignatureDeclareThrowsException" calcext:value-type="string">
            <text:p>SignatureDeclareThrowsException</text:p>
          </table:table-cell>
          <table:table-cell table:formula="of:=[$'01_baseline_6.22.0-data'.B212]" office:value-type="float" office:value="0.5263" calcext:value-type="float">
            <text:p>0.5263</text:p>
          </table:table-cell>
          <table:table-cell table:formula="of:=[$'02_master_6.23.0-data'.B212]" office:value-type="float" office:value="0.5988" calcext:value-type="float">
            <text:p>0.5988</text:p>
          </table:table-cell>
          <table:table-cell table:formula="of:=[.C212]/[.B212]" office:value-type="float" office:value="1.13775413262398" calcext:value-type="float">
            <text:p>1.13775413262398</text:p>
          </table:table-cell>
          <table:table-cell table:formula="of:=[$'03_pr2377_6.23.0-data'.B212]" office:value-type="float" office:value="0.5369" calcext:value-type="float">
            <text:p>0.5369</text:p>
          </table:table-cell>
          <table:table-cell table:formula="of:=[.E212]/[.B212]" office:value-type="float" office:value="1.02014060421813" calcext:value-type="float">
            <text:p>1.02014060421813</text:p>
          </table:table-cell>
        </table:table-row>
        <table:table-row table:style-name="ro1">
          <table:table-cell table:formula="of:=[$'01_baseline_6.22.0-data'.A213]" office:value-type="string" office:string-value="SimpleDateFormatNeedsLocale" calcext:value-type="string">
            <text:p>SimpleDateFormatNeedsLocale</text:p>
          </table:table-cell>
          <table:table-cell table:formula="of:=[$'01_baseline_6.22.0-data'.B213]" office:value-type="float" office:value="0.0952" calcext:value-type="float">
            <text:p>0.0952</text:p>
          </table:table-cell>
          <table:table-cell table:formula="of:=[$'02_master_6.23.0-data'.B213]" office:value-type="float" office:value="0.0957" calcext:value-type="float">
            <text:p>0.0957</text:p>
          </table:table-cell>
          <table:table-cell table:formula="of:=[.C213]/[.B213]" office:value-type="float" office:value="1.00525210084034" calcext:value-type="float">
            <text:p>1.00525210084034</text:p>
          </table:table-cell>
          <table:table-cell table:formula="of:=[$'03_pr2377_6.23.0-data'.B213]" office:value-type="float" office:value="0.2011" calcext:value-type="float">
            <text:p>0.2011</text:p>
          </table:table-cell>
          <table:table-cell table:formula="of:=[.E213]/[.B213]" office:value-type="float" office:value="2.11239495798319" calcext:value-type="float">
            <text:p>2.11239495798319</text:p>
          </table:table-cell>
        </table:table-row>
        <table:table-row table:style-name="ro1">
          <table:table-cell table:formula="of:=[$'01_baseline_6.22.0-data'.A214]" office:value-type="string" office:string-value="SimplifiedTernary" calcext:value-type="string">
            <text:p>SimplifiedTernary</text:p>
          </table:table-cell>
          <table:table-cell table:formula="of:=[$'01_baseline_6.22.0-data'.B214]" office:value-type="float" office:value="0.0161" calcext:value-type="float">
            <text:p>0.0161</text:p>
          </table:table-cell>
          <table:table-cell table:formula="of:=[$'02_master_6.23.0-data'.B214]" office:value-type="float" office:value="0.0164" calcext:value-type="float">
            <text:p>0.0164</text:p>
          </table:table-cell>
          <table:table-cell table:formula="of:=[.C214]/[.B214]" office:value-type="float" office:value="1.01863354037267" calcext:value-type="float">
            <text:p>1.01863354037267</text:p>
          </table:table-cell>
          <table:table-cell table:formula="of:=[$'03_pr2377_6.23.0-data'.B214]" office:value-type="float" office:value="0.014" calcext:value-type="float">
            <text:p>0.014</text:p>
          </table:table-cell>
          <table:table-cell table:formula="of:=[.E214]/[.B214]" office:value-type="float" office:value="0.869565217391304" calcext:value-type="float">
            <text:p>0.869565217391304</text:p>
          </table:table-cell>
        </table:table-row>
        <table:table-row table:style-name="ro1">
          <table:table-cell table:formula="of:=[$'01_baseline_6.22.0-data'.A215]" office:value-type="string" office:string-value="SimplifyBooleanAssertion" calcext:value-type="string">
            <text:p>SimplifyBooleanAssertion</text:p>
          </table:table-cell>
          <table:table-cell table:formula="of:=[$'01_baseline_6.22.0-data'.B215]" office:value-type="float" office:value="18.6974" calcext:value-type="float">
            <text:p>18.6974</text:p>
          </table:table-cell>
          <table:table-cell table:formula="of:=[$'02_master_6.23.0-data'.B215]" office:value-type="float" office:value="3.0722" calcext:value-type="float">
            <text:p>3.0722</text:p>
          </table:table-cell>
          <table:table-cell table:formula="of:=[.C215]/[.B215]" office:value-type="float" office:value="0.164311615518735" calcext:value-type="float">
            <text:p>0.164311615518735</text:p>
          </table:table-cell>
          <table:table-cell table:formula="of:=[$'03_pr2377_6.23.0-data'.B215]" office:value-type="float" office:value="1.0559" calcext:value-type="float">
            <text:p>1.0559</text:p>
          </table:table-cell>
          <table:table-cell table:formula="of:=[.E215]/[.B215]" office:value-type="float" office:value="0.0564730925155369" calcext:value-type="float">
            <text:p>0.056473092515537</text:p>
          </table:table-cell>
        </table:table-row>
        <table:table-row table:style-name="ro1">
          <table:table-cell table:formula="of:=[$'01_baseline_6.22.0-data'.A216]" office:value-type="string" office:string-value="SimplifyBooleanExpressions" calcext:value-type="string">
            <text:p>SimplifyBooleanExpressions</text:p>
          </table:table-cell>
          <table:table-cell table:formula="of:=[$'01_baseline_6.22.0-data'.B216]" office:value-type="float" office:value="0.0739" calcext:value-type="float">
            <text:p>0.0739</text:p>
          </table:table-cell>
          <table:table-cell table:formula="of:=[$'02_master_6.23.0-data'.B216]" office:value-type="float" office:value="0.0324" calcext:value-type="float">
            <text:p>0.0324</text:p>
          </table:table-cell>
          <table:table-cell table:formula="of:=[.C216]/[.B216]" office:value-type="float" office:value="0.438430311231394" calcext:value-type="float">
            <text:p>0.438430311231394</text:p>
          </table:table-cell>
          <table:table-cell table:formula="of:=[$'03_pr2377_6.23.0-data'.B216]" office:value-type="float" office:value="0.0394" calcext:value-type="float">
            <text:p>0.0394</text:p>
          </table:table-cell>
          <table:table-cell table:formula="of:=[.E216]/[.B216]" office:value-type="float" office:value="0.533152909336942" calcext:value-type="float">
            <text:p>0.533152909336942</text:p>
          </table:table-cell>
        </table:table-row>
        <table:table-row table:style-name="ro1">
          <table:table-cell table:formula="of:=[$'01_baseline_6.22.0-data'.A217]" office:value-type="string" office:string-value="SimplifyBooleanReturns" calcext:value-type="string">
            <text:p>SimplifyBooleanReturns</text:p>
          </table:table-cell>
          <table:table-cell table:formula="of:=[$'01_baseline_6.22.0-data'.B217]" office:value-type="float" office:value="0.0846" calcext:value-type="float">
            <text:p>0.0846</text:p>
          </table:table-cell>
          <table:table-cell table:formula="of:=[$'02_master_6.23.0-data'.B217]" office:value-type="float" office:value="0.1114" calcext:value-type="float">
            <text:p>0.1114</text:p>
          </table:table-cell>
          <table:table-cell table:formula="of:=[.C217]/[.B217]" office:value-type="float" office:value="1.31678486997636" calcext:value-type="float">
            <text:p>1.31678486997636</text:p>
          </table:table-cell>
          <table:table-cell table:formula="of:=[$'03_pr2377_6.23.0-data'.B217]" office:value-type="float" office:value="0.0873" calcext:value-type="float">
            <text:p>0.0873</text:p>
          </table:table-cell>
          <table:table-cell table:formula="of:=[.E217]/[.B217]" office:value-type="float" office:value="1.03191489361702" calcext:value-type="float">
            <text:p>1.03191489361702</text:p>
          </table:table-cell>
        </table:table-row>
        <table:table-row table:style-name="ro1">
          <table:table-cell table:formula="of:=[$'01_baseline_6.22.0-data'.A218]" office:value-type="string" office:string-value="SimplifyConditional" calcext:value-type="string">
            <text:p>SimplifyConditional</text:p>
          </table:table-cell>
          <table:table-cell table:formula="of:=[$'01_baseline_6.22.0-data'.B218]" office:value-type="float" office:value="0.496" calcext:value-type="float">
            <text:p>0.496</text:p>
          </table:table-cell>
          <table:table-cell table:formula="of:=[$'02_master_6.23.0-data'.B218]" office:value-type="float" office:value="0.4401" calcext:value-type="float">
            <text:p>0.4401</text:p>
          </table:table-cell>
          <table:table-cell table:formula="of:=[.C218]/[.B218]" office:value-type="float" office:value="0.887298387096774" calcext:value-type="float">
            <text:p>0.887298387096774</text:p>
          </table:table-cell>
          <table:table-cell table:formula="of:=[$'03_pr2377_6.23.0-data'.B218]" office:value-type="float" office:value="0.9158" calcext:value-type="float">
            <text:p>0.9158</text:p>
          </table:table-cell>
          <table:table-cell table:formula="of:=[.E218]/[.B218]" office:value-type="float" office:value="1.84637096774194" calcext:value-type="float">
            <text:p>1.84637096774194</text:p>
          </table:table-cell>
        </table:table-row>
        <table:table-row table:style-name="ro1">
          <table:table-cell table:formula="of:=[$'01_baseline_6.22.0-data'.A219]" office:value-type="string" office:string-value="SimplifyStartsWith" calcext:value-type="string">
            <text:p>SimplifyStartsWith</text:p>
          </table:table-cell>
          <table:table-cell table:formula="of:=[$'01_baseline_6.22.0-data'.B219]" office:value-type="float" office:value="1.668" calcext:value-type="float">
            <text:p>1.668</text:p>
          </table:table-cell>
          <table:table-cell table:formula="of:=[$'02_master_6.23.0-data'.B219]" office:value-type="float" office:value="1.657" calcext:value-type="float">
            <text:p>1.657</text:p>
          </table:table-cell>
          <table:table-cell table:formula="of:=[.C219]/[.B219]" office:value-type="float" office:value="0.993405275779376" calcext:value-type="float">
            <text:p>0.993405275779376</text:p>
          </table:table-cell>
          <table:table-cell table:formula="of:=[$'03_pr2377_6.23.0-data'.B219]" office:value-type="float" office:value="1.3654" calcext:value-type="float">
            <text:p>1.3654</text:p>
          </table:table-cell>
          <table:table-cell table:formula="of:=[.E219]/[.B219]" office:value-type="float" office:value="0.818585131894484" calcext:value-type="float">
            <text:p>0.818585131894484</text:p>
          </table:table-cell>
        </table:table-row>
        <table:table-row table:style-name="ro1">
          <table:table-cell table:formula="of:=[$'01_baseline_6.22.0-data'.A220]" office:value-type="string" office:string-value="SingleMethodSingleton" calcext:value-type="string">
            <text:p>SingleMethodSingleton</text:p>
          </table:table-cell>
          <table:table-cell table:formula="of:=[$'01_baseline_6.22.0-data'.B220]" office:value-type="float" office:value="0.9286" calcext:value-type="float">
            <text:p>0.9286</text:p>
          </table:table-cell>
          <table:table-cell table:formula="of:=[$'02_master_6.23.0-data'.B220]" office:value-type="float" office:value="0.8453" calcext:value-type="float">
            <text:p>0.8453</text:p>
          </table:table-cell>
          <table:table-cell table:formula="of:=[.C220]/[.B220]" office:value-type="float" office:value="0.910295067844066" calcext:value-type="float">
            <text:p>0.910295067844066</text:p>
          </table:table-cell>
          <table:table-cell table:formula="of:=[$'03_pr2377_6.23.0-data'.B220]" office:value-type="float" office:value="0.8839" calcext:value-type="float">
            <text:p>0.8839</text:p>
          </table:table-cell>
          <table:table-cell table:formula="of:=[.E220]/[.B220]" office:value-type="float" office:value="0.951863019599397" calcext:value-type="float">
            <text:p>0.951863019599397</text:p>
          </table:table-cell>
        </table:table-row>
        <table:table-row table:style-name="ro1">
          <table:table-cell table:formula="of:=[$'01_baseline_6.22.0-data'.A221]" office:value-type="string" office:string-value="SingletonClassReturningNewInstance" calcext:value-type="string">
            <text:p>SingletonClassReturningNewInstance</text:p>
          </table:table-cell>
          <table:table-cell table:formula="of:=[$'01_baseline_6.22.0-data'.B221]" office:value-type="float" office:value="0.361" calcext:value-type="float">
            <text:p>0.361</text:p>
          </table:table-cell>
          <table:table-cell table:formula="of:=[$'02_master_6.23.0-data'.B221]" office:value-type="float" office:value="0.3627" calcext:value-type="float">
            <text:p>0.3627</text:p>
          </table:table-cell>
          <table:table-cell table:formula="of:=[.C221]/[.B221]" office:value-type="float" office:value="1.00470914127424" calcext:value-type="float">
            <text:p>1.00470914127424</text:p>
          </table:table-cell>
          <table:table-cell table:formula="of:=[$'03_pr2377_6.23.0-data'.B221]" office:value-type="float" office:value="0.3686" calcext:value-type="float">
            <text:p>0.3686</text:p>
          </table:table-cell>
          <table:table-cell table:formula="of:=[.E221]/[.B221]" office:value-type="float" office:value="1.02105263157895" calcext:value-type="float">
            <text:p>1.02105263157895</text:p>
          </table:table-cell>
        </table:table-row>
        <table:table-row table:style-name="ro1">
          <table:table-cell table:formula="of:=[$'01_baseline_6.22.0-data'.A222]" office:value-type="string" office:string-value="SingularField" calcext:value-type="string">
            <text:p>SingularField</text:p>
          </table:table-cell>
          <table:table-cell table:formula="of:=[$'01_baseline_6.22.0-data'.B222]" office:value-type="float" office:value="1.1601" calcext:value-type="float">
            <text:p>1.1601</text:p>
          </table:table-cell>
          <table:table-cell table:formula="of:=[$'02_master_6.23.0-data'.B222]" office:value-type="float" office:value="0.4522" calcext:value-type="float">
            <text:p>0.4522</text:p>
          </table:table-cell>
          <table:table-cell table:formula="of:=[.C222]/[.B222]" office:value-type="float" office:value="0.389793983277304" calcext:value-type="float">
            <text:p>0.389793983277304</text:p>
          </table:table-cell>
          <table:table-cell table:formula="of:=[$'03_pr2377_6.23.0-data'.B222]" office:value-type="float" office:value="0.4534" calcext:value-type="float">
            <text:p>0.4534</text:p>
          </table:table-cell>
          <table:table-cell table:formula="of:=[.E222]/[.B222]" office:value-type="float" office:value="0.390828376864063" calcext:value-type="float">
            <text:p>0.390828376864063</text:p>
          </table:table-cell>
        </table:table-row>
        <table:table-row table:style-name="ro1">
          <table:table-cell table:formula="of:=[$'01_baseline_6.22.0-data'.A223]" office:value-type="string" office:string-value="StaticEJBFieldShouldBeFinal" calcext:value-type="string">
            <text:p>StaticEJBFieldShouldBeFinal</text:p>
          </table:table-cell>
          <table:table-cell table:formula="of:=[$'01_baseline_6.22.0-data'.B223]" office:value-type="float" office:value="0.0729" calcext:value-type="float">
            <text:p>0.0729</text:p>
          </table:table-cell>
          <table:table-cell table:formula="of:=[$'02_master_6.23.0-data'.B223]" office:value-type="float" office:value="0.1188" calcext:value-type="float">
            <text:p>0.1188</text:p>
          </table:table-cell>
          <table:table-cell table:formula="of:=[.C223]/[.B223]" office:value-type="float" office:value="1.62962962962963" calcext:value-type="float">
            <text:p>1.62962962962963</text:p>
          </table:table-cell>
          <table:table-cell table:formula="of:=[$'03_pr2377_6.23.0-data'.B223]" office:value-type="float" office:value="0.0438" calcext:value-type="float">
            <text:p>0.0438</text:p>
          </table:table-cell>
          <table:table-cell table:formula="of:=[.E223]/[.B223]" office:value-type="float" office:value="0.60082304526749" calcext:value-type="float">
            <text:p>0.60082304526749</text:p>
          </table:table-cell>
        </table:table-row>
        <table:table-row table:style-name="ro1">
          <table:table-cell table:formula="of:=[$'01_baseline_6.22.0-data'.A224]" office:value-type="string" office:string-value="StringBufferInstantiationWithChar" calcext:value-type="string">
            <text:p>StringBufferInstantiationWithChar</text:p>
          </table:table-cell>
          <table:table-cell table:formula="of:=[$'01_baseline_6.22.0-data'.B224]" office:value-type="float" office:value="0.1384" calcext:value-type="float">
            <text:p>0.1384</text:p>
          </table:table-cell>
          <table:table-cell table:formula="of:=[$'02_master_6.23.0-data'.B224]" office:value-type="float" office:value="0.1404" calcext:value-type="float">
            <text:p>0.1404</text:p>
          </table:table-cell>
          <table:table-cell table:formula="of:=[.C224]/[.B224]" office:value-type="float" office:value="1.01445086705202" calcext:value-type="float">
            <text:p>1.01445086705202</text:p>
          </table:table-cell>
          <table:table-cell table:formula="of:=[$'03_pr2377_6.23.0-data'.B224]" office:value-type="float" office:value="0.113" calcext:value-type="float">
            <text:p>0.113</text:p>
          </table:table-cell>
          <table:table-cell table:formula="of:=[.E224]/[.B224]" office:value-type="float" office:value="0.816473988439306" calcext:value-type="float">
            <text:p>0.816473988439306</text:p>
          </table:table-cell>
        </table:table-row>
        <table:table-row table:style-name="ro1">
          <table:table-cell table:formula="of:=[$'01_baseline_6.22.0-data'.A225]" office:value-type="string" office:string-value="StringInstantiation" calcext:value-type="string">
            <text:p>StringInstantiation</text:p>
          </table:table-cell>
          <table:table-cell table:formula="of:=[$'01_baseline_6.22.0-data'.B225]" office:value-type="float" office:value="0.0176" calcext:value-type="float">
            <text:p>0.0176</text:p>
          </table:table-cell>
          <table:table-cell table:formula="of:=[$'02_master_6.23.0-data'.B225]" office:value-type="float" office:value="0.0203" calcext:value-type="float">
            <text:p>0.0203</text:p>
          </table:table-cell>
          <table:table-cell table:formula="of:=[.C225]/[.B225]" office:value-type="float" office:value="1.15340909090909" calcext:value-type="float">
            <text:p>1.15340909090909</text:p>
          </table:table-cell>
          <table:table-cell table:formula="of:=[$'03_pr2377_6.23.0-data'.B225]" office:value-type="float" office:value="0.0236" calcext:value-type="float">
            <text:p>0.0236</text:p>
          </table:table-cell>
          <table:table-cell table:formula="of:=[.E225]/[.B225]" office:value-type="float" office:value="1.34090909090909" calcext:value-type="float">
            <text:p>1.34090909090909</text:p>
          </table:table-cell>
        </table:table-row>
        <table:table-row table:style-name="ro1">
          <table:table-cell table:formula="of:=[$'01_baseline_6.22.0-data'.A226]" office:value-type="string" office:string-value="StringToString" calcext:value-type="string">
            <text:p>StringToString</text:p>
          </table:table-cell>
          <table:table-cell table:formula="of:=[$'01_baseline_6.22.0-data'.B226]" office:value-type="float" office:value="0.4728" calcext:value-type="float">
            <text:p>0.4728</text:p>
          </table:table-cell>
          <table:table-cell table:formula="of:=[$'02_master_6.23.0-data'.B226]" office:value-type="float" office:value="0.5025" calcext:value-type="float">
            <text:p>0.5025</text:p>
          </table:table-cell>
          <table:table-cell table:formula="of:=[.C226]/[.B226]" office:value-type="float" office:value="1.06281725888325" calcext:value-type="float">
            <text:p>1.06281725888325</text:p>
          </table:table-cell>
          <table:table-cell table:formula="of:=[$'03_pr2377_6.23.0-data'.B226]" office:value-type="float" office:value="0.5286" calcext:value-type="float">
            <text:p>0.5286</text:p>
          </table:table-cell>
          <table:table-cell table:formula="of:=[.E226]/[.B226]" office:value-type="float" office:value="1.11802030456853" calcext:value-type="float">
            <text:p>1.11802030456853</text:p>
          </table:table-cell>
        </table:table-row>
        <table:table-row table:style-name="ro1">
          <table:table-cell table:formula="of:=[$'01_baseline_6.22.0-data'.A227]" office:value-type="string" office:string-value="SuspiciousEqualsMethodName" calcext:value-type="string">
            <text:p>SuspiciousEqualsMethodName</text:p>
          </table:table-cell>
          <table:table-cell table:formula="of:=[$'01_baseline_6.22.0-data'.B227]" office:value-type="float" office:value="0.3571" calcext:value-type="float">
            <text:p>0.3571</text:p>
          </table:table-cell>
          <table:table-cell table:formula="of:=[$'02_master_6.23.0-data'.B227]" office:value-type="float" office:value="0.3621" calcext:value-type="float">
            <text:p>0.3621</text:p>
          </table:table-cell>
          <table:table-cell table:formula="of:=[.C227]/[.B227]" office:value-type="float" office:value="1.01400168020162" calcext:value-type="float">
            <text:p>1.01400168020162</text:p>
          </table:table-cell>
          <table:table-cell table:formula="of:=[$'03_pr2377_6.23.0-data'.B227]" office:value-type="float" office:value="0.2673" calcext:value-type="float">
            <text:p>0.2673</text:p>
          </table:table-cell>
          <table:table-cell table:formula="of:=[.E227]/[.B227]" office:value-type="float" office:value="0.748529823578829" calcext:value-type="float">
            <text:p>0.748529823578829</text:p>
          </table:table-cell>
        </table:table-row>
        <table:table-row table:style-name="ro1">
          <table:table-cell table:formula="of:=[$'01_baseline_6.22.0-data'.A228]" office:value-type="string" office:string-value="SuspiciousHashcodeMethodName" calcext:value-type="string">
            <text:p>SuspiciousHashcodeMethodName</text:p>
          </table:table-cell>
          <table:table-cell table:formula="of:=[$'01_baseline_6.22.0-data'.B228]" office:value-type="float" office:value="0.3532" calcext:value-type="float">
            <text:p>0.3532</text:p>
          </table:table-cell>
          <table:table-cell table:formula="of:=[$'02_master_6.23.0-data'.B228]" office:value-type="float" office:value="0.3929" calcext:value-type="float">
            <text:p>0.3929</text:p>
          </table:table-cell>
          <table:table-cell table:formula="of:=[.C228]/[.B228]" office:value-type="float" office:value="1.11240090600227" calcext:value-type="float">
            <text:p>1.11240090600227</text:p>
          </table:table-cell>
          <table:table-cell table:formula="of:=[$'03_pr2377_6.23.0-data'.B228]" office:value-type="float" office:value="0.3633" calcext:value-type="float">
            <text:p>0.3633</text:p>
          </table:table-cell>
          <table:table-cell table:formula="of:=[.E228]/[.B228]" office:value-type="float" office:value="1.02859569648924" calcext:value-type="float">
            <text:p>1.02859569648924</text:p>
          </table:table-cell>
        </table:table-row>
        <table:table-row table:style-name="ro1">
          <table:table-cell table:formula="of:=[$'01_baseline_6.22.0-data'.A229]" office:value-type="string" office:string-value="SuspiciousOctalEscape" calcext:value-type="string">
            <text:p>SuspiciousOctalEscape</text:p>
          </table:table-cell>
          <table:table-cell table:formula="of:=[$'01_baseline_6.22.0-data'.B229]" office:value-type="float" office:value="0.3801" calcext:value-type="float">
            <text:p>0.3801</text:p>
          </table:table-cell>
          <table:table-cell table:formula="of:=[$'02_master_6.23.0-data'.B229]" office:value-type="float" office:value="0.3572" calcext:value-type="float">
            <text:p>0.3572</text:p>
          </table:table-cell>
          <table:table-cell table:formula="of:=[.C229]/[.B229]" office:value-type="float" office:value="0.939752696658774" calcext:value-type="float">
            <text:p>0.939752696658774</text:p>
          </table:table-cell>
          <table:table-cell table:formula="of:=[$'03_pr2377_6.23.0-data'.B229]" office:value-type="float" office:value="0.3627" calcext:value-type="float">
            <text:p>0.3627</text:p>
          </table:table-cell>
          <table:table-cell table:formula="of:=[.E229]/[.B229]" office:value-type="float" office:value="0.954222573007103" calcext:value-type="float">
            <text:p>0.954222573007103</text:p>
          </table:table-cell>
        </table:table-row>
        <table:table-row table:style-name="ro1">
          <table:table-cell table:formula="of:=[$'01_baseline_6.22.0-data'.A230]" office:value-type="string" office:string-value="SwitchDensity" calcext:value-type="string">
            <text:p>SwitchDensity</text:p>
          </table:table-cell>
          <table:table-cell table:formula="of:=[$'01_baseline_6.22.0-data'.B230]" office:value-type="float" office:value="0.4182" calcext:value-type="float">
            <text:p>0.4182</text:p>
          </table:table-cell>
          <table:table-cell table:formula="of:=[$'02_master_6.23.0-data'.B230]" office:value-type="float" office:value="0.3783" calcext:value-type="float">
            <text:p>0.3783</text:p>
          </table:table-cell>
          <table:table-cell table:formula="of:=[.C230]/[.B230]" office:value-type="float" office:value="0.904591104734577" calcext:value-type="float">
            <text:p>0.904591104734577</text:p>
          </table:table-cell>
          <table:table-cell table:formula="of:=[$'03_pr2377_6.23.0-data'.B230]" office:value-type="float" office:value="0.3819" calcext:value-type="float">
            <text:p>0.3819</text:p>
          </table:table-cell>
          <table:table-cell table:formula="of:=[.E230]/[.B230]" office:value-type="float" office:value="0.913199426111908" calcext:value-type="float">
            <text:p>0.913199426111908</text:p>
          </table:table-cell>
        </table:table-row>
        <table:table-row table:style-name="ro1">
          <table:table-cell table:formula="of:=[$'01_baseline_6.22.0-data'.A231]" office:value-type="string" office:string-value="SwitchStmtsShouldHaveDefault" calcext:value-type="string">
            <text:p>SwitchStmtsShouldHaveDefault</text:p>
          </table:table-cell>
          <table:table-cell table:formula="of:=[$'01_baseline_6.22.0-data'.B231]" office:value-type="float" office:value="1.103" calcext:value-type="float">
            <text:p>1.103</text:p>
          </table:table-cell>
          <table:table-cell table:formula="of:=[$'02_master_6.23.0-data'.B231]" office:value-type="float" office:value="0.0068" calcext:value-type="float">
            <text:p>0.0068</text:p>
          </table:table-cell>
          <table:table-cell table:formula="of:=[.C231]/[.B231]" office:value-type="float" office:value="0.00616500453309157" calcext:value-type="float">
            <text:p>0.006165004533092</text:p>
          </table:table-cell>
          <table:table-cell table:formula="of:=[$'03_pr2377_6.23.0-data'.B231]" office:value-type="float" office:value="0.0055" calcext:value-type="float">
            <text:p>0.0055</text:p>
          </table:table-cell>
          <table:table-cell table:formula="of:=[.E231]/[.B231]" office:value-type="float" office:value="0.00498640072529465" calcext:value-type="float">
            <text:p>0.004986400725295</text:p>
          </table:table-cell>
        </table:table-row>
        <table:table-row table:style-name="ro1">
          <table:table-cell table:formula="of:=[$'01_baseline_6.22.0-data'.A232]" office:value-type="string" office:string-value="SystemPrintln" calcext:value-type="string">
            <text:p>SystemPrintln</text:p>
          </table:table-cell>
          <table:table-cell table:formula="of:=[$'01_baseline_6.22.0-data'.B232]" office:value-type="float" office:value="1.2702" calcext:value-type="float">
            <text:p>1.2702</text:p>
          </table:table-cell>
          <table:table-cell table:formula="of:=[$'02_master_6.23.0-data'.B232]" office:value-type="float" office:value="1.1956" calcext:value-type="float">
            <text:p>1.1956</text:p>
          </table:table-cell>
          <table:table-cell table:formula="of:=[.C232]/[.B232]" office:value-type="float" office:value="0.941269091481656" calcext:value-type="float">
            <text:p>0.941269091481656</text:p>
          </table:table-cell>
          <table:table-cell table:formula="of:=[$'03_pr2377_6.23.0-data'.B232]" office:value-type="float" office:value="1.1596" calcext:value-type="float">
            <text:p>1.1596</text:p>
          </table:table-cell>
          <table:table-cell table:formula="of:=[.E232]/[.B232]" office:value-type="float" office:value="0.912927098094788" calcext:value-type="float">
            <text:p>0.912927098094788</text:p>
          </table:table-cell>
        </table:table-row>
        <table:table-row table:style-name="ro1">
          <table:table-cell table:formula="of:=[$'01_baseline_6.22.0-data'.A233]" office:value-type="string" office:string-value="TestClassWithoutTestCases" calcext:value-type="string">
            <text:p>TestClassWithoutTestCases</text:p>
          </table:table-cell>
          <table:table-cell table:formula="of:=[$'01_baseline_6.22.0-data'.B233]" office:value-type="float" office:value="4.0295" calcext:value-type="float">
            <text:p>4.0295</text:p>
          </table:table-cell>
          <table:table-cell table:formula="of:=[$'02_master_6.23.0-data'.B233]" office:value-type="float" office:value="1.1849" calcext:value-type="float">
            <text:p>1.1849</text:p>
          </table:table-cell>
          <table:table-cell table:formula="of:=[.C233]/[.B233]" office:value-type="float" office:value="0.29405633453282" calcext:value-type="float">
            <text:p>0.29405633453282</text:p>
          </table:table-cell>
          <table:table-cell table:formula="of:=[$'03_pr2377_6.23.0-data'.B233]" office:value-type="float" office:value="1.1966" calcext:value-type="float">
            <text:p>1.1966</text:p>
          </table:table-cell>
          <table:table-cell table:formula="of:=[.E233]/[.B233]" office:value-type="float" office:value="0.296959920585681" calcext:value-type="float">
            <text:p>0.296959920585681</text:p>
          </table:table-cell>
        </table:table-row>
        <table:table-row table:style-name="ro1">
          <table:table-cell table:formula="of:=[$'01_baseline_6.22.0-data'.A234]" office:value-type="string" office:string-value="TooFewBranchesForASwitchStatement" calcext:value-type="string">
            <text:p>TooFewBranchesForASwitchStatement</text:p>
          </table:table-cell>
          <table:table-cell table:formula="of:=[$'01_baseline_6.22.0-data'.B234]" office:value-type="float" office:value="0.0114" calcext:value-type="float">
            <text:p>0.0114</text:p>
          </table:table-cell>
          <table:table-cell table:formula="of:=[$'02_master_6.23.0-data'.B234]" office:value-type="float" office:value="0.0129" calcext:value-type="float">
            <text:p>0.0129</text:p>
          </table:table-cell>
          <table:table-cell table:formula="of:=[.C234]/[.B234]" office:value-type="float" office:value="1.13157894736842" calcext:value-type="float">
            <text:p>1.13157894736842</text:p>
          </table:table-cell>
          <table:table-cell table:formula="of:=[$'03_pr2377_6.23.0-data'.B234]" office:value-type="float" office:value="0.0055" calcext:value-type="float">
            <text:p>0.0055</text:p>
          </table:table-cell>
          <table:table-cell table:formula="of:=[.E234]/[.B234]" office:value-type="float" office:value="0.482456140350877" calcext:value-type="float">
            <text:p>0.482456140350877</text:p>
          </table:table-cell>
        </table:table-row>
        <table:table-row table:style-name="ro1">
          <table:table-cell table:formula="of:=[$'01_baseline_6.22.0-data'.A235]" office:value-type="string" office:string-value="TooManyFields" calcext:value-type="string">
            <text:p>TooManyFields</text:p>
          </table:table-cell>
          <table:table-cell table:formula="of:=[$'01_baseline_6.22.0-data'.B235]" office:value-type="float" office:value="0.339" calcext:value-type="float">
            <text:p>0.339</text:p>
          </table:table-cell>
          <table:table-cell table:formula="of:=[$'02_master_6.23.0-data'.B235]" office:value-type="float" office:value="0.3529" calcext:value-type="float">
            <text:p>0.3529</text:p>
          </table:table-cell>
          <table:table-cell table:formula="of:=[.C235]/[.B235]" office:value-type="float" office:value="1.04100294985251" calcext:value-type="float">
            <text:p>1.04100294985251</text:p>
          </table:table-cell>
          <table:table-cell table:formula="of:=[$'03_pr2377_6.23.0-data'.B235]" office:value-type="float" office:value="0.3984" calcext:value-type="float">
            <text:p>0.3984</text:p>
          </table:table-cell>
          <table:table-cell table:formula="of:=[.E235]/[.B235]" office:value-type="float" office:value="1.17522123893805" calcext:value-type="float">
            <text:p>1.17522123893805</text:p>
          </table:table-cell>
        </table:table-row>
        <table:table-row table:style-name="ro1">
          <table:table-cell table:formula="of:=[$'01_baseline_6.22.0-data'.A236]" office:value-type="string" office:string-value="TooManyMethods" calcext:value-type="string">
            <text:p>TooManyMethods</text:p>
          </table:table-cell>
          <table:table-cell table:formula="of:=[$'01_baseline_6.22.0-data'.B236]" office:value-type="float" office:value="0.5168" calcext:value-type="float">
            <text:p>0.5168</text:p>
          </table:table-cell>
          <table:table-cell table:formula="of:=[$'02_master_6.23.0-data'.B236]" office:value-type="float" office:value="0.4742" calcext:value-type="float">
            <text:p>0.4742</text:p>
          </table:table-cell>
          <table:table-cell table:formula="of:=[.C236]/[.B236]" office:value-type="float" office:value="0.917569659442724" calcext:value-type="float">
            <text:p>0.917569659442724</text:p>
          </table:table-cell>
          <table:table-cell table:formula="of:=[$'03_pr2377_6.23.0-data'.B236]" office:value-type="float" office:value="0.1501" calcext:value-type="float">
            <text:p>0.1501</text:p>
          </table:table-cell>
          <table:table-cell table:formula="of:=[.E236]/[.B236]" office:value-type="float" office:value="0.290441176470588" calcext:value-type="float">
            <text:p>0.290441176470588</text:p>
          </table:table-cell>
        </table:table-row>
        <table:table-row table:style-name="ro1">
          <table:table-cell table:formula="of:=[$'01_baseline_6.22.0-data'.A237]" office:value-type="string" office:string-value="TooManyStaticImports" calcext:value-type="string">
            <text:p>TooManyStaticImports</text:p>
          </table:table-cell>
          <table:table-cell table:formula="of:=[$'01_baseline_6.22.0-data'.B237]" office:value-type="float" office:value="0.1815" calcext:value-type="float">
            <text:p>0.1815</text:p>
          </table:table-cell>
          <table:table-cell table:formula="of:=[$'02_master_6.23.0-data'.B237]" office:value-type="float" office:value="0.1694" calcext:value-type="float">
            <text:p>0.1694</text:p>
          </table:table-cell>
          <table:table-cell table:formula="of:=[.C237]/[.B237]" office:value-type="float" office:value="0.933333333333333" calcext:value-type="float">
            <text:p>0.933333333333333</text:p>
          </table:table-cell>
          <table:table-cell table:formula="of:=[$'03_pr2377_6.23.0-data'.B237]" office:value-type="float" office:value="0.1446" calcext:value-type="float">
            <text:p>0.1446</text:p>
          </table:table-cell>
          <table:table-cell table:formula="of:=[.E237]/[.B237]" office:value-type="float" office:value="0.796694214876033" calcext:value-type="float">
            <text:p>0.796694214876033</text:p>
          </table:table-cell>
        </table:table-row>
        <table:table-row table:style-name="ro1">
          <table:table-cell table:formula="of:=[$'01_baseline_6.22.0-data'.A238]" office:value-type="string" office:string-value="UncommentedEmptyConstructor" calcext:value-type="string">
            <text:p>UncommentedEmptyConstructor</text:p>
          </table:table-cell>
          <table:table-cell table:formula="of:=[$'01_baseline_6.22.0-data'.B238]" office:value-type="float" office:value="0.0389" calcext:value-type="float">
            <text:p>0.0389</text:p>
          </table:table-cell>
          <table:table-cell table:formula="of:=[$'02_master_6.23.0-data'.B238]" office:value-type="float" office:value="0.0383" calcext:value-type="float">
            <text:p>0.0383</text:p>
          </table:table-cell>
          <table:table-cell table:formula="of:=[.C238]/[.B238]" office:value-type="float" office:value="0.984575835475578" calcext:value-type="float">
            <text:p>0.984575835475578</text:p>
          </table:table-cell>
          <table:table-cell table:formula="of:=[$'03_pr2377_6.23.0-data'.B238]" office:value-type="float" office:value="0.0302" calcext:value-type="float">
            <text:p>0.0302</text:p>
          </table:table-cell>
          <table:table-cell table:formula="of:=[.E238]/[.B238]" office:value-type="float" office:value="0.776349614395887" calcext:value-type="float">
            <text:p>0.776349614395887</text:p>
          </table:table-cell>
        </table:table-row>
        <table:table-row table:style-name="ro1">
          <table:table-cell table:formula="of:=[$'01_baseline_6.22.0-data'.A239]" office:value-type="string" office:string-value="UncommentedEmptyMethodBody" calcext:value-type="string">
            <text:p>UncommentedEmptyMethodBody</text:p>
          </table:table-cell>
          <table:table-cell table:formula="of:=[$'01_baseline_6.22.0-data'.B239]" office:value-type="float" office:value="0.1043" calcext:value-type="float">
            <text:p>0.1043</text:p>
          </table:table-cell>
          <table:table-cell table:formula="of:=[$'02_master_6.23.0-data'.B239]" office:value-type="float" office:value="0.1045" calcext:value-type="float">
            <text:p>0.1045</text:p>
          </table:table-cell>
          <table:table-cell table:formula="of:=[.C239]/[.B239]" office:value-type="float" office:value="1.00191754554171" calcext:value-type="float">
            <text:p>1.00191754554171</text:p>
          </table:table-cell>
          <table:table-cell table:formula="of:=[$'03_pr2377_6.23.0-data'.B239]" office:value-type="float" office:value="0.098" calcext:value-type="float">
            <text:p>0.098</text:p>
          </table:table-cell>
          <table:table-cell table:formula="of:=[.E239]/[.B239]" office:value-type="float" office:value="0.939597315436242" calcext:value-type="float">
            <text:p>0.939597315436242</text:p>
          </table:table-cell>
        </table:table-row>
        <table:table-row table:style-name="ro1">
          <table:table-cell table:formula="of:=[$'01_baseline_6.22.0-data'.A240]" office:value-type="string" office:string-value="UnconditionalIfStatement" calcext:value-type="string">
            <text:p>UnconditionalIfStatement</text:p>
          </table:table-cell>
          <table:table-cell table:formula="of:=[$'01_baseline_6.22.0-data'.B240]" office:value-type="float" office:value="0.0386" calcext:value-type="float">
            <text:p>0.0386</text:p>
          </table:table-cell>
          <table:table-cell table:formula="of:=[$'02_master_6.23.0-data'.B240]" office:value-type="float" office:value="0.0409" calcext:value-type="float">
            <text:p>0.0409</text:p>
          </table:table-cell>
          <table:table-cell table:formula="of:=[.C240]/[.B240]" office:value-type="float" office:value="1.05958549222798" calcext:value-type="float">
            <text:p>1.05958549222798</text:p>
          </table:table-cell>
          <table:table-cell table:formula="of:=[$'03_pr2377_6.23.0-data'.B240]" office:value-type="float" office:value="0.0916" calcext:value-type="float">
            <text:p>0.0916</text:p>
          </table:table-cell>
          <table:table-cell table:formula="of:=[.E240]/[.B240]" office:value-type="float" office:value="2.37305699481865" calcext:value-type="float">
            <text:p>2.37305699481865</text:p>
          </table:table-cell>
        </table:table-row>
        <table:table-row table:style-name="ro1">
          <table:table-cell table:formula="of:=[$'01_baseline_6.22.0-data'.A241]" office:value-type="string" office:string-value="UnnecessaryAnnotationValueElement" calcext:value-type="string">
            <text:p>UnnecessaryAnnotationValueElement</text:p>
          </table:table-cell>
          <table:table-cell table:formula="of:=[$'01_baseline_6.22.0-data'.B241]" office:value-type="float" office:value="0.0262" calcext:value-type="float">
            <text:p>0.0262</text:p>
          </table:table-cell>
          <table:table-cell table:formula="of:=[$'02_master_6.23.0-data'.B241]" office:value-type="float" office:value="0.0302" calcext:value-type="float">
            <text:p>0.0302</text:p>
          </table:table-cell>
          <table:table-cell table:formula="of:=[.C241]/[.B241]" office:value-type="float" office:value="1.15267175572519" calcext:value-type="float">
            <text:p>1.15267175572519</text:p>
          </table:table-cell>
          <table:table-cell table:formula="of:=[$'03_pr2377_6.23.0-data'.B241]" office:value-type="float" office:value="0.0315" calcext:value-type="float">
            <text:p>0.0315</text:p>
          </table:table-cell>
          <table:table-cell table:formula="of:=[.E241]/[.B241]" office:value-type="float" office:value="1.20229007633588" calcext:value-type="float">
            <text:p>1.20229007633588</text:p>
          </table:table-cell>
        </table:table-row>
        <table:table-row table:style-name="ro1">
          <table:table-cell table:formula="of:=[$'01_baseline_6.22.0-data'.A242]" office:value-type="string" office:string-value="UnnecessaryBooleanAssertion" calcext:value-type="string">
            <text:p>UnnecessaryBooleanAssertion</text:p>
          </table:table-cell>
          <table:table-cell table:formula="of:=[$'01_baseline_6.22.0-data'.B242]" office:value-type="float" office:value="0.6016" calcext:value-type="float">
            <text:p>0.6016</text:p>
          </table:table-cell>
          <table:table-cell table:formula="of:=[$'02_master_6.23.0-data'.B242]" office:value-type="float" office:value="0.4757" calcext:value-type="float">
            <text:p>0.4757</text:p>
          </table:table-cell>
          <table:table-cell table:formula="of:=[.C242]/[.B242]" office:value-type="float" office:value="0.790724734042553" calcext:value-type="float">
            <text:p>0.790724734042553</text:p>
          </table:table-cell>
          <table:table-cell table:formula="of:=[$'03_pr2377_6.23.0-data'.B242]" office:value-type="float" office:value="0.9398" calcext:value-type="float">
            <text:p>0.9398</text:p>
          </table:table-cell>
          <table:table-cell table:formula="of:=[.E242]/[.B242]" office:value-type="float" office:value="1.56216755319149" calcext:value-type="float">
            <text:p>1.56216755319149</text:p>
          </table:table-cell>
        </table:table-row>
        <table:table-row table:style-name="ro1">
          <table:table-cell table:formula="of:=[$'01_baseline_6.22.0-data'.A243]" office:value-type="string" office:string-value="UnnecessaryCaseChange" calcext:value-type="string">
            <text:p>UnnecessaryCaseChange</text:p>
          </table:table-cell>
          <table:table-cell table:formula="of:=[$'01_baseline_6.22.0-data'.B243]" office:value-type="float" office:value="0.2143" calcext:value-type="float">
            <text:p>0.2143</text:p>
          </table:table-cell>
          <table:table-cell table:formula="of:=[$'02_master_6.23.0-data'.B243]" office:value-type="float" office:value="0.1927" calcext:value-type="float">
            <text:p>0.1927</text:p>
          </table:table-cell>
          <table:table-cell table:formula="of:=[.C243]/[.B243]" office:value-type="float" office:value="0.89920671955203" calcext:value-type="float">
            <text:p>0.89920671955203</text:p>
          </table:table-cell>
          <table:table-cell table:formula="of:=[$'03_pr2377_6.23.0-data'.B243]" office:value-type="float" office:value="0.1944" calcext:value-type="float">
            <text:p>0.1944</text:p>
          </table:table-cell>
          <table:table-cell table:formula="of:=[.E243]/[.B243]" office:value-type="float" office:value="0.907139524031731" calcext:value-type="float">
            <text:p>0.907139524031731</text:p>
          </table:table-cell>
        </table:table-row>
        <table:table-row table:style-name="ro1">
          <table:table-cell table:formula="of:=[$'01_baseline_6.22.0-data'.A244]" office:value-type="string" office:string-value="UnnecessaryConstructor" calcext:value-type="string">
            <text:p>UnnecessaryConstructor</text:p>
          </table:table-cell>
          <table:table-cell table:formula="of:=[$'01_baseline_6.22.0-data'.B244]" office:value-type="float" office:value="1.236" calcext:value-type="float">
            <text:p>1.236</text:p>
          </table:table-cell>
          <table:table-cell table:formula="of:=[$'02_master_6.23.0-data'.B244]" office:value-type="float" office:value="1.1932" calcext:value-type="float">
            <text:p>1.1932</text:p>
          </table:table-cell>
          <table:table-cell table:formula="of:=[.C244]/[.B244]" office:value-type="float" office:value="0.96537216828479" calcext:value-type="float">
            <text:p>0.96537216828479</text:p>
          </table:table-cell>
          <table:table-cell table:formula="of:=[$'03_pr2377_6.23.0-data'.B244]" office:value-type="float" office:value="1.2484" calcext:value-type="float">
            <text:p>1.2484</text:p>
          </table:table-cell>
          <table:table-cell table:formula="of:=[.E244]/[.B244]" office:value-type="float" office:value="1.01003236245955" calcext:value-type="float">
            <text:p>1.01003236245955</text:p>
          </table:table-cell>
        </table:table-row>
        <table:table-row table:style-name="ro1">
          <table:table-cell table:formula="of:=[$'01_baseline_6.22.0-data'.A245]" office:value-type="string" office:string-value="UnnecessaryConversionTemporary" calcext:value-type="string">
            <text:p>UnnecessaryConversionTemporary</text:p>
          </table:table-cell>
          <table:table-cell table:formula="of:=[$'01_baseline_6.22.0-data'.B245]" office:value-type="float" office:value="0.3712" calcext:value-type="float">
            <text:p>0.3712</text:p>
          </table:table-cell>
          <table:table-cell table:formula="of:=[$'02_master_6.23.0-data'.B245]" office:value-type="float" office:value="0.3695" calcext:value-type="float">
            <text:p>0.3695</text:p>
          </table:table-cell>
          <table:table-cell table:formula="of:=[.C245]/[.B245]" office:value-type="float" office:value="0.99542025862069" calcext:value-type="float">
            <text:p>0.99542025862069</text:p>
          </table:table-cell>
          <table:table-cell table:formula="of:=[$'03_pr2377_6.23.0-data'.B245]" office:value-type="float" office:value="0.3713" calcext:value-type="float">
            <text:p>0.3713</text:p>
          </table:table-cell>
          <table:table-cell table:formula="of:=[.E245]/[.B245]" office:value-type="float" office:value="1.00026939655172" calcext:value-type="float">
            <text:p>1.00026939655172</text:p>
          </table:table-cell>
        </table:table-row>
        <table:table-row table:style-name="ro1">
          <table:table-cell table:formula="of:=[$'01_baseline_6.22.0-data'.A246]" office:value-type="string" office:string-value="UnnecessaryFullyQualifiedName" calcext:value-type="string">
            <text:p>UnnecessaryFullyQualifiedName</text:p>
          </table:table-cell>
          <table:table-cell table:formula="of:=[$'01_baseline_6.22.0-data'.B246]" office:value-type="float" office:value="0.6867" calcext:value-type="float">
            <text:p>0.6867</text:p>
          </table:table-cell>
          <table:table-cell table:formula="of:=[$'02_master_6.23.0-data'.B246]" office:value-type="float" office:value="0.7406" calcext:value-type="float">
            <text:p>0.7406</text:p>
          </table:table-cell>
          <table:table-cell table:formula="of:=[.C246]/[.B246]" office:value-type="float" office:value="1.07849133537207" calcext:value-type="float">
            <text:p>1.07849133537207</text:p>
          </table:table-cell>
          <table:table-cell table:formula="of:=[$'03_pr2377_6.23.0-data'.B246]" office:value-type="float" office:value="0.7577" calcext:value-type="float">
            <text:p>0.7577</text:p>
          </table:table-cell>
          <table:table-cell table:formula="of:=[.E246]/[.B246]" office:value-type="float" office:value="1.10339303917286" calcext:value-type="float">
            <text:p>1.10339303917286</text:p>
          </table:table-cell>
        </table:table-row>
        <table:table-row table:style-name="ro1">
          <table:table-cell table:formula="of:=[$'01_baseline_6.22.0-data'.A247]" office:value-type="string" office:string-value="UnnecessaryLocalBeforeReturn" calcext:value-type="string">
            <text:p>UnnecessaryLocalBeforeReturn</text:p>
          </table:table-cell>
          <table:table-cell table:formula="of:=[$'01_baseline_6.22.0-data'.B247]" office:value-type="float" office:value="0.1941" calcext:value-type="float">
            <text:p>0.1941</text:p>
          </table:table-cell>
          <table:table-cell table:formula="of:=[$'02_master_6.23.0-data'.B247]" office:value-type="float" office:value="0.2295" calcext:value-type="float">
            <text:p>0.2295</text:p>
          </table:table-cell>
          <table:table-cell table:formula="of:=[.C247]/[.B247]" office:value-type="float" office:value="1.18238021638331" calcext:value-type="float">
            <text:p>1.18238021638331</text:p>
          </table:table-cell>
          <table:table-cell table:formula="of:=[$'03_pr2377_6.23.0-data'.B247]" office:value-type="float" office:value="0.1988" calcext:value-type="float">
            <text:p>0.1988</text:p>
          </table:table-cell>
          <table:table-cell table:formula="of:=[.E247]/[.B247]" office:value-type="float" office:value="1.02421432251417" calcext:value-type="float">
            <text:p>1.02421432251417</text:p>
          </table:table-cell>
        </table:table-row>
        <table:table-row table:style-name="ro1">
          <table:table-cell table:formula="of:=[$'01_baseline_6.22.0-data'.A248]" office:value-type="string" office:string-value="UnnecessaryModifier" calcext:value-type="string">
            <text:p>UnnecessaryModifier</text:p>
          </table:table-cell>
          <table:table-cell table:formula="of:=[$'01_baseline_6.22.0-data'.B248]" office:value-type="float" office:value="0.0574" calcext:value-type="float">
            <text:p>0.0574</text:p>
          </table:table-cell>
          <table:table-cell table:formula="of:=[$'02_master_6.23.0-data'.B248]" office:value-type="float" office:value="0.0592" calcext:value-type="float">
            <text:p>0.0592</text:p>
          </table:table-cell>
          <table:table-cell table:formula="of:=[.C248]/[.B248]" office:value-type="float" office:value="1.03135888501742" calcext:value-type="float">
            <text:p>1.03135888501742</text:p>
          </table:table-cell>
          <table:table-cell table:formula="of:=[$'03_pr2377_6.23.0-data'.B248]" office:value-type="float" office:value="0.0579" calcext:value-type="float">
            <text:p>0.0579</text:p>
          </table:table-cell>
          <table:table-cell table:formula="of:=[.E248]/[.B248]" office:value-type="float" office:value="1.00871080139373" calcext:value-type="float">
            <text:p>1.00871080139373</text:p>
          </table:table-cell>
        </table:table-row>
        <table:table-row table:style-name="ro1">
          <table:table-cell table:formula="of:=[$'01_baseline_6.22.0-data'.A249]" office:value-type="string" office:string-value="UnnecessaryReturn" calcext:value-type="string">
            <text:p>UnnecessaryReturn</text:p>
          </table:table-cell>
          <table:table-cell table:formula="of:=[$'01_baseline_6.22.0-data'.B249]" office:value-type="float" office:value="0.2572" calcext:value-type="float">
            <text:p>0.2572</text:p>
          </table:table-cell>
          <table:table-cell table:formula="of:=[$'02_master_6.23.0-data'.B249]" office:value-type="float" office:value="0.2582" calcext:value-type="float">
            <text:p>0.2582</text:p>
          </table:table-cell>
          <table:table-cell table:formula="of:=[.C249]/[.B249]" office:value-type="float" office:value="1.00388802488336" calcext:value-type="float">
            <text:p>1.00388802488336</text:p>
          </table:table-cell>
          <table:table-cell table:formula="of:=[$'03_pr2377_6.23.0-data'.B249]" office:value-type="float" office:value="0.266" calcext:value-type="float">
            <text:p>0.266</text:p>
          </table:table-cell>
          <table:table-cell table:formula="of:=[.E249]/[.B249]" office:value-type="float" office:value="1.03421461897356" calcext:value-type="float">
            <text:p>1.03421461897356</text:p>
          </table:table-cell>
        </table:table-row>
        <table:table-row table:style-name="ro1">
          <table:table-cell table:formula="of:=[$'01_baseline_6.22.0-data'.A250]" office:value-type="string" office:string-value="UnnecessaryWrapperObjectCreation" calcext:value-type="string">
            <text:p>UnnecessaryWrapperObjectCreation</text:p>
          </table:table-cell>
          <table:table-cell table:formula="of:=[$'01_baseline_6.22.0-data'.B250]" office:value-type="float" office:value="0.4791" calcext:value-type="float">
            <text:p>0.4791</text:p>
          </table:table-cell>
          <table:table-cell table:formula="of:=[$'02_master_6.23.0-data'.B250]" office:value-type="float" office:value="0.4269" calcext:value-type="float">
            <text:p>0.4269</text:p>
          </table:table-cell>
          <table:table-cell table:formula="of:=[.C250]/[.B250]" office:value-type="float" office:value="0.891045710707577" calcext:value-type="float">
            <text:p>0.891045710707577</text:p>
          </table:table-cell>
          <table:table-cell table:formula="of:=[$'03_pr2377_6.23.0-data'.B250]" office:value-type="float" office:value="0.4367" calcext:value-type="float">
            <text:p>0.4367</text:p>
          </table:table-cell>
          <table:table-cell table:formula="of:=[.E250]/[.B250]" office:value-type="float" office:value="0.911500730536422" calcext:value-type="float">
            <text:p>0.911500730536422</text:p>
          </table:table-cell>
        </table:table-row>
        <table:table-row table:style-name="ro1">
          <table:table-cell table:formula="of:=[$'01_baseline_6.22.0-data'.A251]" office:value-type="string" office:string-value="UnsynchronizedStaticFormatter" calcext:value-type="string">
            <text:p>UnsynchronizedStaticFormatter</text:p>
          </table:table-cell>
          <table:table-cell table:formula="of:=[$'01_baseline_6.22.0-data'.B251]" office:value-type="float" office:value="0.0569" calcext:value-type="float">
            <text:p>0.0569</text:p>
          </table:table-cell>
          <table:table-cell table:formula="of:=[$'02_master_6.23.0-data'.B251]" office:value-type="float" office:value="0.0155" calcext:value-type="float">
            <text:p>0.0155</text:p>
          </table:table-cell>
          <table:table-cell table:formula="of:=[.C251]/[.B251]" office:value-type="float" office:value="0.272407732864675" calcext:value-type="float">
            <text:p>0.272407732864675</text:p>
          </table:table-cell>
          <table:table-cell table:formula="of:=[$'03_pr2377_6.23.0-data'.B251]" office:value-type="float" office:value="0.0151" calcext:value-type="float">
            <text:p>0.0151</text:p>
          </table:table-cell>
          <table:table-cell table:formula="of:=[.E251]/[.B251]" office:value-type="float" office:value="0.265377855887522" calcext:value-type="float">
            <text:p>0.265377855887522</text:p>
          </table:table-cell>
        </table:table-row>
        <table:table-row table:style-name="ro1">
          <table:table-cell table:formula="of:=[$'01_baseline_6.22.0-data'.A252]" office:value-type="string" office:string-value="UnusedFormalParameter" calcext:value-type="string">
            <text:p>UnusedFormalParameter</text:p>
          </table:table-cell>
          <table:table-cell table:formula="of:=[$'01_baseline_6.22.0-data'.B252]" office:value-type="float" office:value="0.0936" calcext:value-type="float">
            <text:p>0.0936</text:p>
          </table:table-cell>
          <table:table-cell table:formula="of:=[$'02_master_6.23.0-data'.B252]" office:value-type="float" office:value="0.0829" calcext:value-type="float">
            <text:p>0.0829</text:p>
          </table:table-cell>
          <table:table-cell table:formula="of:=[.C252]/[.B252]" office:value-type="float" office:value="0.885683760683761" calcext:value-type="float">
            <text:p>0.885683760683761</text:p>
          </table:table-cell>
          <table:table-cell table:formula="of:=[$'03_pr2377_6.23.0-data'.B252]" office:value-type="float" office:value="0.0849" calcext:value-type="float">
            <text:p>0.0849</text:p>
          </table:table-cell>
          <table:table-cell table:formula="of:=[.E252]/[.B252]" office:value-type="float" office:value="0.907051282051282" calcext:value-type="float">
            <text:p>0.907051282051282</text:p>
          </table:table-cell>
        </table:table-row>
        <table:table-row table:style-name="ro1">
          <table:table-cell table:formula="of:=[$'01_baseline_6.22.0-data'.A253]" office:value-type="string" office:string-value="UnusedImports" calcext:value-type="string">
            <text:p>UnusedImports</text:p>
          </table:table-cell>
          <table:table-cell table:formula="of:=[$'01_baseline_6.22.0-data'.B253]" office:value-type="float" office:value="1.3816" calcext:value-type="float">
            <text:p>1.3816</text:p>
          </table:table-cell>
          <table:table-cell table:formula="of:=[$'02_master_6.23.0-data'.B253]" office:value-type="float" office:value="1.3694" calcext:value-type="float">
            <text:p>1.3694</text:p>
          </table:table-cell>
          <table:table-cell table:formula="of:=[.C253]/[.B253]" office:value-type="float" office:value="0.991169658367111" calcext:value-type="float">
            <text:p>0.991169658367111</text:p>
          </table:table-cell>
          <table:table-cell table:formula="of:=[$'03_pr2377_6.23.0-data'.B253]" office:value-type="float" office:value="1.2865" calcext:value-type="float">
            <text:p>1.2865</text:p>
          </table:table-cell>
          <table:table-cell table:formula="of:=[.E253]/[.B253]" office:value-type="float" office:value="0.931166763173133" calcext:value-type="float">
            <text:p>0.931166763173133</text:p>
          </table:table-cell>
        </table:table-row>
        <table:table-row table:style-name="ro1">
          <table:table-cell table:formula="of:=[$'01_baseline_6.22.0-data'.A254]" office:value-type="string" office:string-value="UnusedLocalVariable" calcext:value-type="string">
            <text:p>UnusedLocalVariable</text:p>
          </table:table-cell>
          <table:table-cell table:formula="of:=[$'01_baseline_6.22.0-data'.B254]" office:value-type="float" office:value="0.0706" calcext:value-type="float">
            <text:p>0.0706</text:p>
          </table:table-cell>
          <table:table-cell table:formula="of:=[$'02_master_6.23.0-data'.B254]" office:value-type="float" office:value="0.0733" calcext:value-type="float">
            <text:p>0.0733</text:p>
          </table:table-cell>
          <table:table-cell table:formula="of:=[.C254]/[.B254]" office:value-type="float" office:value="1.03824362606232" calcext:value-type="float">
            <text:p>1.03824362606232</text:p>
          </table:table-cell>
          <table:table-cell table:formula="of:=[$'03_pr2377_6.23.0-data'.B254]" office:value-type="float" office:value="0.0717" calcext:value-type="float">
            <text:p>0.0717</text:p>
          </table:table-cell>
          <table:table-cell table:formula="of:=[.E254]/[.B254]" office:value-type="float" office:value="1.01558073654391" calcext:value-type="float">
            <text:p>1.01558073654391</text:p>
          </table:table-cell>
        </table:table-row>
        <table:table-row table:style-name="ro1">
          <table:table-cell table:formula="of:=[$'01_baseline_6.22.0-data'.A255]" office:value-type="string" office:string-value="UnusedNullCheckInEquals" calcext:value-type="string">
            <text:p>UnusedNullCheckInEquals</text:p>
          </table:table-cell>
          <table:table-cell table:formula="of:=[$'01_baseline_6.22.0-data'.B255]" office:value-type="float" office:value="4.5315" calcext:value-type="float">
            <text:p>4.5315</text:p>
          </table:table-cell>
          <table:table-cell table:formula="of:=[$'02_master_6.23.0-data'.B255]" office:value-type="float" office:value="4.9234" calcext:value-type="float">
            <text:p>4.9234</text:p>
          </table:table-cell>
          <table:table-cell table:formula="of:=[.C255]/[.B255]" office:value-type="float" office:value="1.08648350435838" calcext:value-type="float">
            <text:p>1.08648350435838</text:p>
          </table:table-cell>
          <table:table-cell table:formula="of:=[$'03_pr2377_6.23.0-data'.B255]" office:value-type="float" office:value="2.1042" calcext:value-type="float">
            <text:p>2.1042</text:p>
          </table:table-cell>
          <table:table-cell table:formula="of:=[.E255]/[.B255]" office:value-type="float" office:value="0.464349553128103" calcext:value-type="float">
            <text:p>0.464349553128103</text:p>
          </table:table-cell>
        </table:table-row>
        <table:table-row table:style-name="ro1">
          <table:table-cell table:formula="of:=[$'01_baseline_6.22.0-data'.A256]" office:value-type="string" office:string-value="UnusedPrivateField" calcext:value-type="string">
            <text:p>UnusedPrivateField</text:p>
          </table:table-cell>
          <table:table-cell table:formula="of:=[$'01_baseline_6.22.0-data'.B256]" office:value-type="float" office:value="1.9197" calcext:value-type="float">
            <text:p>1.9197</text:p>
          </table:table-cell>
          <table:table-cell table:formula="of:=[$'02_master_6.23.0-data'.B256]" office:value-type="float" office:value="0.5181" calcext:value-type="float">
            <text:p>0.5181</text:p>
          </table:table-cell>
          <table:table-cell table:formula="of:=[.C256]/[.B256]" office:value-type="float" office:value="0.269885919674949" calcext:value-type="float">
            <text:p>0.269885919674949</text:p>
          </table:table-cell>
          <table:table-cell table:formula="of:=[$'03_pr2377_6.23.0-data'.B256]" office:value-type="float" office:value="0.518" calcext:value-type="float">
            <text:p>0.518</text:p>
          </table:table-cell>
          <table:table-cell table:formula="of:=[.E256]/[.B256]" office:value-type="float" office:value="0.269833828202323" calcext:value-type="float">
            <text:p>0.269833828202323</text:p>
          </table:table-cell>
        </table:table-row>
        <table:table-row table:style-name="ro1">
          <table:table-cell table:formula="of:=[$'01_baseline_6.22.0-data'.A257]" office:value-type="string" office:string-value="UnusedPrivateMethod" calcext:value-type="string">
            <text:p>UnusedPrivateMethod</text:p>
          </table:table-cell>
          <table:table-cell table:formula="of:=[$'01_baseline_6.22.0-data'.B257]" office:value-type="float" office:value="0.1294" calcext:value-type="float">
            <text:p>0.1294</text:p>
          </table:table-cell>
          <table:table-cell table:formula="of:=[$'02_master_6.23.0-data'.B257]" office:value-type="float" office:value="0.1323" calcext:value-type="float">
            <text:p>0.1323</text:p>
          </table:table-cell>
          <table:table-cell table:formula="of:=[.C257]/[.B257]" office:value-type="float" office:value="1.02241112828439" calcext:value-type="float">
            <text:p>1.02241112828439</text:p>
          </table:table-cell>
          <table:table-cell table:formula="of:=[$'03_pr2377_6.23.0-data'.B257]" office:value-type="float" office:value="0.1324" calcext:value-type="float">
            <text:p>0.1324</text:p>
          </table:table-cell>
          <table:table-cell table:formula="of:=[.E257]/[.B257]" office:value-type="float" office:value="1.02318392581144" calcext:value-type="float">
            <text:p>1.02318392581144</text:p>
          </table:table-cell>
        </table:table-row>
        <table:table-row table:style-name="ro1">
          <table:table-cell table:formula="of:=[$'01_baseline_6.22.0-data'.A258]" office:value-type="string" office:string-value="UseArrayListInsteadOfVector" calcext:value-type="string">
            <text:p>UseArrayListInsteadOfVector</text:p>
          </table:table-cell>
          <table:table-cell table:formula="of:=[$'01_baseline_6.22.0-data'.B258]" office:value-type="float" office:value="0.1766" calcext:value-type="float">
            <text:p>0.1766</text:p>
          </table:table-cell>
          <table:table-cell table:formula="of:=[$'02_master_6.23.0-data'.B258]" office:value-type="float" office:value="0.1824" calcext:value-type="float">
            <text:p>0.1824</text:p>
          </table:table-cell>
          <table:table-cell table:formula="of:=[.C258]/[.B258]" office:value-type="float" office:value="1.03284258210646" calcext:value-type="float">
            <text:p>1.03284258210646</text:p>
          </table:table-cell>
          <table:table-cell table:formula="of:=[$'03_pr2377_6.23.0-data'.B258]" office:value-type="float" office:value="0.1344" calcext:value-type="float">
            <text:p>0.1344</text:p>
          </table:table-cell>
          <table:table-cell table:formula="of:=[.E258]/[.B258]" office:value-type="float" office:value="0.761041902604757" calcext:value-type="float">
            <text:p>0.761041902604757</text:p>
          </table:table-cell>
        </table:table-row>
        <table:table-row table:style-name="ro1">
          <table:table-cell table:formula="of:=[$'01_baseline_6.22.0-data'.A259]" office:value-type="string" office:string-value="UseArraysAsList" calcext:value-type="string">
            <text:p>UseArraysAsList</text:p>
          </table:table-cell>
          <table:table-cell table:formula="of:=[$'01_baseline_6.22.0-data'.B259]" office:value-type="float" office:value="0.3682" calcext:value-type="float">
            <text:p>0.3682</text:p>
          </table:table-cell>
          <table:table-cell table:formula="of:=[$'02_master_6.23.0-data'.B259]" office:value-type="float" office:value="0.3874" calcext:value-type="float">
            <text:p>0.3874</text:p>
          </table:table-cell>
          <table:table-cell table:formula="of:=[.C259]/[.B259]" office:value-type="float" office:value="1.05214557305812" calcext:value-type="float">
            <text:p>1.05214557305812</text:p>
          </table:table-cell>
          <table:table-cell table:formula="of:=[$'03_pr2377_6.23.0-data'.B259]" office:value-type="float" office:value="0.3956" calcext:value-type="float">
            <text:p>0.3956</text:p>
          </table:table-cell>
          <table:table-cell table:formula="of:=[.E259]/[.B259]" office:value-type="float" office:value="1.07441607821836" calcext:value-type="float">
            <text:p>1.07441607821836</text:p>
          </table:table-cell>
        </table:table-row>
        <table:table-row table:style-name="ro1">
          <table:table-cell table:formula="of:=[$'01_baseline_6.22.0-data'.A260]" office:value-type="string" office:string-value="UseAssertEqualsInsteadOfAssertTrue" calcext:value-type="string">
            <text:p>UseAssertEqualsInsteadOfAssertTrue</text:p>
          </table:table-cell>
          <table:table-cell table:formula="of:=[$'01_baseline_6.22.0-data'.B260]" office:value-type="float" office:value="3.7568" calcext:value-type="float">
            <text:p>3.7568</text:p>
          </table:table-cell>
          <table:table-cell table:formula="of:=[$'02_master_6.23.0-data'.B260]" office:value-type="float" office:value="1.3204" calcext:value-type="float">
            <text:p>1.3204</text:p>
          </table:table-cell>
          <table:table-cell table:formula="of:=[.C260]/[.B260]" office:value-type="float" office:value="0.35146933560477" calcext:value-type="float">
            <text:p>0.35146933560477</text:p>
          </table:table-cell>
          <table:table-cell table:formula="of:=[$'03_pr2377_6.23.0-data'.B260]" office:value-type="float" office:value="1.1012" calcext:value-type="float">
            <text:p>1.1012</text:p>
          </table:table-cell>
          <table:table-cell table:formula="of:=[.E260]/[.B260]" office:value-type="float" office:value="0.293121805792163" calcext:value-type="float">
            <text:p>0.293121805792163</text:p>
          </table:table-cell>
        </table:table-row>
        <table:table-row table:style-name="ro1">
          <table:table-cell table:formula="of:=[$'01_baseline_6.22.0-data'.A261]" office:value-type="string" office:string-value="UseAssertNullInsteadOfAssertTrue" calcext:value-type="string">
            <text:p>UseAssertNullInsteadOfAssertTrue</text:p>
          </table:table-cell>
          <table:table-cell table:formula="of:=[$'01_baseline_6.22.0-data'.B261]" office:value-type="float" office:value="6.2482" calcext:value-type="float">
            <text:p>6.2482</text:p>
          </table:table-cell>
          <table:table-cell table:formula="of:=[$'02_master_6.23.0-data'.B261]" office:value-type="float" office:value="2.3575" calcext:value-type="float">
            <text:p>2.3575</text:p>
          </table:table-cell>
          <table:table-cell table:formula="of:=[.C261]/[.B261]" office:value-type="float" office:value="0.37730866489549" calcext:value-type="float">
            <text:p>0.37730866489549</text:p>
          </table:table-cell>
          <table:table-cell table:formula="of:=[$'03_pr2377_6.23.0-data'.B261]" office:value-type="float" office:value="0.9821" calcext:value-type="float">
            <text:p>0.9821</text:p>
          </table:table-cell>
          <table:table-cell table:formula="of:=[.E261]/[.B261]" office:value-type="float" office:value="0.157181268205243" calcext:value-type="float">
            <text:p>0.157181268205243</text:p>
          </table:table-cell>
        </table:table-row>
        <table:table-row table:style-name="ro1">
          <table:table-cell table:formula="of:=[$'01_baseline_6.22.0-data'.A262]" office:value-type="string" office:string-value="UseAssertSameInsteadOfAssertTrue" calcext:value-type="string">
            <text:p>UseAssertSameInsteadOfAssertTrue</text:p>
          </table:table-cell>
          <table:table-cell table:formula="of:=[$'01_baseline_6.22.0-data'.B262]" office:value-type="float" office:value="16.2286" calcext:value-type="float">
            <text:p>16.2286</text:p>
          </table:table-cell>
          <table:table-cell table:formula="of:=[$'02_master_6.23.0-data'.B262]" office:value-type="float" office:value="3.8416" calcext:value-type="float">
            <text:p>3.8416</text:p>
          </table:table-cell>
          <table:table-cell table:formula="of:=[.C262]/[.B262]" office:value-type="float" office:value="0.236717893102301" calcext:value-type="float">
            <text:p>0.236717893102301</text:p>
          </table:table-cell>
          <table:table-cell table:formula="of:=[$'03_pr2377_6.23.0-data'.B262]" office:value-type="float" office:value="0.9956" calcext:value-type="float">
            <text:p>0.9956</text:p>
          </table:table-cell>
          <table:table-cell table:formula="of:=[.E262]/[.B262]" office:value-type="float" office:value="0.0613484835414022" calcext:value-type="float">
            <text:p>0.061348483541402</text:p>
          </table:table-cell>
        </table:table-row>
        <table:table-row table:style-name="ro1">
          <table:table-cell table:formula="of:=[$'01_baseline_6.22.0-data'.A263]" office:value-type="string" office:string-value="UseAssertTrueInsteadOfAssertEquals" calcext:value-type="string">
            <text:p>UseAssertTrueInsteadOfAssertEquals</text:p>
          </table:table-cell>
          <table:table-cell table:formula="of:=[$'01_baseline_6.22.0-data'.B263]" office:value-type="float" office:value="1.1292" calcext:value-type="float">
            <text:p>1.1292</text:p>
          </table:table-cell>
          <table:table-cell table:formula="of:=[$'02_master_6.23.0-data'.B263]" office:value-type="float" office:value="1.1778" calcext:value-type="float">
            <text:p>1.1778</text:p>
          </table:table-cell>
          <table:table-cell table:formula="of:=[.C263]/[.B263]" office:value-type="float" office:value="1.04303931987248" calcext:value-type="float">
            <text:p>1.04303931987248</text:p>
          </table:table-cell>
          <table:table-cell table:formula="of:=[$'03_pr2377_6.23.0-data'.B263]" office:value-type="float" office:value="1.8879" calcext:value-type="float">
            <text:p>1.8879</text:p>
          </table:table-cell>
          <table:table-cell table:formula="of:=[.E263]/[.B263]" office:value-type="float" office:value="1.67189160467588" calcext:value-type="float">
            <text:p>1.67189160467588</text:p>
          </table:table-cell>
        </table:table-row>
        <table:table-row table:style-name="ro1">
          <table:table-cell table:formula="of:=[$'01_baseline_6.22.0-data'.A264]" office:value-type="string" office:string-value="UseCollectionIsEmpty" calcext:value-type="string">
            <text:p>UseCollectionIsEmpty</text:p>
          </table:table-cell>
          <table:table-cell table:formula="of:=[$'01_baseline_6.22.0-data'.B264]" office:value-type="float" office:value="0.3513" calcext:value-type="float">
            <text:p>0.3513</text:p>
          </table:table-cell>
          <table:table-cell table:formula="of:=[$'02_master_6.23.0-data'.B264]" office:value-type="float" office:value="0.3422" calcext:value-type="float">
            <text:p>0.3422</text:p>
          </table:table-cell>
          <table:table-cell table:formula="of:=[.C264]/[.B264]" office:value-type="float" office:value="0.974096214062055" calcext:value-type="float">
            <text:p>0.974096214062055</text:p>
          </table:table-cell>
          <table:table-cell table:formula="of:=[$'03_pr2377_6.23.0-data'.B264]" office:value-type="float" office:value="0.3483" calcext:value-type="float">
            <text:p>0.3483</text:p>
          </table:table-cell>
          <table:table-cell table:formula="of:=[.E264]/[.B264]" office:value-type="float" office:value="0.991460290350128" calcext:value-type="float">
            <text:p>0.991460290350128</text:p>
          </table:table-cell>
        </table:table-row>
        <table:table-row table:style-name="ro1">
          <table:table-cell table:formula="of:=[$'01_baseline_6.22.0-data'.A265]" office:value-type="string" office:string-value="UseConcurrentHashMap" calcext:value-type="string">
            <text:p>UseConcurrentHashMap</text:p>
          </table:table-cell>
          <table:table-cell table:formula="of:=[$'01_baseline_6.22.0-data'.B265]" office:value-type="float" office:value="0.5622" calcext:value-type="float">
            <text:p>0.5622</text:p>
          </table:table-cell>
          <table:table-cell table:formula="of:=[$'02_master_6.23.0-data'.B265]" office:value-type="float" office:value="0.5333" calcext:value-type="float">
            <text:p>0.5333</text:p>
          </table:table-cell>
          <table:table-cell table:formula="of:=[.C265]/[.B265]" office:value-type="float" office:value="0.948594806118819" calcext:value-type="float">
            <text:p>0.948594806118819</text:p>
          </table:table-cell>
          <table:table-cell table:formula="of:=[$'03_pr2377_6.23.0-data'.B265]" office:value-type="float" office:value="0.4211" calcext:value-type="float">
            <text:p>0.4211</text:p>
          </table:table-cell>
          <table:table-cell table:formula="of:=[.E265]/[.B265]" office:value-type="float" office:value="0.749021700462469" calcext:value-type="float">
            <text:p>0.749021700462469</text:p>
          </table:table-cell>
        </table:table-row>
        <table:table-row table:style-name="ro1">
          <table:table-cell table:formula="of:=[$'01_baseline_6.22.0-data'.A266]" office:value-type="string" office:string-value="UseCorrectExceptionLogging" calcext:value-type="string">
            <text:p>UseCorrectExceptionLogging</text:p>
          </table:table-cell>
          <table:table-cell table:formula="of:=[$'01_baseline_6.22.0-data'.B266]" office:value-type="float" office:value="0.0534" calcext:value-type="float">
            <text:p>0.0534</text:p>
          </table:table-cell>
          <table:table-cell table:formula="of:=[$'02_master_6.23.0-data'.B266]" office:value-type="float" office:value="0.0561" calcext:value-type="float">
            <text:p>0.0561</text:p>
          </table:table-cell>
          <table:table-cell table:formula="of:=[.C266]/[.B266]" office:value-type="float" office:value="1.05056179775281" calcext:value-type="float">
            <text:p>1.05056179775281</text:p>
          </table:table-cell>
          <table:table-cell table:formula="of:=[$'03_pr2377_6.23.0-data'.B266]" office:value-type="float" office:value="0.0335" calcext:value-type="float">
            <text:p>0.0335</text:p>
          </table:table-cell>
          <table:table-cell table:formula="of:=[.E266]/[.B266]" office:value-type="float" office:value="0.627340823970037" calcext:value-type="float">
            <text:p>0.627340823970037</text:p>
          </table:table-cell>
        </table:table-row>
        <table:table-row table:style-name="ro1">
          <table:table-cell table:formula="of:=[$'01_baseline_6.22.0-data'.A267]" office:value-type="string" office:string-value="UseDiamondOperator" calcext:value-type="string">
            <text:p>UseDiamondOperator</text:p>
          </table:table-cell>
          <table:table-cell table:formula="of:=[$'01_baseline_6.22.0-data'.B267]" office:value-type="float" office:value="1.1458" calcext:value-type="float">
            <text:p>1.1458</text:p>
          </table:table-cell>
          <table:table-cell table:formula="of:=[$'02_master_6.23.0-data'.B267]" office:value-type="float" office:value="2.6646" calcext:value-type="float">
            <text:p>2.6646</text:p>
          </table:table-cell>
          <table:table-cell table:formula="of:=[.C267]/[.B267]" office:value-type="float" office:value="2.32553674288707" calcext:value-type="float">
            <text:p>2.32553674288707</text:p>
          </table:table-cell>
          <table:table-cell table:formula="of:=[$'03_pr2377_6.23.0-data'.B267]" office:value-type="float" office:value="1.8886" calcext:value-type="float">
            <text:p>1.8886</text:p>
          </table:table-cell>
          <table:table-cell table:formula="of:=[.E267]/[.B267]" office:value-type="float" office:value="1.64828067725607" calcext:value-type="float">
            <text:p>1.64828067725607</text:p>
          </table:table-cell>
        </table:table-row>
        <table:table-row table:style-name="ro1">
          <table:table-cell table:formula="of:=[$'01_baseline_6.22.0-data'.A268]" office:value-type="string" office:string-value="UseEqualsToCompareStrings" calcext:value-type="string">
            <text:p>UseEqualsToCompareStrings</text:p>
          </table:table-cell>
          <table:table-cell table:formula="of:=[$'01_baseline_6.22.0-data'.B268]" office:value-type="float" office:value="0.0557" calcext:value-type="float">
            <text:p>0.0557</text:p>
          </table:table-cell>
          <table:table-cell table:formula="of:=[$'02_master_6.23.0-data'.B268]" office:value-type="float" office:value="0.0598" calcext:value-type="float">
            <text:p>0.0598</text:p>
          </table:table-cell>
          <table:table-cell table:formula="of:=[.C268]/[.B268]" office:value-type="float" office:value="1.07360861759426" calcext:value-type="float">
            <text:p>1.07360861759426</text:p>
          </table:table-cell>
          <table:table-cell table:formula="of:=[$'03_pr2377_6.23.0-data'.B268]" office:value-type="float" office:value="0.0501" calcext:value-type="float">
            <text:p>0.0501</text:p>
          </table:table-cell>
          <table:table-cell table:formula="of:=[.E268]/[.B268]" office:value-type="float" office:value="0.899461400359066" calcext:value-type="float">
            <text:p>0.899461400359066</text:p>
          </table:table-cell>
        </table:table-row>
        <table:table-row table:style-name="ro1">
          <table:table-cell table:formula="of:=[$'01_baseline_6.22.0-data'.A269]" office:value-type="string" office:string-value="UseIndexOfChar" calcext:value-type="string">
            <text:p>UseIndexOfChar</text:p>
          </table:table-cell>
          <table:table-cell table:formula="of:=[$'01_baseline_6.22.0-data'.B269]" office:value-type="float" office:value="0.3984" calcext:value-type="float">
            <text:p>0.3984</text:p>
          </table:table-cell>
          <table:table-cell table:formula="of:=[$'02_master_6.23.0-data'.B269]" office:value-type="float" office:value="0.4303" calcext:value-type="float">
            <text:p>0.4303</text:p>
          </table:table-cell>
          <table:table-cell table:formula="of:=[.C269]/[.B269]" office:value-type="float" office:value="1.0800702811245" calcext:value-type="float">
            <text:p>1.0800702811245</text:p>
          </table:table-cell>
          <table:table-cell table:formula="of:=[$'03_pr2377_6.23.0-data'.B269]" office:value-type="float" office:value="0.4165" calcext:value-type="float">
            <text:p>0.4165</text:p>
          </table:table-cell>
          <table:table-cell table:formula="of:=[.E269]/[.B269]" office:value-type="float" office:value="1.04543172690763" calcext:value-type="float">
            <text:p>1.04543172690763</text:p>
          </table:table-cell>
        </table:table-row>
        <table:table-row table:style-name="ro1">
          <table:table-cell table:formula="of:=[$'01_baseline_6.22.0-data'.A270]" office:value-type="string" office:string-value="UseLocaleWithCaseConversions" calcext:value-type="string">
            <text:p>UseLocaleWithCaseConversions</text:p>
          </table:table-cell>
          <table:table-cell table:formula="of:=[$'01_baseline_6.22.0-data'.B270]" office:value-type="float" office:value="2.4922" calcext:value-type="float">
            <text:p>2.4922</text:p>
          </table:table-cell>
          <table:table-cell table:formula="of:=[$'02_master_6.23.0-data'.B270]" office:value-type="float" office:value="2.4693" calcext:value-type="float">
            <text:p>2.4693</text:p>
          </table:table-cell>
          <table:table-cell table:formula="of:=[.C270]/[.B270]" office:value-type="float" office:value="0.990811331353824" calcext:value-type="float">
            <text:p>0.990811331353824</text:p>
          </table:table-cell>
          <table:table-cell table:formula="of:=[$'03_pr2377_6.23.0-data'.B270]" office:value-type="float" office:value="2.0817" calcext:value-type="float">
            <text:p>2.0817</text:p>
          </table:table-cell>
          <table:table-cell table:formula="of:=[.E270]/[.B270]" office:value-type="float" office:value="0.83528609260894" calcext:value-type="float">
            <text:p>0.83528609260894</text:p>
          </table:table-cell>
        </table:table-row>
        <table:table-row table:style-name="ro1">
          <table:table-cell table:formula="of:=[$'01_baseline_6.22.0-data'.A271]" office:value-type="string" office:string-value="UseNotifyAllInsteadOfNotify" calcext:value-type="string">
            <text:p>UseNotifyAllInsteadOfNotify</text:p>
          </table:table-cell>
          <table:table-cell table:formula="of:=[$'01_baseline_6.22.0-data'.B271]" office:value-type="float" office:value="0.4196" calcext:value-type="float">
            <text:p>0.4196</text:p>
          </table:table-cell>
          <table:table-cell table:formula="of:=[$'02_master_6.23.0-data'.B271]" office:value-type="float" office:value="0.4273" calcext:value-type="float">
            <text:p>0.4273</text:p>
          </table:table-cell>
          <table:table-cell table:formula="of:=[.C271]/[.B271]" office:value-type="float" office:value="1.01835081029552" calcext:value-type="float">
            <text:p>1.01835081029552</text:p>
          </table:table-cell>
          <table:table-cell table:formula="of:=[$'03_pr2377_6.23.0-data'.B271]" office:value-type="float" office:value="0.4236" calcext:value-type="float">
            <text:p>0.4236</text:p>
          </table:table-cell>
          <table:table-cell table:formula="of:=[.E271]/[.B271]" office:value-type="float" office:value="1.00953288846521" calcext:value-type="float">
            <text:p>1.00953288846521</text:p>
          </table:table-cell>
        </table:table-row>
        <table:table-row table:style-name="ro1">
          <table:table-cell table:formula="of:=[$'01_baseline_6.22.0-data'.A272]" office:value-type="string" office:string-value="UseObjectForClearerAPI" calcext:value-type="string">
            <text:p>UseObjectForClearerAPI</text:p>
          </table:table-cell>
          <table:table-cell table:formula="of:=[$'01_baseline_6.22.0-data'.B272]" office:value-type="float" office:value="0.3045" calcext:value-type="float">
            <text:p>0.3045</text:p>
          </table:table-cell>
          <table:table-cell table:formula="of:=[$'02_master_6.23.0-data'.B272]" office:value-type="float" office:value="0.3548" calcext:value-type="float">
            <text:p>0.3548</text:p>
          </table:table-cell>
          <table:table-cell table:formula="of:=[.C272]/[.B272]" office:value-type="float" office:value="1.16518883415435" calcext:value-type="float">
            <text:p>1.16518883415435</text:p>
          </table:table-cell>
          <table:table-cell table:formula="of:=[$'03_pr2377_6.23.0-data'.B272]" office:value-type="float" office:value="0.1775" calcext:value-type="float">
            <text:p>0.1775</text:p>
          </table:table-cell>
          <table:table-cell table:formula="of:=[.E272]/[.B272]" office:value-type="float" office:value="0.582922824302135" calcext:value-type="float">
            <text:p>0.582922824302135</text:p>
          </table:table-cell>
        </table:table-row>
        <table:table-row table:style-name="ro1">
          <table:table-cell table:formula="of:=[$'01_baseline_6.22.0-data'.A273]" office:value-type="string" office:string-value="UseProperClassLoader" calcext:value-type="string">
            <text:p>UseProperClassLoader</text:p>
          </table:table-cell>
          <table:table-cell table:formula="of:=[$'01_baseline_6.22.0-data'.B273]" office:value-type="float" office:value="0.6079" calcext:value-type="float">
            <text:p>0.6079</text:p>
          </table:table-cell>
          <table:table-cell table:formula="of:=[$'02_master_6.23.0-data'.B273]" office:value-type="float" office:value="0.572" calcext:value-type="float">
            <text:p>0.572</text:p>
          </table:table-cell>
          <table:table-cell table:formula="of:=[.C273]/[.B273]" office:value-type="float" office:value="0.940944234249054" calcext:value-type="float">
            <text:p>0.940944234249054</text:p>
          </table:table-cell>
          <table:table-cell table:formula="of:=[$'03_pr2377_6.23.0-data'.B273]" office:value-type="float" office:value="0.681" calcext:value-type="float">
            <text:p>0.681</text:p>
          </table:table-cell>
          <table:table-cell table:formula="of:=[.E273]/[.B273]" office:value-type="float" office:value="1.12025004112519" calcext:value-type="float">
            <text:p>1.12025004112519</text:p>
          </table:table-cell>
        </table:table-row>
        <table:table-row table:style-name="ro1">
          <table:table-cell table:formula="of:=[$'01_baseline_6.22.0-data'.A274]" office:value-type="string" office:string-value="UseShortArrayInitializer" calcext:value-type="string">
            <text:p>UseShortArrayInitializer</text:p>
          </table:table-cell>
          <table:table-cell table:formula="of:=[$'01_baseline_6.22.0-data'.B274]" office:value-type="float" office:value="1.2209" calcext:value-type="float">
            <text:p>1.2209</text:p>
          </table:table-cell>
          <table:table-cell table:formula="of:=[$'02_master_6.23.0-data'.B274]" office:value-type="float" office:value="0.2254" calcext:value-type="float">
            <text:p>0.2254</text:p>
          </table:table-cell>
          <table:table-cell table:formula="of:=[.C274]/[.B274]" office:value-type="float" office:value="0.18461790482431" calcext:value-type="float">
            <text:p>0.18461790482431</text:p>
          </table:table-cell>
          <table:table-cell table:formula="of:=[$'03_pr2377_6.23.0-data'.B274]" office:value-type="float" office:value="0.1832" calcext:value-type="float">
            <text:p>0.1832</text:p>
          </table:table-cell>
          <table:table-cell table:formula="of:=[.E274]/[.B274]" office:value-type="float" office:value="0.150053239413547" calcext:value-type="float">
            <text:p>0.150053239413547</text:p>
          </table:table-cell>
        </table:table-row>
        <table:table-row table:style-name="ro1">
          <table:table-cell table:formula="of:=[$'01_baseline_6.22.0-data'.A275]" office:value-type="string" office:string-value="UseStringBufferForStringAppends" calcext:value-type="string">
            <text:p>UseStringBufferForStringAppends</text:p>
          </table:table-cell>
          <table:table-cell table:formula="of:=[$'01_baseline_6.22.0-data'.B275]" office:value-type="float" office:value="0.3689" calcext:value-type="float">
            <text:p>0.3689</text:p>
          </table:table-cell>
          <table:table-cell table:formula="of:=[$'02_master_6.23.0-data'.B275]" office:value-type="float" office:value="0.4013" calcext:value-type="float">
            <text:p>0.4013</text:p>
          </table:table-cell>
          <table:table-cell table:formula="of:=[.C275]/[.B275]" office:value-type="float" office:value="1.08782867985904" calcext:value-type="float">
            <text:p>1.08782867985904</text:p>
          </table:table-cell>
          <table:table-cell table:formula="of:=[$'03_pr2377_6.23.0-data'.B275]" office:value-type="float" office:value="0.4042" calcext:value-type="float">
            <text:p>0.4042</text:p>
          </table:table-cell>
          <table:table-cell table:formula="of:=[.E275]/[.B275]" office:value-type="float" office:value="1.09568988885877" calcext:value-type="float">
            <text:p>1.09568988885877</text:p>
          </table:table-cell>
        </table:table-row>
        <table:table-row table:style-name="ro1">
          <table:table-cell table:formula="of:=[$'01_baseline_6.22.0-data'.A276]" office:value-type="string" office:string-value="UseStringBufferLength" calcext:value-type="string">
            <text:p>UseStringBufferLength</text:p>
          </table:table-cell>
          <table:table-cell table:formula="of:=[$'01_baseline_6.22.0-data'.B276]" office:value-type="float" office:value="0.3546" calcext:value-type="float">
            <text:p>0.3546</text:p>
          </table:table-cell>
          <table:table-cell table:formula="of:=[$'02_master_6.23.0-data'.B276]" office:value-type="float" office:value="0.3617" calcext:value-type="float">
            <text:p>0.3617</text:p>
          </table:table-cell>
          <table:table-cell table:formula="of:=[.C276]/[.B276]" office:value-type="float" office:value="1.0200225606317" calcext:value-type="float">
            <text:p>1.0200225606317</text:p>
          </table:table-cell>
          <table:table-cell table:formula="of:=[$'03_pr2377_6.23.0-data'.B276]" office:value-type="float" office:value="0.3636" calcext:value-type="float">
            <text:p>0.3636</text:p>
          </table:table-cell>
          <table:table-cell table:formula="of:=[.E276]/[.B276]" office:value-type="float" office:value="1.0253807106599" calcext:value-type="float">
            <text:p>1.0253807106599</text:p>
          </table:table-cell>
        </table:table-row>
        <table:table-row table:style-name="ro1">
          <table:table-cell table:formula="of:=[$'01_baseline_6.22.0-data'.A277]" office:value-type="string" office:string-value="UseTryWithResources" calcext:value-type="string">
            <text:p>UseTryWithResources</text:p>
          </table:table-cell>
          <table:table-cell table:formula="of:=[$'01_baseline_6.22.0-data'.B277]" office:value-type="float" office:value="1.2453" calcext:value-type="float">
            <text:p>1.2453</text:p>
          </table:table-cell>
          <table:table-cell table:formula="of:=[$'02_master_6.23.0-data'.B277]" office:value-type="float" office:value="0.0402" calcext:value-type="float">
            <text:p>0.0402</text:p>
          </table:table-cell>
          <table:table-cell table:formula="of:=[.C277]/[.B277]" office:value-type="float" office:value="0.0322813779812093" calcext:value-type="float">
            <text:p>0.032281377981209</text:p>
          </table:table-cell>
          <table:table-cell table:formula="of:=[$'03_pr2377_6.23.0-data'.B277]" office:value-type="float" office:value="0.0304" calcext:value-type="float">
            <text:p>0.0304</text:p>
          </table:table-cell>
          <table:table-cell table:formula="of:=[.E277]/[.B277]" office:value-type="float" office:value="0.0244117883240986" calcext:value-type="float">
            <text:p>0.024411788324099</text:p>
          </table:table-cell>
        </table:table-row>
        <table:table-row table:style-name="ro1">
          <table:table-cell table:formula="of:=[$'01_baseline_6.22.0-data'.A278]" office:value-type="string" office:string-value="UseUnderscoresInNumericLiterals" calcext:value-type="string">
            <text:p>UseUnderscoresInNumericLiterals</text:p>
          </table:table-cell>
          <table:table-cell table:formula="of:=[$'01_baseline_6.22.0-data'.B278]" office:value-type="float" office:value="2.5052" calcext:value-type="float">
            <text:p>2.5052</text:p>
          </table:table-cell>
          <table:table-cell table:formula="of:=[$'02_master_6.23.0-data'.B278]" office:value-type="float" office:value="1.8329" calcext:value-type="float">
            <text:p>1.8329</text:p>
          </table:table-cell>
          <table:table-cell table:formula="of:=[.C278]/[.B278]" office:value-type="float" office:value="0.731638192559476" calcext:value-type="float">
            <text:p>0.731638192559476</text:p>
          </table:table-cell>
          <table:table-cell table:formula="of:=[$'03_pr2377_6.23.0-data'.B278]" office:value-type="float" office:value="1.4301" calcext:value-type="float">
            <text:p>1.4301</text:p>
          </table:table-cell>
          <table:table-cell table:formula="of:=[.E278]/[.B278]" office:value-type="float" office:value="0.570852626536803" calcext:value-type="float">
            <text:p>0.570852626536803</text:p>
          </table:table-cell>
        </table:table-row>
        <table:table-row table:style-name="ro1">
          <table:table-cell table:formula="of:=[$'01_baseline_6.22.0-data'.A279]" office:value-type="string" office:string-value="UseUtilityClass" calcext:value-type="string">
            <text:p>UseUtilityClass</text:p>
          </table:table-cell>
          <table:table-cell table:formula="of:=[$'01_baseline_6.22.0-data'.B279]" office:value-type="float" office:value="1.2455" calcext:value-type="float">
            <text:p>1.2455</text:p>
          </table:table-cell>
          <table:table-cell table:formula="of:=[$'02_master_6.23.0-data'.B279]" office:value-type="float" office:value="0.4037" calcext:value-type="float">
            <text:p>0.4037</text:p>
          </table:table-cell>
          <table:table-cell table:formula="of:=[.C279]/[.B279]" office:value-type="float" office:value="0.324126856684063" calcext:value-type="float">
            <text:p>0.324126856684063</text:p>
          </table:table-cell>
          <table:table-cell table:formula="of:=[$'03_pr2377_6.23.0-data'.B279]" office:value-type="float" office:value="0.4478" calcext:value-type="float">
            <text:p>0.4478</text:p>
          </table:table-cell>
          <table:table-cell table:formula="of:=[.E279]/[.B279]" office:value-type="float" office:value="0.359534323564833" calcext:value-type="float">
            <text:p>0.359534323564833</text:p>
          </table:table-cell>
        </table:table-row>
        <table:table-row table:style-name="ro1">
          <table:table-cell table:formula="of:=[$'01_baseline_6.22.0-data'.A280]" office:value-type="string" office:string-value="UseVarargs" calcext:value-type="string">
            <text:p>UseVarargs</text:p>
          </table:table-cell>
          <table:table-cell table:formula="of:=[$'01_baseline_6.22.0-data'.B280]" office:value-type="float" office:value="1.263" calcext:value-type="float">
            <text:p>1.263</text:p>
          </table:table-cell>
          <table:table-cell table:formula="of:=[$'02_master_6.23.0-data'.B280]" office:value-type="float" office:value="0.2702" calcext:value-type="float">
            <text:p>0.2702</text:p>
          </table:table-cell>
          <table:table-cell table:formula="of:=[.C280]/[.B280]" office:value-type="float" office:value="0.213935075217736" calcext:value-type="float">
            <text:p>0.213935075217736</text:p>
          </table:table-cell>
          <table:table-cell table:formula="of:=[$'03_pr2377_6.23.0-data'.B280]" office:value-type="float" office:value="0.3104" calcext:value-type="float">
            <text:p>0.3104</text:p>
          </table:table-cell>
          <table:table-cell table:formula="of:=[.E280]/[.B280]" office:value-type="float" office:value="0.245764053840063" calcext:value-type="float">
            <text:p>0.245764053840063</text:p>
          </table:table-cell>
        </table:table-row>
        <table:table-row table:style-name="ro1">
          <table:table-cell table:formula="of:=[$'01_baseline_6.22.0-data'.A281]" office:value-type="string" office:string-value="UselessOperationOnImmutable" calcext:value-type="string">
            <text:p>UselessOperationOnImmutable</text:p>
          </table:table-cell>
          <table:table-cell table:formula="of:=[$'01_baseline_6.22.0-data'.B281]" office:value-type="float" office:value="0.4578" calcext:value-type="float">
            <text:p>0.4578</text:p>
          </table:table-cell>
          <table:table-cell table:formula="of:=[$'02_master_6.23.0-data'.B281]" office:value-type="float" office:value="0.502" calcext:value-type="float">
            <text:p>0.502</text:p>
          </table:table-cell>
          <table:table-cell table:formula="of:=[.C281]/[.B281]" office:value-type="float" office:value="1.09654871122761" calcext:value-type="float">
            <text:p>1.09654871122761</text:p>
          </table:table-cell>
          <table:table-cell table:formula="of:=[$'03_pr2377_6.23.0-data'.B281]" office:value-type="float" office:value="0.4559" calcext:value-type="float">
            <text:p>0.4559</text:p>
          </table:table-cell>
          <table:table-cell table:formula="of:=[.E281]/[.B281]" office:value-type="float" office:value="0.995849716033202" calcext:value-type="float">
            <text:p>0.995849716033202</text:p>
          </table:table-cell>
        </table:table-row>
        <table:table-row table:style-name="ro1">
          <table:table-cell table:formula="of:=[$'01_baseline_6.22.0-data'.A282]" office:value-type="string" office:string-value="UselessOverridingMethod" calcext:value-type="string">
            <text:p>UselessOverridingMethod</text:p>
          </table:table-cell>
          <table:table-cell table:formula="of:=[$'01_baseline_6.22.0-data'.B282]" office:value-type="float" office:value="0.4848" calcext:value-type="float">
            <text:p>0.4848</text:p>
          </table:table-cell>
          <table:table-cell table:formula="of:=[$'02_master_6.23.0-data'.B282]" office:value-type="float" office:value="0.4603" calcext:value-type="float">
            <text:p>0.4603</text:p>
          </table:table-cell>
          <table:table-cell table:formula="of:=[.C282]/[.B282]" office:value-type="float" office:value="0.949463696369637" calcext:value-type="float">
            <text:p>0.949463696369637</text:p>
          </table:table-cell>
          <table:table-cell table:formula="of:=[$'03_pr2377_6.23.0-data'.B282]" office:value-type="float" office:value="0.4645" calcext:value-type="float">
            <text:p>0.4645</text:p>
          </table:table-cell>
          <table:table-cell table:formula="of:=[.E282]/[.B282]" office:value-type="float" office:value="0.958127062706271" calcext:value-type="float">
            <text:p>0.958127062706271</text:p>
          </table:table-cell>
        </table:table-row>
        <table:table-row table:style-name="ro1">
          <table:table-cell table:formula="of:=[$'01_baseline_6.22.0-data'.A283]" office:value-type="string" office:string-value="UselessParentheses" calcext:value-type="string">
            <text:p>UselessParentheses</text:p>
          </table:table-cell>
          <table:table-cell table:formula="of:=[$'01_baseline_6.22.0-data'.B283]" office:value-type="float" office:value="2.9414" calcext:value-type="float">
            <text:p>2.9414</text:p>
          </table:table-cell>
          <table:table-cell table:formula="of:=[$'02_master_6.23.0-data'.B283]" office:value-type="float" office:value="3.1776" calcext:value-type="float">
            <text:p>3.1776</text:p>
          </table:table-cell>
          <table:table-cell table:formula="of:=[.C283]/[.B283]" office:value-type="float" office:value="1.08030189705582" calcext:value-type="float">
            <text:p>1.08030189705582</text:p>
          </table:table-cell>
          <table:table-cell table:formula="of:=[$'03_pr2377_6.23.0-data'.B283]" office:value-type="float" office:value="2.3201" calcext:value-type="float">
            <text:p>2.3201</text:p>
          </table:table-cell>
          <table:table-cell table:formula="of:=[.E283]/[.B283]" office:value-type="float" office:value="0.788774053171959" calcext:value-type="float">
            <text:p>0.788774053171959</text:p>
          </table:table-cell>
        </table:table-row>
        <table:table-row table:style-name="ro1">
          <table:table-cell table:formula="of:=[$'01_baseline_6.22.0-data'.A284]" office:value-type="string" office:string-value="UselessQualifiedThis" calcext:value-type="string">
            <text:p>UselessQualifiedThis</text:p>
          </table:table-cell>
          <table:table-cell table:formula="of:=[$'01_baseline_6.22.0-data'.B284]" office:value-type="float" office:value="1.7593" calcext:value-type="float">
            <text:p>1.7593</text:p>
          </table:table-cell>
          <table:table-cell table:formula="of:=[$'02_master_6.23.0-data'.B284]" office:value-type="float" office:value="1.7655" calcext:value-type="float">
            <text:p>1.7655</text:p>
          </table:table-cell>
          <table:table-cell table:formula="of:=[.C284]/[.B284]" office:value-type="float" office:value="1.00352412891491" calcext:value-type="float">
            <text:p>1.00352412891491</text:p>
          </table:table-cell>
          <table:table-cell table:formula="of:=[$'03_pr2377_6.23.0-data'.B284]" office:value-type="float" office:value="2.4607" calcext:value-type="float">
            <text:p>2.4607</text:p>
          </table:table-cell>
          <table:table-cell table:formula="of:=[.E284]/[.B284]" office:value-type="float" office:value="1.39868129369636" calcext:value-type="float">
            <text:p>1.39868129369636</text:p>
          </table:table-cell>
        </table:table-row>
        <table:table-row table:style-name="ro1">
          <table:table-cell table:formula="of:=[$'01_baseline_6.22.0-data'.A285]" office:value-type="string" office:string-value="UselessStringValueOf" calcext:value-type="string">
            <text:p>UselessStringValueOf</text:p>
          </table:table-cell>
          <table:table-cell table:formula="of:=[$'01_baseline_6.22.0-data'.B285]" office:value-type="float" office:value="0.3453" calcext:value-type="float">
            <text:p>0.3453</text:p>
          </table:table-cell>
          <table:table-cell table:formula="of:=[$'02_master_6.23.0-data'.B285]" office:value-type="float" office:value="0.3527" calcext:value-type="float">
            <text:p>0.3527</text:p>
          </table:table-cell>
          <table:table-cell table:formula="of:=[.C285]/[.B285]" office:value-type="float" office:value="1.02143064002317" calcext:value-type="float">
            <text:p>1.02143064002317</text:p>
          </table:table-cell>
          <table:table-cell table:formula="of:=[$'03_pr2377_6.23.0-data'.B285]" office:value-type="float" office:value="0.3586" calcext:value-type="float">
            <text:p>0.3586</text:p>
          </table:table-cell>
          <table:table-cell table:formula="of:=[.E285]/[.B285]" office:value-type="float" office:value="1.03851723139299" calcext:value-type="float">
            <text:p>1.03851723139299</text:p>
          </table:table-cell>
        </table:table-row>
        <table:table-row table:style-name="ro1">
          <table:table-cell table:formula="of:=[$'01_baseline_6.22.0-data'.A286]" office:value-type="string" office:string-value="WhileLoopWithLiteralBoolean" calcext:value-type="string">
            <text:p>WhileLoopWithLiteralBoolean</text:p>
          </table:table-cell>
          <table:table-cell table:formula="of:=[$'01_baseline_6.22.0-data'.B286]" office:value-type="float" office:value="2.1596" calcext:value-type="float">
            <text:p>2.1596</text:p>
          </table:table-cell>
          <table:table-cell table:formula="of:=[$'02_master_6.23.0-data'.B286]" office:value-type="float" office:value="0.006" calcext:value-type="float">
            <text:p>0.006</text:p>
          </table:table-cell>
          <table:table-cell table:formula="of:=[.C286]/[.B286]" office:value-type="float" office:value="0.00277829227634747" calcext:value-type="float">
            <text:p>0.002778292276347</text:p>
          </table:table-cell>
          <table:table-cell table:formula="of:=[$'03_pr2377_6.23.0-data'.B286]" office:value-type="float" office:value="0.0064" calcext:value-type="float">
            <text:p>0.0064</text:p>
          </table:table-cell>
          <table:table-cell table:formula="of:=[.E286]/[.B286]" office:value-type="float" office:value="0.0029635117614373" calcext:value-type="float">
            <text:p>0.002963511761437</text:p>
          </table:table-cell>
        </table:table-row>
        <table:table-row table:style-name="ro1">
          <table:table-cell/>
          <table:table-cell table:formula="of:=SUM([.B3:.B286])" office:value-type="float" office:value="237.0182" calcext:value-type="float">
            <text:p>237.0182</text:p>
          </table:table-cell>
          <table:table-cell table:formula="of:=SUM([.C3:.C286])" office:value-type="float" office:value="149.4429" calcext:value-type="float">
            <text:p>149.4429</text:p>
          </table:table-cell>
          <table:table-cell table:formula="of:=[.C287]/[.B287]" office:value-type="float" office:value="0.630512340402552" calcext:value-type="float">
            <text:p>0.630512340402552</text:p>
          </table:table-cell>
          <table:table-cell table:formula="of:=SUM([.E3:.E286])" office:value-type="float" office:value="130.8874" calcext:value-type="float">
            <text:p>130.8874</text:p>
          </table:table-cell>
          <table:table-cell table:formula="of:=[.E287]/[.B287]" office:value-type="float" office:value="0.552225103388685" calcext:value-type="float">
            <text:p>0.55222510338868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formula="of:=1/[.F287]" office:value-type="float" office:value="1.81085574318078" calcext:value-type="float">
            <text:p>1.81085574318078</text:p>
          </table:table-cell>
        </table:table-row>
        <calcext:conditional-formats>
          <calcext:conditional-format calcext:target-range-address="Sheet1.D3:Sheet1.D287">
            <calcext:condition calcext:apply-style-name="Good" calcext:value="&lt;=1" calcext:base-cell-address="Sheet1.D3"/>
            <calcext:condition calcext:apply-style-name="Bad" calcext:value="&gt;1" calcext:base-cell-address="Sheet1.D3"/>
          </calcext:conditional-format>
          <calcext:conditional-format calcext:target-range-address="Sheet1.F3:Sheet1.F287">
            <calcext:condition calcext:apply-style-name="Good" calcext:value="&lt;=1" calcext:base-cell-address="Sheet1.F3"/>
            <calcext:condition calcext:apply-style-name="Bad" calcext:value="&gt;1" calcext:base-cell-address="Sheet1.F3"/>
          </calcext:conditional-format>
        </calcext:conditional-formats>
      </table:table>
      <table:table table:name="01_baseline_6.22.0-data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MD Benchmark: 01_baseline_6.22.0 (Sat Apr 18 11:27:36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5541" calcext:value-type="float">
            <text:p>0.5541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8997" calcext:value-type="float">
            <text:p>0.8997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482" calcext:value-type="float">
            <text:p>0.0482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3621" calcext:value-type="float">
            <text:p>0.3621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5188" calcext:value-type="float">
            <text:p>0.5188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4401" calcext:value-type="float">
            <text:p>0.4401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3644" calcext:value-type="float">
            <text:p>0.3644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8765" calcext:value-type="float">
            <text:p>0.8765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3.2007" calcext:value-type="float">
            <text:p>3.2007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3306" calcext:value-type="float">
            <text:p>0.3306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81" calcext:value-type="float">
            <text:p>0.0181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4673" calcext:value-type="float">
            <text:p>0.4673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83" calcext:value-type="float">
            <text:p>0.0283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0929" calcext:value-type="float">
            <text:p>0.0929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3807" calcext:value-type="float">
            <text:p>0.3807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4264" calcext:value-type="float">
            <text:p>0.4264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5079" calcext:value-type="float">
            <text:p>0.5079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3027" calcext:value-type="float">
            <text:p>0.3027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4009" calcext:value-type="float">
            <text:p>0.4009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3728" calcext:value-type="float">
            <text:p>0.3728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4893" calcext:value-type="float">
            <text:p>0.4893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3359" calcext:value-type="float">
            <text:p>0.3359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1.3368" calcext:value-type="float">
            <text:p>1.3368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494" calcext:value-type="float">
            <text:p>0.0494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2.9138" calcext:value-type="float">
            <text:p>2.9138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1389" calcext:value-type="float">
            <text:p>1.1389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445" calcext:value-type="float">
            <text:p>0.0445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493" calcext:value-type="float">
            <text:p>0.1493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5441" calcext:value-type="float">
            <text:p>0.5441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734" calcext:value-type="float">
            <text:p>0.0734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1683" calcext:value-type="float">
            <text:p>0.1683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905" calcext:value-type="float">
            <text:p>0.0905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594" calcext:value-type="float">
            <text:p>0.0594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0981" calcext:value-type="float">
            <text:p>0.0981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663" calcext:value-type="float">
            <text:p>0.0663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7929" calcext:value-type="float">
            <text:p>0.7929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4337" calcext:value-type="float">
            <text:p>0.4337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4422" calcext:value-type="float">
            <text:p>0.4422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588" calcext:value-type="float">
            <text:p>0.0588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1.7664" calcext:value-type="float">
            <text:p>1.7664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2439" calcext:value-type="float">
            <text:p>0.2439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4316" calcext:value-type="float">
            <text:p>0.4316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1.1655" calcext:value-type="float">
            <text:p>1.1655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915" calcext:value-type="float">
            <text:p>0.0915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8732" calcext:value-type="float">
            <text:p>0.8732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4732" calcext:value-type="float">
            <text:p>0.4732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3998" calcext:value-type="float">
            <text:p>0.3998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676" calcext:value-type="float">
            <text:p>0.0676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1562" calcext:value-type="float">
            <text:p>0.1562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1971" calcext:value-type="float">
            <text:p>0.1971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743" calcext:value-type="float">
            <text:p>0.0743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676" calcext:value-type="float">
            <text:p>0.1676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1679" calcext:value-type="float">
            <text:p>0.1679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9412" calcext:value-type="float">
            <text:p>0.9412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1652" calcext:value-type="float">
            <text:p>0.1652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2.0394" calcext:value-type="float">
            <text:p>2.0394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6123" calcext:value-type="float">
            <text:p>0.6123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3.1792" calcext:value-type="float">
            <text:p>3.1792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6519" calcext:value-type="float">
            <text:p>0.6519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3939" calcext:value-type="float">
            <text:p>0.3939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4856" calcext:value-type="float">
            <text:p>0.4856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4233" calcext:value-type="float">
            <text:p>0.4233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0922" calcext:value-type="float">
            <text:p>0.0922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9136" calcext:value-type="float">
            <text:p>0.9136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5.5069" calcext:value-type="float">
            <text:p>5.5069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5445" calcext:value-type="float">
            <text:p>0.5445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6179" calcext:value-type="float">
            <text:p>0.6179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8329" calcext:value-type="float">
            <text:p>0.8329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2.0445" calcext:value-type="float">
            <text:p>2.0445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2.7936" calcext:value-type="float">
            <text:p>2.7936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3085" calcext:value-type="float">
            <text:p>1.3085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1867" calcext:value-type="float">
            <text:p>1.1867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0.7275" calcext:value-type="float">
            <text:p>0.7275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5241" calcext:value-type="float">
            <text:p>0.5241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4854" calcext:value-type="float">
            <text:p>0.4854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4115" calcext:value-type="float">
            <text:p>0.4115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1.166" calcext:value-type="float">
            <text:p>1.166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5043" calcext:value-type="float">
            <text:p>0.5043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3924" calcext:value-type="float">
            <text:p>0.3924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1888" calcext:value-type="float">
            <text:p>0.1888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489" calcext:value-type="float">
            <text:p>0.0489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649" calcext:value-type="float">
            <text:p>0.1649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2329" calcext:value-type="float">
            <text:p>0.2329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511" calcext:value-type="float">
            <text:p>0.0511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7298" calcext:value-type="float">
            <text:p>1.7298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3619" calcext:value-type="float">
            <text:p>0.3619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5963" calcext:value-type="float">
            <text:p>0.5963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4252" calcext:value-type="float">
            <text:p>0.4252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5401" calcext:value-type="float">
            <text:p>0.5401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3852" calcext:value-type="float">
            <text:p>0.3852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3542" calcext:value-type="float">
            <text:p>0.3542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91" calcext:value-type="float">
            <text:p>0.0191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3808" calcext:value-type="float">
            <text:p>0.3808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917" calcext:value-type="float">
            <text:p>0.0917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693" calcext:value-type="float">
            <text:p>0.1693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664" calcext:value-type="float">
            <text:p>0.1664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3327" calcext:value-type="float">
            <text:p>0.3327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1459" calcext:value-type="float">
            <text:p>0.1459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97" calcext:value-type="float">
            <text:p>0.0097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198" calcext:value-type="float">
            <text:p>0.0198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8213" calcext:value-type="float">
            <text:p>1.8213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3965" calcext:value-type="float">
            <text:p>0.3965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3792" calcext:value-type="float">
            <text:p>0.3792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2.2231" calcext:value-type="float">
            <text:p>2.2231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3881" calcext:value-type="float">
            <text:p>0.3881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2489" calcext:value-type="float">
            <text:p>0.2489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5977" calcext:value-type="float">
            <text:p>0.5977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756" calcext:value-type="float">
            <text:p>0.0756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629" calcext:value-type="float">
            <text:p>0.1629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2505" calcext:value-type="float">
            <text:p>0.2505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213" calcext:value-type="float">
            <text:p>0.213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2185" calcext:value-type="float">
            <text:p>0.2185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1.4972" calcext:value-type="float">
            <text:p>1.4972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4.5401" calcext:value-type="float">
            <text:p>4.5401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2.7221" calcext:value-type="float">
            <text:p>2.7221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0.3746" calcext:value-type="float">
            <text:p>0.3746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2.8183" calcext:value-type="float">
            <text:p>2.8183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5.5981" calcext:value-type="float">
            <text:p>5.5981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4.1002" calcext:value-type="float">
            <text:p>4.1002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3.1858" calcext:value-type="float">
            <text:p>3.1858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244" calcext:value-type="float">
            <text:p>0.244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84" calcext:value-type="float">
            <text:p>0.0284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6213" calcext:value-type="float">
            <text:p>0.6213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509" calcext:value-type="float">
            <text:p>0.0509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723" calcext:value-type="float">
            <text:p>0.0723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3815" calcext:value-type="float">
            <text:p>0.3815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6043" calcext:value-type="float">
            <text:p>0.6043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753" calcext:value-type="float">
            <text:p>0.1753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6867" calcext:value-type="float">
            <text:p>0.6867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2.2329" calcext:value-type="float">
            <text:p>2.2329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1776" calcext:value-type="float">
            <text:p>0.1776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2302" calcext:value-type="float">
            <text:p>1.2302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8.5607" calcext:value-type="float">
            <text:p>8.5607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5353" calcext:value-type="float">
            <text:p>0.5353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5898" calcext:value-type="float">
            <text:p>0.5898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458" calcext:value-type="float">
            <text:p>0.0458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1.2012" calcext:value-type="float">
            <text:p>1.2012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4287" calcext:value-type="float">
            <text:p>0.4287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223" calcext:value-type="float">
            <text:p>0.0223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2.4291" calcext:value-type="float">
            <text:p>2.4291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3977" calcext:value-type="float">
            <text:p>0.3977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0256" calcext:value-type="float">
            <text:p>1.0256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4949" calcext:value-type="float">
            <text:p>0.4949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1.1522" calcext:value-type="float">
            <text:p>1.1522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6055" calcext:value-type="float">
            <text:p>0.6055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4148" calcext:value-type="float">
            <text:p>0.4148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2239" calcext:value-type="float">
            <text:p>0.2239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8.5269" calcext:value-type="float">
            <text:p>8.5269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44" calcext:value-type="float">
            <text:p>0.0144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3912" calcext:value-type="float">
            <text:p>0.3912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3701" calcext:value-type="float">
            <text:p>0.3701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2.2156" calcext:value-type="float">
            <text:p>2.2156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575" calcext:value-type="float">
            <text:p>0.0575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817" calcext:value-type="float">
            <text:p>0.0817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181" calcext:value-type="float">
            <text:p>0.2181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1.7709" calcext:value-type="float">
            <text:p>1.7709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5263" calcext:value-type="float">
            <text:p>0.5263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0952" calcext:value-type="float">
            <text:p>0.0952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8.6974" calcext:value-type="float">
            <text:p>18.6974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739" calcext:value-type="float">
            <text:p>0.0739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846" calcext:value-type="float">
            <text:p>0.0846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496" calcext:value-type="float">
            <text:p>0.496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9286" calcext:value-type="float">
            <text:p>0.9286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361" calcext:value-type="float">
            <text:p>0.361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1.1601" calcext:value-type="float">
            <text:p>1.1601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729" calcext:value-type="float">
            <text:p>0.0729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384" calcext:value-type="float">
            <text:p>0.1384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76" calcext:value-type="float">
            <text:p>0.0176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4728" calcext:value-type="float">
            <text:p>0.4728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3571" calcext:value-type="float">
            <text:p>0.3571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3532" calcext:value-type="float">
            <text:p>0.3532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3801" calcext:value-type="float">
            <text:p>0.3801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4182" calcext:value-type="float">
            <text:p>0.4182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2702" calcext:value-type="float">
            <text:p>1.2702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4.0295" calcext:value-type="float">
            <text:p>4.0295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5168" calcext:value-type="float">
            <text:p>0.5168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815" calcext:value-type="float">
            <text:p>0.1815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1043" calcext:value-type="float">
            <text:p>0.1043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386" calcext:value-type="float">
            <text:p>0.0386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262" calcext:value-type="float">
            <text:p>0.0262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0.6016" calcext:value-type="float">
            <text:p>0.6016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2143" calcext:value-type="float">
            <text:p>0.2143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1.236" calcext:value-type="float">
            <text:p>1.236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3712" calcext:value-type="float">
            <text:p>0.3712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6867" calcext:value-type="float">
            <text:p>0.6867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941" calcext:value-type="float">
            <text:p>0.1941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74" calcext:value-type="float">
            <text:p>0.0574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2572" calcext:value-type="float">
            <text:p>0.2572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4791" calcext:value-type="float">
            <text:p>0.4791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569" calcext:value-type="float">
            <text:p>0.0569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936" calcext:value-type="float">
            <text:p>0.0936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3816" calcext:value-type="float">
            <text:p>1.3816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706" calcext:value-type="float">
            <text:p>0.0706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4.5315" calcext:value-type="float">
            <text:p>4.5315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1.9197" calcext:value-type="float">
            <text:p>1.9197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294" calcext:value-type="float">
            <text:p>0.1294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766" calcext:value-type="float">
            <text:p>0.1766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3.7568" calcext:value-type="float">
            <text:p>3.7568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6.2482" calcext:value-type="float">
            <text:p>6.2482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6.2286" calcext:value-type="float">
            <text:p>16.2286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1.1292" calcext:value-type="float">
            <text:p>1.1292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5622" calcext:value-type="float">
            <text:p>0.5622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534" calcext:value-type="float">
            <text:p>0.0534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1.1458" calcext:value-type="float">
            <text:p>1.1458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557" calcext:value-type="float">
            <text:p>0.0557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3984" calcext:value-type="float">
            <text:p>0.3984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2.4922" calcext:value-type="float">
            <text:p>2.4922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4196" calcext:value-type="float">
            <text:p>0.4196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3045" calcext:value-type="float">
            <text:p>0.3045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6079" calcext:value-type="float">
            <text:p>0.6079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1.2209" calcext:value-type="float">
            <text:p>1.2209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3689" calcext:value-type="float">
            <text:p>0.3689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3546" calcext:value-type="float">
            <text:p>0.3546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1.2453" calcext:value-type="float">
            <text:p>1.2453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2.5052" calcext:value-type="float">
            <text:p>2.5052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1.2455" calcext:value-type="float">
            <text:p>1.2455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1.263" calcext:value-type="float">
            <text:p>1.263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4578" calcext:value-type="float">
            <text:p>0.4578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4848" calcext:value-type="float">
            <text:p>0.4848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2.9414" calcext:value-type="float">
            <text:p>2.9414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1.7593" calcext:value-type="float">
            <text:p>1.7593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3453" calcext:value-type="float">
            <text:p>0.3453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2.1596" calcext:value-type="float">
            <text:p>2.1596</text:p>
          </table:table-cell>
        </table:table-row>
      </table:table>
      <table:table table:name="02_master_6.23.0-data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MD Benchmark: 02_master_6.23.0 (Sat Apr 18 11:31:13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5446" calcext:value-type="float">
            <text:p>0.5446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632" calcext:value-type="float">
            <text:p>0.0632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3739" calcext:value-type="float">
            <text:p>0.3739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5236" calcext:value-type="float">
            <text:p>0.5236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4608" calcext:value-type="float">
            <text:p>0.4608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3769" calcext:value-type="float">
            <text:p>0.3769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7772" calcext:value-type="float">
            <text:p>0.7772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3.245" calcext:value-type="float">
            <text:p>3.245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775" calcext:value-type="float">
            <text:p>0.3775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2992" calcext:value-type="float">
            <text:p>0.2992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93" calcext:value-type="float">
            <text:p>0.0193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5047" calcext:value-type="float">
            <text:p>0.5047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91" calcext:value-type="float">
            <text:p>0.0291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3605" calcext:value-type="float">
            <text:p>0.3605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0928" calcext:value-type="float">
            <text:p>0.0928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4106" calcext:value-type="float">
            <text:p>0.4106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3807" calcext:value-type="float">
            <text:p>0.3807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5797" calcext:value-type="float">
            <text:p>0.5797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2876" calcext:value-type="float">
            <text:p>0.2876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4744" calcext:value-type="float">
            <text:p>0.4744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6172" calcext:value-type="float">
            <text:p>0.6172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3476" calcext:value-type="float">
            <text:p>0.3476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2042" calcext:value-type="float">
            <text:p>0.2042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1.2052" calcext:value-type="float">
            <text:p>1.2052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0513" calcext:value-type="float">
            <text:p>1.0513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616" calcext:value-type="float">
            <text:p>0.0616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325" calcext:value-type="float">
            <text:p>0.1325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5231" calcext:value-type="float">
            <text:p>0.5231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1002" calcext:value-type="float">
            <text:p>0.1002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2165" calcext:value-type="float">
            <text:p>0.2165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7326" calcext:value-type="float">
            <text:p>0.7326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86" calcext:value-type="float">
            <text:p>0.0186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912" calcext:value-type="float">
            <text:p>0.0912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825" calcext:value-type="float">
            <text:p>0.0825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251" calcext:value-type="float">
            <text:p>0.1251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652" calcext:value-type="float">
            <text:p>0.0652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7188" calcext:value-type="float">
            <text:p>0.7188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3895" calcext:value-type="float">
            <text:p>0.3895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4169" calcext:value-type="float">
            <text:p>0.4169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567" calcext:value-type="float">
            <text:p>0.0567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5468" calcext:value-type="float">
            <text:p>0.5468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3836" calcext:value-type="float">
            <text:p>0.3836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2505" calcext:value-type="float">
            <text:p>0.2505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3893" calcext:value-type="float">
            <text:p>0.3893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878" calcext:value-type="float">
            <text:p>0.0878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1.2752" calcext:value-type="float">
            <text:p>1.2752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873" calcext:value-type="float">
            <text:p>0.0873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9251" calcext:value-type="float">
            <text:p>0.9251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4443" calcext:value-type="float">
            <text:p>0.4443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3989" calcext:value-type="float">
            <text:p>0.3989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665" calcext:value-type="float">
            <text:p>0.0665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1537" calcext:value-type="float">
            <text:p>0.1537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2091" calcext:value-type="float">
            <text:p>0.2091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745" calcext:value-type="float">
            <text:p>0.0745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746" calcext:value-type="float">
            <text:p>0.1746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2326" calcext:value-type="float">
            <text:p>0.2326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1.1057" calcext:value-type="float">
            <text:p>1.1057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1351" calcext:value-type="float">
            <text:p>0.1351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2.1396" calcext:value-type="float">
            <text:p>2.1396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5467" calcext:value-type="float">
            <text:p>0.5467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3.2872" calcext:value-type="float">
            <text:p>3.2872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3686" calcext:value-type="float">
            <text:p>0.3686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3884" calcext:value-type="float">
            <text:p>0.3884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4976" calcext:value-type="float">
            <text:p>0.4976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4034" calcext:value-type="float">
            <text:p>0.4034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0948" calcext:value-type="float">
            <text:p>0.0948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9254" calcext:value-type="float">
            <text:p>0.9254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1.0524" calcext:value-type="float">
            <text:p>1.0524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5788" calcext:value-type="float">
            <text:p>0.5788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628" calcext:value-type="float">
            <text:p>0.628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8328" calcext:value-type="float">
            <text:p>0.8328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9615" calcext:value-type="float">
            <text:p>1.9615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4972" calcext:value-type="float">
            <text:p>0.4972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3568" calcext:value-type="float">
            <text:p>1.3568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2271" calcext:value-type="float">
            <text:p>1.2271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3606" calcext:value-type="float">
            <text:p>0.3606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63" calcext:value-type="float">
            <text:p>0.0063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1.0831" calcext:value-type="float">
            <text:p>1.0831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2887" calcext:value-type="float">
            <text:p>0.2887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351" calcext:value-type="float">
            <text:p>0.351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3771" calcext:value-type="float">
            <text:p>0.3771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2403" calcext:value-type="float">
            <text:p>0.2403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5462" calcext:value-type="float">
            <text:p>0.5462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3712" calcext:value-type="float">
            <text:p>0.3712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1812" calcext:value-type="float">
            <text:p>0.1812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519" calcext:value-type="float">
            <text:p>0.0519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2018" calcext:value-type="float">
            <text:p>0.2018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1933" calcext:value-type="float">
            <text:p>0.1933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7382" calcext:value-type="float">
            <text:p>1.7382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4018" calcext:value-type="float">
            <text:p>0.4018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6084" calcext:value-type="float">
            <text:p>0.6084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5519" calcext:value-type="float">
            <text:p>0.5519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4021" calcext:value-type="float">
            <text:p>0.4021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95" calcext:value-type="float">
            <text:p>0.0195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3916" calcext:value-type="float">
            <text:p>0.3916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532" calcext:value-type="float">
            <text:p>0.0532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949" calcext:value-type="float">
            <text:p>0.0949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1819" calcext:value-type="float">
            <text:p>0.1819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745" calcext:value-type="float">
            <text:p>0.1745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703" calcext:value-type="float">
            <text:p>0.1703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1486" calcext:value-type="float">
            <text:p>0.1486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602" calcext:value-type="float">
            <text:p>0.0602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8551" calcext:value-type="float">
            <text:p>1.8551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4022" calcext:value-type="float">
            <text:p>0.4022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63" calcext:value-type="float">
            <text:p>0.0163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3692" calcext:value-type="float">
            <text:p>0.3692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3955" calcext:value-type="float">
            <text:p>0.3955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966" calcext:value-type="float">
            <text:p>0.966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3579" calcext:value-type="float">
            <text:p>0.3579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2552" calcext:value-type="float">
            <text:p>0.2552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4271" calcext:value-type="float">
            <text:p>0.4271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6062" calcext:value-type="float">
            <text:p>0.6062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4657" calcext:value-type="float">
            <text:p>0.4657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88" calcext:value-type="float">
            <text:p>0.088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693" calcext:value-type="float">
            <text:p>0.1693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2558" calcext:value-type="float">
            <text:p>0.2558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2205" calcext:value-type="float">
            <text:p>0.2205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2166" calcext:value-type="float">
            <text:p>0.2166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363" calcext:value-type="float">
            <text:p>0.363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1.4445" calcext:value-type="float">
            <text:p>1.4445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5502" calcext:value-type="float">
            <text:p>1.5502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0.345" calcext:value-type="float">
            <text:p>0.345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8328" calcext:value-type="float">
            <text:p>1.8328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5577" calcext:value-type="float">
            <text:p>2.5577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1.3889" calcext:value-type="float">
            <text:p>1.3889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67" calcext:value-type="float">
            <text:p>0.0167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3.447" calcext:value-type="float">
            <text:p>3.447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97" calcext:value-type="float">
            <text:p>0.0297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35" calcext:value-type="float">
            <text:p>0.0235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6227" calcext:value-type="float">
            <text:p>0.6227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514" calcext:value-type="float">
            <text:p>0.0514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827" calcext:value-type="float">
            <text:p>0.0827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4273" calcext:value-type="float">
            <text:p>0.4273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4839" calcext:value-type="float">
            <text:p>0.4839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6769" calcext:value-type="float">
            <text:p>0.6769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689" calcext:value-type="float">
            <text:p>0.1689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6351" calcext:value-type="float">
            <text:p>0.6351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485" calcext:value-type="float">
            <text:p>0.0485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185" calcext:value-type="float">
            <text:p>0.185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3998" calcext:value-type="float">
            <text:p>1.3998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5467" calcext:value-type="float">
            <text:p>0.5467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5936" calcext:value-type="float">
            <text:p>0.5936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486" calcext:value-type="float">
            <text:p>0.0486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311" calcext:value-type="float">
            <text:p>0.0311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4052" calcext:value-type="float">
            <text:p>0.4052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3109" calcext:value-type="float">
            <text:p>0.3109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3387" calcext:value-type="float">
            <text:p>0.3387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0199" calcext:value-type="float">
            <text:p>1.0199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3924" calcext:value-type="float">
            <text:p>0.3924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533" calcext:value-type="float">
            <text:p>0.0533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1.2685" calcext:value-type="float">
            <text:p>1.2685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1.1615" calcext:value-type="float">
            <text:p>1.1615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6327" calcext:value-type="float">
            <text:p>0.6327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3708" calcext:value-type="float">
            <text:p>0.3708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6.9836" calcext:value-type="float">
            <text:p>6.9836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93" calcext:value-type="float">
            <text:p>0.0293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4137" calcext:value-type="float">
            <text:p>0.4137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4104" calcext:value-type="float">
            <text:p>0.4104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393" calcext:value-type="float">
            <text:p>0.1393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3843" calcext:value-type="float">
            <text:p>0.3843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955" calcext:value-type="float">
            <text:p>0.0955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142" calcext:value-type="float">
            <text:p>0.2142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9577" calcext:value-type="float">
            <text:p>0.9577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5988" calcext:value-type="float">
            <text:p>0.5988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0957" calcext:value-type="float">
            <text:p>0.0957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3.0722" calcext:value-type="float">
            <text:p>3.0722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1114" calcext:value-type="float">
            <text:p>0.1114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4401" calcext:value-type="float">
            <text:p>0.4401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657" calcext:value-type="float">
            <text:p>1.657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8453" calcext:value-type="float">
            <text:p>0.8453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3627" calcext:value-type="float">
            <text:p>0.3627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4522" calcext:value-type="float">
            <text:p>0.4522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1188" calcext:value-type="float">
            <text:p>0.1188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404" calcext:value-type="float">
            <text:p>0.1404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5025" calcext:value-type="float">
            <text:p>0.5025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3621" calcext:value-type="float">
            <text:p>0.3621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3929" calcext:value-type="float">
            <text:p>0.3929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3572" calcext:value-type="float">
            <text:p>0.3572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3783" calcext:value-type="float">
            <text:p>0.3783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1956" calcext:value-type="float">
            <text:p>1.1956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1.1849" calcext:value-type="float">
            <text:p>1.1849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129" calcext:value-type="float">
            <text:p>0.0129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3529" calcext:value-type="float">
            <text:p>0.3529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4742" calcext:value-type="float">
            <text:p>0.4742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694" calcext:value-type="float">
            <text:p>0.1694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83" calcext:value-type="float">
            <text:p>0.0383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1045" calcext:value-type="float">
            <text:p>0.1045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0.4757" calcext:value-type="float">
            <text:p>0.4757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927" calcext:value-type="float">
            <text:p>0.1927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1.1932" calcext:value-type="float">
            <text:p>1.1932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3695" calcext:value-type="float">
            <text:p>0.3695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7406" calcext:value-type="float">
            <text:p>0.7406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2295" calcext:value-type="float">
            <text:p>0.2295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92" calcext:value-type="float">
            <text:p>0.0592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2582" calcext:value-type="float">
            <text:p>0.2582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4269" calcext:value-type="float">
            <text:p>0.4269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829" calcext:value-type="float">
            <text:p>0.0829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3694" calcext:value-type="float">
            <text:p>1.3694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733" calcext:value-type="float">
            <text:p>0.0733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4.9234" calcext:value-type="float">
            <text:p>4.9234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5181" calcext:value-type="float">
            <text:p>0.5181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323" calcext:value-type="float">
            <text:p>0.1323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824" calcext:value-type="float">
            <text:p>0.1824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3204" calcext:value-type="float">
            <text:p>1.3204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2.3575" calcext:value-type="float">
            <text:p>2.3575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3.8416" calcext:value-type="float">
            <text:p>3.8416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1.1778" calcext:value-type="float">
            <text:p>1.1778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3422" calcext:value-type="float">
            <text:p>0.3422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5333" calcext:value-type="float">
            <text:p>0.5333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561" calcext:value-type="float">
            <text:p>0.0561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2.6646" calcext:value-type="float">
            <text:p>2.6646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598" calcext:value-type="float">
            <text:p>0.0598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4303" calcext:value-type="float">
            <text:p>0.4303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2.4693" calcext:value-type="float">
            <text:p>2.4693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4273" calcext:value-type="float">
            <text:p>0.4273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3548" calcext:value-type="float">
            <text:p>0.3548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572" calcext:value-type="float">
            <text:p>0.572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2254" calcext:value-type="float">
            <text:p>0.2254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4013" calcext:value-type="float">
            <text:p>0.4013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3617" calcext:value-type="float">
            <text:p>0.3617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8329" calcext:value-type="float">
            <text:p>1.8329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4037" calcext:value-type="float">
            <text:p>0.4037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2702" calcext:value-type="float">
            <text:p>0.2702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4603" calcext:value-type="float">
            <text:p>0.4603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3.1776" calcext:value-type="float">
            <text:p>3.1776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1.7655" calcext:value-type="float">
            <text:p>1.7655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3527" calcext:value-type="float">
            <text:p>0.3527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6" calcext:value-type="float">
            <text:p>0.006</text:p>
          </table:table-cell>
        </table:table-row>
      </table:table>
      <table:table table:name="03_pr2377_6.23.0-data" table:style-name="ta1"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MD Benchmark: 03_pr2377_6.23.0 (Sat Apr 18 11:34:36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449" calcext:value-type="float">
            <text:p>0.0449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338" calcext:value-type="float">
            <text:p>0.0338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5713" calcext:value-type="float">
            <text:p>0.5713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422" calcext:value-type="float">
            <text:p>0.422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3763" calcext:value-type="float">
            <text:p>0.3763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7808" calcext:value-type="float">
            <text:p>0.7808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1.8584" calcext:value-type="float">
            <text:p>1.8584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768" calcext:value-type="float">
            <text:p>0.3768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2193" calcext:value-type="float">
            <text:p>0.2193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79" calcext:value-type="float">
            <text:p>0.0179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5177" calcext:value-type="float">
            <text:p>0.5177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4198" calcext:value-type="float">
            <text:p>0.4198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1329" calcext:value-type="float">
            <text:p>0.1329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4322" calcext:value-type="float">
            <text:p>0.4322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3865" calcext:value-type="float">
            <text:p>0.3865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1922" calcext:value-type="float">
            <text:p>0.1922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4214" calcext:value-type="float">
            <text:p>0.4214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3616" calcext:value-type="float">
            <text:p>0.3616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1.1482" calcext:value-type="float">
            <text:p>1.1482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3822" calcext:value-type="float">
            <text:p>0.3822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918" calcext:value-type="float">
            <text:p>0.1918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305" calcext:value-type="float">
            <text:p>0.0305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1.3824" calcext:value-type="float">
            <text:p>1.3824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5254" calcext:value-type="float">
            <text:p>1.5254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463" calcext:value-type="float">
            <text:p>0.0463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959" calcext:value-type="float">
            <text:p>0.1959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548" calcext:value-type="float">
            <text:p>0.548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79" calcext:value-type="float">
            <text:p>0.079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1041" calcext:value-type="float">
            <text:p>0.1041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8462" calcext:value-type="float">
            <text:p>0.8462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1349" calcext:value-type="float">
            <text:p>0.1349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695" calcext:value-type="float">
            <text:p>0.0695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538" calcext:value-type="float">
            <text:p>0.1538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679" calcext:value-type="float">
            <text:p>0.0679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9909" calcext:value-type="float">
            <text:p>0.9909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3906" calcext:value-type="float">
            <text:p>0.3906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4113" calcext:value-type="float">
            <text:p>0.4113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419" calcext:value-type="float">
            <text:p>0.0419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577" calcext:value-type="float">
            <text:p>0.0577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5852" calcext:value-type="float">
            <text:p>0.5852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3867" calcext:value-type="float">
            <text:p>0.3867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4065" calcext:value-type="float">
            <text:p>0.4065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1181" calcext:value-type="float">
            <text:p>0.1181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1873" calcext:value-type="float">
            <text:p>0.1873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1576" calcext:value-type="float">
            <text:p>0.1576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4573" calcext:value-type="float">
            <text:p>0.4573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3981" calcext:value-type="float">
            <text:p>0.3981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672" calcext:value-type="float">
            <text:p>0.0672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1798" calcext:value-type="float">
            <text:p>0.1798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757" calcext:value-type="float">
            <text:p>0.0757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0847" calcext:value-type="float">
            <text:p>0.0847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1976" calcext:value-type="float">
            <text:p>0.1976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1.088" calcext:value-type="float">
            <text:p>1.088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91" calcext:value-type="float">
            <text:p>0.091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5758" calcext:value-type="float">
            <text:p>0.5758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3.3543" calcext:value-type="float">
            <text:p>3.3543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8209" calcext:value-type="float">
            <text:p>0.8209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3964" calcext:value-type="float">
            <text:p>0.3964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5528" calcext:value-type="float">
            <text:p>0.5528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4111" calcext:value-type="float">
            <text:p>0.4111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1716" calcext:value-type="float">
            <text:p>0.1716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9883" calcext:value-type="float">
            <text:p>0.9883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0.9993" calcext:value-type="float">
            <text:p>0.9993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5801" calcext:value-type="float">
            <text:p>0.5801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6292" calcext:value-type="float">
            <text:p>0.6292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8544" calcext:value-type="float">
            <text:p>0.8544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2.0361" calcext:value-type="float">
            <text:p>2.0361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2395" calcext:value-type="float">
            <text:p>0.2395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3356" calcext:value-type="float">
            <text:p>0.3356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0.9859" calcext:value-type="float">
            <text:p>0.9859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3238" calcext:value-type="float">
            <text:p>0.3238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1.4714" calcext:value-type="float">
            <text:p>1.4714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2835" calcext:value-type="float">
            <text:p>0.2835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3581" calcext:value-type="float">
            <text:p>0.3581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3859" calcext:value-type="float">
            <text:p>0.3859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0829" calcext:value-type="float">
            <text:p>0.0829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6364" calcext:value-type="float">
            <text:p>0.6364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3801" calcext:value-type="float">
            <text:p>0.3801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531" calcext:value-type="float">
            <text:p>0.0531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1208" calcext:value-type="float">
            <text:p>0.1208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449" calcext:value-type="float">
            <text:p>0.0449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0742" calcext:value-type="float">
            <text:p>0.0742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3435" calcext:value-type="float">
            <text:p>0.3435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7592" calcext:value-type="float">
            <text:p>1.7592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3733" calcext:value-type="float">
            <text:p>0.3733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6013" calcext:value-type="float">
            <text:p>0.6013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4436" calcext:value-type="float">
            <text:p>0.4436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5533" calcext:value-type="float">
            <text:p>0.5533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4057" calcext:value-type="float">
            <text:p>0.4057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3704" calcext:value-type="float">
            <text:p>0.3704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206" calcext:value-type="float">
            <text:p>0.0206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4579" calcext:value-type="float">
            <text:p>0.4579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539" calcext:value-type="float">
            <text:p>0.0539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583" calcext:value-type="float">
            <text:p>0.0583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129" calcext:value-type="float">
            <text:p>0.1129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336" calcext:value-type="float">
            <text:p>0.1336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1027" calcext:value-type="float">
            <text:p>0.1027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2681" calcext:value-type="float">
            <text:p>0.2681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135" calcext:value-type="float">
            <text:p>0.0135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612" calcext:value-type="float">
            <text:p>0.0612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8673" calcext:value-type="float">
            <text:p>1.8673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4048" calcext:value-type="float">
            <text:p>0.4048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66" calcext:value-type="float">
            <text:p>0.0166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4062" calcext:value-type="float">
            <text:p>0.4062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4002" calcext:value-type="float">
            <text:p>0.4002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3687" calcext:value-type="float">
            <text:p>0.3687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2567" calcext:value-type="float">
            <text:p>0.2567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3846" calcext:value-type="float">
            <text:p>0.3846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6431" calcext:value-type="float">
            <text:p>0.6431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4709" calcext:value-type="float">
            <text:p>0.4709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1099" calcext:value-type="float">
            <text:p>0.1099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685" calcext:value-type="float">
            <text:p>0.1685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2513" calcext:value-type="float">
            <text:p>0.2513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222" calcext:value-type="float">
            <text:p>0.222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1969" calcext:value-type="float">
            <text:p>0.1969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1.5749" calcext:value-type="float">
            <text:p>1.5749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2246" calcext:value-type="float">
            <text:p>1.2246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1.1621" calcext:value-type="float">
            <text:p>1.1621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417" calcext:value-type="float">
            <text:p>1.417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6641" calcext:value-type="float">
            <text:p>2.6641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1.4085" calcext:value-type="float">
            <text:p>1.4085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49" calcext:value-type="float">
            <text:p>0.0149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3.5165" calcext:value-type="float">
            <text:p>3.5165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2808" calcext:value-type="float">
            <text:p>0.2808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96" calcext:value-type="float">
            <text:p>0.0296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6414" calcext:value-type="float">
            <text:p>0.6414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525" calcext:value-type="float">
            <text:p>0.0525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1054" calcext:value-type="float">
            <text:p>0.1054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4969" calcext:value-type="float">
            <text:p>0.4969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661" calcext:value-type="float">
            <text:p>0.661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4859" calcext:value-type="float">
            <text:p>0.4859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6337" calcext:value-type="float">
            <text:p>0.6337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212" calcext:value-type="float">
            <text:p>0.0212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4684" calcext:value-type="float">
            <text:p>0.4684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6529" calcext:value-type="float">
            <text:p>0.6529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5546" calcext:value-type="float">
            <text:p>0.5546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6314" calcext:value-type="float">
            <text:p>0.6314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4101" calcext:value-type="float">
            <text:p>0.4101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224" calcext:value-type="float">
            <text:p>0.0224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2823" calcext:value-type="float">
            <text:p>0.2823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3449" calcext:value-type="float">
            <text:p>0.3449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4996" calcext:value-type="float">
            <text:p>1.4996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4008" calcext:value-type="float">
            <text:p>0.4008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0.1626" calcext:value-type="float">
            <text:p>0.1626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0.1194" calcext:value-type="float">
            <text:p>0.1194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6351" calcext:value-type="float">
            <text:p>0.6351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3799" calcext:value-type="float">
            <text:p>0.3799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3.799" calcext:value-type="float">
            <text:p>3.799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303" calcext:value-type="float">
            <text:p>0.0303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25" calcext:value-type="float">
            <text:p>0.0225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5735" calcext:value-type="float">
            <text:p>0.5735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3431" calcext:value-type="float">
            <text:p>0.3431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2879" calcext:value-type="float">
            <text:p>0.2879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513" calcext:value-type="float">
            <text:p>0.0513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1209" calcext:value-type="float">
            <text:p>0.1209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171" calcext:value-type="float">
            <text:p>0.171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6249" calcext:value-type="float">
            <text:p>0.6249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5369" calcext:value-type="float">
            <text:p>0.5369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2011" calcext:value-type="float">
            <text:p>0.2011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.0559" calcext:value-type="float">
            <text:p>1.0559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394" calcext:value-type="float">
            <text:p>0.0394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873" calcext:value-type="float">
            <text:p>0.0873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9158" calcext:value-type="float">
            <text:p>0.9158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3654" calcext:value-type="float">
            <text:p>1.3654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8839" calcext:value-type="float">
            <text:p>0.8839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3686" calcext:value-type="float">
            <text:p>0.3686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4534" calcext:value-type="float">
            <text:p>0.4534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13" calcext:value-type="float">
            <text:p>0.113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236" calcext:value-type="float">
            <text:p>0.0236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5286" calcext:value-type="float">
            <text:p>0.5286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2673" calcext:value-type="float">
            <text:p>0.2673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3633" calcext:value-type="float">
            <text:p>0.3633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3627" calcext:value-type="float">
            <text:p>0.3627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3819" calcext:value-type="float">
            <text:p>0.3819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1596" calcext:value-type="float">
            <text:p>1.1596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1.1966" calcext:value-type="float">
            <text:p>1.1966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3984" calcext:value-type="float">
            <text:p>0.3984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1501" calcext:value-type="float">
            <text:p>0.1501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446" calcext:value-type="float">
            <text:p>0.1446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02" calcext:value-type="float">
            <text:p>0.0302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916" calcext:value-type="float">
            <text:p>0.0916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315" calcext:value-type="float">
            <text:p>0.0315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0.9398" calcext:value-type="float">
            <text:p>0.9398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944" calcext:value-type="float">
            <text:p>0.1944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1.2484" calcext:value-type="float">
            <text:p>1.2484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7577" calcext:value-type="float">
            <text:p>0.7577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988" calcext:value-type="float">
            <text:p>0.1988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79" calcext:value-type="float">
            <text:p>0.0579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266" calcext:value-type="float">
            <text:p>0.266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2865" calcext:value-type="float">
            <text:p>1.2865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717" calcext:value-type="float">
            <text:p>0.0717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2.1042" calcext:value-type="float">
            <text:p>2.1042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324" calcext:value-type="float">
            <text:p>0.1324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3956" calcext:value-type="float">
            <text:p>0.3956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1012" calcext:value-type="float">
            <text:p>1.1012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0.9821" calcext:value-type="float">
            <text:p>0.9821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0.9956" calcext:value-type="float">
            <text:p>0.9956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1.8879" calcext:value-type="float">
            <text:p>1.8879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3483" calcext:value-type="float">
            <text:p>0.3483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4211" calcext:value-type="float">
            <text:p>0.4211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335" calcext:value-type="float">
            <text:p>0.0335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1.8886" calcext:value-type="float">
            <text:p>1.8886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4165" calcext:value-type="float">
            <text:p>0.4165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2.0817" calcext:value-type="float">
            <text:p>2.0817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4236" calcext:value-type="float">
            <text:p>0.4236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1775" calcext:value-type="float">
            <text:p>0.1775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681" calcext:value-type="float">
            <text:p>0.681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832" calcext:value-type="float">
            <text:p>0.1832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4042" calcext:value-type="float">
            <text:p>0.4042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3636" calcext:value-type="float">
            <text:p>0.3636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304" calcext:value-type="float">
            <text:p>0.0304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4301" calcext:value-type="float">
            <text:p>1.4301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4478" calcext:value-type="float">
            <text:p>0.4478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3104" calcext:value-type="float">
            <text:p>0.3104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4559" calcext:value-type="float">
            <text:p>0.4559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4645" calcext:value-type="float">
            <text:p>0.4645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2.3201" calcext:value-type="float">
            <text:p>2.3201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2.4607" calcext:value-type="float">
            <text:p>2.4607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64" calcext:value-type="float">
            <text:p>0.0064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JUnitStaticSuite</text:p>
          </table:table-cell>
          <table:table-cell office:value-type="float" office:value="0.92098238120662" calcext:value-type="float">
            <text:p>0.92098238120662</text:p>
          </table:table-cell>
          <table:table-cell office:value-type="float" office:value="3.10224239188468" calcext:value-type="float">
            <text:p>3.10224239188468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1.05958549222798" calcext:value-type="float">
            <text:p>1.05958549222798</text:p>
          </table:table-cell>
          <table:table-cell office:value-type="float" office:value="2.37305699481865" calcext:value-type="float">
            <text:p>2.37305699481865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1.26139382791743" calcext:value-type="float">
            <text:p>1.26139382791743</text:p>
          </table:table-cell>
          <table:table-cell office:value-type="float" office:value="2.34661761700388" calcext:value-type="float">
            <text:p>2.34661761700388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1.06639004149378" calcext:value-type="float">
            <text:p>1.06639004149378</text:p>
          </table:table-cell>
          <table:table-cell office:value-type="float" office:value="2.20331950207469" calcext:value-type="float">
            <text:p>2.20331950207469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1.02115768463074" calcext:value-type="float">
            <text:p>1.02115768463074</text:p>
          </table:table-cell>
          <table:table-cell office:value-type="float" office:value="2.11576846307385" calcext:value-type="float">
            <text:p>2.11576846307385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1.00525210084034" calcext:value-type="float">
            <text:p>1.00525210084034</text:p>
          </table:table-cell>
          <table:table-cell office:value-type="float" office:value="2.11239495798319" calcext:value-type="float">
            <text:p>2.11239495798319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1.48879725085911" calcext:value-type="float">
            <text:p>1.48879725085911</text:p>
          </table:table-cell>
          <table:table-cell office:value-type="float" office:value="2.02254295532646" calcext:value-type="float">
            <text:p>2.02254295532646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942028985507246" calcext:value-type="float">
            <text:p>0.942028985507246</text:p>
          </table:table-cell>
          <table:table-cell office:value-type="float" office:value="1.95652173913043" calcext:value-type="float">
            <text:p>1.95652173913043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1.02819956616052" calcext:value-type="float">
            <text:p>1.02819956616052</text:p>
          </table:table-cell>
          <table:table-cell office:value-type="float" office:value="1.86117136659436" calcext:value-type="float">
            <text:p>1.86117136659436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887298387096774" calcext:value-type="float">
            <text:p>0.887298387096774</text:p>
          </table:table-cell>
          <table:table-cell office:value-type="float" office:value="1.84637096774194" calcext:value-type="float">
            <text:p>1.84637096774194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1.01850582590816" calcext:value-type="float">
            <text:p>1.01850582590816</text:p>
          </table:table-cell>
          <table:table-cell office:value-type="float" office:value="1.83755997258396" calcext:value-type="float">
            <text:p>1.83755997258396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1.12005242463958" calcext:value-type="float">
            <text:p>1.12005242463958</text:p>
          </table:table-cell>
          <table:table-cell office:value-type="float" office:value="1.76671035386632" calcext:value-type="float">
            <text:p>1.76671035386632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1.04303931987248" calcext:value-type="float">
            <text:p>1.04303931987248</text:p>
          </table:table-cell>
          <table:table-cell office:value-type="float" office:value="1.67189160467588" calcext:value-type="float">
            <text:p>1.67189160467588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2.32553674288707" calcext:value-type="float">
            <text:p>2.32553674288707</text:p>
          </table:table-cell>
          <table:table-cell office:value-type="float" office:value="1.64828067725607" calcext:value-type="float">
            <text:p>1.64828067725607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1.27522935779817" calcext:value-type="float">
            <text:p>1.27522935779817</text:p>
          </table:table-cell>
          <table:table-cell office:value-type="float" office:value="1.5677879714577" calcext:value-type="float">
            <text:p>1.5677879714577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0.790724734042553" calcext:value-type="float">
            <text:p>0.790724734042553</text:p>
          </table:table-cell>
          <table:table-cell office:value-type="float" office:value="1.56216755319149" calcext:value-type="float">
            <text:p>1.56216755319149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1.17777777777778" calcext:value-type="float">
            <text:p>1.17777777777778</text:p>
          </table:table-cell>
          <table:table-cell office:value-type="float" office:value="1.53333333333333" calcext:value-type="float">
            <text:p>1.53333333333333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1.11139240506329" calcext:value-type="float">
            <text:p>1.11139240506329</text:p>
          </table:table-cell>
          <table:table-cell office:value-type="float" office:value="1.49493670886076" calcext:value-type="float">
            <text:p>1.49493670886076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1.00773480662983" calcext:value-type="float">
            <text:p>1.00773480662983</text:p>
          </table:table-cell>
          <table:table-cell office:value-type="float" office:value="1.49060773480663" calcext:value-type="float">
            <text:p>1.49060773480663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1.16891064871481" calcext:value-type="float">
            <text:p>1.16891064871481</text:p>
          </table:table-cell>
          <table:table-cell office:value-type="float" office:value="1.47980416156671" calcext:value-type="float">
            <text:p>1.47980416156671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829969944182052" calcext:value-type="float">
            <text:p>0.829969944182052</text:p>
          </table:table-cell>
          <table:table-cell office:value-type="float" office:value="1.47488192357235" calcext:value-type="float">
            <text:p>1.47488192357235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1.05751533742331" calcext:value-type="float">
            <text:p>1.05751533742331</text:p>
          </table:table-cell>
          <table:table-cell office:value-type="float" office:value="1.46600204498978" calcext:value-type="float">
            <text:p>1.46600204498978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0.994442277691108" calcext:value-type="float">
            <text:p>0.994442277691108</text:p>
          </table:table-cell>
          <table:table-cell office:value-type="float" office:value="1.46216848673947" calcext:value-type="float">
            <text:p>1.46216848673947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1.14384508990318" calcext:value-type="float">
            <text:p>1.14384508990318</text:p>
          </table:table-cell>
          <table:table-cell office:value-type="float" office:value="1.45781466113416" calcext:value-type="float">
            <text:p>1.45781466113416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1.16402116402116" calcext:value-type="float">
            <text:p>1.16402116402116</text:p>
          </table:table-cell>
          <table:table-cell office:value-type="float" office:value="1.4537037037037" calcext:value-type="float">
            <text:p>1.4537037037037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998923573735199" calcext:value-type="float">
            <text:p>0.998923573735199</text:p>
          </table:table-cell>
          <table:table-cell office:value-type="float" office:value="1.43057050592034" calcext:value-type="float">
            <text:p>1.43057050592034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985915492957747" calcext:value-type="float">
            <text:p>0.985915492957747</text:p>
          </table:table-cell>
          <table:table-cell office:value-type="float" office:value="1.40845070422535" calcext:value-type="float">
            <text:p>1.40845070422535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1.00352412891491" calcext:value-type="float">
            <text:p>1.00352412891491</text:p>
          </table:table-cell>
          <table:table-cell office:value-type="float" office:value="1.39868129369636" calcext:value-type="float">
            <text:p>1.39868129369636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1.19510603588907" calcext:value-type="float">
            <text:p>1.19510603588907</text:p>
          </table:table-cell>
          <table:table-cell office:value-type="float" office:value="1.38042414355628" calcext:value-type="float">
            <text:p>1.38042414355628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1.15340909090909" calcext:value-type="float">
            <text:p>1.15340909090909</text:p>
          </table:table-cell>
          <table:table-cell office:value-type="float" office:value="1.34090909090909" calcext:value-type="float">
            <text:p>1.34090909090909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0.923083677232417" calcext:value-type="float">
            <text:p>0.923083677232417</text:p>
          </table:table-cell>
          <table:table-cell office:value-type="float" office:value="1.33936254280446" calcext:value-type="float">
            <text:p>1.33936254280446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1.54838709677419" calcext:value-type="float">
            <text:p>1.54838709677419</text:p>
          </table:table-cell>
          <table:table-cell office:value-type="float" office:value="1.32258064516129" calcext:value-type="float">
            <text:p>1.32258064516129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887474882786336" calcext:value-type="float">
            <text:p>0.887474882786336</text:p>
          </table:table-cell>
          <table:table-cell office:value-type="float" office:value="1.31212324179504" calcext:value-type="float">
            <text:p>1.31212324179504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3.3125" calcext:value-type="float">
            <text:p>3.3125</text:p>
          </table:table-cell>
          <table:table-cell office:value-type="float" office:value="1.29861111111111" calcext:value-type="float">
            <text:p>1.29861111111111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1.175" calcext:value-type="float">
            <text:p>1.175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1.08308546500099" calcext:value-type="float">
            <text:p>1.08308546500099</text:p>
          </table:table-cell>
          <table:table-cell office:value-type="float" office:value="1.26194725361888" calcext:value-type="float">
            <text:p>1.26194725361888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1.07378432274889" calcext:value-type="float">
            <text:p>1.07378432274889</text:p>
          </table:table-cell>
          <table:table-cell office:value-type="float" office:value="1.25924221506366" calcext:value-type="float">
            <text:p>1.25924221506366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906545592130155" calcext:value-type="float">
            <text:p>0.906545592130155</text:p>
          </table:table-cell>
          <table:table-cell office:value-type="float" office:value="1.24971623155505" calcext:value-type="float">
            <text:p>1.24971623155505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1.06122448979592" calcext:value-type="float">
            <text:p>1.06122448979592</text:p>
          </table:table-cell>
          <table:table-cell office:value-type="float" office:value="1.24489795918367" calcext:value-type="float">
            <text:p>1.24489795918367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1.83982683982684" calcext:value-type="float">
            <text:p>1.83982683982684</text:p>
          </table:table-cell>
          <table:table-cell office:value-type="float" office:value="1.22077922077922" calcext:value-type="float">
            <text:p>1.22077922077922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1.00505050505051" calcext:value-type="float">
            <text:p>1.00505050505051</text:p>
          </table:table-cell>
          <table:table-cell office:value-type="float" office:value="1.20707070707071" calcext:value-type="float">
            <text:p>1.20707070707071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1.11887550200803" calcext:value-type="float">
            <text:p>1.11887550200803</text:p>
          </table:table-cell>
          <table:table-cell office:value-type="float" office:value="1.20481927710843" calcext:value-type="float">
            <text:p>1.20481927710843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1.02836134453782" calcext:value-type="float">
            <text:p>1.02836134453782</text:p>
          </table:table-cell>
          <table:table-cell office:value-type="float" office:value="1.20246848739496" calcext:value-type="float">
            <text:p>1.20246848739496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1.15267175572519" calcext:value-type="float">
            <text:p>1.15267175572519</text:p>
          </table:table-cell>
          <table:table-cell office:value-type="float" office:value="1.20229007633588" calcext:value-type="float">
            <text:p>1.20229007633588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1.14136641071077" calcext:value-type="float">
            <text:p>1.14136641071077</text:p>
          </table:table-cell>
          <table:table-cell office:value-type="float" office:value="1.1852726914747" calcext:value-type="float">
            <text:p>1.1852726914747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1.03521126760563" calcext:value-type="float">
            <text:p>1.03521126760563</text:p>
          </table:table-cell>
          <table:table-cell office:value-type="float" office:value="1.17981220657277" calcext:value-type="float">
            <text:p>1.17981220657277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1.38534842167957" calcext:value-type="float">
            <text:p>1.38534842167957</text:p>
          </table:table-cell>
          <table:table-cell office:value-type="float" office:value="1.17689100655152" calcext:value-type="float">
            <text:p>1.17689100655152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1.04100294985251" calcext:value-type="float">
            <text:p>1.04100294985251</text:p>
          </table:table-cell>
          <table:table-cell office:value-type="float" office:value="1.17522123893805" calcext:value-type="float">
            <text:p>1.17522123893805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1.38888888888889" calcext:value-type="float">
            <text:p>1.38888888888889</text:p>
          </table:table-cell>
          <table:table-cell office:value-type="float" office:value="1.17003367003367" calcext:value-type="float">
            <text:p>1.17003367003367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1.17477688057799" calcext:value-type="float">
            <text:p>1.17477688057799</text:p>
          </table:table-cell>
          <table:table-cell office:value-type="float" office:value="1.15597110072248" calcext:value-type="float">
            <text:p>1.15597110072248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1.13173652694611" calcext:value-type="float">
            <text:p>1.13173652694611</text:p>
          </table:table-cell>
          <table:table-cell office:value-type="float" office:value="1.15169660678643" calcext:value-type="float">
            <text:p>1.15169660678643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942622950819672" calcext:value-type="float">
            <text:p>0.942622950819672</text:p>
          </table:table-cell>
          <table:table-cell office:value-type="float" office:value="1.15081967213115" calcext:value-type="float">
            <text:p>1.15081967213115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1.02471169686985" calcext:value-type="float">
            <text:p>1.02471169686985</text:p>
          </table:table-cell>
          <table:table-cell office:value-type="float" office:value="1.13838550247117" calcext:value-type="float">
            <text:p>1.13838550247117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1.03483179517714" calcext:value-type="float">
            <text:p>1.03483179517714</text:p>
          </table:table-cell>
          <table:table-cell office:value-type="float" office:value="1.13783864245311" calcext:value-type="float">
            <text:p>1.13783864245311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1.07853953244024" calcext:value-type="float">
            <text:p>1.07853953244024</text:p>
          </table:table-cell>
          <table:table-cell office:value-type="float" office:value="1.13527712109272" calcext:value-type="float">
            <text:p>1.13527712109272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989690721649485" calcext:value-type="float">
            <text:p>0.989690721649485</text:p>
          </table:table-cell>
          <table:table-cell office:value-type="float" office:value="1.1340206185567" calcext:value-type="float">
            <text:p>1.1340206185567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940944234249054" calcext:value-type="float">
            <text:p>0.940944234249054</text:p>
          </table:table-cell>
          <table:table-cell office:value-type="float" office:value="1.12025004112519" calcext:value-type="float">
            <text:p>1.12025004112519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1.0547263681592" calcext:value-type="float">
            <text:p>1.0547263681592</text:p>
          </table:table-cell>
          <table:table-cell office:value-type="float" office:value="1.11940298507463" calcext:value-type="float">
            <text:p>1.11940298507463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1.08118081180812" calcext:value-type="float">
            <text:p>1.08118081180812</text:p>
          </table:table-cell>
          <table:table-cell office:value-type="float" office:value="1.11808118081181" calcext:value-type="float">
            <text:p>1.11808118081181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1.06281725888325" calcext:value-type="float">
            <text:p>1.06281725888325</text:p>
          </table:table-cell>
          <table:table-cell office:value-type="float" office:value="1.11802030456853" calcext:value-type="float">
            <text:p>1.11802030456853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953703703703704" calcext:value-type="float">
            <text:p>0.953703703703704</text:p>
          </table:table-cell>
          <table:table-cell office:value-type="float" office:value="1.11058201058201" calcext:value-type="float">
            <text:p>1.11058201058201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1.08003423924674" calcext:value-type="float">
            <text:p>1.08003423924674</text:p>
          </table:table-cell>
          <table:table-cell office:value-type="float" office:value="1.1078536272202" calcext:value-type="float">
            <text:p>1.1078536272202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1.18444444444444" calcext:value-type="float">
            <text:p>1.18444444444444</text:p>
          </table:table-cell>
          <table:table-cell office:value-type="float" office:value="1.10444444444444" calcext:value-type="float">
            <text:p>1.10444444444444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1.08198882541277" calcext:value-type="float">
            <text:p>1.08198882541277</text:p>
          </table:table-cell>
          <table:table-cell office:value-type="float" office:value="1.10380438194488" calcext:value-type="float">
            <text:p>1.10380438194488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1.07849133537207" calcext:value-type="float">
            <text:p>1.07849133537207</text:p>
          </table:table-cell>
          <table:table-cell office:value-type="float" office:value="1.10339303917286" calcext:value-type="float">
            <text:p>1.10339303917286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1.10412401286926" calcext:value-type="float">
            <text:p>1.10412401286926</text:p>
          </table:table-cell>
          <table:table-cell office:value-type="float" office:value="1.10207663059374" calcext:value-type="float">
            <text:p>1.10207663059374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1.00925212027756" calcext:value-type="float">
            <text:p>1.00925212027756</text:p>
          </table:table-cell>
          <table:table-cell office:value-type="float" office:value="1.10119506553585" calcext:value-type="float">
            <text:p>1.10119506553585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1.08782867985904" calcext:value-type="float">
            <text:p>1.08782867985904</text:p>
          </table:table-cell>
          <table:table-cell office:value-type="float" office:value="1.09568988885877" calcext:value-type="float">
            <text:p>1.09568988885877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1.12013900380606" calcext:value-type="float">
            <text:p>1.12013900380606</text:p>
          </table:table-cell>
          <table:table-cell office:value-type="float" office:value="1.0938275690882" calcext:value-type="float">
            <text:p>1.0938275690882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1.03658536585366" calcext:value-type="float">
            <text:p>1.03658536585366</text:p>
          </table:table-cell>
          <table:table-cell office:value-type="float" office:value="1.08536585365854" calcext:value-type="float">
            <text:p>1.08536585365854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1.01291593695271" calcext:value-type="float">
            <text:p>1.01291593695271</text:p>
          </table:table-cell>
          <table:table-cell office:value-type="float" office:value="1.08176444833625" calcext:value-type="float">
            <text:p>1.08176444833625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1.03258768296051" calcext:value-type="float">
            <text:p>1.03258768296051</text:p>
          </table:table-cell>
          <table:table-cell office:value-type="float" office:value="1.08064070698702" calcext:value-type="float">
            <text:p>1.08064070698702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1.02094240837696" calcext:value-type="float">
            <text:p>1.02094240837696</text:p>
          </table:table-cell>
          <table:table-cell office:value-type="float" office:value="1.07853403141361" calcext:value-type="float">
            <text:p>1.07853403141361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1.36512261580381" calcext:value-type="float">
            <text:p>1.36512261580381</text:p>
          </table:table-cell>
          <table:table-cell office:value-type="float" office:value="1.07629427792916" calcext:value-type="float">
            <text:p>1.07629427792916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1.01422118119458" calcext:value-type="float">
            <text:p>1.01422118119458</text:p>
          </table:table-cell>
          <table:table-cell office:value-type="float" office:value="1.07595783838046" calcext:value-type="float">
            <text:p>1.07595783838046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1.05214557305812" calcext:value-type="float">
            <text:p>1.05214557305812</text:p>
          </table:table-cell>
          <table:table-cell office:value-type="float" office:value="1.07441607821836" calcext:value-type="float">
            <text:p>1.07441607821836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1.05161290322581" calcext:value-type="float">
            <text:p>1.05161290322581</text:p>
          </table:table-cell>
          <table:table-cell office:value-type="float" office:value="1.07096774193548" calcext:value-type="float">
            <text:p>1.07096774193548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1.00644286198711" calcext:value-type="float">
            <text:p>1.00644286198711</text:p>
          </table:table-cell>
          <table:table-cell office:value-type="float" office:value="1.07053238385894" calcext:value-type="float">
            <text:p>1.07053238385894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1.06299357208448" calcext:value-type="float">
            <text:p>1.06299357208448</text:p>
          </table:table-cell>
          <table:table-cell office:value-type="float" office:value="1.0653810835629" calcext:value-type="float">
            <text:p>1.0653810835629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1.04298523206751" calcext:value-type="float">
            <text:p>1.04298523206751</text:p>
          </table:table-cell>
          <table:table-cell office:value-type="float" office:value="1.05537974683544" calcext:value-type="float">
            <text:p>1.05537974683544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1.03397081026673" calcext:value-type="float">
            <text:p>1.03397081026673</text:p>
          </table:table-cell>
          <table:table-cell office:value-type="float" office:value="1.05507674886764" calcext:value-type="float">
            <text:p>1.05507674886764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1.0438733125649" calcext:value-type="float">
            <text:p>1.0438733125649</text:p>
          </table:table-cell>
          <table:table-cell office:value-type="float" office:value="1.05321910695742" calcext:value-type="float">
            <text:p>1.05321910695742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1.18333749064605" calcext:value-type="float">
            <text:p>1.18333749064605</text:p>
          </table:table-cell>
          <table:table-cell office:value-type="float" office:value="1.05113494637067" calcext:value-type="float">
            <text:p>1.05113494637067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1.044921552436" calcext:value-type="float">
            <text:p>1.044921552436</text:p>
          </table:table-cell>
          <table:table-cell office:value-type="float" office:value="1.04888521882742" calcext:value-type="float">
            <text:p>1.04888521882742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1.03082191780822" calcext:value-type="float">
            <text:p>1.03082191780822</text:p>
          </table:table-cell>
          <table:table-cell office:value-type="float" office:value="1.04794520547945" calcext:value-type="float">
            <text:p>1.04794520547945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1.03928474668112" calcext:value-type="float">
            <text:p>1.03928474668112</text:p>
          </table:table-cell>
          <table:table-cell office:value-type="float" office:value="1.04768355459225" calcext:value-type="float">
            <text:p>1.04768355459225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1.04743083003953" calcext:value-type="float">
            <text:p>1.04743083003953</text:p>
          </table:table-cell>
          <table:table-cell office:value-type="float" office:value="1.04573687182383" calcext:value-type="float">
            <text:p>1.04573687182383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1.0800702811245" calcext:value-type="float">
            <text:p>1.0800702811245</text:p>
          </table:table-cell>
          <table:table-cell office:value-type="float" office:value="1.04543172690763" calcext:value-type="float">
            <text:p>1.04543172690763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1.04421448730009" calcext:value-type="float">
            <text:p>1.04421448730009</text:p>
          </table:table-cell>
          <table:table-cell office:value-type="float" office:value="1.04327375352775" calcext:value-type="float">
            <text:p>1.04327375352775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1.04577464788732" calcext:value-type="float">
            <text:p>1.04577464788732</text:p>
          </table:table-cell>
          <table:table-cell office:value-type="float" office:value="1.04225352112676" calcext:value-type="float">
            <text:p>1.04225352112676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1.02143064002317" calcext:value-type="float">
            <text:p>1.02143064002317</text:p>
          </table:table-cell>
          <table:table-cell office:value-type="float" office:value="1.03851723139299" calcext:value-type="float">
            <text:p>1.03851723139299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963491158014832" calcext:value-type="float">
            <text:p>0.963491158014832</text:p>
          </table:table-cell>
          <table:table-cell office:value-type="float" office:value="1.03822019395322" calcext:value-type="float">
            <text:p>1.03822019395322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1.02307692307692" calcext:value-type="float">
            <text:p>1.02307692307692</text:p>
          </table:table-cell>
          <table:table-cell office:value-type="float" office:value="1.03653846153846" calcext:value-type="float">
            <text:p>1.03653846153846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1.02129646926957" calcext:value-type="float">
            <text:p>1.02129646926957</text:p>
          </table:table-cell>
          <table:table-cell office:value-type="float" office:value="1.03605454885111" calcext:value-type="float">
            <text:p>1.03605454885111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1.14966352624495" calcext:value-type="float">
            <text:p>1.14966352624495</text:p>
          </table:table-cell>
          <table:table-cell office:value-type="float" office:value="1.03526244952894" calcext:value-type="float">
            <text:p>1.03526244952894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04913209767579" calcext:value-type="float">
            <text:p>1.04913209767579</text:p>
          </table:table-cell>
          <table:table-cell office:value-type="float" office:value="1.03461802490929" calcext:value-type="float">
            <text:p>1.03461802490929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1.03928790669122" calcext:value-type="float">
            <text:p>1.03928790669122</text:p>
          </table:table-cell>
          <table:table-cell office:value-type="float" office:value="1.03437691835482" calcext:value-type="float">
            <text:p>1.03437691835482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1.00388802488336" calcext:value-type="float">
            <text:p>1.00388802488336</text:p>
          </table:table-cell>
          <table:table-cell office:value-type="float" office:value="1.03421461897356" calcext:value-type="float">
            <text:p>1.03421461897356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1.03430296377607" calcext:value-type="float">
            <text:p>1.03430296377607</text:p>
          </table:table-cell>
          <table:table-cell office:value-type="float" office:value="1.03265642151482" calcext:value-type="float">
            <text:p>1.03265642151482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1.00225333977145" calcext:value-type="float">
            <text:p>1.00225333977145</text:p>
          </table:table-cell>
          <table:table-cell office:value-type="float" office:value="1.03235152100435" calcext:value-type="float">
            <text:p>1.03235152100435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1.31678486997636" calcext:value-type="float">
            <text:p>1.31678486997636</text:p>
          </table:table-cell>
          <table:table-cell office:value-type="float" office:value="1.03191489361702" calcext:value-type="float">
            <text:p>1.03191489361702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1.11025145067698" calcext:value-type="float">
            <text:p>1.11025145067698</text:p>
          </table:table-cell>
          <table:table-cell office:value-type="float" office:value="1.03150041447914" calcext:value-type="float">
            <text:p>1.03150041447914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1.0098231827112" calcext:value-type="float">
            <text:p>1.0098231827112</text:p>
          </table:table-cell>
          <table:table-cell office:value-type="float" office:value="1.03143418467584" calcext:value-type="float">
            <text:p>1.03143418467584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1.02531137002812" calcext:value-type="float">
            <text:p>1.02531137002812</text:p>
          </table:table-cell>
          <table:table-cell office:value-type="float" office:value="1.03133788670149" calcext:value-type="float">
            <text:p>1.03133788670149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1.11240090600227" calcext:value-type="float">
            <text:p>1.11240090600227</text:p>
          </table:table-cell>
          <table:table-cell office:value-type="float" office:value="1.02859569648924" calcext:value-type="float">
            <text:p>1.02859569648924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999879937567535" calcext:value-type="float">
            <text:p>0.999879937567535</text:p>
          </table:table-cell>
          <table:table-cell office:value-type="float" office:value="1.02581342297995" calcext:value-type="float">
            <text:p>1.02581342297995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1.0200225606317" calcext:value-type="float">
            <text:p>1.0200225606317</text:p>
          </table:table-cell>
          <table:table-cell office:value-type="float" office:value="1.0253807106599" calcext:value-type="float">
            <text:p>1.0253807106599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01855817273376" calcext:value-type="float">
            <text:p>1.01855817273376</text:p>
          </table:table-cell>
          <table:table-cell office:value-type="float" office:value="1.02525668478559" calcext:value-type="float">
            <text:p>1.02525668478559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931147540983607" calcext:value-type="float">
            <text:p>0.931147540983607</text:p>
          </table:table-cell>
          <table:table-cell office:value-type="float" office:value="1.02446406052963" calcext:value-type="float">
            <text:p>1.02446406052963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1.02184780596186" calcext:value-type="float">
            <text:p>1.02184780596186</text:p>
          </table:table-cell>
          <table:table-cell office:value-type="float" office:value="1.0244399185336" calcext:value-type="float">
            <text:p>1.0244399185336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1.18238021638331" calcext:value-type="float">
            <text:p>1.18238021638331</text:p>
          </table:table-cell>
          <table:table-cell office:value-type="float" office:value="1.02421432251417" calcext:value-type="float">
            <text:p>1.02421432251417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983408748114631" calcext:value-type="float">
            <text:p>0.983408748114631</text:p>
          </table:table-cell>
          <table:table-cell office:value-type="float" office:value="1.02413273001508" calcext:value-type="float">
            <text:p>1.02413273001508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96124031007752" calcext:value-type="float">
            <text:p>0.96124031007752</text:p>
          </table:table-cell>
          <table:table-cell office:value-type="float" office:value="1.02325581395349" calcext:value-type="float">
            <text:p>1.02325581395349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1.02241112828439" calcext:value-type="float">
            <text:p>1.02241112828439</text:p>
          </table:table-cell>
          <table:table-cell office:value-type="float" office:value="1.02318392581144" calcext:value-type="float">
            <text:p>1.02318392581144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825545851528384" calcext:value-type="float">
            <text:p>0.825545851528384</text:p>
          </table:table-cell>
          <table:table-cell office:value-type="float" office:value="1.02270742358079" calcext:value-type="float">
            <text:p>1.02270742358079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1.00470914127424" calcext:value-type="float">
            <text:p>1.00470914127424</text:p>
          </table:table-cell>
          <table:table-cell office:value-type="float" office:value="1.02105263157895" calcext:value-type="float">
            <text:p>1.02105263157895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1.13775413262398" calcext:value-type="float">
            <text:p>1.13775413262398</text:p>
          </table:table-cell>
          <table:table-cell office:value-type="float" office:value="1.02014060421813" calcext:value-type="float">
            <text:p>1.02014060421813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1.00269179004038" calcext:value-type="float">
            <text:p>1.00269179004038</text:p>
          </table:table-cell>
          <table:table-cell office:value-type="float" office:value="1.01884253028264" calcext:value-type="float">
            <text:p>1.01884253028264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1.01634568700437" calcext:value-type="float">
            <text:p>1.01634568700437</text:p>
          </table:table-cell>
          <table:table-cell office:value-type="float" office:value="1.01828774882667" calcext:value-type="float">
            <text:p>1.01828774882667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00485605272286" calcext:value-type="float">
            <text:p>1.00485605272286</text:p>
          </table:table-cell>
          <table:table-cell office:value-type="float" office:value="1.01699618453" calcext:value-type="float">
            <text:p>1.01699618453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991304347826087" calcext:value-type="float">
            <text:p>0.991304347826087</text:p>
          </table:table-cell>
          <table:table-cell office:value-type="float" office:value="1.01601830663616" calcext:value-type="float">
            <text:p>1.01601830663616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1.03824362606232" calcext:value-type="float">
            <text:p>1.03824362606232</text:p>
          </table:table-cell>
          <table:table-cell office:value-type="float" office:value="1.01558073654391" calcext:value-type="float">
            <text:p>1.01558073654391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96537216828479" calcext:value-type="float">
            <text:p>0.96537216828479</text:p>
          </table:table-cell>
          <table:table-cell office:value-type="float" office:value="1.01003236245955" calcext:value-type="float">
            <text:p>1.01003236245955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1.01835081029552" calcext:value-type="float">
            <text:p>1.01835081029552</text:p>
          </table:table-cell>
          <table:table-cell office:value-type="float" office:value="1.00953288846521" calcext:value-type="float">
            <text:p>1.00953288846521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1.03135888501742" calcext:value-type="float">
            <text:p>1.03135888501742</text:p>
          </table:table-cell>
          <table:table-cell office:value-type="float" office:value="1.00871080139373" calcext:value-type="float">
            <text:p>1.00871080139373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1.02029179942982" calcext:value-type="float">
            <text:p>1.02029179942982</text:p>
          </table:table-cell>
          <table:table-cell office:value-type="float" office:value="1.0083850410867" calcext:value-type="float">
            <text:p>1.0083850410867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961404153648226" calcext:value-type="float">
            <text:p>0.961404153648226</text:p>
          </table:table-cell>
          <table:table-cell office:value-type="float" office:value="1.00716780003676" calcext:value-type="float">
            <text:p>1.00716780003676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99508547008547" calcext:value-type="float">
            <text:p>0.99508547008547</text:p>
          </table:table-cell>
          <table:table-cell office:value-type="float" office:value="1.00619658119658" calcext:value-type="float">
            <text:p>1.00619658119658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1.03139013452915" calcext:value-type="float">
            <text:p>1.03139013452915</text:p>
          </table:table-cell>
          <table:table-cell office:value-type="float" office:value="1.00448430493274" calcext:value-type="float">
            <text:p>1.00448430493274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99542025862069" calcext:value-type="float">
            <text:p>0.99542025862069</text:p>
          </table:table-cell>
          <table:table-cell office:value-type="float" office:value="1.00026939655172" calcext:value-type="float">
            <text:p>1.00026939655172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1.03225806451613" calcext:value-type="float">
            <text:p>1.032258064516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994840294840295" calcext:value-type="float">
            <text:p>0.994840294840295</text:p>
          </table:table-cell>
          <table:table-cell office:value-type="float" office:value="0.998771498771499" calcext:value-type="float">
            <text:p>0.998771498771499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0.959403277084862" calcext:value-type="float">
            <text:p>0.959403277084862</text:p>
          </table:table-cell>
          <table:table-cell office:value-type="float" office:value="0.995891415994131" calcext:value-type="float">
            <text:p>0.995891415994131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1.09654871122761" calcext:value-type="float">
            <text:p>1.09654871122761</text:p>
          </table:table-cell>
          <table:table-cell office:value-type="float" office:value="0.995849716033202" calcext:value-type="float">
            <text:p>0.995849716033202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997748874437219" calcext:value-type="float">
            <text:p>0.997748874437219</text:p>
          </table:table-cell>
          <table:table-cell office:value-type="float" office:value="0.995747873936968" calcext:value-type="float">
            <text:p>0.995747873936968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983727810650887" calcext:value-type="float">
            <text:p>0.983727810650887</text:p>
          </table:table-cell>
          <table:table-cell office:value-type="float" office:value="0.994082840236687" calcext:value-type="float">
            <text:p>0.994082840236687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974096214062055" calcext:value-type="float">
            <text:p>0.974096214062055</text:p>
          </table:table-cell>
          <table:table-cell office:value-type="float" office:value="0.991460290350128" calcext:value-type="float">
            <text:p>0.991460290350128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1.06629834254144" calcext:value-type="float">
            <text:p>1.06629834254144</text:p>
          </table:table-cell>
          <table:table-cell office:value-type="float" office:value="0.988950276243094" calcext:value-type="float">
            <text:p>0.988950276243094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1.09150326797386" calcext:value-type="float">
            <text:p>1.09150326797386</text:p>
          </table:table-cell>
          <table:table-cell office:value-type="float" office:value="0.973856209150327" calcext:value-type="float">
            <text:p>0.973856209150327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952988424285377" calcext:value-type="float">
            <text:p>0.952988424285377</text:p>
          </table:table-cell>
          <table:table-cell office:value-type="float" office:value="0.971178832978975" calcext:value-type="float">
            <text:p>0.971178832978975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945278969957082" calcext:value-type="float">
            <text:p>0.945278969957082</text:p>
          </table:table-cell>
          <table:table-cell office:value-type="float" office:value="0.969957081545064" calcext:value-type="float">
            <text:p>0.969957081545064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table:number-columns-repeated="2" office:value-type="float" office:value="0.96969696969697" calcext:value-type="float">
            <text:p>0.96969696969697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945973496432212" calcext:value-type="float">
            <text:p>0.945973496432212</text:p>
          </table:table-cell>
          <table:table-cell office:value-type="float" office:value="0.968654434250765" calcext:value-type="float">
            <text:p>0.968654434250765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938926458157227" calcext:value-type="float">
            <text:p>0.938926458157227</text:p>
          </table:table-cell>
          <table:table-cell office:value-type="float" office:value="0.966398985629755" calcext:value-type="float">
            <text:p>0.966398985629755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1.04703476482618" calcext:value-type="float">
            <text:p>1.04703476482618</text:p>
          </table:table-cell>
          <table:table-cell office:value-type="float" office:value="0.958872983412861" calcext:value-type="float">
            <text:p>0.958872983412861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949463696369637" calcext:value-type="float">
            <text:p>0.949463696369637</text:p>
          </table:table-cell>
          <table:table-cell office:value-type="float" office:value="0.958127062706271" calcext:value-type="float">
            <text:p>0.958127062706271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95127719962157" calcext:value-type="float">
            <text:p>0.95127719962157</text:p>
          </table:table-cell>
          <table:table-cell office:value-type="float" office:value="0.957426679280984" calcext:value-type="float">
            <text:p>0.957426679280984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945183111733147" calcext:value-type="float">
            <text:p>0.945183111733147</text:p>
          </table:table-cell>
          <table:table-cell office:value-type="float" office:value="0.956613016095171" calcext:value-type="float">
            <text:p>0.956613016095171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939752696658774" calcext:value-type="float">
            <text:p>0.939752696658774</text:p>
          </table:table-cell>
          <table:table-cell office:value-type="float" office:value="0.954222573007103" calcext:value-type="float">
            <text:p>0.954222573007103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910295067844066" calcext:value-type="float">
            <text:p>0.910295067844066</text:p>
          </table:table-cell>
          <table:table-cell office:value-type="float" office:value="0.951863019599397" calcext:value-type="float">
            <text:p>0.951863019599397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922185003864983" calcext:value-type="float">
            <text:p>0.922185003864983</text:p>
          </table:table-cell>
          <table:table-cell office:value-type="float" office:value="0.950012883277506" calcext:value-type="float">
            <text:p>0.950012883277506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1.03333333333333" calcext:value-type="float">
            <text:p>1.03333333333333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935770500126936" calcext:value-type="float">
            <text:p>0.935770500126936</text:p>
          </table:table-cell>
          <table:table-cell office:value-type="float" office:value="0.94973343488195" calcext:value-type="float">
            <text:p>0.94973343488195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1.18965517241379" calcext:value-type="float">
            <text:p>1.18965517241379</text:p>
          </table:table-cell>
          <table:table-cell office:value-type="float" office:value="0.948275862068966" calcext:value-type="float">
            <text:p>0.948275862068966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1.02758620689655" calcext:value-type="float">
            <text:p>1.02758620689655</text:p>
          </table:table-cell>
          <table:table-cell office:value-type="float" office:value="0.944827586206896" calcext:value-type="float">
            <text:p>0.944827586206896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1.03947368421053" calcext:value-type="float">
            <text:p>1.03947368421053</text:p>
          </table:table-cell>
          <table:table-cell office:value-type="float" office:value="0.94078947368421" calcext:value-type="float">
            <text:p>0.94078947368421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892862975665523" calcext:value-type="float">
            <text:p>0.892862975665523</text:p>
          </table:table-cell>
          <table:table-cell office:value-type="float" office:value="0.940388698350482" calcext:value-type="float">
            <text:p>0.940388698350482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1.00191754554171" calcext:value-type="float">
            <text:p>1.00191754554171</text:p>
          </table:table-cell>
          <table:table-cell office:value-type="float" office:value="0.939597315436242" calcext:value-type="float">
            <text:p>0.939597315436242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91640340218712" calcext:value-type="float">
            <text:p>0.91640340218712</text:p>
          </table:table-cell>
          <table:table-cell office:value-type="float" office:value="0.93778857837181" calcext:value-type="float">
            <text:p>0.93778857837181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0.991169658367111" calcext:value-type="float">
            <text:p>0.991169658367111</text:p>
          </table:table-cell>
          <table:table-cell office:value-type="float" office:value="0.931166763173133" calcext:value-type="float">
            <text:p>0.931166763173133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942786069651741" calcext:value-type="float">
            <text:p>0.942786069651741</text:p>
          </table:table-cell>
          <table:table-cell office:value-type="float" office:value="0.930122116689281" calcext:value-type="float">
            <text:p>0.930122116689281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1.03412969283276" calcext:value-type="float">
            <text:p>1.03412969283276</text:p>
          </table:table-cell>
          <table:table-cell office:value-type="float" office:value="0.928327645051195" calcext:value-type="float">
            <text:p>0.928327645051195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1.10888948932721" calcext:value-type="float">
            <text:p>1.10888948932721</text:p>
          </table:table-cell>
          <table:table-cell office:value-type="float" office:value="0.92704674412321" calcext:value-type="float">
            <text:p>0.92704674412321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924858016601136" calcext:value-type="float">
            <text:p>0.924858016601136</text:p>
          </table:table-cell>
          <table:table-cell office:value-type="float" office:value="0.922819280617446" calcext:value-type="float">
            <text:p>0.922819280617446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901160092807425" calcext:value-type="float">
            <text:p>0.901160092807425</text:p>
          </table:table-cell>
          <table:table-cell office:value-type="float" office:value="0.919721577726218" calcext:value-type="float">
            <text:p>0.919721577726218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1.06134969325153" calcext:value-type="float">
            <text:p>1.06134969325153</text:p>
          </table:table-cell>
          <table:table-cell office:value-type="float" office:value="0.918200408997955" calcext:value-type="float">
            <text:p>0.918200408997955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893924783027965" calcext:value-type="float">
            <text:p>0.893924783027965</text:p>
          </table:table-cell>
          <table:table-cell office:value-type="float" office:value="0.915863066538091" calcext:value-type="float">
            <text:p>0.915863066538091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904591104734577" calcext:value-type="float">
            <text:p>0.904591104734577</text:p>
          </table:table-cell>
          <table:table-cell office:value-type="float" office:value="0.913199426111908" calcext:value-type="float">
            <text:p>0.913199426111908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0.941269091481656" calcext:value-type="float">
            <text:p>0.941269091481656</text:p>
          </table:table-cell>
          <table:table-cell office:value-type="float" office:value="0.912927098094788" calcext:value-type="float">
            <text:p>0.912927098094788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1.06088280060883" calcext:value-type="float">
            <text:p>1.06088280060883</text:p>
          </table:table-cell>
          <table:table-cell office:value-type="float" office:value="0.91222729578894" calcext:value-type="float">
            <text:p>0.91222729578894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891045710707577" calcext:value-type="float">
            <text:p>0.891045710707577</text:p>
          </table:table-cell>
          <table:table-cell office:value-type="float" office:value="0.911500730536422" calcext:value-type="float">
            <text:p>0.911500730536422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89920671955203" calcext:value-type="float">
            <text:p>0.89920671955203</text:p>
          </table:table-cell>
          <table:table-cell office:value-type="float" office:value="0.907139524031731" calcext:value-type="float">
            <text:p>0.907139524031731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885683760683761" calcext:value-type="float">
            <text:p>0.885683760683761</text:p>
          </table:table-cell>
          <table:table-cell office:value-type="float" office:value="0.907051282051282" calcext:value-type="float">
            <text:p>0.907051282051282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892823639774859" calcext:value-type="float">
            <text:p>0.892823639774859</text:p>
          </table:table-cell>
          <table:table-cell office:value-type="float" office:value="0.906425891181989" calcext:value-type="float">
            <text:p>0.906425891181989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901992585727525" calcext:value-type="float">
            <text:p>0.901992585727525</text:p>
          </table:table-cell>
          <table:table-cell office:value-type="float" office:value="0.90291936978684" calcext:value-type="float">
            <text:p>0.90291936978684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898086234724464" calcext:value-type="float">
            <text:p>0.898086234724464</text:p>
          </table:table-cell>
          <table:table-cell office:value-type="float" office:value="0.900622550149873" calcext:value-type="float">
            <text:p>0.900622550149873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1.07360861759426" calcext:value-type="float">
            <text:p>1.07360861759426</text:p>
          </table:table-cell>
          <table:table-cell office:value-type="float" office:value="0.899461400359066" calcext:value-type="float">
            <text:p>0.899461400359066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873465703971119" calcext:value-type="float">
            <text:p>0.873465703971119</text:p>
          </table:table-cell>
          <table:table-cell office:value-type="float" office:value="0.896931407942238" calcext:value-type="float">
            <text:p>0.896931407942238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0.892173913043478" calcext:value-type="float">
            <text:p>0.892173913043478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886708499714775" calcext:value-type="float">
            <text:p>0.886708499714775</text:p>
          </table:table-cell>
          <table:table-cell office:value-type="float" office:value="0.890815744438106" calcext:value-type="float">
            <text:p>0.890815744438106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984707809939924" calcext:value-type="float">
            <text:p>0.984707809939924</text:p>
          </table:table-cell>
          <table:table-cell office:value-type="float" office:value="0.884216275259421" calcext:value-type="float">
            <text:p>0.884216275259421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1.01863354037267" calcext:value-type="float">
            <text:p>1.01863354037267</text:p>
          </table:table-cell>
          <table:table-cell office:value-type="float" office:value="0.869565217391304" calcext:value-type="float">
            <text:p>0.869565217391304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851646970077948" calcext:value-type="float">
            <text:p>0.851646970077948</text:p>
          </table:table-cell>
          <table:table-cell office:value-type="float" office:value="0.867236610510435" calcext:value-type="float">
            <text:p>0.867236610510435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1.05714285714286" calcext:value-type="float">
            <text:p>1.05714285714286</text:p>
          </table:table-cell>
          <table:table-cell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1.04017857142857" calcext:value-type="float">
            <text:p>1.04017857142857</text:p>
          </table:table-cell>
          <table:table-cell office:value-type="float" office:value="0.852678571428572" calcext:value-type="float">
            <text:p>0.852678571428572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833419555095706" calcext:value-type="float">
            <text:p>0.833419555095706</text:p>
          </table:table-cell>
          <table:table-cell office:value-type="float" office:value="0.837903086739093" calcext:value-type="float">
            <text:p>0.837903086739093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0.990811331353824" calcext:value-type="float">
            <text:p>0.990811331353824</text:p>
          </table:table-cell>
          <table:table-cell office:value-type="float" office:value="0.83528609260894" calcext:value-type="float">
            <text:p>0.83528609260894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03404398752844" calcext:value-type="float">
            <text:p>1.03404398752844</text:p>
          </table:table-cell>
          <table:table-cell office:value-type="float" office:value="0.830791269908148" calcext:value-type="float">
            <text:p>0.830791269908148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1.1" calcext:value-type="float">
            <text:p>1.1</text:p>
          </table:table-cell>
          <table:table-cell office:value-type="float" office:value="0.826785714285714" calcext:value-type="float">
            <text:p>0.826785714285714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1.01612903225806" calcext:value-type="float">
            <text:p>1.01612903225806</text:p>
          </table:table-cell>
          <table:table-cell office:value-type="float" office:value="0.82258064516129" calcext:value-type="float">
            <text:p>0.82258064516129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0.993405275779376" calcext:value-type="float">
            <text:p>0.993405275779376</text:p>
          </table:table-cell>
          <table:table-cell office:value-type="float" office:value="0.818585131894484" calcext:value-type="float">
            <text:p>0.818585131894484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1.01445086705202" calcext:value-type="float">
            <text:p>1.01445086705202</text:p>
          </table:table-cell>
          <table:table-cell office:value-type="float" office:value="0.816473988439306" calcext:value-type="float">
            <text:p>0.816473988439306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1.25" calcext:value-type="float">
            <text:p>1.25</text:p>
          </table:table-cell>
          <table:table-cell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792887452010507" calcext:value-type="float">
            <text:p>0.792887452010507</text:p>
          </table:table-cell>
          <table:table-cell office:value-type="float" office:value="0.809860577894524" calcext:value-type="float">
            <text:p>0.809860577894524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1.0234375" calcext:value-type="float">
            <text:p>1.0234375</text:p>
          </table:table-cell>
          <table:table-cell office:value-type="float" office:value="0.802884615384615" calcext:value-type="float">
            <text:p>0.802884615384615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796694214876033" calcext:value-type="float">
            <text:p>0.796694214876033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03691249522354" calcext:value-type="float">
            <text:p>1.03691249522354</text:p>
          </table:table-cell>
          <table:table-cell office:value-type="float" office:value="0.794038975926634" calcext:value-type="float">
            <text:p>0.794038975926634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1.08030189705582" calcext:value-type="float">
            <text:p>1.08030189705582</text:p>
          </table:table-cell>
          <table:table-cell office:value-type="float" office:value="0.788774053171959" calcext:value-type="float">
            <text:p>0.788774053171959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982118294360385" calcext:value-type="float">
            <text:p>0.982118294360385</text:p>
          </table:table-cell>
          <table:table-cell office:value-type="float" office:value="0.78404401650619" calcext:value-type="float">
            <text:p>0.78404401650619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984575835475578" calcext:value-type="float">
            <text:p>0.984575835475578</text:p>
          </table:table-cell>
          <table:table-cell office:value-type="float" office:value="0.776349614395887" calcext:value-type="float">
            <text:p>0.776349614395887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1.075" calcext:value-type="float">
            <text:p>1.075</text:p>
          </table:table-cell>
          <table:table-cell office:value-type="float" office:value="0.775" calcext:value-type="float">
            <text:p>0.775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1.03284258210646" calcext:value-type="float">
            <text:p>1.03284258210646</text:p>
          </table:table-cell>
          <table:table-cell office:value-type="float" office:value="0.761041902604757" calcext:value-type="float">
            <text:p>0.761041902604757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13786376198992" calcext:value-type="float">
            <text:p>1.13786376198992</text:p>
          </table:table-cell>
          <table:table-cell office:value-type="float" office:value="0.7559746382702" calcext:value-type="float">
            <text:p>0.7559746382702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948594806118819" calcext:value-type="float">
            <text:p>0.948594806118819</text:p>
          </table:table-cell>
          <table:table-cell office:value-type="float" office:value="0.749021700462469" calcext:value-type="float">
            <text:p>0.749021700462469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1.01400168020162" calcext:value-type="float">
            <text:p>1.01400168020162</text:p>
          </table:table-cell>
          <table:table-cell office:value-type="float" office:value="0.748529823578829" calcext:value-type="float">
            <text:p>0.748529823578829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1.05970149253731" calcext:value-type="float">
            <text:p>1.05970149253731</text:p>
          </table:table-cell>
          <table:table-cell office:value-type="float" office:value="0.741293532338308" calcext:value-type="float">
            <text:p>0.741293532338308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723114956736712" calcext:value-type="float">
            <text:p>0.723114956736712</text:p>
          </table:table-cell>
          <table:table-cell office:value-type="float" office:value="0.737742068397198" calcext:value-type="float">
            <text:p>0.737742068397198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1.02891156462585" calcext:value-type="float">
            <text:p>1.02891156462585</text:p>
          </table:table-cell>
          <table:table-cell office:value-type="float" office:value="0.712585034013605" calcext:value-type="float">
            <text:p>0.712585034013605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1.02826855123675" calcext:value-type="float">
            <text:p>1.02826855123675</text:p>
          </table:table-cell>
          <table:table-cell office:value-type="float" office:value="0.703180212014134" calcext:value-type="float">
            <text:p>0.703180212014134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1.04771784232365" calcext:value-type="float">
            <text:p>1.04771784232365</text:p>
          </table:table-cell>
          <table:table-cell office:value-type="float" office:value="0.701244813278008" calcext:value-type="float">
            <text:p>0.701244813278008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1.02706027060271" calcext:value-type="float">
            <text:p>1.02706027060271</text:p>
          </table:table-cell>
          <table:table-cell office:value-type="float" office:value="0.688806888068881" calcext:value-type="float">
            <text:p>0.688806888068881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1.03071470761961" calcext:value-type="float">
            <text:p>1.03071470761961</text:p>
          </table:table-cell>
          <table:table-cell office:value-type="float" office:value="0.666863555818074" calcext:value-type="float">
            <text:p>0.666863555818074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905021173623715" calcext:value-type="float">
            <text:p>0.905021173623715</text:p>
          </table:table-cell>
          <table:table-cell office:value-type="float" office:value="0.663339382940109" calcext:value-type="float">
            <text:p>0.663339382940109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959745762711864" calcext:value-type="float">
            <text:p>0.959745762711864</text:p>
          </table:table-cell>
          <table:table-cell office:value-type="float" office:value="0.639830508474576" calcext:value-type="float">
            <text:p>0.639830508474576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1.03489640130862" calcext:value-type="float">
            <text:p>1.03489640130862</text:p>
          </table:table-cell>
          <table:table-cell office:value-type="float" office:value="0.63576881134133" calcext:value-type="float">
            <text:p>0.63576881134133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950115626032375" calcext:value-type="float">
            <text:p>0.950115626032375</text:p>
          </table:table-cell>
          <table:table-cell office:value-type="float" office:value="0.634952097786587" calcext:value-type="float">
            <text:p>0.634952097786587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1.05056179775281" calcext:value-type="float">
            <text:p>1.05056179775281</text:p>
          </table:table-cell>
          <table:table-cell office:value-type="float" office:value="0.627340823970037" calcext:value-type="float">
            <text:p>0.627340823970037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1.28639334521687" calcext:value-type="float">
            <text:p>1.28639334521687</text:p>
          </table:table-cell>
          <table:table-cell office:value-type="float" office:value="0.618538324420677" calcext:value-type="float">
            <text:p>0.618538324420677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1.06275303643725" calcext:value-type="float">
            <text:p>1.06275303643725</text:p>
          </table:table-cell>
          <table:table-cell office:value-type="float" office:value="0.617408906882591" calcext:value-type="float">
            <text:p>0.617408906882591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1.01573033707865" calcext:value-type="float">
            <text:p>1.01573033707865</text:p>
          </table:table-cell>
          <table:table-cell office:value-type="float" office:value="0.613483146067416" calcext:value-type="float">
            <text:p>0.613483146067416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883009708737864" calcext:value-type="float">
            <text:p>0.883009708737864</text:p>
          </table:table-cell>
          <table:table-cell office:value-type="float" office:value="0.606796116504854" calcext:value-type="float">
            <text:p>0.606796116504854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1.62962962962963" calcext:value-type="float">
            <text:p>1.62962962962963</text:p>
          </table:table-cell>
          <table:table-cell office:value-type="float" office:value="0.60082304526749" calcext:value-type="float">
            <text:p>0.60082304526749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1.16518883415435" calcext:value-type="float">
            <text:p>1.16518883415435</text:p>
          </table:table-cell>
          <table:table-cell office:value-type="float" office:value="0.582922824302135" calcext:value-type="float">
            <text:p>0.582922824302135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1.01384072234199" calcext:value-type="float">
            <text:p>1.01384072234199</text:p>
          </table:table-cell>
          <table:table-cell office:value-type="float" office:value="0.580622988721217" calcext:value-type="float">
            <text:p>0.580622988721217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0.731638192559476" calcext:value-type="float">
            <text:p>0.731638192559476</text:p>
          </table:table-cell>
          <table:table-cell office:value-type="float" office:value="0.570852626536803" calcext:value-type="float">
            <text:p>0.570852626536803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817796610169491" calcext:value-type="float">
            <text:p>0.817796610169491</text:p>
          </table:table-cell>
          <table:table-cell office:value-type="float" office:value="0.550847457627119" calcext:value-type="float">
            <text:p>0.550847457627119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1.11796246648794" calcext:value-type="float">
            <text:p>1.11796246648794</text:p>
          </table:table-cell>
          <table:table-cell office:value-type="float" office:value="0.549597855227882" calcext:value-type="float">
            <text:p>0.549597855227882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550849074604083" calcext:value-type="float">
            <text:p>0.550849074604083</text:p>
          </table:table-cell>
          <table:table-cell office:value-type="float" office:value="0.540927303949628" calcext:value-type="float">
            <text:p>0.540927303949628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438430311231394" calcext:value-type="float">
            <text:p>0.438430311231394</text:p>
          </table:table-cell>
          <table:table-cell office:value-type="float" office:value="0.533152909336942" calcext:value-type="float">
            <text:p>0.533152909336942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3.04901960784314" calcext:value-type="float">
            <text:p>3.04901960784314</text:p>
          </table:table-cell>
          <table:table-cell office:value-type="float" office:value="0.509803921568628" calcext:value-type="float">
            <text:p>0.509803921568628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1.04033970276009" calcext:value-type="float">
            <text:p>1.04033970276009</text:p>
          </table:table-cell>
          <table:table-cell office:value-type="float" office:value="0.508492569002123" calcext:value-type="float">
            <text:p>0.508492569002123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1.0417661097852" calcext:value-type="float">
            <text:p>1.0417661097852</text:p>
          </table:table-cell>
          <table:table-cell office:value-type="float" office:value="0.505369928400955" calcext:value-type="float">
            <text:p>0.505369928400955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0.650321115566122" calcext:value-type="float">
            <text:p>0.650321115566122</text:p>
          </table:table-cell>
          <table:table-cell office:value-type="float" office:value="0.502785367065252" calcext:value-type="float">
            <text:p>0.502785367065252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1.06113537117904" calcext:value-type="float">
            <text:p>1.06113537117904</text:p>
          </table:table-cell>
          <table:table-cell office:value-type="float" office:value="0.489082969432314" calcext:value-type="float">
            <text:p>0.489082969432314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1.13157894736842" calcext:value-type="float">
            <text:p>1.13157894736842</text:p>
          </table:table-cell>
          <table:table-cell office:value-type="float" office:value="0.482456140350877" calcext:value-type="float">
            <text:p>0.482456140350877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0.456887158142941" calcext:value-type="float">
            <text:p>0.456887158142941</text:p>
          </table:table-cell>
          <table:table-cell office:value-type="float" office:value="0.475893606759436" calcext:value-type="float">
            <text:p>0.475893606759436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0.413617955933832" calcext:value-type="float">
            <text:p>0.413617955933832</text:p>
          </table:table-cell>
          <table:table-cell office:value-type="float" office:value="0.474432013178667" calcext:value-type="float">
            <text:p>0.474432013178667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954098360655738" calcext:value-type="float">
            <text:p>0.954098360655738</text:p>
          </table:table-cell>
          <table:table-cell office:value-type="float" office:value="0.465573770491803" calcext:value-type="float">
            <text:p>0.465573770491803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1.08648350435838" calcext:value-type="float">
            <text:p>1.08648350435838</text:p>
          </table:table-cell>
          <table:table-cell office:value-type="float" office:value="0.464349553128103" calcext:value-type="float">
            <text:p>0.464349553128103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1.22377198302001" calcext:value-type="float">
            <text:p>1.22377198302001</text:p>
          </table:table-cell>
          <table:table-cell office:value-type="float" office:value="0.449969678593087" calcext:value-type="float">
            <text:p>0.449969678593087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0.569486793284596" calcext:value-type="float">
            <text:p>0.569486793284596</text:p>
          </table:table-cell>
          <table:table-cell office:value-type="float" office:value="0.449873259615738" calcext:value-type="float">
            <text:p>0.449873259615738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983994878361075" calcext:value-type="float">
            <text:p>0.983994878361075</text:p>
          </table:table-cell>
          <table:table-cell office:value-type="float" office:value="0.448143405889885" calcext:value-type="float">
            <text:p>0.448143405889885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0.819008080310547" calcext:value-type="float">
            <text:p>0.819008080310547</text:p>
          </table:table-cell>
          <table:table-cell office:value-type="float" office:value="0.445531201257198" calcext:value-type="float">
            <text:p>0.445531201257198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434528361297288" calcext:value-type="float">
            <text:p>0.434528361297288</text:p>
          </table:table-cell>
          <table:table-cell office:value-type="float" office:value="0.426431559533984" calcext:value-type="float">
            <text:p>0.426431559533984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1.10227272727273" calcext:value-type="float">
            <text:p>1.10227272727273</text:p>
          </table:table-cell>
          <table:table-cell office:value-type="float" office:value="0.402272727272727" calcext:value-type="float">
            <text:p>0.402272727272727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389793983277304" calcext:value-type="float">
            <text:p>0.389793983277304</text:p>
          </table:table-cell>
          <table:table-cell office:value-type="float" office:value="0.390828376864063" calcext:value-type="float">
            <text:p>0.390828376864063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324126856684063" calcext:value-type="float">
            <text:p>0.324126856684063</text:p>
          </table:table-cell>
          <table:table-cell office:value-type="float" office:value="0.359534323564833" calcext:value-type="float">
            <text:p>0.359534323564833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540798464057824" calcext:value-type="float">
            <text:p>0.540798464057824</text:p>
          </table:table-cell>
          <table:table-cell office:value-type="float" office:value="0.352871421311198" calcext:value-type="float">
            <text:p>0.352871421311198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0.3181647981322" calcext:value-type="float">
            <text:p>0.3181647981322</text:p>
          </table:table-cell>
          <table:table-cell office:value-type="float" office:value="0.34688663245303" calcext:value-type="float">
            <text:p>0.34688663245303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0.338739573679333" calcext:value-type="float">
            <text:p>0.338739573679333</text:p>
          </table:table-cell>
          <table:table-cell office:value-type="float" office:value="0.343519828301058" calcext:value-type="float">
            <text:p>0.343519828301058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30955615942029" calcext:value-type="float">
            <text:p>0.30955615942029</text:p>
          </table:table-cell>
          <table:table-cell office:value-type="float" office:value="0.331295289855072" calcext:value-type="float">
            <text:p>0.331295289855072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938984069732492" calcext:value-type="float">
            <text:p>0.938984069732492</text:p>
          </table:table-cell>
          <table:table-cell office:value-type="float" office:value="0.308686504358281" calcext:value-type="float">
            <text:p>0.308686504358281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1.04166666666667" calcext:value-type="float">
            <text:p>1.04166666666667</text:p>
          </table:table-cell>
          <table:table-cell office:value-type="float" office:value="0.298423423423423" calcext:value-type="float">
            <text:p>0.298423423423423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0.29405633453282" calcext:value-type="float">
            <text:p>0.29405633453282</text:p>
          </table:table-cell>
          <table:table-cell office:value-type="float" office:value="0.296959920585681" calcext:value-type="float">
            <text:p>0.296959920585681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0.35146933560477" calcext:value-type="float">
            <text:p>0.35146933560477</text:p>
          </table:table-cell>
          <table:table-cell office:value-type="float" office:value="0.293121805792163" calcext:value-type="float">
            <text:p>0.293121805792163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917569659442724" calcext:value-type="float">
            <text:p>0.917569659442724</text:p>
          </table:table-cell>
          <table:table-cell office:value-type="float" office:value="0.290441176470588" calcext:value-type="float">
            <text:p>0.290441176470588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269885919674949" calcext:value-type="float">
            <text:p>0.269885919674949</text:p>
          </table:table-cell>
          <table:table-cell office:value-type="float" office:value="0.269833828202323" calcext:value-type="float">
            <text:p>0.269833828202323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272407732864675" calcext:value-type="float">
            <text:p>0.272407732864675</text:p>
          </table:table-cell>
          <table:table-cell office:value-type="float" office:value="0.265377855887522" calcext:value-type="float">
            <text:p>0.265377855887522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213935075217736" calcext:value-type="float">
            <text:p>0.213935075217736</text:p>
          </table:table-cell>
          <table:table-cell office:value-type="float" office:value="0.245764053840063" calcext:value-type="float">
            <text:p>0.245764053840063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217221135029354" calcext:value-type="float">
            <text:p>0.217221135029354</text:p>
          </table:table-cell>
          <table:table-cell office:value-type="float" office:value="0.209393346379648" calcext:value-type="float">
            <text:p>0.209393346379648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0.191105703753473" calcext:value-type="float">
            <text:p>0.191105703753473</text:p>
          </table:table-cell>
          <table:table-cell office:value-type="float" office:value="0.181463255188945" calcext:value-type="float">
            <text:p>0.181463255188945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1.05943655519927" calcext:value-type="float">
            <text:p>1.05943655519927</text:p>
          </table:table-cell>
          <table:table-cell office:value-type="float" office:value="0.180485570316079" calcext:value-type="float">
            <text:p>0.180485570316079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1.09412269412269" calcext:value-type="float">
            <text:p>1.09412269412269</text:p>
          </table:table-cell>
          <table:table-cell office:value-type="float" office:value="0.160703560703561" calcext:value-type="float">
            <text:p>0.160703560703561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0.37730866489549" calcext:value-type="float">
            <text:p>0.37730866489549</text:p>
          </table:table-cell>
          <table:table-cell office:value-type="float" office:value="0.157181268205243" calcext:value-type="float">
            <text:p>0.157181268205243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8461790482431" calcext:value-type="float">
            <text:p>0.18461790482431</text:p>
          </table:table-cell>
          <table:table-cell office:value-type="float" office:value="0.150053239413547" calcext:value-type="float">
            <text:p>0.150053239413547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52752842609216" calcext:value-type="float">
            <text:p>0.152752842609216</text:p>
          </table:table-cell>
          <table:table-cell office:value-type="float" office:value="0.143476959904249" calcext:value-type="float">
            <text:p>0.143476959904249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1.10093733726784" calcext:value-type="float">
            <text:p>1.10093733726784</text:p>
          </table:table-cell>
          <table:table-cell office:value-type="float" office:value="0.141121333101892" calcext:value-type="float">
            <text:p>0.141121333101892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242452578145872" calcext:value-type="float">
            <text:p>0.242452578145872</text:p>
          </table:table-cell>
          <table:table-cell office:value-type="float" office:value="0.131512156024579" calcext:value-type="float">
            <text:p>0.131512156024579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173451886622134" calcext:value-type="float">
            <text:p>0.173451886622134</text:p>
          </table:table-cell>
          <table:table-cell office:value-type="float" office:value="0.12994222783896" calcext:value-type="float">
            <text:p>0.12994222783896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177978235967927" calcext:value-type="float">
            <text:p>0.177978235967927</text:p>
          </table:table-cell>
          <table:table-cell office:value-type="float" office:value="0.120131729667812" calcext:value-type="float">
            <text:p>0.120131729667812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127989790457371" calcext:value-type="float">
            <text:p>0.127989790457371</text:p>
          </table:table-cell>
          <table:table-cell office:value-type="float" office:value="0.11621588242559" calcext:value-type="float">
            <text:p>0.11621588242559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1.05208333333333" calcext:value-type="float">
            <text:p>1.05208333333333</text:p>
          </table:table-cell>
          <table:table-cell office:value-type="float" office:value="0.108152173913043" calcext:value-type="float">
            <text:p>0.108152173913043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920053595355069" calcext:value-type="float">
            <text:p>0.920053595355069</text:p>
          </table:table-cell>
          <table:table-cell office:value-type="float" office:value="0.083519428316213" calcext:value-type="float">
            <text:p>0.083519428316213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082236265725934" calcext:value-type="float">
            <text:p>0.082236265725934</text:p>
          </table:table-cell>
          <table:table-cell office:value-type="float" office:value="0.076267127688156" calcext:value-type="float">
            <text:p>0.076267127688156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206089193825043" calcext:value-type="float">
            <text:p>0.206089193825043</text:p>
          </table:table-cell>
          <table:table-cell office:value-type="float" office:value="0.071097770154374" calcext:value-type="float">
            <text:p>0.071097770154374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0.236717893102301" calcext:value-type="float">
            <text:p>0.236717893102301</text:p>
          </table:table-cell>
          <table:table-cell office:value-type="float" office:value="0.061348483541402" calcext:value-type="float">
            <text:p>0.061348483541402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0.164311615518735" calcext:value-type="float">
            <text:p>0.164311615518735</text:p>
          </table:table-cell>
          <table:table-cell office:value-type="float" office:value="0.056473092515537" calcext:value-type="float">
            <text:p>0.056473092515537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70245637434701" calcext:value-type="float">
            <text:p>0.070245637434701</text:p>
          </table:table-cell>
          <table:table-cell office:value-type="float" office:value="0.049905524063577" calcext:value-type="float">
            <text:p>0.049905524063577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982855080310413" calcext:value-type="float">
            <text:p>0.982855080310413</text:p>
          </table:table-cell>
          <table:table-cell office:value-type="float" office:value="0.037899296155929" calcext:value-type="float">
            <text:p>0.037899296155929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32281377981209" calcext:value-type="float">
            <text:p>0.032281377981209</text:p>
          </table:table-cell>
          <table:table-cell office:value-type="float" office:value="0.024411788324099" calcext:value-type="float">
            <text:p>0.024411788324099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16973442608267" calcext:value-type="float">
            <text:p>0.016973442608267</text:p>
          </table:table-cell>
          <table:table-cell office:value-type="float" office:value="0.009494379506471" calcext:value-type="float">
            <text:p>0.009494379506471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6410256410256" calcext:value-type="float">
            <text:p>0.006410256410256</text:p>
          </table:table-cell>
          <table:table-cell office:value-type="float" office:value="0.005744255744256" calcext:value-type="float">
            <text:p>0.005744255744256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6165004533092" calcext:value-type="float">
            <text:p>0.006165004533092</text:p>
          </table:table-cell>
          <table:table-cell office:value-type="float" office:value="0.004986400725295" calcext:value-type="float">
            <text:p>0.004986400725295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2778292276347" calcext:value-type="float">
            <text:p>0.002778292276347</text:p>
          </table:table-cell>
          <table:table-cell office:value-type="float" office:value="0.002963511761437" calcext:value-type="float">
            <text:p>0.002963511761437</text:p>
          </table:table-cell>
        </table:table-row>
      </table:table>
      <table:named-expressions/>
      <table:database-ranges>
        <table:database-range table:name="__Anonymous_Sheet_DB__4" table:target-range-address="Sheet5.A1:Sheet5.C28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1:36:22.974308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8T11:35:55.992195181</meta:creation-date>
    <meta:generator>LibreOffice/6.4.2.2$Linux_X86_64 LibreOffice_project/40$Build-2</meta:generator>
    <dc:date>2020-04-18T11:47:12.621212243</dc:date>
    <meta:editing-duration>PT10M49S</meta:editing-duration>
    <meta:editing-cycles>2</meta:editing-cycles>
    <meta:document-statistic meta:table-count="5" meta:cell-count="4279" meta:object-count="0"/>
  </office:meta>
</office:document-meta>
</file>